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29.76pt"/>
    </style:style>
    <style:style style:name="co10" style:family="table-column">
      <style:table-column-properties fo:break-before="auto" style:column-width="21.34pt"/>
    </style:style>
    <style:style style:name="co11" style:family="table-column">
      <style:table-column-properties fo:break-before="auto" style:column-width="26.59pt"/>
    </style:style>
    <style:style style:name="co12" style:family="table-column">
      <style:table-column-properties fo:break-before="auto" style:column-width="105.9pt"/>
    </style:style>
    <style:style style:name="co13" style:family="table-column">
      <style:table-column-properties fo:break-before="auto" style:column-width="37.16pt"/>
    </style:style>
    <style:style style:name="co14" style:family="table-column">
      <style:table-column-properties fo:break-before="auto" style:column-width="25.2pt"/>
    </style:style>
    <style:style style:name="co15" style:family="table-column">
      <style:table-column-properties fo:break-before="auto" style:column-width="52.89pt"/>
    </style:style>
    <style:style style:name="co16" style:family="table-column">
      <style:table-column-properties fo:break-before="auto" style:column-width="97.09pt"/>
    </style:style>
    <style:style style:name="co17" style:family="table-column">
      <style:table-column-properties fo:break-before="auto" style:column-width="33.59pt"/>
    </style:style>
    <style:style style:name="co18" style:family="table-column">
      <style:table-column-properties fo:break-before="auto" style:column-width="483.14pt"/>
    </style:style>
    <style:style style:name="co19" style:family="table-column">
      <style:table-column-properties fo:break-before="auto" style:column-width="140.74pt"/>
    </style:style>
    <style:style style:name="co20" style:family="table-column">
      <style:table-column-properties fo:break-before="auto" style:column-width="354.3pt"/>
    </style:style>
    <style:style style:name="co21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0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1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2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4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16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40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41" style:family="table-cell" style:parent-style-name="Pivot_20_Table_20_Category" style:data-style-name="N0"/>
    <style:style style:name="ce42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43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46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53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54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55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6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Machine 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1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1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1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1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RGHT));</text:p>
          </table:table-cell>
          <table:table-cell/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2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2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2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5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5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6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6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51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CC_EMQM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CIR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BSLS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SC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PDCL</text:p>
          </table:table-cell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GRV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2"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 table:number-rows-repeated="1048505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actions_combos_layers" table:style-name="ta1">
        <office:forms form:automatic-focus="false" form:apply-design-mode="false"/>
        <table:table-column table:style-name="co13" table:default-cell-style-name="ce2"/>
        <table:table-column table:style-name="co2" table:default-cell-style-name="Default"/>
        <table:table-column table:style-name="co14" table:number-columns-repeated="4" table:default-cell-style-name="ce2"/>
        <table:table-column table:style-name="co15" table:number-columns-repeated="4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p" calcext:value-type="string">
            <text:p>p</text:p>
          </table:table-cell>
          <table:table-cell table:style-name="ce15" table:formula="of:=OFFSET([$actions_combos.C$2];FLOOR(ROW([.D2])/2)-1;0)" office:value-type="string" office:string-value="d" calcext:value-type="string">
            <text:p>d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P" calcext:value-type="string">
            <text:p>KC_P</text:p>
          </table:table-cell>
          <table:table-cell table:formula="of:=VLOOKUP([.D2];[$keys.$A$2:.$C$200];[.$A2]+1;0)" office:value-type="string" office:string-value="KC_D" calcext:value-type="string">
            <text:p>KC_D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p_d_1" calcext:value-type="string">
            <text:p>p_d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P, KC_D" calcext:value-type="string">
            <text:p>KC_P, KC_D</text:p>
          </table:table-cell>
          <table:table-cell table:formula="of:=VLOOKUP([.B2];[$actions.$A$2:.$F$504];5;0)" office:value-type="string" office:string-value="key" calcext:value-type="string">
            <text:p>key</text:p>
          </table:table-cell>
          <table:table-cell table:formula="of:=VLOOKUP([.B2];[$actions.$A$2:.$D$504];2;0)" office:value-type="string" office:string-value="KC_AMPR" calcext:value-type="string">
            <text:p>KC_AMPR</text:p>
          </table:table-cell>
          <table:table-cell table:formula="of:=VLOOKUP([.B2];[$actions.$A$2:.$D$504];3;0)" office:value-type="float" office:value="0" calcext:value-type="float">
            <text:p/>
          </table:table-cell>
          <table:table-cell table:formula="of:=VLOOKUP([.B2];[$actions.$A$2:.$D$50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2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p_d_1] = COMBO(p_d_1_combo, KC_AMPR)," calcext:value-type="string">
            <text:p><text:s text:c="2"/>[COMBO_p_d_1] = COMBO(p_d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p" calcext:value-type="string">
            <text:p>p</text:p>
          </table:table-cell>
          <table:table-cell table:style-name="ce15" table:formula="of:=OFFSET([$actions_combos.C$2];FLOOR(ROW([.D3])/2)-1;0)" office:value-type="string" office:string-value="d" calcext:value-type="string">
            <text:p>d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3" calcext:value-type="string">
            <text:p>KC_3</text:p>
          </table:table-cell>
          <table:table-cell table:formula="of:=VLOOKUP([.D3];[$keys.$A$2:.$C$200];[.$A3]+1;0)" office:value-type="string" office:string-value="KC_DLR" calcext:value-type="string">
            <text:p>KC_DLR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p_d_2" calcext:value-type="string">
            <text:p>p_d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3, KC_DLR" calcext:value-type="string">
            <text:p>KC_3, KC_DLR</text:p>
          </table:table-cell>
          <table:table-cell table:formula="of:=VLOOKUP([.B3];[$actions.$A$2:.$F$504];5;0)" office:value-type="string" office:string-value="key" calcext:value-type="string">
            <text:p>key</text:p>
          </table:table-cell>
          <table:table-cell table:formula="of:=VLOOKUP([.B3];[$actions.$A$2:.$D$504];2;0)" office:value-type="string" office:string-value="KC_AMPR" calcext:value-type="string">
            <text:p>KC_AMPR</text:p>
          </table:table-cell>
          <table:table-cell table:formula="of:=VLOOKUP([.B3];[$actions.$A$2:.$D$504];3;0)" office:value-type="float" office:value="0" calcext:value-type="float">
            <text:p/>
          </table:table-cell>
          <table:table-cell table:formula="of:=VLOOKUP([.B3];[$actions.$A$2:.$D$50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3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p_d_2] = COMBO(p_d_2_combo, KC_AMPR)," calcext:value-type="string">
            <text:p><text:s text:c="2"/>[COMBO_p_d_2] = COMBO(p_d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a" calcext:value-type="string">
            <text:p>a</text:p>
          </table:table-cell>
          <table:table-cell table:style-name="ce15" table:formula="of:=OFFSET([$actions_combos.C$2];FLOOR(ROW([.D4])/2)-1;0)" office:value-type="string" office:string-value="t" calcext:value-type="string">
            <text:p>t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A" calcext:value-type="string">
            <text:p>KC_A</text:p>
          </table:table-cell>
          <table:table-cell table:formula="of:=VLOOKUP([.D4];[$keys.$A$2:.$C$200];[.$A4]+1;0)" office:value-type="string" office:string-value="KC_T" calcext:value-type="string">
            <text:p>KC_T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a_t_1" calcext:value-type="string">
            <text:p>a_t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A, KC_T" calcext:value-type="string">
            <text:p>KC_A, KC_T</text:p>
          </table:table-cell>
          <table:table-cell table:formula="of:=VLOOKUP([.B4];[$actions.$A$2:.$F$504];5;0)" office:value-type="string" office:string-value="key" calcext:value-type="string">
            <text:p>key</text:p>
          </table:table-cell>
          <table:table-cell table:formula="of:=VLOOKUP([.B4];[$actions.$A$2:.$D$504];2;0)" office:value-type="string" office:string-value="KC_AT" calcext:value-type="string">
            <text:p>KC_AT</text:p>
          </table:table-cell>
          <table:table-cell table:formula="of:=VLOOKUP([.B4];[$actions.$A$2:.$D$504];3;0)" office:value-type="float" office:value="0" calcext:value-type="float">
            <text:p/>
          </table:table-cell>
          <table:table-cell table:formula="of:=VLOOKUP([.B4];[$actions.$A$2:.$D$50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a_t_1_combo[] = {KC_A, KC_T, COMBO_END};" calcext:value-type="string">
            <text:p>const uint16_t PROGMEM a_t_1_combo[] = {KC_A, KC_T, COMBO_END};</text:p>
          </table:table-cell>
          <table:table-cell table:formula="of:=&quot;  COMBO_&quot;&amp;[.K4]&amp;&quot;,&quot;" office:value-type="string" office:string-value="  COMBO_a_t_1," calcext:value-type="string">
            <text:p><text:s text:c="2"/>COMBO_a_t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a_t_1] = COMBO(a_t_1_combo, KC_AT)," calcext:value-type="string">
            <text:p><text:s text:c="2"/>[COMBO_a_t_1] = COMBO(a_t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a" calcext:value-type="string">
            <text:p>a</text:p>
          </table:table-cell>
          <table:table-cell table:style-name="ce15" table:formula="of:=OFFSET([$actions_combos.C$2];FLOOR(ROW([.D5])/2)-1;0)" office:value-type="string" office:string-value="t" calcext:value-type="string">
            <text:p>t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LCBR" calcext:value-type="string">
            <text:p>KC_LCBR</text:p>
          </table:table-cell>
          <table:table-cell table:formula="of:=VLOOKUP([.D5];[$keys.$A$2:.$C$200];[.$A5]+1;0)" office:value-type="string" office:string-value="KC_RPRN" calcext:value-type="string">
            <text:p>KC_RPRN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a_t_2" calcext:value-type="string">
            <text:p>a_t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LCBR, KC_RPRN" calcext:value-type="string">
            <text:p>KC_LCBR, KC_RPRN</text:p>
          </table:table-cell>
          <table:table-cell table:formula="of:=VLOOKUP([.B5];[$actions.$A$2:.$F$504];5;0)" office:value-type="string" office:string-value="key" calcext:value-type="string">
            <text:p>key</text:p>
          </table:table-cell>
          <table:table-cell table:formula="of:=VLOOKUP([.B5];[$actions.$A$2:.$D$504];2;0)" office:value-type="string" office:string-value="KC_AT" calcext:value-type="string">
            <text:p>KC_AT</text:p>
          </table:table-cell>
          <table:table-cell table:formula="of:=VLOOKUP([.B5];[$actions.$A$2:.$D$504];3;0)" office:value-type="float" office:value="0" calcext:value-type="float">
            <text:p/>
          </table:table-cell>
          <table:table-cell table:formula="of:=VLOOKUP([.B5];[$actions.$A$2:.$D$50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a_t_2_combo[] = {KC_LCBR, KC_RPRN, COMBO_END};" calcext:value-type="string">
            <text:p>const uint16_t PROGMEM a_t_2_combo[] = {KC_LCBR, KC_RPRN, COMBO_END};</text:p>
          </table:table-cell>
          <table:table-cell table:formula="of:=&quot;  COMBO_&quot;&amp;[.K5]&amp;&quot;,&quot;" office:value-type="string" office:string-value="  COMBO_a_t_2," calcext:value-type="string">
            <text:p><text:s text:c="2"/>COMBO_a_t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a_t_2] = COMBO(a_t_2_combo, KC_AT)," calcext:value-type="string">
            <text:p><text:s text:c="2"/>[COMBO_a_t_2] = COMBO(a_t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6])/2)-1;0)" office:value-type="string" office:string-value="f" calcext:value-type="string">
            <text:p>f</text:p>
          </table:table-cell>
          <table:table-cell table:style-name="ce15" table:formula="of:=OFFSET([$actions_combos.C$2];FLOOR(ROW([.D6])/2)-1;0)" office:value-type="string" office:string-value="s" calcext:value-type="string">
            <text:p>s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F" calcext:value-type="string">
            <text:p>KC_F</text:p>
          </table:table-cell>
          <table:table-cell table:formula="of:=VLOOKUP([.D6];[$keys.$A$2:.$C$200];[.$A6]+1;0)" office:value-type="string" office:string-value="KC_S" calcext:value-type="string">
            <text:p>KC_S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f_s_1" calcext:value-type="string">
            <text:p>f_s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F, KC_S" calcext:value-type="string">
            <text:p>KC_F, KC_S</text:p>
          </table:table-cell>
          <table:table-cell table:formula="of:=VLOOKUP([.B6];[$actions.$A$2:.$F$504];5;0)" office:value-type="string" office:string-value="key" calcext:value-type="string">
            <text:p>key</text:p>
          </table:table-cell>
          <table:table-cell table:formula="of:=VLOOKUP([.B6];[$actions.$A$2:.$D$504];2;0)" office:value-type="string" office:string-value="KC_BSPC" calcext:value-type="string">
            <text:p>KC_BSPC</text:p>
          </table:table-cell>
          <table:table-cell table:formula="of:=VLOOKUP([.B6];[$actions.$A$2:.$D$504];3;0)" office:value-type="float" office:value="0" calcext:value-type="float">
            <text:p/>
          </table:table-cell>
          <table:table-cell table:formula="of:=VLOOKUP([.B6];[$actions.$A$2:.$D$504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6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f_s_1] = COMBO(f_s_1_combo, KC_BSPC)," calcext:value-type="string">
            <text:p><text:s text:c="2"/>[COMBO_f_s_1] = COMBO(f_s_1_combo, KC_BSPC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7])/2)-1;0)" office:value-type="string" office:string-value="f" calcext:value-type="string">
            <text:p>f</text:p>
          </table:table-cell>
          <table:table-cell table:style-name="ce15" table:formula="of:=OFFSET([$actions_combos.C$2];FLOOR(ROW([.D7])/2)-1;0)" office:value-type="string" office:string-value="s" calcext:value-type="string">
            <text:p>s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2" calcext:value-type="string">
            <text:p>KC_2</text:p>
          </table:table-cell>
          <table:table-cell table:formula="of:=VLOOKUP([.D7];[$keys.$A$2:.$C$200];[.$A7]+1;0)" office:value-type="string" office:string-value="KC_LPRN" calcext:value-type="string">
            <text:p>KC_LPRN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f_s_2" calcext:value-type="string">
            <text:p>f_s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2, KC_LPRN" calcext:value-type="string">
            <text:p>KC_2, KC_LPRN</text:p>
          </table:table-cell>
          <table:table-cell table:formula="of:=VLOOKUP([.B7];[$actions.$A$2:.$F$504];5;0)" office:value-type="string" office:string-value="key" calcext:value-type="string">
            <text:p>key</text:p>
          </table:table-cell>
          <table:table-cell table:formula="of:=VLOOKUP([.B7];[$actions.$A$2:.$D$504];2;0)" office:value-type="string" office:string-value="KC_BSPC" calcext:value-type="string">
            <text:p>KC_BSPC</text:p>
          </table:table-cell>
          <table:table-cell table:formula="of:=VLOOKUP([.B7];[$actions.$A$2:.$D$504];3;0)" office:value-type="float" office:value="0" calcext:value-type="float">
            <text:p/>
          </table:table-cell>
          <table:table-cell table:formula="of:=VLOOKUP([.B7];[$actions.$A$2:.$D$504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f_s_2] = COMBO(f_s_2_combo, KC_BSPC)," calcext:value-type="string">
            <text:p><text:s text:c="2"/>[COMBO_f_s_2] = COMBO(f_s_2_combo, KC_BSPC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8])/2)-1;0)" office:value-type="string" office:string-value="l" calcext:value-type="string">
            <text:p>l</text:p>
          </table:table-cell>
          <table:table-cell table:style-name="ce15" table:formula="of:=OFFSET([$actions_combos.C$2];FLOOR(ROW([.D8])/2)-1;0)" office:value-type="string" office:string-value="n" calcext:value-type="string">
            <text:p>n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formula="of:=VLOOKUP([.C8];[$keys.$A$2:.$C$200];[.$A8]+1;0)" office:value-type="string" office:string-value="KC_L" calcext:value-type="string">
            <text:p>KC_L</text:p>
          </table:table-cell>
          <table:table-cell table:formula="of:=VLOOKUP([.D8];[$keys.$A$2:.$C$200];[.$A8]+1;0)" office:value-type="string" office:string-value="KC_N" calcext:value-type="string">
            <text:p>KC_N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l_n_1" calcext:value-type="string">
            <text:p>l_n_1</text:p>
          </table:table-cell>
          <table:table-cell table:formula="of:=[.G8]&amp;&quot;, &quot;&amp;[.H8]&amp;IF(ISNA([.I8]);&quot;&quot;;&quot;, &quot;&amp;[.I8]&amp;IF(ISNA([.J8]);&quot;&quot;;&quot;, &quot;&amp;[.J8]))" office:value-type="string" office:string-value="KC_L, KC_N" calcext:value-type="string">
            <text:p>KC_L, KC_N</text:p>
          </table:table-cell>
          <table:table-cell table:formula="of:=VLOOKUP([.B8];[$actions.$A$2:.$F$504];5;0)" office:value-type="string" office:string-value="key" calcext:value-type="string">
            <text:p>key</text:p>
          </table:table-cell>
          <table:table-cell table:formula="of:=VLOOKUP([.B8];[$actions.$A$2:.$D$504];2;0)" office:value-type="string" office:string-value="KC_BSPC" calcext:value-type="string">
            <text:p>KC_BSPC</text:p>
          </table:table-cell>
          <table:table-cell table:formula="of:=VLOOKUP([.B8];[$actions.$A$2:.$D$504];3;0)" office:value-type="float" office:value="0" calcext:value-type="float">
            <text:p/>
          </table:table-cell>
          <table:table-cell table:formula="of:=VLOOKUP([.B8];[$actions.$A$2:.$D$504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formula="of:=&quot;const uint16_t PROGMEM &quot;&amp;[.K8]&amp;&quot;_combo[] = {&quot;&amp;[.L8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l_n_1] = COMBO(l_n_1_combo, KC_BSPC)," calcext:value-type="string">
            <text:p><text:s text:c="2"/>[COMBO_l_n_1] = COMBO(l_n_1_combo, KC_BSPC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9])/2)-1;0)" office:value-type="string" office:string-value="l" calcext:value-type="string">
            <text:p>l</text:p>
          </table:table-cell>
          <table:table-cell table:style-name="ce15" table:formula="of:=OFFSET([$actions_combos.C$2];FLOOR(ROW([.D9])/2)-1;0)" office:value-type="string" office:string-value="n" calcext:value-type="string">
            <text:p>n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formula="of:=VLOOKUP([.C9];[$keys.$A$2:.$C$200];[.$A9]+1;0)" office:value-type="string" office:string-value="KC_6" calcext:value-type="string">
            <text:p>KC_6</text:p>
          </table:table-cell>
          <table:table-cell table:formula="of:=VLOOKUP([.D9];[$keys.$A$2:.$C$200];[.$A9]+1;0)" office:value-type="string" office:string-value="KC_MINS" calcext:value-type="string">
            <text:p>KC_MINS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l_n_2" calcext:value-type="string">
            <text:p>l_n_2</text:p>
          </table:table-cell>
          <table:table-cell table:formula="of:=[.G9]&amp;&quot;, &quot;&amp;[.H9]&amp;IF(ISNA([.I9]);&quot;&quot;;&quot;, &quot;&amp;[.I9]&amp;IF(ISNA([.J9]);&quot;&quot;;&quot;, &quot;&amp;[.J9]))" office:value-type="string" office:string-value="KC_6, KC_MINS" calcext:value-type="string">
            <text:p>KC_6, KC_MINS</text:p>
          </table:table-cell>
          <table:table-cell table:formula="of:=VLOOKUP([.B9];[$actions.$A$2:.$F$504];5;0)" office:value-type="string" office:string-value="key" calcext:value-type="string">
            <text:p>key</text:p>
          </table:table-cell>
          <table:table-cell table:formula="of:=VLOOKUP([.B9];[$actions.$A$2:.$D$504];2;0)" office:value-type="string" office:string-value="KC_BSPC" calcext:value-type="string">
            <text:p>KC_BSPC</text:p>
          </table:table-cell>
          <table:table-cell table:formula="of:=VLOOKUP([.B9];[$actions.$A$2:.$D$504];3;0)" office:value-type="float" office:value="0" calcext:value-type="float">
            <text:p/>
          </table:table-cell>
          <table:table-cell table:formula="of:=VLOOKUP([.B9];[$actions.$A$2:.$D$504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formula="of:=&quot;const uint16_t PROGMEM &quot;&amp;[.K9]&amp;&quot;_combo[] = {&quot;&amp;[.L9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9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l_n_2] = COMBO(l_n_2_combo, KC_BSPC)," calcext:value-type="string">
            <text:p><text:s text:c="2"/>[COMBO_l_n_2] = COMBO(l_n_2_combo, KC_BSPC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0])/2)-1;0)" office:value-type="string" office:string-value="dot" calcext:value-type="string">
            <text:p>dot</text:p>
          </table:table-cell>
          <table:table-cell table:style-name="ce15" table:formula="of:=OFFSET([$actions_combos.C$2];FLOOR(ROW([.D10])/2)-1;0)" office:value-type="string" office:string-value="quot" calcext:value-type="string">
            <text:p>quot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formula="of:=VLOOKUP([.C10];[$keys.$A$2:.$C$200];[.$A10]+1;0)" office:value-type="string" office:string-value="CC_PDCL" calcext:value-type="string">
            <text:p>CC_PDCL</text:p>
          </table:table-cell>
          <table:table-cell table:formula="of:=VLOOKUP([.D10];[$keys.$A$2:.$C$200];[.$A10]+1;0)" office:value-type="string" office:string-value="KC_QUOT" calcext:value-type="string">
            <text:p>KC_QUOT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dot_quot_1" calcext:value-type="string">
            <text:p>dot_quot_1</text:p>
          </table:table-cell>
          <table:table-cell table:formula="of:=[.G10]&amp;&quot;, &quot;&amp;[.H10]&amp;IF(ISNA([.I10]);&quot;&quot;;&quot;, &quot;&amp;[.I10]&amp;IF(ISNA([.J10]);&quot;&quot;;&quot;, &quot;&amp;[.J10]))" office:value-type="string" office:string-value="CC_PDCL, KC_QUOT" calcext:value-type="string">
            <text:p>CC_PDCL, KC_QUOT</text:p>
          </table:table-cell>
          <table:table-cell table:formula="of:=VLOOKUP([.B10];[$actions.$A$2:.$F$504];5;0)" office:value-type="string" office:string-value="key" calcext:value-type="string">
            <text:p>key</text:p>
          </table:table-cell>
          <table:table-cell table:formula="of:=VLOOKUP([.B10];[$actions.$A$2:.$D$504];2;0)" office:value-type="string" office:string-value="KC_BRID" calcext:value-type="string">
            <text:p>KC_BRID</text:p>
          </table:table-cell>
          <table:table-cell table:formula="of:=VLOOKUP([.B10];[$actions.$A$2:.$D$504];3;0)" office:value-type="float" office:value="0" calcext:value-type="float">
            <text:p/>
          </table:table-cell>
          <table:table-cell table:formula="of:=VLOOKUP([.B10];[$actions.$A$2:.$D$50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formula="of:=&quot;const uint16_t PROGMEM &quot;&amp;[.K10]&amp;&quot;_combo[] = {&quot;&amp;[.L10]&amp;&quot;, COMBO_END};&quot;" office:value-type="string" office:string-value="const uint16_t PROGMEM dot_quot_1_combo[] = {CC_PDCL, KC_QUOT, COMBO_END};" calcext:value-type="string">
            <text:p>const uint16_t PROGMEM dot_quot_1_combo[] = {CC_PDCL, KC_QUOT, COMBO_END};</text:p>
          </table:table-cell>
          <table:table-cell table:formula="of:=&quot;  COMBO_&quot;&amp;[.K10]&amp;&quot;,&quot;" office:value-type="string" office:string-value="  COMBO_dot_quot_1," calcext:value-type="string">
            <text:p><text:s text:c="2"/>COMBO_dot_quot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dot_quot_1] = COMBO(dot_quot_1_combo, KC_BRID)," calcext:value-type="string">
            <text:p><text:s text:c="2"/>[COMBO_dot_quot_1] = COMBO(dot_quot_1_combo, KC_BRID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1])/2)-1;0)" office:value-type="string" office:string-value="dot" calcext:value-type="string">
            <text:p>dot</text:p>
          </table:table-cell>
          <table:table-cell table:style-name="ce15" table:formula="of:=OFFSET([$actions_combos.C$2];FLOOR(ROW([.D11])/2)-1;0)" office:value-type="string" office:string-value="quot" calcext:value-type="string">
            <text:p>quot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formula="of:=VLOOKUP([.C11];[$keys.$A$2:.$C$200];[.$A11]+1;0)" office:value-type="string" office:string-value="CC_PDCL" calcext:value-type="string">
            <text:p>CC_PDCL</text:p>
          </table:table-cell>
          <table:table-cell table:formula="of:=VLOOKUP([.D11];[$keys.$A$2:.$C$200];[.$A11]+1;0)" office:value-type="string" office:string-value="KC_GRV" calcext:value-type="string">
            <text:p>KC_GRV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dot_quot_2" calcext:value-type="string">
            <text:p>dot_quot_2</text:p>
          </table:table-cell>
          <table:table-cell table:formula="of:=[.G11]&amp;&quot;, &quot;&amp;[.H11]&amp;IF(ISNA([.I11]);&quot;&quot;;&quot;, &quot;&amp;[.I11]&amp;IF(ISNA([.J11]);&quot;&quot;;&quot;, &quot;&amp;[.J11]))" office:value-type="string" office:string-value="CC_PDCL, KC_GRV" calcext:value-type="string">
            <text:p>CC_PDCL, KC_GRV</text:p>
          </table:table-cell>
          <table:table-cell table:formula="of:=VLOOKUP([.B11];[$actions.$A$2:.$F$504];5;0)" office:value-type="string" office:string-value="key" calcext:value-type="string">
            <text:p>key</text:p>
          </table:table-cell>
          <table:table-cell table:formula="of:=VLOOKUP([.B11];[$actions.$A$2:.$D$504];2;0)" office:value-type="string" office:string-value="KC_BRID" calcext:value-type="string">
            <text:p>KC_BRID</text:p>
          </table:table-cell>
          <table:table-cell table:formula="of:=VLOOKUP([.B11];[$actions.$A$2:.$D$504];3;0)" office:value-type="float" office:value="0" calcext:value-type="float">
            <text:p/>
          </table:table-cell>
          <table:table-cell table:formula="of:=VLOOKUP([.B11];[$actions.$A$2:.$D$50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formula="of:=&quot;const uint16_t PROGMEM &quot;&amp;[.K11]&amp;&quot;_combo[] = {&quot;&amp;[.L11]&amp;&quot;, COMBO_END};&quot;" office:value-type="string" office:string-value="const uint16_t PROGMEM dot_quot_2_combo[] = {CC_PDCL, KC_GRV, COMBO_END};" calcext:value-type="string">
            <text:p>const uint16_t PROGMEM dot_quot_2_combo[] = {CC_PDCL, KC_GRV, COMBO_END};</text:p>
          </table:table-cell>
          <table:table-cell table:formula="of:=&quot;  COMBO_&quot;&amp;[.K11]&amp;&quot;,&quot;" office:value-type="string" office:string-value="  COMBO_dot_quot_2," calcext:value-type="string">
            <text:p><text:s text:c="2"/>COMBO_dot_quot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dot_quot_2] = COMBO(dot_quot_2_combo, KC_BRID)," calcext:value-type="string">
            <text:p><text:s text:c="2"/>[COMBO_dot_quot_2] = COMBO(dot_quot_2_combo, KC_BRID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2])/2)-1;0)" office:value-type="string" office:string-value="y" calcext:value-type="string">
            <text:p>y</text:p>
          </table:table-cell>
          <table:table-cell table:style-name="ce15" table:formula="of:=OFFSET([$actions_combos.C$2];FLOOR(ROW([.D12])/2)-1;0)" office:value-type="string" office:string-value="excl" calcext:value-type="string">
            <text:p>excl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formula="of:=VLOOKUP([.C12];[$keys.$A$2:.$C$200];[.$A12]+1;0)" office:value-type="string" office:string-value="KC_Y" calcext:value-type="string">
            <text:p>KC_Y</text:p>
          </table:table-cell>
          <table:table-cell table:formula="of:=VLOOKUP([.D12];[$keys.$A$2:.$C$200];[.$A12]+1;0)" office:value-type="string" office:string-value="CC_EMQM" calcext:value-type="string">
            <text:p>CC_EMQM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y_excl_1" calcext:value-type="string">
            <text:p>y_excl_1</text:p>
          </table:table-cell>
          <table:table-cell table:formula="of:=[.G12]&amp;&quot;, &quot;&amp;[.H12]&amp;IF(ISNA([.I12]);&quot;&quot;;&quot;, &quot;&amp;[.I12]&amp;IF(ISNA([.J12]);&quot;&quot;;&quot;, &quot;&amp;[.J12]))" office:value-type="string" office:string-value="KC_Y, CC_EMQM" calcext:value-type="string">
            <text:p>KC_Y, CC_EMQM</text:p>
          </table:table-cell>
          <table:table-cell table:formula="of:=VLOOKUP([.B12];[$actions.$A$2:.$F$504];5;0)" office:value-type="string" office:string-value="key" calcext:value-type="string">
            <text:p>key</text:p>
          </table:table-cell>
          <table:table-cell table:formula="of:=VLOOKUP([.B12];[$actions.$A$2:.$D$504];2;0)" office:value-type="string" office:string-value="KC_BRIU" calcext:value-type="string">
            <text:p>KC_BRIU</text:p>
          </table:table-cell>
          <table:table-cell table:formula="of:=VLOOKUP([.B12];[$actions.$A$2:.$D$504];3;0)" office:value-type="float" office:value="0" calcext:value-type="float">
            <text:p/>
          </table:table-cell>
          <table:table-cell table:formula="of:=VLOOKUP([.B12];[$actions.$A$2:.$D$50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formula="of:=&quot;const uint16_t PROGMEM &quot;&amp;[.K12]&amp;&quot;_combo[] = {&quot;&amp;[.L12]&amp;&quot;, COMBO_END};&quot;" office:value-type="string" office:string-value="const uint16_t PROGMEM y_excl_1_combo[] = {KC_Y, CC_EMQM, COMBO_END};" calcext:value-type="string">
            <text:p>const uint16_t PROGMEM y_excl_1_combo[] = {KC_Y, CC_EMQM, COMBO_END};</text:p>
          </table:table-cell>
          <table:table-cell table:formula="of:=&quot;  COMBO_&quot;&amp;[.K12]&amp;&quot;,&quot;" office:value-type="string" office:string-value="  COMBO_y_excl_1," calcext:value-type="string">
            <text:p><text:s text:c="2"/>COMBO_y_excl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y_excl_1] = COMBO(y_excl_1_combo, KC_BRIU)," calcext:value-type="string">
            <text:p><text:s text:c="2"/>[COMBO_y_excl_1] = COMBO(y_excl_1_combo, KC_BRIU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3])/2)-1;0)" office:value-type="string" office:string-value="y" calcext:value-type="string">
            <text:p>y</text:p>
          </table:table-cell>
          <table:table-cell table:style-name="ce15" table:formula="of:=OFFSET([$actions_combos.C$2];FLOOR(ROW([.D13])/2)-1;0)" office:value-type="string" office:string-value="excl" calcext:value-type="string">
            <text:p>excl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formula="of:=VLOOKUP([.C13];[$keys.$A$2:.$C$200];[.$A13]+1;0)" office:value-type="string" office:string-value="KC_8" calcext:value-type="string">
            <text:p>KC_8</text:p>
          </table:table-cell>
          <table:table-cell table:formula="of:=VLOOKUP([.D13];[$keys.$A$2:.$C$200];[.$A13]+1;0)" office:value-type="string" office:string-value="KC_9" calcext:value-type="string">
            <text:p>KC_9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y_excl_2" calcext:value-type="string">
            <text:p>y_excl_2</text:p>
          </table:table-cell>
          <table:table-cell table:formula="of:=[.G13]&amp;&quot;, &quot;&amp;[.H13]&amp;IF(ISNA([.I13]);&quot;&quot;;&quot;, &quot;&amp;[.I13]&amp;IF(ISNA([.J13]);&quot;&quot;;&quot;, &quot;&amp;[.J13]))" office:value-type="string" office:string-value="KC_8, KC_9" calcext:value-type="string">
            <text:p>KC_8, KC_9</text:p>
          </table:table-cell>
          <table:table-cell table:formula="of:=VLOOKUP([.B13];[$actions.$A$2:.$F$504];5;0)" office:value-type="string" office:string-value="key" calcext:value-type="string">
            <text:p>key</text:p>
          </table:table-cell>
          <table:table-cell table:formula="of:=VLOOKUP([.B13];[$actions.$A$2:.$D$504];2;0)" office:value-type="string" office:string-value="KC_BRIU" calcext:value-type="string">
            <text:p>KC_BRIU</text:p>
          </table:table-cell>
          <table:table-cell table:formula="of:=VLOOKUP([.B13];[$actions.$A$2:.$D$504];3;0)" office:value-type="float" office:value="0" calcext:value-type="float">
            <text:p/>
          </table:table-cell>
          <table:table-cell table:formula="of:=VLOOKUP([.B13];[$actions.$A$2:.$D$50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formula="of:=&quot;const uint16_t PROGMEM &quot;&amp;[.K13]&amp;&quot;_combo[] = {&quot;&amp;[.L13]&amp;&quot;, COMBO_END};&quot;" office:value-type="string" office:string-value="const uint16_t PROGMEM y_excl_2_combo[] = {KC_8, KC_9, COMBO_END};" calcext:value-type="string">
            <text:p>const uint16_t PROGMEM y_excl_2_combo[] = {KC_8, KC_9, COMBO_END};</text:p>
          </table:table-cell>
          <table:table-cell table:formula="of:=&quot;  COMBO_&quot;&amp;[.K13]&amp;&quot;,&quot;" office:value-type="string" office:string-value="  COMBO_y_excl_2," calcext:value-type="string">
            <text:p><text:s text:c="2"/>COMBO_y_excl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y_excl_2] = COMBO(y_excl_2_combo, KC_BRIU)," calcext:value-type="string">
            <text:p><text:s text:c="2"/>[COMBO_y_excl_2] = COMBO(y_excl_2_combo, KC_BRIU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14])/2)-1;0)" office:value-type="string" office:string-value="p" calcext:value-type="string">
            <text:p>p</text:p>
          </table:table-cell>
          <table:table-cell table:style-name="ce15" table:formula="of:=OFFSET([$actions_combos.C$2];FLOOR(ROW([.D14])/2)-1;0)" office:value-type="string" office:string-value="t" calcext:value-type="string">
            <text:p>t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formula="of:=VLOOKUP([.C14];[$keys.$A$2:.$C$200];[.$A14]+1;0)" office:value-type="string" office:string-value="KC_P" calcext:value-type="string">
            <text:p>KC_P</text:p>
          </table:table-cell>
          <table:table-cell table:formula="of:=VLOOKUP([.D14];[$keys.$A$2:.$C$200];[.$A14]+1;0)" office:value-type="string" office:string-value="KC_T" calcext:value-type="string">
            <text:p>KC_T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p_t_1" calcext:value-type="string">
            <text:p>p_t_1</text:p>
          </table:table-cell>
          <table:table-cell table:formula="of:=[.G14]&amp;&quot;, &quot;&amp;[.H14]&amp;IF(ISNA([.I14]);&quot;&quot;;&quot;, &quot;&amp;[.I14]&amp;IF(ISNA([.J14]);&quot;&quot;;&quot;, &quot;&amp;[.J14]))" office:value-type="string" office:string-value="KC_P, KC_T" calcext:value-type="string">
            <text:p>KC_P, KC_T</text:p>
          </table:table-cell>
          <table:table-cell table:formula="of:=VLOOKUP([.B14];[$actions.$A$2:.$F$504];5;0)" office:value-type="string" office:string-value="key" calcext:value-type="string">
            <text:p>key</text:p>
          </table:table-cell>
          <table:table-cell table:formula="of:=VLOOKUP([.B14];[$actions.$A$2:.$D$504];2;0)" office:value-type="string" office:string-value="KC_DEL" calcext:value-type="string">
            <text:p>KC_DEL</text:p>
          </table:table-cell>
          <table:table-cell table:formula="of:=VLOOKUP([.B14];[$actions.$A$2:.$D$504];3;0)" office:value-type="float" office:value="0" calcext:value-type="float">
            <text:p/>
          </table:table-cell>
          <table:table-cell table:formula="of:=VLOOKUP([.B14];[$actions.$A$2:.$D$50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formula="of:=&quot;const uint16_t PROGMEM &quot;&amp;[.K14]&amp;&quot;_combo[] = {&quot;&amp;[.L14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14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p_t_1] = COMBO(p_t_1_combo, KC_DEL)," calcext:value-type="string">
            <text:p><text:s text:c="2"/>[COMBO_p_t_1] = COMBO(p_t_1_combo, KC_DEL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15])/2)-1;0)" office:value-type="string" office:string-value="p" calcext:value-type="string">
            <text:p>p</text:p>
          </table:table-cell>
          <table:table-cell table:style-name="ce15" table:formula="of:=OFFSET([$actions_combos.C$2];FLOOR(ROW([.D15])/2)-1;0)" office:value-type="string" office:string-value="t" calcext:value-type="string">
            <text:p>t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formula="of:=VLOOKUP([.C15];[$keys.$A$2:.$C$200];[.$A15]+1;0)" office:value-type="string" office:string-value="KC_3" calcext:value-type="string">
            <text:p>KC_3</text:p>
          </table:table-cell>
          <table:table-cell table:formula="of:=VLOOKUP([.D15];[$keys.$A$2:.$C$200];[.$A15]+1;0)" office:value-type="string" office:string-value="KC_RPRN" calcext:value-type="string">
            <text:p>KC_RPRN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p_t_2" calcext:value-type="string">
            <text:p>p_t_2</text:p>
          </table:table-cell>
          <table:table-cell table:formula="of:=[.G15]&amp;&quot;, &quot;&amp;[.H15]&amp;IF(ISNA([.I15]);&quot;&quot;;&quot;, &quot;&amp;[.I15]&amp;IF(ISNA([.J15]);&quot;&quot;;&quot;, &quot;&amp;[.J15]))" office:value-type="string" office:string-value="KC_3, KC_RPRN" calcext:value-type="string">
            <text:p>KC_3, KC_RPRN</text:p>
          </table:table-cell>
          <table:table-cell table:formula="of:=VLOOKUP([.B15];[$actions.$A$2:.$F$504];5;0)" office:value-type="string" office:string-value="key" calcext:value-type="string">
            <text:p>key</text:p>
          </table:table-cell>
          <table:table-cell table:formula="of:=VLOOKUP([.B15];[$actions.$A$2:.$D$504];2;0)" office:value-type="string" office:string-value="KC_DEL" calcext:value-type="string">
            <text:p>KC_DEL</text:p>
          </table:table-cell>
          <table:table-cell table:formula="of:=VLOOKUP([.B15];[$actions.$A$2:.$D$504];3;0)" office:value-type="float" office:value="0" calcext:value-type="float">
            <text:p/>
          </table:table-cell>
          <table:table-cell table:formula="of:=VLOOKUP([.B15];[$actions.$A$2:.$D$50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formula="of:=&quot;const uint16_t PROGMEM &quot;&amp;[.K15]&amp;&quot;_combo[] = {&quot;&amp;[.L15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15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p_t_2] = COMBO(p_t_2_combo, KC_DEL)," calcext:value-type="string">
            <text:p><text:s text:c="2"/>[COMBO_p_t_2] = COMBO(p_t_2_combo, KC_DEL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16])/2)-1;0)" office:value-type="string" office:string-value="u" calcext:value-type="string">
            <text:p>u</text:p>
          </table:table-cell>
          <table:table-cell table:style-name="ce15" table:formula="of:=OFFSET([$actions_combos.C$2];FLOOR(ROW([.D16])/2)-1;0)" office:value-type="string" office:string-value="e" calcext:value-type="string">
            <text:p>e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formula="of:=VLOOKUP([.C16];[$keys.$A$2:.$C$200];[.$A16]+1;0)" office:value-type="string" office:string-value="KC_U" calcext:value-type="string">
            <text:p>KC_U</text:p>
          </table:table-cell>
          <table:table-cell table:formula="of:=VLOOKUP([.D16];[$keys.$A$2:.$C$200];[.$A16]+1;0)" office:value-type="string" office:string-value="KC_E" calcext:value-type="string">
            <text:p>KC_E</text:p>
          </table:table-cell>
          <table:table-cell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u_e_1" calcext:value-type="string">
            <text:p>u_e_1</text:p>
          </table:table-cell>
          <table:table-cell table:formula="of:=[.G16]&amp;&quot;, &quot;&amp;[.H16]&amp;IF(ISNA([.I16]);&quot;&quot;;&quot;, &quot;&amp;[.I16]&amp;IF(ISNA([.J16]);&quot;&quot;;&quot;, &quot;&amp;[.J16]))" office:value-type="string" office:string-value="KC_U, KC_E" calcext:value-type="string">
            <text:p>KC_U, KC_E</text:p>
          </table:table-cell>
          <table:table-cell table:formula="of:=VLOOKUP([.B16];[$actions.$A$2:.$F$504];5;0)" office:value-type="string" office:string-value="key" calcext:value-type="string">
            <text:p>key</text:p>
          </table:table-cell>
          <table:table-cell table:formula="of:=VLOOKUP([.B16];[$actions.$A$2:.$D$504];2;0)" office:value-type="string" office:string-value="KC_DEL" calcext:value-type="string">
            <text:p>KC_DEL</text:p>
          </table:table-cell>
          <table:table-cell table:formula="of:=VLOOKUP([.B16];[$actions.$A$2:.$D$504];3;0)" office:value-type="float" office:value="0" calcext:value-type="float">
            <text:p/>
          </table:table-cell>
          <table:table-cell table:formula="of:=VLOOKUP([.B16];[$actions.$A$2:.$D$50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formula="of:=&quot;const uint16_t PROGMEM &quot;&amp;[.K16]&amp;&quot;_combo[] = {&quot;&amp;[.L16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16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u_e_1] = COMBO(u_e_1_combo, KC_DEL)," calcext:value-type="string">
            <text:p><text:s text:c="2"/>[COMBO_u_e_1] = COMBO(u_e_1_combo, KC_DEL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17])/2)-1;0)" office:value-type="string" office:string-value="u" calcext:value-type="string">
            <text:p>u</text:p>
          </table:table-cell>
          <table:table-cell table:style-name="ce15" table:formula="of:=OFFSET([$actions_combos.C$2];FLOOR(ROW([.D17])/2)-1;0)" office:value-type="string" office:string-value="e" calcext:value-type="string">
            <text:p>e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formula="of:=VLOOKUP([.C17];[$keys.$A$2:.$C$200];[.$A17]+1;0)" office:value-type="string" office:string-value="KC_7" calcext:value-type="string">
            <text:p>KC_7</text:p>
          </table:table-cell>
          <table:table-cell table:formula="of:=VLOOKUP([.D17];[$keys.$A$2:.$C$200];[.$A17]+1;0)" office:value-type="string" office:string-value="KC_EQL" calcext:value-type="string">
            <text:p>KC_EQL</text:p>
          </table:table-cell>
          <table:table-cell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u_e_2" calcext:value-type="string">
            <text:p>u_e_2</text:p>
          </table:table-cell>
          <table:table-cell table:formula="of:=[.G17]&amp;&quot;, &quot;&amp;[.H17]&amp;IF(ISNA([.I17]);&quot;&quot;;&quot;, &quot;&amp;[.I17]&amp;IF(ISNA([.J17]);&quot;&quot;;&quot;, &quot;&amp;[.J17]))" office:value-type="string" office:string-value="KC_7, KC_EQL" calcext:value-type="string">
            <text:p>KC_7, KC_EQL</text:p>
          </table:table-cell>
          <table:table-cell table:formula="of:=VLOOKUP([.B17];[$actions.$A$2:.$F$504];5;0)" office:value-type="string" office:string-value="key" calcext:value-type="string">
            <text:p>key</text:p>
          </table:table-cell>
          <table:table-cell table:formula="of:=VLOOKUP([.B17];[$actions.$A$2:.$D$504];2;0)" office:value-type="string" office:string-value="KC_DEL" calcext:value-type="string">
            <text:p>KC_DEL</text:p>
          </table:table-cell>
          <table:table-cell table:formula="of:=VLOOKUP([.B17];[$actions.$A$2:.$D$504];3;0)" office:value-type="float" office:value="0" calcext:value-type="float">
            <text:p/>
          </table:table-cell>
          <table:table-cell table:formula="of:=VLOOKUP([.B17];[$actions.$A$2:.$D$50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formula="of:=&quot;const uint16_t PROGMEM &quot;&amp;[.K17]&amp;&quot;_combo[] = {&quot;&amp;[.L17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17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u_e_2] = COMBO(u_e_2_combo, KC_DEL)," calcext:value-type="string">
            <text:p><text:s text:c="2"/>[COMBO_u_e_2] = COMBO(u_e_2_combo, KC_DEL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down" calcext:value-type="string">
            <text:p>down</text:p>
          </table:table-cell>
          <table:table-cell table:style-name="ce15" table:formula="of:=OFFSET([$actions_combos.B$2];FLOOR(ROW([.C18])/2)-1;0)" office:value-type="string" office:string-value="e" calcext:value-type="string">
            <text:p>e</text:p>
          </table:table-cell>
          <table:table-cell table:style-name="ce15" table:formula="of:=OFFSET([$actions_combos.C$2];FLOOR(ROW([.D18])/2)-1;0)" office:value-type="string" office:string-value="m" calcext:value-type="string">
            <text:p>m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formula="of:=VLOOKUP([.C18];[$keys.$A$2:.$C$200];[.$A18]+1;0)" office:value-type="string" office:string-value="KC_E" calcext:value-type="string">
            <text:p>KC_E</text:p>
          </table:table-cell>
          <table:table-cell table:formula="of:=VLOOKUP([.D18];[$keys.$A$2:.$C$200];[.$A18]+1;0)" office:value-type="string" office:string-value="KC_M" calcext:value-type="string">
            <text:p>KC_M</text:p>
          </table:table-cell>
          <table:table-cell table:formula="of:=VLOOKUP([.E18];[$keys.$A$2:.$C$200];[.$A18]+1;0)" office:value-type="string" office:string-value="" calcext:value-type="error">
            <text:p>#N/A</text:p>
          </table:table-cell>
          <table:table-cell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e_m_1" calcext:value-type="string">
            <text:p>e_m_1</text:p>
          </table:table-cell>
          <table:table-cell table:formula="of:=[.G18]&amp;&quot;, &quot;&amp;[.H18]&amp;IF(ISNA([.I18]);&quot;&quot;;&quot;, &quot;&amp;[.I18]&amp;IF(ISNA([.J18]);&quot;&quot;;&quot;, &quot;&amp;[.J18]))" office:value-type="string" office:string-value="KC_E, KC_M" calcext:value-type="string">
            <text:p>KC_E, KC_M</text:p>
          </table:table-cell>
          <table:table-cell table:formula="of:=VLOOKUP([.B18];[$actions.$A$2:.$F$504];5;0)" office:value-type="string" office:string-value="key" calcext:value-type="string">
            <text:p>key</text:p>
          </table:table-cell>
          <table:table-cell table:formula="of:=VLOOKUP([.B18];[$actions.$A$2:.$D$504];2;0)" office:value-type="string" office:string-value="KC_DOWN" calcext:value-type="string">
            <text:p>KC_DOWN</text:p>
          </table:table-cell>
          <table:table-cell table:formula="of:=VLOOKUP([.B18];[$actions.$A$2:.$D$504];3;0)" office:value-type="float" office:value="0" calcext:value-type="float">
            <text:p/>
          </table:table-cell>
          <table:table-cell table:formula="of:=VLOOKUP([.B18];[$actions.$A$2:.$D$50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formula="of:=&quot;const uint16_t PROGMEM &quot;&amp;[.K18]&amp;&quot;_combo[] = {&quot;&amp;[.L18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8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e_m_1] = COMBO(e_m_1_combo, KC_DOWN)," calcext:value-type="string">
            <text:p><text:s text:c="2"/>[COMBO_e_m_1] = COMBO(e_m_1_combo, KC_DOWN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down" calcext:value-type="string">
            <text:p>down</text:p>
          </table:table-cell>
          <table:table-cell table:style-name="ce15" table:formula="of:=OFFSET([$actions_combos.B$2];FLOOR(ROW([.C19])/2)-1;0)" office:value-type="string" office:string-value="e" calcext:value-type="string">
            <text:p>e</text:p>
          </table:table-cell>
          <table:table-cell table:style-name="ce15" table:formula="of:=OFFSET([$actions_combos.C$2];FLOOR(ROW([.D19])/2)-1;0)" office:value-type="string" office:string-value="m" calcext:value-type="string">
            <text:p>m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formula="of:=VLOOKUP([.C19];[$keys.$A$2:.$C$200];[.$A19]+1;0)" office:value-type="string" office:string-value="KC_EQL" calcext:value-type="string">
            <text:p>KC_EQL</text:p>
          </table:table-cell>
          <table:table-cell table:formula="of:=VLOOKUP([.D19];[$keys.$A$2:.$C$200];[.$A19]+1;0)" office:value-type="string" office:string-value="KC_BSLS" calcext:value-type="string">
            <text:p>KC_BSLS</text:p>
          </table:table-cell>
          <table:table-cell table:formula="of:=VLOOKUP([.E19];[$keys.$A$2:.$C$200];[.$A19]+1;0)" office:value-type="string" office:string-value="" calcext:value-type="error">
            <text:p>#N/A</text:p>
          </table:table-cell>
          <table:table-cell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e_m_2" calcext:value-type="string">
            <text:p>e_m_2</text:p>
          </table:table-cell>
          <table:table-cell table:formula="of:=[.G19]&amp;&quot;, &quot;&amp;[.H19]&amp;IF(ISNA([.I19]);&quot;&quot;;&quot;, &quot;&amp;[.I19]&amp;IF(ISNA([.J19]);&quot;&quot;;&quot;, &quot;&amp;[.J19]))" office:value-type="string" office:string-value="KC_EQL, KC_BSLS" calcext:value-type="string">
            <text:p>KC_EQL, KC_BSLS</text:p>
          </table:table-cell>
          <table:table-cell table:formula="of:=VLOOKUP([.B19];[$actions.$A$2:.$F$504];5;0)" office:value-type="string" office:string-value="key" calcext:value-type="string">
            <text:p>key</text:p>
          </table:table-cell>
          <table:table-cell table:formula="of:=VLOOKUP([.B19];[$actions.$A$2:.$D$504];2;0)" office:value-type="string" office:string-value="KC_DOWN" calcext:value-type="string">
            <text:p>KC_DOWN</text:p>
          </table:table-cell>
          <table:table-cell table:formula="of:=VLOOKUP([.B19];[$actions.$A$2:.$D$504];3;0)" office:value-type="float" office:value="0" calcext:value-type="float">
            <text:p/>
          </table:table-cell>
          <table:table-cell table:formula="of:=VLOOKUP([.B19];[$actions.$A$2:.$D$50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formula="of:=&quot;const uint16_t PROGMEM &quot;&amp;[.K19]&amp;&quot;_combo[] = {&quot;&amp;[.L19]&amp;&quot;, COMBO_END};&quot;" office:value-type="string" office:string-value="const uint16_t PROGMEM e_m_2_combo[] = {KC_EQL, KC_BSLS, COMBO_END};" calcext:value-type="string">
            <text:p>const uint16_t PROGMEM e_m_2_combo[] = {KC_EQL, KC_BSLS, COMBO_END};</text:p>
          </table:table-cell>
          <table:table-cell table:formula="of:=&quot;  COMBO_&quot;&amp;[.K19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e_m_2] = COMBO(e_m_2_combo, KC_DOWN)," calcext:value-type="string">
            <text:p><text:s text:c="2"/>[COMBO_e_m_2] = COMBO(e_m_2_combo, KC_DOWN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end" calcext:value-type="string">
            <text:p>end</text:p>
          </table:table-cell>
          <table:table-cell table:style-name="ce15" table:formula="of:=OFFSET([$actions_combos.B$2];FLOOR(ROW([.C20])/2)-1;0)" office:value-type="string" office:string-value="r" calcext:value-type="string">
            <text:p>r</text:p>
          </table:table-cell>
          <table:table-cell table:style-name="ce15" table:formula="of:=OFFSET([$actions_combos.C$2];FLOOR(ROW([.D20])/2)-1;0)" office:value-type="string" office:string-value="t" calcext:value-type="string">
            <text:p>t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formula="of:=VLOOKUP([.C20];[$keys.$A$2:.$C$200];[.$A20]+1;0)" office:value-type="string" office:string-value="KC_R" calcext:value-type="string">
            <text:p>KC_R</text:p>
          </table:table-cell>
          <table:table-cell table:formula="of:=VLOOKUP([.D20];[$keys.$A$2:.$C$200];[.$A20]+1;0)" office:value-type="string" office:string-value="KC_T" calcext:value-type="string">
            <text:p>KC_T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r_t_1" calcext:value-type="string">
            <text:p>r_t_1</text:p>
          </table:table-cell>
          <table:table-cell table:formula="of:=[.G20]&amp;&quot;, &quot;&amp;[.H20]&amp;IF(ISNA([.I20]);&quot;&quot;;&quot;, &quot;&amp;[.I20]&amp;IF(ISNA([.J20]);&quot;&quot;;&quot;, &quot;&amp;[.J20]))" office:value-type="string" office:string-value="KC_R, KC_T" calcext:value-type="string">
            <text:p>KC_R, KC_T</text:p>
          </table:table-cell>
          <table:table-cell table:formula="of:=VLOOKUP([.B20];[$actions.$A$2:.$F$504];5;0)" office:value-type="string" office:string-value="key" calcext:value-type="string">
            <text:p>key</text:p>
          </table:table-cell>
          <table:table-cell table:formula="of:=VLOOKUP([.B20];[$actions.$A$2:.$D$504];2;0)" office:value-type="string" office:string-value="KC_END" calcext:value-type="string">
            <text:p>KC_END</text:p>
          </table:table-cell>
          <table:table-cell table:formula="of:=VLOOKUP([.B20];[$actions.$A$2:.$D$504];3;0)" office:value-type="float" office:value="0" calcext:value-type="float">
            <text:p/>
          </table:table-cell>
          <table:table-cell table:formula="of:=VLOOKUP([.B20];[$actions.$A$2:.$D$50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formula="of:=&quot;const uint16_t PROGMEM &quot;&amp;[.K20]&amp;&quot;_combo[] = {&quot;&amp;[.L20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0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r_t_1] = COMBO(r_t_1_combo, KC_END)," calcext:value-type="string">
            <text:p><text:s text:c="2"/>[COMBO_r_t_1] = COMBO(r_t_1_combo, KC_END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end" calcext:value-type="string">
            <text:p>end</text:p>
          </table:table-cell>
          <table:table-cell table:style-name="ce15" table:formula="of:=OFFSET([$actions_combos.B$2];FLOOR(ROW([.C21])/2)-1;0)" office:value-type="string" office:string-value="r" calcext:value-type="string">
            <text:p>r</text:p>
          </table:table-cell>
          <table:table-cell table:style-name="ce15" table:formula="of:=OFFSET([$actions_combos.C$2];FLOOR(ROW([.D21])/2)-1;0)" office:value-type="string" office:string-value="t" calcext:value-type="string">
            <text:p>t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formula="of:=VLOOKUP([.C21];[$keys.$A$2:.$C$200];[.$A21]+1;0)" office:value-type="string" office:string-value="KC_RCBR" calcext:value-type="string">
            <text:p>KC_RCBR</text:p>
          </table:table-cell>
          <table:table-cell table:formula="of:=VLOOKUP([.D21];[$keys.$A$2:.$C$200];[.$A21]+1;0)" office:value-type="string" office:string-value="KC_RPRN" calcext:value-type="string">
            <text:p>KC_RPRN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r_t_2" calcext:value-type="string">
            <text:p>r_t_2</text:p>
          </table:table-cell>
          <table:table-cell table:formula="of:=[.G21]&amp;&quot;, &quot;&amp;[.H21]&amp;IF(ISNA([.I21]);&quot;&quot;;&quot;, &quot;&amp;[.I21]&amp;IF(ISNA([.J21]);&quot;&quot;;&quot;, &quot;&amp;[.J21]))" office:value-type="string" office:string-value="KC_RCBR, KC_RPRN" calcext:value-type="string">
            <text:p>KC_RCBR, KC_RPRN</text:p>
          </table:table-cell>
          <table:table-cell table:formula="of:=VLOOKUP([.B21];[$actions.$A$2:.$F$504];5;0)" office:value-type="string" office:string-value="key" calcext:value-type="string">
            <text:p>key</text:p>
          </table:table-cell>
          <table:table-cell table:formula="of:=VLOOKUP([.B21];[$actions.$A$2:.$D$504];2;0)" office:value-type="string" office:string-value="KC_END" calcext:value-type="string">
            <text:p>KC_END</text:p>
          </table:table-cell>
          <table:table-cell table:formula="of:=VLOOKUP([.B21];[$actions.$A$2:.$D$504];3;0)" office:value-type="float" office:value="0" calcext:value-type="float">
            <text:p/>
          </table:table-cell>
          <table:table-cell table:formula="of:=VLOOKUP([.B21];[$actions.$A$2:.$D$50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formula="of:=&quot;const uint16_t PROGMEM &quot;&amp;[.K21]&amp;&quot;_combo[] = {&quot;&amp;[.L21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1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r_t_2] = COMBO(r_t_2_combo, KC_END)," calcext:value-type="string">
            <text:p><text:s text:c="2"/>[COMBO_r_t_2] = COMBO(r_t_2_combo, KC_END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end" calcext:value-type="string">
            <text:p>end</text:p>
          </table:table-cell>
          <table:table-cell table:style-name="ce15" table:formula="of:=OFFSET([$actions_combos.B$2];FLOOR(ROW([.C22])/2)-1;0)" office:value-type="string" office:string-value="e" calcext:value-type="string">
            <text:p>e</text:p>
          </table:table-cell>
          <table:table-cell table:style-name="ce15" table:formula="of:=OFFSET([$actions_combos.C$2];FLOOR(ROW([.D22])/2)-1;0)" office:value-type="string" office:string-value="o" calcext:value-type="string">
            <text:p>o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E" calcext:value-type="string">
            <text:p>KC_E</text:p>
          </table:table-cell>
          <table:table-cell table:formula="of:=VLOOKUP([.D22];[$keys.$A$2:.$C$200];[.$A22]+1;0)" office:value-type="string" office:string-value="KC_O" calcext:value-type="string">
            <text:p>KC_O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e_o_1" calcext:value-type="string">
            <text:p>e_o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E, KC_O" calcext:value-type="string">
            <text:p>KC_E, KC_O</text:p>
          </table:table-cell>
          <table:table-cell table:formula="of:=VLOOKUP([.B22];[$actions.$A$2:.$F$504];5;0)" office:value-type="string" office:string-value="key" calcext:value-type="string">
            <text:p>key</text:p>
          </table:table-cell>
          <table:table-cell table:formula="of:=VLOOKUP([.B22];[$actions.$A$2:.$D$504];2;0)" office:value-type="string" office:string-value="KC_END" calcext:value-type="string">
            <text:p>KC_END</text:p>
          </table:table-cell>
          <table:table-cell table:formula="of:=VLOOKUP([.B22];[$actions.$A$2:.$D$504];3;0)" office:value-type="float" office:value="0" calcext:value-type="float">
            <text:p/>
          </table:table-cell>
          <table:table-cell table:formula="of:=VLOOKUP([.B22];[$actions.$A$2:.$D$50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22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end" calcext:value-type="string">
            <text:p>end</text:p>
          </table:table-cell>
          <table:table-cell table:style-name="ce15" table:formula="of:=OFFSET([$actions_combos.B$2];FLOOR(ROW([.C23])/2)-1;0)" office:value-type="string" office:string-value="e" calcext:value-type="string">
            <text:p>e</text:p>
          </table:table-cell>
          <table:table-cell table:style-name="ce15" table:formula="of:=OFFSET([$actions_combos.C$2];FLOOR(ROW([.D23])/2)-1;0)" office:value-type="string" office:string-value="o" calcext:value-type="string">
            <text:p>o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EQL" calcext:value-type="string">
            <text:p>KC_EQL</text:p>
          </table:table-cell>
          <table:table-cell table:formula="of:=VLOOKUP([.D23];[$keys.$A$2:.$C$200];[.$A23]+1;0)" office:value-type="string" office:string-value="KC_PLUS" calcext:value-type="string">
            <text:p>KC_PLUS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e_o_2" calcext:value-type="string">
            <text:p>e_o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EQL, KC_PLUS" calcext:value-type="string">
            <text:p>KC_EQL, KC_PLUS</text:p>
          </table:table-cell>
          <table:table-cell table:formula="of:=VLOOKUP([.B23];[$actions.$A$2:.$F$504];5;0)" office:value-type="string" office:string-value="key" calcext:value-type="string">
            <text:p>key</text:p>
          </table:table-cell>
          <table:table-cell table:formula="of:=VLOOKUP([.B23];[$actions.$A$2:.$D$504];2;0)" office:value-type="string" office:string-value="KC_END" calcext:value-type="string">
            <text:p>KC_END</text:p>
          </table:table-cell>
          <table:table-cell table:formula="of:=VLOOKUP([.B23];[$actions.$A$2:.$D$504];3;0)" office:value-type="float" office:value="0" calcext:value-type="float">
            <text:p/>
          </table:table-cell>
          <table:table-cell table:formula="of:=VLOOKUP([.B23];[$actions.$A$2:.$D$50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23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enter" calcext:value-type="string">
            <text:p>enter</text:p>
          </table:table-cell>
          <table:table-cell table:style-name="ce15" table:formula="of:=OFFSET([$actions_combos.B$2];FLOOR(ROW([.C24])/2)-1;0)" office:value-type="string" office:string-value="s" calcext:value-type="string">
            <text:p>s</text:p>
          </table:table-cell>
          <table:table-cell table:style-name="ce15" table:formula="of:=OFFSET([$actions_combos.C$2];FLOOR(ROW([.D24])/2)-1;0)" office:value-type="string" office:string-value="v" calcext:value-type="string">
            <text:p>v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formula="of:=VLOOKUP([.C24];[$keys.$A$2:.$C$200];[.$A24]+1;0)" office:value-type="string" office:string-value="KC_S" calcext:value-type="string">
            <text:p>KC_S</text:p>
          </table:table-cell>
          <table:table-cell table:formula="of:=VLOOKUP([.D24];[$keys.$A$2:.$C$200];[.$A24]+1;0)" office:value-type="string" office:string-value="KC_V" calcext:value-type="string">
            <text:p>KC_V</text:p>
          </table:table-cell>
          <table:table-cell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s_v_1" calcext:value-type="string">
            <text:p>s_v_1</text:p>
          </table:table-cell>
          <table:table-cell table:formula="of:=[.G24]&amp;&quot;, &quot;&amp;[.H24]&amp;IF(ISNA([.I24]);&quot;&quot;;&quot;, &quot;&amp;[.I24]&amp;IF(ISNA([.J24]);&quot;&quot;;&quot;, &quot;&amp;[.J24]))" office:value-type="string" office:string-value="KC_S, KC_V" calcext:value-type="string">
            <text:p>KC_S, KC_V</text:p>
          </table:table-cell>
          <table:table-cell table:formula="of:=VLOOKUP([.B24];[$actions.$A$2:.$F$504];5;0)" office:value-type="string" office:string-value="key" calcext:value-type="string">
            <text:p>key</text:p>
          </table:table-cell>
          <table:table-cell table:formula="of:=VLOOKUP([.B24];[$actions.$A$2:.$D$504];2;0)" office:value-type="string" office:string-value="KC_ENT" calcext:value-type="string">
            <text:p>KC_ENT</text:p>
          </table:table-cell>
          <table:table-cell table:formula="of:=VLOOKUP([.B24];[$actions.$A$2:.$D$504];3;0)" office:value-type="float" office:value="0" calcext:value-type="float">
            <text:p/>
          </table:table-cell>
          <table:table-cell table:formula="of:=VLOOKUP([.B24];[$actions.$A$2:.$D$50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formula="of:=&quot;const uint16_t PROGMEM &quot;&amp;[.K24]&amp;&quot;_combo[] = {&quot;&amp;[.L24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24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s_v_1] = COMBO(s_v_1_combo, KC_ENT)," calcext:value-type="string">
            <text:p><text:s text:c="2"/>[COMBO_s_v_1] = COMBO(s_v_1_combo, KC_ENT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enter" calcext:value-type="string">
            <text:p>enter</text:p>
          </table:table-cell>
          <table:table-cell table:style-name="ce15" table:formula="of:=OFFSET([$actions_combos.B$2];FLOOR(ROW([.C25])/2)-1;0)" office:value-type="string" office:string-value="s" calcext:value-type="string">
            <text:p>s</text:p>
          </table:table-cell>
          <table:table-cell table:style-name="ce15" table:formula="of:=OFFSET([$actions_combos.C$2];FLOOR(ROW([.D25])/2)-1;0)" office:value-type="string" office:string-value="v" calcext:value-type="string">
            <text:p>v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formula="of:=VLOOKUP([.C25];[$keys.$A$2:.$C$200];[.$A25]+1;0)" office:value-type="string" office:string-value="KC_LPRN" calcext:value-type="string">
            <text:p>KC_LPRN</text:p>
          </table:table-cell>
          <table:table-cell table:formula="of:=VLOOKUP([.D25];[$keys.$A$2:.$C$200];[.$A25]+1;0)" office:value-type="string" office:string-value="KC_RBRC" calcext:value-type="string">
            <text:p>KC_RBRC</text:p>
          </table:table-cell>
          <table:table-cell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s_v_2" calcext:value-type="string">
            <text:p>s_v_2</text:p>
          </table:table-cell>
          <table:table-cell table:formula="of:=[.G25]&amp;&quot;, &quot;&amp;[.H25]&amp;IF(ISNA([.I25]);&quot;&quot;;&quot;, &quot;&amp;[.I25]&amp;IF(ISNA([.J25]);&quot;&quot;;&quot;, &quot;&amp;[.J25]))" office:value-type="string" office:string-value="KC_LPRN, KC_RBRC" calcext:value-type="string">
            <text:p>KC_LPRN, KC_RBRC</text:p>
          </table:table-cell>
          <table:table-cell table:formula="of:=VLOOKUP([.B25];[$actions.$A$2:.$F$504];5;0)" office:value-type="string" office:string-value="key" calcext:value-type="string">
            <text:p>key</text:p>
          </table:table-cell>
          <table:table-cell table:formula="of:=VLOOKUP([.B25];[$actions.$A$2:.$D$504];2;0)" office:value-type="string" office:string-value="KC_ENT" calcext:value-type="string">
            <text:p>KC_ENT</text:p>
          </table:table-cell>
          <table:table-cell table:formula="of:=VLOOKUP([.B25];[$actions.$A$2:.$D$504];3;0)" office:value-type="float" office:value="0" calcext:value-type="float">
            <text:p/>
          </table:table-cell>
          <table:table-cell table:formula="of:=VLOOKUP([.B25];[$actions.$A$2:.$D$50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formula="of:=&quot;const uint16_t PROGMEM &quot;&amp;[.K25]&amp;&quot;_combo[] = {&quot;&amp;[.L25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25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s_v_2] = COMBO(s_v_2_combo, KC_ENT)," calcext:value-type="string">
            <text:p><text:s text:c="2"/>[COMBO_s_v_2] = COMBO(s_v_2_combo, KC_ENT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esc" calcext:value-type="string">
            <text:p>esc</text:p>
          </table:table-cell>
          <table:table-cell table:style-name="ce15" table:formula="of:=OFFSET([$actions_combos.B$2];FLOOR(ROW([.C26])/2)-1;0)" office:value-type="string" office:string-value="w" calcext:value-type="string">
            <text:p>w</text:p>
          </table:table-cell>
          <table:table-cell table:style-name="ce15" table:formula="of:=OFFSET([$actions_combos.C$2];FLOOR(ROW([.D26])/2)-1;0)" office:value-type="string" office:string-value="f" calcext:value-type="string">
            <text:p>f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W" calcext:value-type="string">
            <text:p>KC_W</text:p>
          </table:table-cell>
          <table:table-cell table:formula="of:=VLOOKUP([.D26];[$keys.$A$2:.$C$200];[.$A26]+1;0)" office:value-type="string" office:string-value="KC_F" calcext:value-type="string">
            <text:p>KC_F</text:p>
          </table:table-cell>
          <table:table-cell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w_f_1" calcext:value-type="string">
            <text:p>w_f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W, KC_F" calcext:value-type="string">
            <text:p>KC_W, KC_F</text:p>
          </table:table-cell>
          <table:table-cell table:formula="of:=VLOOKUP([.B26];[$actions.$A$2:.$F$504];5;0)" office:value-type="string" office:string-value="key" calcext:value-type="string">
            <text:p>key</text:p>
          </table:table-cell>
          <table:table-cell table:formula="of:=VLOOKUP([.B26];[$actions.$A$2:.$D$504];2;0)" office:value-type="string" office:string-value="KC_ESC" calcext:value-type="string">
            <text:p>KC_ESC</text:p>
          </table:table-cell>
          <table:table-cell table:formula="of:=VLOOKUP([.B26];[$actions.$A$2:.$D$504];3;0)" office:value-type="float" office:value="0" calcext:value-type="float">
            <text:p/>
          </table:table-cell>
          <table:table-cell table:formula="of:=VLOOKUP([.B26];[$actions.$A$2:.$D$50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26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w_f_1] = COMBO(w_f_1_combo, KC_ESC)," calcext:value-type="string">
            <text:p><text:s text:c="2"/>[COMBO_w_f_1] = COMBO(w_f_1_combo, KC_ESC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esc" calcext:value-type="string">
            <text:p>esc</text:p>
          </table:table-cell>
          <table:table-cell table:style-name="ce15" table:formula="of:=OFFSET([$actions_combos.B$2];FLOOR(ROW([.C27])/2)-1;0)" office:value-type="string" office:string-value="w" calcext:value-type="string">
            <text:p>w</text:p>
          </table:table-cell>
          <table:table-cell table:style-name="ce15" table:formula="of:=OFFSET([$actions_combos.C$2];FLOOR(ROW([.D27])/2)-1;0)" office:value-type="string" office:string-value="f" calcext:value-type="string">
            <text:p>f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1" calcext:value-type="string">
            <text:p>KC_1</text:p>
          </table:table-cell>
          <table:table-cell table:formula="of:=VLOOKUP([.D27];[$keys.$A$2:.$C$200];[.$A27]+1;0)" office:value-type="string" office:string-value="KC_2" calcext:value-type="string">
            <text:p>KC_2</text:p>
          </table:table-cell>
          <table:table-cell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w_f_2" calcext:value-type="string">
            <text:p>w_f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1, KC_2" calcext:value-type="string">
            <text:p>KC_1, KC_2</text:p>
          </table:table-cell>
          <table:table-cell table:formula="of:=VLOOKUP([.B27];[$actions.$A$2:.$F$504];5;0)" office:value-type="string" office:string-value="key" calcext:value-type="string">
            <text:p>key</text:p>
          </table:table-cell>
          <table:table-cell table:formula="of:=VLOOKUP([.B27];[$actions.$A$2:.$D$504];2;0)" office:value-type="string" office:string-value="KC_ESC" calcext:value-type="string">
            <text:p>KC_ESC</text:p>
          </table:table-cell>
          <table:table-cell table:formula="of:=VLOOKUP([.B27];[$actions.$A$2:.$D$504];3;0)" office:value-type="float" office:value="0" calcext:value-type="float">
            <text:p/>
          </table:table-cell>
          <table:table-cell table:formula="of:=VLOOKUP([.B27];[$actions.$A$2:.$D$50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27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w_f_2] = COMBO(w_f_2_combo, KC_ESC)," calcext:value-type="string">
            <text:p><text:s text:c="2"/>[COMBO_w_f_2] = COMBO(w_f_2_combo, KC_ESC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f1" calcext:value-type="string">
            <text:p>f1</text:p>
          </table:table-cell>
          <table:table-cell table:style-name="ce15" table:formula="of:=OFFSET([$actions_combos.B$2];FLOOR(ROW([.C28])/2)-1;0)" office:value-type="string" office:string-value="w" calcext:value-type="string">
            <text:p>w</text:p>
          </table:table-cell>
          <table:table-cell table:style-name="ce15" table:formula="of:=OFFSET([$actions_combos.C$2];FLOOR(ROW([.D28])/2)-1;0)" office:value-type="string" office:string-value="a" calcext:value-type="string">
            <text:p>a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formula="of:=VLOOKUP([.C28];[$keys.$A$2:.$C$200];[.$A28]+1;0)" office:value-type="string" office:string-value="KC_W" calcext:value-type="string">
            <text:p>KC_W</text:p>
          </table:table-cell>
          <table:table-cell table:formula="of:=VLOOKUP([.D28];[$keys.$A$2:.$C$200];[.$A28]+1;0)" office:value-type="string" office:string-value="KC_A" calcext:value-type="string">
            <text:p>KC_A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w_a_1" calcext:value-type="string">
            <text:p>w_a_1</text:p>
          </table:table-cell>
          <table:table-cell table:formula="of:=[.G28]&amp;&quot;, &quot;&amp;[.H28]&amp;IF(ISNA([.I28]);&quot;&quot;;&quot;, &quot;&amp;[.I28]&amp;IF(ISNA([.J28]);&quot;&quot;;&quot;, &quot;&amp;[.J28]))" office:value-type="string" office:string-value="KC_W, KC_A" calcext:value-type="string">
            <text:p>KC_W, KC_A</text:p>
          </table:table-cell>
          <table:table-cell table:formula="of:=VLOOKUP([.B28];[$actions.$A$2:.$F$504];5;0)" office:value-type="string" office:string-value="key" calcext:value-type="string">
            <text:p>key</text:p>
          </table:table-cell>
          <table:table-cell table:formula="of:=VLOOKUP([.B28];[$actions.$A$2:.$D$504];2;0)" office:value-type="string" office:string-value="KC_F1" calcext:value-type="string">
            <text:p>KC_F1</text:p>
          </table:table-cell>
          <table:table-cell table:formula="of:=VLOOKUP([.B28];[$actions.$A$2:.$D$504];3;0)" office:value-type="float" office:value="0" calcext:value-type="float">
            <text:p/>
          </table:table-cell>
          <table:table-cell table:formula="of:=VLOOKUP([.B28];[$actions.$A$2:.$D$50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formula="of:=&quot;const uint16_t PROGMEM &quot;&amp;[.K28]&amp;&quot;_combo[] = {&quot;&amp;[.L28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28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w_a_1] = COMBO(w_a_1_combo, KC_F1)," calcext:value-type="string">
            <text:p><text:s text:c="2"/>[COMBO_w_a_1] = COMBO(w_a_1_combo, KC_F1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f1" calcext:value-type="string">
            <text:p>f1</text:p>
          </table:table-cell>
          <table:table-cell table:style-name="ce15" table:formula="of:=OFFSET([$actions_combos.B$2];FLOOR(ROW([.C29])/2)-1;0)" office:value-type="string" office:string-value="w" calcext:value-type="string">
            <text:p>w</text:p>
          </table:table-cell>
          <table:table-cell table:style-name="ce15" table:formula="of:=OFFSET([$actions_combos.C$2];FLOOR(ROW([.D29])/2)-1;0)" office:value-type="string" office:string-value="a" calcext:value-type="string">
            <text:p>a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formula="of:=VLOOKUP([.C29];[$keys.$A$2:.$C$200];[.$A29]+1;0)" office:value-type="string" office:string-value="KC_1" calcext:value-type="string">
            <text:p>KC_1</text:p>
          </table:table-cell>
          <table:table-cell table:formula="of:=VLOOKUP([.D29];[$keys.$A$2:.$C$200];[.$A29]+1;0)" office:value-type="string" office:string-value="KC_LCBR" calcext:value-type="string">
            <text:p>KC_LCBR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w_a_2" calcext:value-type="string">
            <text:p>w_a_2</text:p>
          </table:table-cell>
          <table:table-cell table:formula="of:=[.G29]&amp;&quot;, &quot;&amp;[.H29]&amp;IF(ISNA([.I29]);&quot;&quot;;&quot;, &quot;&amp;[.I29]&amp;IF(ISNA([.J29]);&quot;&quot;;&quot;, &quot;&amp;[.J29]))" office:value-type="string" office:string-value="KC_1, KC_LCBR" calcext:value-type="string">
            <text:p>KC_1, KC_LCBR</text:p>
          </table:table-cell>
          <table:table-cell table:formula="of:=VLOOKUP([.B29];[$actions.$A$2:.$F$504];5;0)" office:value-type="string" office:string-value="key" calcext:value-type="string">
            <text:p>key</text:p>
          </table:table-cell>
          <table:table-cell table:formula="of:=VLOOKUP([.B29];[$actions.$A$2:.$D$504];2;0)" office:value-type="string" office:string-value="KC_F1" calcext:value-type="string">
            <text:p>KC_F1</text:p>
          </table:table-cell>
          <table:table-cell table:formula="of:=VLOOKUP([.B29];[$actions.$A$2:.$D$504];3;0)" office:value-type="float" office:value="0" calcext:value-type="float">
            <text:p/>
          </table:table-cell>
          <table:table-cell table:formula="of:=VLOOKUP([.B29];[$actions.$A$2:.$D$50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formula="of:=&quot;const uint16_t PROGMEM &quot;&amp;[.K29]&amp;&quot;_combo[] = {&quot;&amp;[.L29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29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w_a_2] = COMBO(w_a_2_combo, KC_F1)," calcext:value-type="string">
            <text:p><text:s text:c="2"/>[COMBO_w_a_2] = COMBO(w_a_2_combo, KC_F1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f10" calcext:value-type="string">
            <text:p>f10</text:p>
          </table:table-cell>
          <table:table-cell table:style-name="ce15" table:formula="of:=OFFSET([$actions_combos.B$2];FLOOR(ROW([.C30])/2)-1;0)" office:value-type="string" office:string-value="q" calcext:value-type="string">
            <text:p>q</text:p>
          </table:table-cell>
          <table:table-cell table:style-name="ce15" table:formula="of:=OFFSET([$actions_combos.C$2];FLOOR(ROW([.D30])/2)-1;0)" office:value-type="string" office:string-value="r" calcext:value-type="string">
            <text:p>r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formula="of:=VLOOKUP([.C30];[$keys.$A$2:.$C$200];[.$A30]+1;0)" office:value-type="string" office:string-value="KC_Q" calcext:value-type="string">
            <text:p>KC_Q</text:p>
          </table:table-cell>
          <table:table-cell table:formula="of:=VLOOKUP([.D30];[$keys.$A$2:.$C$200];[.$A30]+1;0)" office:value-type="string" office:string-value="KC_R" calcext:value-type="string">
            <text:p>KC_R</text:p>
          </table:table-cell>
          <table:table-cell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q_r_1" calcext:value-type="string">
            <text:p>q_r_1</text:p>
          </table:table-cell>
          <table:table-cell table:formula="of:=[.G30]&amp;&quot;, &quot;&amp;[.H30]&amp;IF(ISNA([.I30]);&quot;&quot;;&quot;, &quot;&amp;[.I30]&amp;IF(ISNA([.J30]);&quot;&quot;;&quot;, &quot;&amp;[.J30]))" office:value-type="string" office:string-value="KC_Q, KC_R" calcext:value-type="string">
            <text:p>KC_Q, KC_R</text:p>
          </table:table-cell>
          <table:table-cell table:formula="of:=VLOOKUP([.B30];[$actions.$A$2:.$F$504];5;0)" office:value-type="string" office:string-value="key" calcext:value-type="string">
            <text:p>key</text:p>
          </table:table-cell>
          <table:table-cell table:formula="of:=VLOOKUP([.B30];[$actions.$A$2:.$D$504];2;0)" office:value-type="string" office:string-value="KC_F10" calcext:value-type="string">
            <text:p>KC_F10</text:p>
          </table:table-cell>
          <table:table-cell table:formula="of:=VLOOKUP([.B30];[$actions.$A$2:.$D$504];3;0)" office:value-type="float" office:value="0" calcext:value-type="float">
            <text:p/>
          </table:table-cell>
          <table:table-cell table:formula="of:=VLOOKUP([.B30];[$actions.$A$2:.$D$50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formula="of:=&quot;const uint16_t PROGMEM &quot;&amp;[.K30]&amp;&quot;_combo[] = {&quot;&amp;[.L30]&amp;&quot;, COMBO_END};&quot;" office:value-type="string" office:string-value="const uint16_t PROGMEM q_r_1_combo[] = {KC_Q, KC_R, COMBO_END};" calcext:value-type="string">
            <text:p>const uint16_t PROGMEM q_r_1_combo[] = {KC_Q, KC_R, COMBO_END};</text:p>
          </table:table-cell>
          <table:table-cell table:formula="of:=&quot;  COMBO_&quot;&amp;[.K30]&amp;&quot;,&quot;" office:value-type="string" office:string-value="  COMBO_q_r_1," calcext:value-type="string">
            <text:p><text:s text:c="2"/>COMBO_q_r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q_r_1] = COMBO(q_r_1_combo, KC_F10)," calcext:value-type="string">
            <text:p><text:s text:c="2"/>[COMBO_q_r_1] = COMBO(q_r_1_combo, KC_F10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f10" calcext:value-type="string">
            <text:p>f10</text:p>
          </table:table-cell>
          <table:table-cell table:style-name="ce15" table:formula="of:=OFFSET([$actions_combos.B$2];FLOOR(ROW([.C31])/2)-1;0)" office:value-type="string" office:string-value="q" calcext:value-type="string">
            <text:p>q</text:p>
          </table:table-cell>
          <table:table-cell table:style-name="ce15" table:formula="of:=OFFSET([$actions_combos.C$2];FLOOR(ROW([.D31])/2)-1;0)" office:value-type="string" office:string-value="r" calcext:value-type="string">
            <text:p>r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formula="of:=VLOOKUP([.C31];[$keys.$A$2:.$C$200];[.$A31]+1;0)" office:value-type="string" office:string-value="KC_0" calcext:value-type="string">
            <text:p>KC_0</text:p>
          </table:table-cell>
          <table:table-cell table:formula="of:=VLOOKUP([.D31];[$keys.$A$2:.$C$200];[.$A31]+1;0)" office:value-type="string" office:string-value="KC_RCBR" calcext:value-type="string">
            <text:p>KC_RCBR</text:p>
          </table:table-cell>
          <table:table-cell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q_r_2" calcext:value-type="string">
            <text:p>q_r_2</text:p>
          </table:table-cell>
          <table:table-cell table:formula="of:=[.G31]&amp;&quot;, &quot;&amp;[.H31]&amp;IF(ISNA([.I31]);&quot;&quot;;&quot;, &quot;&amp;[.I31]&amp;IF(ISNA([.J31]);&quot;&quot;;&quot;, &quot;&amp;[.J31]))" office:value-type="string" office:string-value="KC_0, KC_RCBR" calcext:value-type="string">
            <text:p>KC_0, KC_RCBR</text:p>
          </table:table-cell>
          <table:table-cell table:formula="of:=VLOOKUP([.B31];[$actions.$A$2:.$F$504];5;0)" office:value-type="string" office:string-value="key" calcext:value-type="string">
            <text:p>key</text:p>
          </table:table-cell>
          <table:table-cell table:formula="of:=VLOOKUP([.B31];[$actions.$A$2:.$D$504];2;0)" office:value-type="string" office:string-value="KC_F10" calcext:value-type="string">
            <text:p>KC_F10</text:p>
          </table:table-cell>
          <table:table-cell table:formula="of:=VLOOKUP([.B31];[$actions.$A$2:.$D$504];3;0)" office:value-type="float" office:value="0" calcext:value-type="float">
            <text:p/>
          </table:table-cell>
          <table:table-cell table:formula="of:=VLOOKUP([.B31];[$actions.$A$2:.$D$50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formula="of:=&quot;const uint16_t PROGMEM &quot;&amp;[.K31]&amp;&quot;_combo[] = {&quot;&amp;[.L31]&amp;&quot;, COMBO_END};&quot;" office:value-type="string" office:string-value="const uint16_t PROGMEM q_r_2_combo[] = {KC_0, KC_RCBR, COMBO_END};" calcext:value-type="string">
            <text:p>const uint16_t PROGMEM q_r_2_combo[] = {KC_0, KC_RCBR, COMBO_END};</text:p>
          </table:table-cell>
          <table:table-cell table:formula="of:=&quot;  COMBO_&quot;&amp;[.K31]&amp;&quot;,&quot;" office:value-type="string" office:string-value="  COMBO_q_r_2," calcext:value-type="string">
            <text:p><text:s text:c="2"/>COMBO_q_r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q_r_2] = COMBO(q_r_2_combo, KC_F10)," calcext:value-type="string">
            <text:p><text:s text:c="2"/>[COMBO_q_r_2] = COMBO(q_r_2_combo, KC_F10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f11" calcext:value-type="string">
            <text:p>f11</text:p>
          </table:table-cell>
          <table:table-cell table:style-name="ce15" table:formula="of:=OFFSET([$actions_combos.B$2];FLOOR(ROW([.C32])/2)-1;0)" office:value-type="string" office:string-value="w" calcext:value-type="string">
            <text:p>w</text:p>
          </table:table-cell>
          <table:table-cell table:style-name="ce15" table:formula="of:=OFFSET([$actions_combos.C$2];FLOOR(ROW([.D32])/2)-1;0)" office:value-type="string" office:string-value="s" calcext:value-type="string">
            <text:p>s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formula="of:=VLOOKUP([.C32];[$keys.$A$2:.$C$200];[.$A32]+1;0)" office:value-type="string" office:string-value="KC_W" calcext:value-type="string">
            <text:p>KC_W</text:p>
          </table:table-cell>
          <table:table-cell table:formula="of:=VLOOKUP([.D32];[$keys.$A$2:.$C$200];[.$A32]+1;0)" office:value-type="string" office:string-value="KC_S" calcext:value-type="string">
            <text:p>KC_S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w_s_1" calcext:value-type="string">
            <text:p>w_s_1</text:p>
          </table:table-cell>
          <table:table-cell table:formula="of:=[.G32]&amp;&quot;, &quot;&amp;[.H32]&amp;IF(ISNA([.I32]);&quot;&quot;;&quot;, &quot;&amp;[.I32]&amp;IF(ISNA([.J32]);&quot;&quot;;&quot;, &quot;&amp;[.J32]))" office:value-type="string" office:string-value="KC_W, KC_S" calcext:value-type="string">
            <text:p>KC_W, KC_S</text:p>
          </table:table-cell>
          <table:table-cell table:formula="of:=VLOOKUP([.B32];[$actions.$A$2:.$F$504];5;0)" office:value-type="string" office:string-value="key" calcext:value-type="string">
            <text:p>key</text:p>
          </table:table-cell>
          <table:table-cell table:formula="of:=VLOOKUP([.B32];[$actions.$A$2:.$D$504];2;0)" office:value-type="string" office:string-value="KC_F11" calcext:value-type="string">
            <text:p>KC_F11</text:p>
          </table:table-cell>
          <table:table-cell table:formula="of:=VLOOKUP([.B32];[$actions.$A$2:.$D$504];3;0)" office:value-type="float" office:value="0" calcext:value-type="float">
            <text:p/>
          </table:table-cell>
          <table:table-cell table:formula="of:=VLOOKUP([.B32];[$actions.$A$2:.$D$50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formula="of:=&quot;const uint16_t PROGMEM &quot;&amp;[.K32]&amp;&quot;_combo[] = {&quot;&amp;[.L32]&amp;&quot;, COMBO_END};&quot;" office:value-type="string" office:string-value="const uint16_t PROGMEM w_s_1_combo[] = {KC_W, KC_S, COMBO_END};" calcext:value-type="string">
            <text:p>const uint16_t PROGMEM w_s_1_combo[] = {KC_W, KC_S, COMBO_END};</text:p>
          </table:table-cell>
          <table:table-cell table:formula="of:=&quot;  COMBO_&quot;&amp;[.K32]&amp;&quot;,&quot;" office:value-type="string" office:string-value="  COMBO_w_s_1," calcext:value-type="string">
            <text:p><text:s text:c="2"/>COMBO_w_s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w_s_1] = COMBO(w_s_1_combo, KC_F11)," calcext:value-type="string">
            <text:p><text:s text:c="2"/>[COMBO_w_s_1] = COMBO(w_s_1_combo, KC_F11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f11" calcext:value-type="string">
            <text:p>f11</text:p>
          </table:table-cell>
          <table:table-cell table:style-name="ce15" table:formula="of:=OFFSET([$actions_combos.B$2];FLOOR(ROW([.C33])/2)-1;0)" office:value-type="string" office:string-value="w" calcext:value-type="string">
            <text:p>w</text:p>
          </table:table-cell>
          <table:table-cell table:style-name="ce15" table:formula="of:=OFFSET([$actions_combos.C$2];FLOOR(ROW([.D33])/2)-1;0)" office:value-type="string" office:string-value="s" calcext:value-type="string">
            <text:p>s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formula="of:=VLOOKUP([.C33];[$keys.$A$2:.$C$200];[.$A33]+1;0)" office:value-type="string" office:string-value="KC_1" calcext:value-type="string">
            <text:p>KC_1</text:p>
          </table:table-cell>
          <table:table-cell table:formula="of:=VLOOKUP([.D33];[$keys.$A$2:.$C$200];[.$A33]+1;0)" office:value-type="string" office:string-value="KC_LPRN" calcext:value-type="string">
            <text:p>KC_LPRN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w_s_2" calcext:value-type="string">
            <text:p>w_s_2</text:p>
          </table:table-cell>
          <table:table-cell table:formula="of:=[.G33]&amp;&quot;, &quot;&amp;[.H33]&amp;IF(ISNA([.I33]);&quot;&quot;;&quot;, &quot;&amp;[.I33]&amp;IF(ISNA([.J33]);&quot;&quot;;&quot;, &quot;&amp;[.J33]))" office:value-type="string" office:string-value="KC_1, KC_LPRN" calcext:value-type="string">
            <text:p>KC_1, KC_LPRN</text:p>
          </table:table-cell>
          <table:table-cell table:formula="of:=VLOOKUP([.B33];[$actions.$A$2:.$F$504];5;0)" office:value-type="string" office:string-value="key" calcext:value-type="string">
            <text:p>key</text:p>
          </table:table-cell>
          <table:table-cell table:formula="of:=VLOOKUP([.B33];[$actions.$A$2:.$D$504];2;0)" office:value-type="string" office:string-value="KC_F11" calcext:value-type="string">
            <text:p>KC_F11</text:p>
          </table:table-cell>
          <table:table-cell table:formula="of:=VLOOKUP([.B33];[$actions.$A$2:.$D$504];3;0)" office:value-type="float" office:value="0" calcext:value-type="float">
            <text:p/>
          </table:table-cell>
          <table:table-cell table:formula="of:=VLOOKUP([.B33];[$actions.$A$2:.$D$50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formula="of:=&quot;const uint16_t PROGMEM &quot;&amp;[.K33]&amp;&quot;_combo[] = {&quot;&amp;[.L33]&amp;&quot;, COMBO_END};&quot;" office:value-type="string" office:string-value="const uint16_t PROGMEM w_s_2_combo[] = {KC_1, KC_LPRN, COMBO_END};" calcext:value-type="string">
            <text:p>const uint16_t PROGMEM w_s_2_combo[] = {KC_1, KC_LPRN, COMBO_END};</text:p>
          </table:table-cell>
          <table:table-cell table:formula="of:=&quot;  COMBO_&quot;&amp;[.K33]&amp;&quot;,&quot;" office:value-type="string" office:string-value="  COMBO_w_s_2," calcext:value-type="string">
            <text:p><text:s text:c="2"/>COMBO_w_s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w_s_2] = COMBO(w_s_2_combo, KC_F11)," calcext:value-type="string">
            <text:p><text:s text:c="2"/>[COMBO_w_s_2] = COMBO(w_s_2_combo, KC_F11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f12" calcext:value-type="string">
            <text:p>f12</text:p>
          </table:table-cell>
          <table:table-cell table:style-name="ce15" table:formula="of:=OFFSET([$actions_combos.B$2];FLOOR(ROW([.C34])/2)-1;0)" office:value-type="string" office:string-value="f" calcext:value-type="string">
            <text:p>f</text:p>
          </table:table-cell>
          <table:table-cell table:style-name="ce15" table:formula="of:=OFFSET([$actions_combos.C$2];FLOOR(ROW([.D34])/2)-1;0)" office:value-type="string" office:string-value="t" calcext:value-type="string">
            <text:p>t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formula="of:=VLOOKUP([.C34];[$keys.$A$2:.$C$200];[.$A34]+1;0)" office:value-type="string" office:string-value="KC_F" calcext:value-type="string">
            <text:p>KC_F</text:p>
          </table:table-cell>
          <table:table-cell table:formula="of:=VLOOKUP([.D34];[$keys.$A$2:.$C$200];[.$A34]+1;0)" office:value-type="string" office:string-value="KC_T" calcext:value-type="string">
            <text:p>KC_T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f_t_1" calcext:value-type="string">
            <text:p>f_t_1</text:p>
          </table:table-cell>
          <table:table-cell table:formula="of:=[.G34]&amp;&quot;, &quot;&amp;[.H34]&amp;IF(ISNA([.I34]);&quot;&quot;;&quot;, &quot;&amp;[.I34]&amp;IF(ISNA([.J34]);&quot;&quot;;&quot;, &quot;&amp;[.J34]))" office:value-type="string" office:string-value="KC_F, KC_T" calcext:value-type="string">
            <text:p>KC_F, KC_T</text:p>
          </table:table-cell>
          <table:table-cell table:formula="of:=VLOOKUP([.B34];[$actions.$A$2:.$F$504];5;0)" office:value-type="string" office:string-value="key" calcext:value-type="string">
            <text:p>key</text:p>
          </table:table-cell>
          <table:table-cell table:formula="of:=VLOOKUP([.B34];[$actions.$A$2:.$D$504];2;0)" office:value-type="string" office:string-value="KC_F12" calcext:value-type="string">
            <text:p>KC_F12</text:p>
          </table:table-cell>
          <table:table-cell table:formula="of:=VLOOKUP([.B34];[$actions.$A$2:.$D$504];3;0)" office:value-type="float" office:value="0" calcext:value-type="float">
            <text:p/>
          </table:table-cell>
          <table:table-cell table:formula="of:=VLOOKUP([.B34];[$actions.$A$2:.$D$50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formula="of:=&quot;const uint16_t PROGMEM &quot;&amp;[.K34]&amp;&quot;_combo[] = {&quot;&amp;[.L34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34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f_t_1] = COMBO(f_t_1_combo, KC_F12)," calcext:value-type="string">
            <text:p><text:s text:c="2"/>[COMBO_f_t_1] = COMBO(f_t_1_combo, KC_F12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f12" calcext:value-type="string">
            <text:p>f12</text:p>
          </table:table-cell>
          <table:table-cell table:style-name="ce15" table:formula="of:=OFFSET([$actions_combos.B$2];FLOOR(ROW([.C35])/2)-1;0)" office:value-type="string" office:string-value="f" calcext:value-type="string">
            <text:p>f</text:p>
          </table:table-cell>
          <table:table-cell table:style-name="ce15" table:formula="of:=OFFSET([$actions_combos.C$2];FLOOR(ROW([.D35])/2)-1;0)" office:value-type="string" office:string-value="t" calcext:value-type="string">
            <text:p>t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formula="of:=VLOOKUP([.C35];[$keys.$A$2:.$C$200];[.$A35]+1;0)" office:value-type="string" office:string-value="KC_2" calcext:value-type="string">
            <text:p>KC_2</text:p>
          </table:table-cell>
          <table:table-cell table:formula="of:=VLOOKUP([.D35];[$keys.$A$2:.$C$200];[.$A35]+1;0)" office:value-type="string" office:string-value="KC_RPRN" calcext:value-type="string">
            <text:p>KC_RPRN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f_t_2" calcext:value-type="string">
            <text:p>f_t_2</text:p>
          </table:table-cell>
          <table:table-cell table:formula="of:=[.G35]&amp;&quot;, &quot;&amp;[.H35]&amp;IF(ISNA([.I35]);&quot;&quot;;&quot;, &quot;&amp;[.I35]&amp;IF(ISNA([.J35]);&quot;&quot;;&quot;, &quot;&amp;[.J35]))" office:value-type="string" office:string-value="KC_2, KC_RPRN" calcext:value-type="string">
            <text:p>KC_2, KC_RPRN</text:p>
          </table:table-cell>
          <table:table-cell table:formula="of:=VLOOKUP([.B35];[$actions.$A$2:.$F$504];5;0)" office:value-type="string" office:string-value="key" calcext:value-type="string">
            <text:p>key</text:p>
          </table:table-cell>
          <table:table-cell table:formula="of:=VLOOKUP([.B35];[$actions.$A$2:.$D$504];2;0)" office:value-type="string" office:string-value="KC_F12" calcext:value-type="string">
            <text:p>KC_F12</text:p>
          </table:table-cell>
          <table:table-cell table:formula="of:=VLOOKUP([.B35];[$actions.$A$2:.$D$504];3;0)" office:value-type="float" office:value="0" calcext:value-type="float">
            <text:p/>
          </table:table-cell>
          <table:table-cell table:formula="of:=VLOOKUP([.B35];[$actions.$A$2:.$D$50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formula="of:=&quot;const uint16_t PROGMEM &quot;&amp;[.K35]&amp;&quot;_combo[] = {&quot;&amp;[.L35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35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f_t_2] = COMBO(f_t_2_combo, KC_F12)," calcext:value-type="string">
            <text:p><text:s text:c="2"/>[COMBO_f_t_2] = COMBO(f_t_2_combo, KC_F12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f2" calcext:value-type="string">
            <text:p>f2</text:p>
          </table:table-cell>
          <table:table-cell table:style-name="ce15" table:formula="of:=OFFSET([$actions_combos.B$2];FLOOR(ROW([.C36])/2)-1;0)" office:value-type="string" office:string-value="f" calcext:value-type="string">
            <text:p>f</text:p>
          </table:table-cell>
          <table:table-cell table:style-name="ce15" table:formula="of:=OFFSET([$actions_combos.C$2];FLOOR(ROW([.D36])/2)-1;0)" office:value-type="string" office:string-value="r" calcext:value-type="string">
            <text:p>r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formula="of:=VLOOKUP([.C36];[$keys.$A$2:.$C$200];[.$A36]+1;0)" office:value-type="string" office:string-value="KC_F" calcext:value-type="string">
            <text:p>KC_F</text:p>
          </table:table-cell>
          <table:table-cell table:formula="of:=VLOOKUP([.D36];[$keys.$A$2:.$C$200];[.$A36]+1;0)" office:value-type="string" office:string-value="KC_R" calcext:value-type="string">
            <text:p>KC_R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f_r_1" calcext:value-type="string">
            <text:p>f_r_1</text:p>
          </table:table-cell>
          <table:table-cell table:formula="of:=[.G36]&amp;&quot;, &quot;&amp;[.H36]&amp;IF(ISNA([.I36]);&quot;&quot;;&quot;, &quot;&amp;[.I36]&amp;IF(ISNA([.J36]);&quot;&quot;;&quot;, &quot;&amp;[.J36]))" office:value-type="string" office:string-value="KC_F, KC_R" calcext:value-type="string">
            <text:p>KC_F, KC_R</text:p>
          </table:table-cell>
          <table:table-cell table:formula="of:=VLOOKUP([.B36];[$actions.$A$2:.$F$504];5;0)" office:value-type="string" office:string-value="key" calcext:value-type="string">
            <text:p>key</text:p>
          </table:table-cell>
          <table:table-cell table:formula="of:=VLOOKUP([.B36];[$actions.$A$2:.$D$504];2;0)" office:value-type="string" office:string-value="KC_F2" calcext:value-type="string">
            <text:p>KC_F2</text:p>
          </table:table-cell>
          <table:table-cell table:formula="of:=VLOOKUP([.B36];[$actions.$A$2:.$D$504];3;0)" office:value-type="float" office:value="0" calcext:value-type="float">
            <text:p/>
          </table:table-cell>
          <table:table-cell table:formula="of:=VLOOKUP([.B36];[$actions.$A$2:.$D$50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formula="of:=&quot;const uint16_t PROGMEM &quot;&amp;[.K36]&amp;&quot;_combo[] = {&quot;&amp;[.L36]&amp;&quot;, COMBO_END};&quot;" office:value-type="string" office:string-value="const uint16_t PROGMEM f_r_1_combo[] = {KC_F, KC_R, COMBO_END};" calcext:value-type="string">
            <text:p>const uint16_t PROGMEM f_r_1_combo[] = {KC_F, KC_R, COMBO_END};</text:p>
          </table:table-cell>
          <table:table-cell table:formula="of:=&quot;  COMBO_&quot;&amp;[.K36]&amp;&quot;,&quot;" office:value-type="string" office:string-value="  COMBO_f_r_1," calcext:value-type="string">
            <text:p><text:s text:c="2"/>COMBO_f_r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f_r_1] = COMBO(f_r_1_combo, KC_F2)," calcext:value-type="string">
            <text:p><text:s text:c="2"/>[COMBO_f_r_1] = COMBO(f_r_1_combo, KC_F2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f2" calcext:value-type="string">
            <text:p>f2</text:p>
          </table:table-cell>
          <table:table-cell table:style-name="ce15" table:formula="of:=OFFSET([$actions_combos.B$2];FLOOR(ROW([.C37])/2)-1;0)" office:value-type="string" office:string-value="f" calcext:value-type="string">
            <text:p>f</text:p>
          </table:table-cell>
          <table:table-cell table:style-name="ce15" table:formula="of:=OFFSET([$actions_combos.C$2];FLOOR(ROW([.D37])/2)-1;0)" office:value-type="string" office:string-value="r" calcext:value-type="string">
            <text:p>r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formula="of:=VLOOKUP([.C37];[$keys.$A$2:.$C$200];[.$A37]+1;0)" office:value-type="string" office:string-value="KC_2" calcext:value-type="string">
            <text:p>KC_2</text:p>
          </table:table-cell>
          <table:table-cell table:formula="of:=VLOOKUP([.D37];[$keys.$A$2:.$C$200];[.$A37]+1;0)" office:value-type="string" office:string-value="KC_RCBR" calcext:value-type="string">
            <text:p>KC_RCBR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f_r_2" calcext:value-type="string">
            <text:p>f_r_2</text:p>
          </table:table-cell>
          <table:table-cell table:formula="of:=[.G37]&amp;&quot;, &quot;&amp;[.H37]&amp;IF(ISNA([.I37]);&quot;&quot;;&quot;, &quot;&amp;[.I37]&amp;IF(ISNA([.J37]);&quot;&quot;;&quot;, &quot;&amp;[.J37]))" office:value-type="string" office:string-value="KC_2, KC_RCBR" calcext:value-type="string">
            <text:p>KC_2, KC_RCBR</text:p>
          </table:table-cell>
          <table:table-cell table:formula="of:=VLOOKUP([.B37];[$actions.$A$2:.$F$504];5;0)" office:value-type="string" office:string-value="key" calcext:value-type="string">
            <text:p>key</text:p>
          </table:table-cell>
          <table:table-cell table:formula="of:=VLOOKUP([.B37];[$actions.$A$2:.$D$504];2;0)" office:value-type="string" office:string-value="KC_F2" calcext:value-type="string">
            <text:p>KC_F2</text:p>
          </table:table-cell>
          <table:table-cell table:formula="of:=VLOOKUP([.B37];[$actions.$A$2:.$D$504];3;0)" office:value-type="float" office:value="0" calcext:value-type="float">
            <text:p/>
          </table:table-cell>
          <table:table-cell table:formula="of:=VLOOKUP([.B37];[$actions.$A$2:.$D$50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formula="of:=&quot;const uint16_t PROGMEM &quot;&amp;[.K37]&amp;&quot;_combo[] = {&quot;&amp;[.L37]&amp;&quot;, COMBO_END};&quot;" office:value-type="string" office:string-value="const uint16_t PROGMEM f_r_2_combo[] = {KC_2, KC_RCBR, COMBO_END};" calcext:value-type="string">
            <text:p>const uint16_t PROGMEM f_r_2_combo[] = {KC_2, KC_RCBR, COMBO_END};</text:p>
          </table:table-cell>
          <table:table-cell table:formula="of:=&quot;  COMBO_&quot;&amp;[.K37]&amp;&quot;,&quot;" office:value-type="string" office:string-value="  COMBO_f_r_2," calcext:value-type="string">
            <text:p><text:s text:c="2"/>COMBO_f_r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f_r_2] = COMBO(f_r_2_combo, KC_F2)," calcext:value-type="string">
            <text:p><text:s text:c="2"/>[COMBO_f_r_2] = COMBO(f_r_2_combo, KC_F2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f3" calcext:value-type="string">
            <text:p>f3</text:p>
          </table:table-cell>
          <table:table-cell table:style-name="ce15" table:formula="of:=OFFSET([$actions_combos.B$2];FLOOR(ROW([.C38])/2)-1;0)" office:value-type="string" office:string-value="p" calcext:value-type="string">
            <text:p>p</text:p>
          </table:table-cell>
          <table:table-cell table:style-name="ce15" table:formula="of:=OFFSET([$actions_combos.C$2];FLOOR(ROW([.D38])/2)-1;0)" office:value-type="string" office:string-value="s" calcext:value-type="string">
            <text:p>s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formula="of:=VLOOKUP([.C38];[$keys.$A$2:.$C$200];[.$A38]+1;0)" office:value-type="string" office:string-value="KC_P" calcext:value-type="string">
            <text:p>KC_P</text:p>
          </table:table-cell>
          <table:table-cell table:formula="of:=VLOOKUP([.D38];[$keys.$A$2:.$C$200];[.$A38]+1;0)" office:value-type="string" office:string-value="KC_S" calcext:value-type="string">
            <text:p>KC_S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p_s_1" calcext:value-type="string">
            <text:p>p_s_1</text:p>
          </table:table-cell>
          <table:table-cell table:formula="of:=[.G38]&amp;&quot;, &quot;&amp;[.H38]&amp;IF(ISNA([.I38]);&quot;&quot;;&quot;, &quot;&amp;[.I38]&amp;IF(ISNA([.J38]);&quot;&quot;;&quot;, &quot;&amp;[.J38]))" office:value-type="string" office:string-value="KC_P, KC_S" calcext:value-type="string">
            <text:p>KC_P, KC_S</text:p>
          </table:table-cell>
          <table:table-cell table:formula="of:=VLOOKUP([.B38];[$actions.$A$2:.$F$504];5;0)" office:value-type="string" office:string-value="key" calcext:value-type="string">
            <text:p>key</text:p>
          </table:table-cell>
          <table:table-cell table:formula="of:=VLOOKUP([.B38];[$actions.$A$2:.$D$504];2;0)" office:value-type="string" office:string-value="KC_F3" calcext:value-type="string">
            <text:p>KC_F3</text:p>
          </table:table-cell>
          <table:table-cell table:formula="of:=VLOOKUP([.B38];[$actions.$A$2:.$D$504];3;0)" office:value-type="float" office:value="0" calcext:value-type="float">
            <text:p/>
          </table:table-cell>
          <table:table-cell table:formula="of:=VLOOKUP([.B38];[$actions.$A$2:.$D$50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formula="of:=&quot;const uint16_t PROGMEM &quot;&amp;[.K38]&amp;&quot;_combo[] = {&quot;&amp;[.L38]&amp;&quot;, COMBO_END};&quot;" office:value-type="string" office:string-value="const uint16_t PROGMEM p_s_1_combo[] = {KC_P, KC_S, COMBO_END};" calcext:value-type="string">
            <text:p>const uint16_t PROGMEM p_s_1_combo[] = {KC_P, KC_S, COMBO_END};</text:p>
          </table:table-cell>
          <table:table-cell table:formula="of:=&quot;  COMBO_&quot;&amp;[.K38]&amp;&quot;,&quot;" office:value-type="string" office:string-value="  COMBO_p_s_1," calcext:value-type="string">
            <text:p><text:s text:c="2"/>COMBO_p_s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p_s_1] = COMBO(p_s_1_combo, KC_F3)," calcext:value-type="string">
            <text:p><text:s text:c="2"/>[COMBO_p_s_1] = COMBO(p_s_1_combo, KC_F3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f3" calcext:value-type="string">
            <text:p>f3</text:p>
          </table:table-cell>
          <table:table-cell table:style-name="ce15" table:formula="of:=OFFSET([$actions_combos.B$2];FLOOR(ROW([.C39])/2)-1;0)" office:value-type="string" office:string-value="p" calcext:value-type="string">
            <text:p>p</text:p>
          </table:table-cell>
          <table:table-cell table:style-name="ce15" table:formula="of:=OFFSET([$actions_combos.C$2];FLOOR(ROW([.D39])/2)-1;0)" office:value-type="string" office:string-value="s" calcext:value-type="string">
            <text:p>s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formula="of:=VLOOKUP([.C39];[$keys.$A$2:.$C$200];[.$A39]+1;0)" office:value-type="string" office:string-value="KC_3" calcext:value-type="string">
            <text:p>KC_3</text:p>
          </table:table-cell>
          <table:table-cell table:formula="of:=VLOOKUP([.D39];[$keys.$A$2:.$C$200];[.$A39]+1;0)" office:value-type="string" office:string-value="KC_LPRN" calcext:value-type="string">
            <text:p>KC_LPRN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p_s_2" calcext:value-type="string">
            <text:p>p_s_2</text:p>
          </table:table-cell>
          <table:table-cell table:formula="of:=[.G39]&amp;&quot;, &quot;&amp;[.H39]&amp;IF(ISNA([.I39]);&quot;&quot;;&quot;, &quot;&amp;[.I39]&amp;IF(ISNA([.J39]);&quot;&quot;;&quot;, &quot;&amp;[.J39]))" office:value-type="string" office:string-value="KC_3, KC_LPRN" calcext:value-type="string">
            <text:p>KC_3, KC_LPRN</text:p>
          </table:table-cell>
          <table:table-cell table:formula="of:=VLOOKUP([.B39];[$actions.$A$2:.$F$504];5;0)" office:value-type="string" office:string-value="key" calcext:value-type="string">
            <text:p>key</text:p>
          </table:table-cell>
          <table:table-cell table:formula="of:=VLOOKUP([.B39];[$actions.$A$2:.$D$504];2;0)" office:value-type="string" office:string-value="KC_F3" calcext:value-type="string">
            <text:p>KC_F3</text:p>
          </table:table-cell>
          <table:table-cell table:formula="of:=VLOOKUP([.B39];[$actions.$A$2:.$D$504];3;0)" office:value-type="float" office:value="0" calcext:value-type="float">
            <text:p/>
          </table:table-cell>
          <table:table-cell table:formula="of:=VLOOKUP([.B39];[$actions.$A$2:.$D$50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formula="of:=&quot;const uint16_t PROGMEM &quot;&amp;[.K39]&amp;&quot;_combo[] = {&quot;&amp;[.L39]&amp;&quot;, COMBO_END};&quot;" office:value-type="string" office:string-value="const uint16_t PROGMEM p_s_2_combo[] = {KC_3, KC_LPRN, COMBO_END};" calcext:value-type="string">
            <text:p>const uint16_t PROGMEM p_s_2_combo[] = {KC_3, KC_LPRN, COMBO_END};</text:p>
          </table:table-cell>
          <table:table-cell table:formula="of:=&quot;  COMBO_&quot;&amp;[.K39]&amp;&quot;,&quot;" office:value-type="string" office:string-value="  COMBO_p_s_2," calcext:value-type="string">
            <text:p><text:s text:c="2"/>COMBO_p_s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p_s_2] = COMBO(p_s_2_combo, KC_F3)," calcext:value-type="string">
            <text:p><text:s text:c="2"/>[COMBO_p_s_2] = COMBO(p_s_2_combo, KC_F3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f4" calcext:value-type="string">
            <text:p>f4</text:p>
          </table:table-cell>
          <table:table-cell table:style-name="ce15" table:formula="of:=OFFSET([$actions_combos.B$2];FLOOR(ROW([.C40])/2)-1;0)" office:value-type="string" office:string-value="g" calcext:value-type="string">
            <text:p>g</text:p>
          </table:table-cell>
          <table:table-cell table:style-name="ce15" table:formula="of:=OFFSET([$actions_combos.C$2];FLOOR(ROW([.D40])/2)-1;0)" office:value-type="string" office:string-value="t" calcext:value-type="string">
            <text:p>t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formula="of:=VLOOKUP([.C40];[$keys.$A$2:.$C$200];[.$A40]+1;0)" office:value-type="string" office:string-value="KC_G" calcext:value-type="string">
            <text:p>KC_G</text:p>
          </table:table-cell>
          <table:table-cell table:formula="of:=VLOOKUP([.D40];[$keys.$A$2:.$C$200];[.$A40]+1;0)" office:value-type="string" office:string-value="KC_T" calcext:value-type="string">
            <text:p>KC_T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g_t_1" calcext:value-type="string">
            <text:p>g_t_1</text:p>
          </table:table-cell>
          <table:table-cell table:formula="of:=[.G40]&amp;&quot;, &quot;&amp;[.H40]&amp;IF(ISNA([.I40]);&quot;&quot;;&quot;, &quot;&amp;[.I40]&amp;IF(ISNA([.J40]);&quot;&quot;;&quot;, &quot;&amp;[.J40]))" office:value-type="string" office:string-value="KC_G, KC_T" calcext:value-type="string">
            <text:p>KC_G, KC_T</text:p>
          </table:table-cell>
          <table:table-cell table:formula="of:=VLOOKUP([.B40];[$actions.$A$2:.$F$504];5;0)" office:value-type="string" office:string-value="key" calcext:value-type="string">
            <text:p>key</text:p>
          </table:table-cell>
          <table:table-cell table:formula="of:=VLOOKUP([.B40];[$actions.$A$2:.$D$504];2;0)" office:value-type="string" office:string-value="KC_F4" calcext:value-type="string">
            <text:p>KC_F4</text:p>
          </table:table-cell>
          <table:table-cell table:formula="of:=VLOOKUP([.B40];[$actions.$A$2:.$D$504];3;0)" office:value-type="float" office:value="0" calcext:value-type="float">
            <text:p/>
          </table:table-cell>
          <table:table-cell table:formula="of:=VLOOKUP([.B40];[$actions.$A$2:.$D$504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formula="of:=&quot;const uint16_t PROGMEM &quot;&amp;[.K40]&amp;&quot;_combo[] = {&quot;&amp;[.L40]&amp;&quot;, COMBO_END};&quot;" office:value-type="string" office:string-value="const uint16_t PROGMEM g_t_1_combo[] = {KC_G, KC_T, COMBO_END};" calcext:value-type="string">
            <text:p>const uint16_t PROGMEM g_t_1_combo[] = {KC_G, KC_T, COMBO_END};</text:p>
          </table:table-cell>
          <table:table-cell table:formula="of:=&quot;  COMBO_&quot;&amp;[.K40]&amp;&quot;,&quot;" office:value-type="string" office:string-value="  COMBO_g_t_1," calcext:value-type="string">
            <text:p><text:s text:c="2"/>COMBO_g_t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g_t_1] = COMBO(g_t_1_combo, KC_F4)," calcext:value-type="string">
            <text:p><text:s text:c="2"/>[COMBO_g_t_1] = COMBO(g_t_1_combo, KC_F4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f4" calcext:value-type="string">
            <text:p>f4</text:p>
          </table:table-cell>
          <table:table-cell table:style-name="ce15" table:formula="of:=OFFSET([$actions_combos.B$2];FLOOR(ROW([.C41])/2)-1;0)" office:value-type="string" office:string-value="g" calcext:value-type="string">
            <text:p>g</text:p>
          </table:table-cell>
          <table:table-cell table:style-name="ce15" table:formula="of:=OFFSET([$actions_combos.C$2];FLOOR(ROW([.D41])/2)-1;0)" office:value-type="string" office:string-value="t" calcext:value-type="string">
            <text:p>t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formula="of:=VLOOKUP([.C41];[$keys.$A$2:.$C$200];[.$A41]+1;0)" office:value-type="string" office:string-value="KC_4" calcext:value-type="string">
            <text:p>KC_4</text:p>
          </table:table-cell>
          <table:table-cell table:formula="of:=VLOOKUP([.D41];[$keys.$A$2:.$C$200];[.$A41]+1;0)" office:value-type="string" office:string-value="KC_RPRN" calcext:value-type="string">
            <text:p>KC_RPRN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g_t_2" calcext:value-type="string">
            <text:p>g_t_2</text:p>
          </table:table-cell>
          <table:table-cell table:formula="of:=[.G41]&amp;&quot;, &quot;&amp;[.H41]&amp;IF(ISNA([.I41]);&quot;&quot;;&quot;, &quot;&amp;[.I41]&amp;IF(ISNA([.J41]);&quot;&quot;;&quot;, &quot;&amp;[.J41]))" office:value-type="string" office:string-value="KC_4, KC_RPRN" calcext:value-type="string">
            <text:p>KC_4, KC_RPRN</text:p>
          </table:table-cell>
          <table:table-cell table:formula="of:=VLOOKUP([.B41];[$actions.$A$2:.$F$504];5;0)" office:value-type="string" office:string-value="key" calcext:value-type="string">
            <text:p>key</text:p>
          </table:table-cell>
          <table:table-cell table:formula="of:=VLOOKUP([.B41];[$actions.$A$2:.$D$504];2;0)" office:value-type="string" office:string-value="KC_F4" calcext:value-type="string">
            <text:p>KC_F4</text:p>
          </table:table-cell>
          <table:table-cell table:formula="of:=VLOOKUP([.B41];[$actions.$A$2:.$D$504];3;0)" office:value-type="float" office:value="0" calcext:value-type="float">
            <text:p/>
          </table:table-cell>
          <table:table-cell table:formula="of:=VLOOKUP([.B41];[$actions.$A$2:.$D$504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formula="of:=&quot;const uint16_t PROGMEM &quot;&amp;[.K41]&amp;&quot;_combo[] = {&quot;&amp;[.L41]&amp;&quot;, COMBO_END};&quot;" office:value-type="string" office:string-value="const uint16_t PROGMEM g_t_2_combo[] = {KC_4, KC_RPRN, COMBO_END};" calcext:value-type="string">
            <text:p>const uint16_t PROGMEM g_t_2_combo[] = {KC_4, KC_RPRN, COMBO_END};</text:p>
          </table:table-cell>
          <table:table-cell table:formula="of:=&quot;  COMBO_&quot;&amp;[.K41]&amp;&quot;,&quot;" office:value-type="string" office:string-value="  COMBO_g_t_2," calcext:value-type="string">
            <text:p><text:s text:c="2"/>COMBO_g_t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g_t_2] = COMBO(g_t_2_combo, KC_F4)," calcext:value-type="string">
            <text:p><text:s text:c="2"/>[COMBO_g_t_2] = COMBO(g_t_2_combo, KC_F4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f5" calcext:value-type="string">
            <text:p>f5</text:p>
          </table:table-cell>
          <table:table-cell table:style-name="ce15" table:formula="of:=OFFSET([$actions_combos.B$2];FLOOR(ROW([.C42])/2)-1;0)" office:value-type="string" office:string-value="j" calcext:value-type="string">
            <text:p>j</text:p>
          </table:table-cell>
          <table:table-cell table:style-name="ce15" table:formula="of:=OFFSET([$actions_combos.C$2];FLOOR(ROW([.D42])/2)-1;0)" office:value-type="string" office:string-value="l" calcext:value-type="string">
            <text:p>l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formula="of:=VLOOKUP([.C42];[$keys.$A$2:.$C$200];[.$A42]+1;0)" office:value-type="string" office:string-value="KC_J" calcext:value-type="string">
            <text:p>KC_J</text:p>
          </table:table-cell>
          <table:table-cell table:formula="of:=VLOOKUP([.D42];[$keys.$A$2:.$C$200];[.$A42]+1;0)" office:value-type="string" office:string-value="KC_L" calcext:value-type="string">
            <text:p>KC_L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j_l_1" calcext:value-type="string">
            <text:p>j_l_1</text:p>
          </table:table-cell>
          <table:table-cell table:formula="of:=[.G42]&amp;&quot;, &quot;&amp;[.H42]&amp;IF(ISNA([.I42]);&quot;&quot;;&quot;, &quot;&amp;[.I42]&amp;IF(ISNA([.J42]);&quot;&quot;;&quot;, &quot;&amp;[.J42]))" office:value-type="string" office:string-value="KC_J, KC_L" calcext:value-type="string">
            <text:p>KC_J, KC_L</text:p>
          </table:table-cell>
          <table:table-cell table:formula="of:=VLOOKUP([.B42];[$actions.$A$2:.$F$504];5;0)" office:value-type="string" office:string-value="key" calcext:value-type="string">
            <text:p>key</text:p>
          </table:table-cell>
          <table:table-cell table:formula="of:=VLOOKUP([.B42];[$actions.$A$2:.$D$504];2;0)" office:value-type="string" office:string-value="KC_F5" calcext:value-type="string">
            <text:p>KC_F5</text:p>
          </table:table-cell>
          <table:table-cell table:formula="of:=VLOOKUP([.B42];[$actions.$A$2:.$D$504];3;0)" office:value-type="float" office:value="0" calcext:value-type="float">
            <text:p/>
          </table:table-cell>
          <table:table-cell table:formula="of:=VLOOKUP([.B42];[$actions.$A$2:.$D$504];4;0)" office:value-type="float" office:value="0" calcext:value-type="float">
            <text:p/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formula="of:=&quot;const uint16_t PROGMEM &quot;&amp;[.K42]&amp;&quot;_combo[] = {&quot;&amp;[.L42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42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j_l_1] = COMBO(j_l_1_combo, KC_F5)," calcext:value-type="string">
            <text:p><text:s text:c="2"/>[COMBO_j_l_1] = COMBO(j_l_1_combo, KC_F5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f5" calcext:value-type="string">
            <text:p>f5</text:p>
          </table:table-cell>
          <table:table-cell table:style-name="ce15" table:formula="of:=OFFSET([$actions_combos.B$2];FLOOR(ROW([.C43])/2)-1;0)" office:value-type="string" office:string-value="j" calcext:value-type="string">
            <text:p>j</text:p>
          </table:table-cell>
          <table:table-cell table:style-name="ce15" table:formula="of:=OFFSET([$actions_combos.C$2];FLOOR(ROW([.D43])/2)-1;0)" office:value-type="string" office:string-value="l" calcext:value-type="string">
            <text:p>l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formula="of:=VLOOKUP([.C43];[$keys.$A$2:.$C$200];[.$A43]+1;0)" office:value-type="string" office:string-value="KC_5" calcext:value-type="string">
            <text:p>KC_5</text:p>
          </table:table-cell>
          <table:table-cell table:formula="of:=VLOOKUP([.D43];[$keys.$A$2:.$C$200];[.$A43]+1;0)" office:value-type="string" office:string-value="KC_6" calcext:value-type="string">
            <text:p>KC_6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j_l_2" calcext:value-type="string">
            <text:p>j_l_2</text:p>
          </table:table-cell>
          <table:table-cell table:formula="of:=[.G43]&amp;&quot;, &quot;&amp;[.H43]&amp;IF(ISNA([.I43]);&quot;&quot;;&quot;, &quot;&amp;[.I43]&amp;IF(ISNA([.J43]);&quot;&quot;;&quot;, &quot;&amp;[.J43]))" office:value-type="string" office:string-value="KC_5, KC_6" calcext:value-type="string">
            <text:p>KC_5, KC_6</text:p>
          </table:table-cell>
          <table:table-cell table:formula="of:=VLOOKUP([.B43];[$actions.$A$2:.$F$504];5;0)" office:value-type="string" office:string-value="key" calcext:value-type="string">
            <text:p>key</text:p>
          </table:table-cell>
          <table:table-cell table:formula="of:=VLOOKUP([.B43];[$actions.$A$2:.$D$504];2;0)" office:value-type="string" office:string-value="KC_F5" calcext:value-type="string">
            <text:p>KC_F5</text:p>
          </table:table-cell>
          <table:table-cell table:formula="of:=VLOOKUP([.B43];[$actions.$A$2:.$D$504];3;0)" office:value-type="float" office:value="0" calcext:value-type="float">
            <text:p/>
          </table:table-cell>
          <table:table-cell table:formula="of:=VLOOKUP([.B43];[$actions.$A$2:.$D$504];4;0)" office:value-type="float" office:value="0" calcext:value-type="float">
            <text:p/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formula="of:=&quot;const uint16_t PROGMEM &quot;&amp;[.K43]&amp;&quot;_combo[] = {&quot;&amp;[.L43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43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j_l_2] = COMBO(j_l_2_combo, KC_F5)," calcext:value-type="string">
            <text:p><text:s text:c="2"/>[COMBO_j_l_2] = COMBO(j_l_2_combo, KC_F5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f6" calcext:value-type="string">
            <text:p>f6</text:p>
          </table:table-cell>
          <table:table-cell table:style-name="ce15" table:formula="of:=OFFSET([$actions_combos.B$2];FLOOR(ROW([.C44])/2)-1;0)" office:value-type="string" office:string-value="l" calcext:value-type="string">
            <text:p>l</text:p>
          </table:table-cell>
          <table:table-cell table:style-name="ce15" table:formula="of:=OFFSET([$actions_combos.C$2];FLOOR(ROW([.D44])/2)-1;0)" office:value-type="string" office:string-value="e" calcext:value-type="string">
            <text:p>e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formula="of:=VLOOKUP([.C44];[$keys.$A$2:.$C$200];[.$A44]+1;0)" office:value-type="string" office:string-value="KC_L" calcext:value-type="string">
            <text:p>KC_L</text:p>
          </table:table-cell>
          <table:table-cell table:formula="of:=VLOOKUP([.D44];[$keys.$A$2:.$C$200];[.$A44]+1;0)" office:value-type="string" office:string-value="KC_E" calcext:value-type="string">
            <text:p>KC_E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l_e_1" calcext:value-type="string">
            <text:p>l_e_1</text:p>
          </table:table-cell>
          <table:table-cell table:formula="of:=[.G44]&amp;&quot;, &quot;&amp;[.H44]&amp;IF(ISNA([.I44]);&quot;&quot;;&quot;, &quot;&amp;[.I44]&amp;IF(ISNA([.J44]);&quot;&quot;;&quot;, &quot;&amp;[.J44]))" office:value-type="string" office:string-value="KC_L, KC_E" calcext:value-type="string">
            <text:p>KC_L, KC_E</text:p>
          </table:table-cell>
          <table:table-cell table:formula="of:=VLOOKUP([.B44];[$actions.$A$2:.$F$504];5;0)" office:value-type="string" office:string-value="key" calcext:value-type="string">
            <text:p>key</text:p>
          </table:table-cell>
          <table:table-cell table:formula="of:=VLOOKUP([.B44];[$actions.$A$2:.$D$504];2;0)" office:value-type="string" office:string-value="KC_F6" calcext:value-type="string">
            <text:p>KC_F6</text:p>
          </table:table-cell>
          <table:table-cell table:formula="of:=VLOOKUP([.B44];[$actions.$A$2:.$D$504];3;0)" office:value-type="float" office:value="0" calcext:value-type="float">
            <text:p/>
          </table:table-cell>
          <table:table-cell table:formula="of:=VLOOKUP([.B44];[$actions.$A$2:.$D$504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formula="of:=&quot;const uint16_t PROGMEM &quot;&amp;[.K44]&amp;&quot;_combo[] = {&quot;&amp;[.L44]&amp;&quot;, COMBO_END};&quot;" office:value-type="string" office:string-value="const uint16_t PROGMEM l_e_1_combo[] = {KC_L, KC_E, COMBO_END};" calcext:value-type="string">
            <text:p>const uint16_t PROGMEM l_e_1_combo[] = {KC_L, KC_E, COMBO_END};</text:p>
          </table:table-cell>
          <table:table-cell table:formula="of:=&quot;  COMBO_&quot;&amp;[.K44]&amp;&quot;,&quot;" office:value-type="string" office:string-value="  COMBO_l_e_1," calcext:value-type="string">
            <text:p><text:s text:c="2"/>COMBO_l_e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l_e_1] = COMBO(l_e_1_combo, KC_F6)," calcext:value-type="string">
            <text:p><text:s text:c="2"/>[COMBO_l_e_1] = COMBO(l_e_1_combo, KC_F6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f6" calcext:value-type="string">
            <text:p>f6</text:p>
          </table:table-cell>
          <table:table-cell table:style-name="ce15" table:formula="of:=OFFSET([$actions_combos.B$2];FLOOR(ROW([.C45])/2)-1;0)" office:value-type="string" office:string-value="l" calcext:value-type="string">
            <text:p>l</text:p>
          </table:table-cell>
          <table:table-cell table:style-name="ce15" table:formula="of:=OFFSET([$actions_combos.C$2];FLOOR(ROW([.D45])/2)-1;0)" office:value-type="string" office:string-value="e" calcext:value-type="string">
            <text:p>e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formula="of:=VLOOKUP([.C45];[$keys.$A$2:.$C$200];[.$A45]+1;0)" office:value-type="string" office:string-value="KC_6" calcext:value-type="string">
            <text:p>KC_6</text:p>
          </table:table-cell>
          <table:table-cell table:formula="of:=VLOOKUP([.D45];[$keys.$A$2:.$C$200];[.$A45]+1;0)" office:value-type="string" office:string-value="KC_EQL" calcext:value-type="string">
            <text:p>KC_EQL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l_e_2" calcext:value-type="string">
            <text:p>l_e_2</text:p>
          </table:table-cell>
          <table:table-cell table:formula="of:=[.G45]&amp;&quot;, &quot;&amp;[.H45]&amp;IF(ISNA([.I45]);&quot;&quot;;&quot;, &quot;&amp;[.I45]&amp;IF(ISNA([.J45]);&quot;&quot;;&quot;, &quot;&amp;[.J45]))" office:value-type="string" office:string-value="KC_6, KC_EQL" calcext:value-type="string">
            <text:p>KC_6, KC_EQL</text:p>
          </table:table-cell>
          <table:table-cell table:formula="of:=VLOOKUP([.B45];[$actions.$A$2:.$F$504];5;0)" office:value-type="string" office:string-value="key" calcext:value-type="string">
            <text:p>key</text:p>
          </table:table-cell>
          <table:table-cell table:formula="of:=VLOOKUP([.B45];[$actions.$A$2:.$D$504];2;0)" office:value-type="string" office:string-value="KC_F6" calcext:value-type="string">
            <text:p>KC_F6</text:p>
          </table:table-cell>
          <table:table-cell table:formula="of:=VLOOKUP([.B45];[$actions.$A$2:.$D$504];3;0)" office:value-type="float" office:value="0" calcext:value-type="float">
            <text:p/>
          </table:table-cell>
          <table:table-cell table:formula="of:=VLOOKUP([.B45];[$actions.$A$2:.$D$504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formula="of:=&quot;const uint16_t PROGMEM &quot;&amp;[.K45]&amp;&quot;_combo[] = {&quot;&amp;[.L45]&amp;&quot;, COMBO_END};&quot;" office:value-type="string" office:string-value="const uint16_t PROGMEM l_e_2_combo[] = {KC_6, KC_EQL, COMBO_END};" calcext:value-type="string">
            <text:p>const uint16_t PROGMEM l_e_2_combo[] = {KC_6, KC_EQL, COMBO_END};</text:p>
          </table:table-cell>
          <table:table-cell table:formula="of:=&quot;  COMBO_&quot;&amp;[.K45]&amp;&quot;,&quot;" office:value-type="string" office:string-value="  COMBO_l_e_2," calcext:value-type="string">
            <text:p><text:s text:c="2"/>COMBO_l_e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l_e_2] = COMBO(l_e_2_combo, KC_F6)," calcext:value-type="string">
            <text:p><text:s text:c="2"/>[COMBO_l_e_2] = COMBO(l_e_2_combo, KC_F6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f7" calcext:value-type="string">
            <text:p>f7</text:p>
          </table:table-cell>
          <table:table-cell table:style-name="ce15" table:formula="of:=OFFSET([$actions_combos.B$2];FLOOR(ROW([.C46])/2)-1;0)" office:value-type="string" office:string-value="u" calcext:value-type="string">
            <text:p>u</text:p>
          </table:table-cell>
          <table:table-cell table:style-name="ce15" table:formula="of:=OFFSET([$actions_combos.C$2];FLOOR(ROW([.D46])/2)-1;0)" office:value-type="string" office:string-value="I" calcext:value-type="string">
            <text:p>I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formula="of:=VLOOKUP([.C46];[$keys.$A$2:.$C$200];[.$A46]+1;0)" office:value-type="string" office:string-value="KC_U" calcext:value-type="string">
            <text:p>KC_U</text:p>
          </table:table-cell>
          <table:table-cell table:formula="of:=VLOOKUP([.D46];[$keys.$A$2:.$C$200];[.$A46]+1;0)" office:value-type="string" office:string-value="KC_I" calcext:value-type="string">
            <text:p>KC_I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u_I_1" calcext:value-type="string">
            <text:p>u_I_1</text:p>
          </table:table-cell>
          <table:table-cell table:formula="of:=[.G46]&amp;&quot;, &quot;&amp;[.H46]&amp;IF(ISNA([.I46]);&quot;&quot;;&quot;, &quot;&amp;[.I46]&amp;IF(ISNA([.J46]);&quot;&quot;;&quot;, &quot;&amp;[.J46]))" office:value-type="string" office:string-value="KC_U, KC_I" calcext:value-type="string">
            <text:p>KC_U, KC_I</text:p>
          </table:table-cell>
          <table:table-cell table:formula="of:=VLOOKUP([.B46];[$actions.$A$2:.$F$504];5;0)" office:value-type="string" office:string-value="key" calcext:value-type="string">
            <text:p>key</text:p>
          </table:table-cell>
          <table:table-cell table:formula="of:=VLOOKUP([.B46];[$actions.$A$2:.$D$504];2;0)" office:value-type="string" office:string-value="KC_F7" calcext:value-type="string">
            <text:p>KC_F7</text:p>
          </table:table-cell>
          <table:table-cell table:formula="of:=VLOOKUP([.B46];[$actions.$A$2:.$D$504];3;0)" office:value-type="float" office:value="0" calcext:value-type="float">
            <text:p/>
          </table:table-cell>
          <table:table-cell table:formula="of:=VLOOKUP([.B46];[$actions.$A$2:.$D$50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formula="of:=&quot;const uint16_t PROGMEM &quot;&amp;[.K46]&amp;&quot;_combo[] = {&quot;&amp;[.L46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46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u_I_1] = COMBO(u_I_1_combo, KC_F7)," calcext:value-type="string">
            <text:p><text:s text:c="2"/>[COMBO_u_I_1] = COMBO(u_I_1_combo, KC_F7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f7" calcext:value-type="string">
            <text:p>f7</text:p>
          </table:table-cell>
          <table:table-cell table:style-name="ce15" table:formula="of:=OFFSET([$actions_combos.B$2];FLOOR(ROW([.C47])/2)-1;0)" office:value-type="string" office:string-value="u" calcext:value-type="string">
            <text:p>u</text:p>
          </table:table-cell>
          <table:table-cell table:style-name="ce15" table:formula="of:=OFFSET([$actions_combos.C$2];FLOOR(ROW([.D47])/2)-1;0)" office:value-type="string" office:string-value="I" calcext:value-type="string">
            <text:p>I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formula="of:=VLOOKUP([.C47];[$keys.$A$2:.$C$200];[.$A47]+1;0)" office:value-type="string" office:string-value="KC_7" calcext:value-type="string">
            <text:p>KC_7</text:p>
          </table:table-cell>
          <table:table-cell table:formula="of:=VLOOKUP([.D47];[$keys.$A$2:.$C$200];[.$A47]+1;0)" office:value-type="string" office:string-value="KC_ASTR" calcext:value-type="string">
            <text:p>KC_ASTR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u_I_2" calcext:value-type="string">
            <text:p>u_I_2</text:p>
          </table:table-cell>
          <table:table-cell table:formula="of:=[.G47]&amp;&quot;, &quot;&amp;[.H47]&amp;IF(ISNA([.I47]);&quot;&quot;;&quot;, &quot;&amp;[.I47]&amp;IF(ISNA([.J47]);&quot;&quot;;&quot;, &quot;&amp;[.J47]))" office:value-type="string" office:string-value="KC_7, KC_ASTR" calcext:value-type="string">
            <text:p>KC_7, KC_ASTR</text:p>
          </table:table-cell>
          <table:table-cell table:formula="of:=VLOOKUP([.B47];[$actions.$A$2:.$F$504];5;0)" office:value-type="string" office:string-value="key" calcext:value-type="string">
            <text:p>key</text:p>
          </table:table-cell>
          <table:table-cell table:formula="of:=VLOOKUP([.B47];[$actions.$A$2:.$D$504];2;0)" office:value-type="string" office:string-value="KC_F7" calcext:value-type="string">
            <text:p>KC_F7</text:p>
          </table:table-cell>
          <table:table-cell table:formula="of:=VLOOKUP([.B47];[$actions.$A$2:.$D$504];3;0)" office:value-type="float" office:value="0" calcext:value-type="float">
            <text:p/>
          </table:table-cell>
          <table:table-cell table:formula="of:=VLOOKUP([.B47];[$actions.$A$2:.$D$50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formula="of:=&quot;const uint16_t PROGMEM &quot;&amp;[.K47]&amp;&quot;_combo[] = {&quot;&amp;[.L47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47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u_I_2] = COMBO(u_I_2_combo, KC_F7)," calcext:value-type="string">
            <text:p><text:s text:c="2"/>[COMBO_u_I_2] = COMBO(u_I_2_combo, KC_F7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f8" calcext:value-type="string">
            <text:p>f8</text:p>
          </table:table-cell>
          <table:table-cell table:style-name="ce15" table:formula="of:=OFFSET([$actions_combos.B$2];FLOOR(ROW([.C48])/2)-1;0)" office:value-type="string" office:string-value="y" calcext:value-type="string">
            <text:p>y</text:p>
          </table:table-cell>
          <table:table-cell table:style-name="ce15" table:formula="of:=OFFSET([$actions_combos.C$2];FLOOR(ROW([.D48])/2)-1;0)" office:value-type="string" office:string-value="o" calcext:value-type="string">
            <text:p>o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formula="of:=VLOOKUP([.C48];[$keys.$A$2:.$C$200];[.$A48]+1;0)" office:value-type="string" office:string-value="KC_Y" calcext:value-type="string">
            <text:p>KC_Y</text:p>
          </table:table-cell>
          <table:table-cell table:formula="of:=VLOOKUP([.D48];[$keys.$A$2:.$C$200];[.$A48]+1;0)" office:value-type="string" office:string-value="KC_O" calcext:value-type="string">
            <text:p>KC_O</text:p>
          </table:table-cell>
          <table:table-cell table:formula="of:=VLOOKUP([.E48];[$keys.$A$2:.$C$200];[.$A48]+1;0)" office:value-type="string" office:string-value="" calcext:value-type="error">
            <text:p>#N/A</text:p>
          </table:table-cell>
          <table:table-cell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y_o_1" calcext:value-type="string">
            <text:p>y_o_1</text:p>
          </table:table-cell>
          <table:table-cell table:formula="of:=[.G48]&amp;&quot;, &quot;&amp;[.H48]&amp;IF(ISNA([.I48]);&quot;&quot;;&quot;, &quot;&amp;[.I48]&amp;IF(ISNA([.J48]);&quot;&quot;;&quot;, &quot;&amp;[.J48]))" office:value-type="string" office:string-value="KC_Y, KC_O" calcext:value-type="string">
            <text:p>KC_Y, KC_O</text:p>
          </table:table-cell>
          <table:table-cell table:formula="of:=VLOOKUP([.B48];[$actions.$A$2:.$F$504];5;0)" office:value-type="string" office:string-value="key" calcext:value-type="string">
            <text:p>key</text:p>
          </table:table-cell>
          <table:table-cell table:formula="of:=VLOOKUP([.B48];[$actions.$A$2:.$D$504];2;0)" office:value-type="string" office:string-value="KC_F8" calcext:value-type="string">
            <text:p>KC_F8</text:p>
          </table:table-cell>
          <table:table-cell table:formula="of:=VLOOKUP([.B48];[$actions.$A$2:.$D$504];3;0)" office:value-type="float" office:value="0" calcext:value-type="float">
            <text:p/>
          </table:table-cell>
          <table:table-cell table:formula="of:=VLOOKUP([.B48];[$actions.$A$2:.$D$50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formula="of:=&quot;const uint16_t PROGMEM &quot;&amp;[.K48]&amp;&quot;_combo[] = {&quot;&amp;[.L48]&amp;&quot;, COMBO_END};&quot;" office:value-type="string" office:string-value="const uint16_t PROGMEM y_o_1_combo[] = {KC_Y, KC_O, COMBO_END};" calcext:value-type="string">
            <text:p>const uint16_t PROGMEM y_o_1_combo[] = {KC_Y, KC_O, COMBO_END};</text:p>
          </table:table-cell>
          <table:table-cell table:formula="of:=&quot;  COMBO_&quot;&amp;[.K48]&amp;&quot;,&quot;" office:value-type="string" office:string-value="  COMBO_y_o_1," calcext:value-type="string">
            <text:p><text:s text:c="2"/>COMBO_y_o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y_o_1] = COMBO(y_o_1_combo, KC_F8)," calcext:value-type="string">
            <text:p><text:s text:c="2"/>[COMBO_y_o_1] = COMBO(y_o_1_combo, KC_F8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f8" calcext:value-type="string">
            <text:p>f8</text:p>
          </table:table-cell>
          <table:table-cell table:style-name="ce15" table:formula="of:=OFFSET([$actions_combos.B$2];FLOOR(ROW([.C49])/2)-1;0)" office:value-type="string" office:string-value="y" calcext:value-type="string">
            <text:p>y</text:p>
          </table:table-cell>
          <table:table-cell table:style-name="ce15" table:formula="of:=OFFSET([$actions_combos.C$2];FLOOR(ROW([.D49])/2)-1;0)" office:value-type="string" office:string-value="o" calcext:value-type="string">
            <text:p>o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formula="of:=VLOOKUP([.C49];[$keys.$A$2:.$C$200];[.$A49]+1;0)" office:value-type="string" office:string-value="KC_8" calcext:value-type="string">
            <text:p>KC_8</text:p>
          </table:table-cell>
          <table:table-cell table:formula="of:=VLOOKUP([.D49];[$keys.$A$2:.$C$200];[.$A49]+1;0)" office:value-type="string" office:string-value="KC_PLUS" calcext:value-type="string">
            <text:p>KC_PLUS</text:p>
          </table:table-cell>
          <table:table-cell table:formula="of:=VLOOKUP([.E49];[$keys.$A$2:.$C$200];[.$A49]+1;0)" office:value-type="string" office:string-value="" calcext:value-type="error">
            <text:p>#N/A</text:p>
          </table:table-cell>
          <table:table-cell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y_o_2" calcext:value-type="string">
            <text:p>y_o_2</text:p>
          </table:table-cell>
          <table:table-cell table:formula="of:=[.G49]&amp;&quot;, &quot;&amp;[.H49]&amp;IF(ISNA([.I49]);&quot;&quot;;&quot;, &quot;&amp;[.I49]&amp;IF(ISNA([.J49]);&quot;&quot;;&quot;, &quot;&amp;[.J49]))" office:value-type="string" office:string-value="KC_8, KC_PLUS" calcext:value-type="string">
            <text:p>KC_8, KC_PLUS</text:p>
          </table:table-cell>
          <table:table-cell table:formula="of:=VLOOKUP([.B49];[$actions.$A$2:.$F$504];5;0)" office:value-type="string" office:string-value="key" calcext:value-type="string">
            <text:p>key</text:p>
          </table:table-cell>
          <table:table-cell table:formula="of:=VLOOKUP([.B49];[$actions.$A$2:.$D$504];2;0)" office:value-type="string" office:string-value="KC_F8" calcext:value-type="string">
            <text:p>KC_F8</text:p>
          </table:table-cell>
          <table:table-cell table:formula="of:=VLOOKUP([.B49];[$actions.$A$2:.$D$504];3;0)" office:value-type="float" office:value="0" calcext:value-type="float">
            <text:p/>
          </table:table-cell>
          <table:table-cell table:formula="of:=VLOOKUP([.B49];[$actions.$A$2:.$D$50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formula="of:=&quot;const uint16_t PROGMEM &quot;&amp;[.K49]&amp;&quot;_combo[] = {&quot;&amp;[.L49]&amp;&quot;, COMBO_END};&quot;" office:value-type="string" office:string-value="const uint16_t PROGMEM y_o_2_combo[] = {KC_8, KC_PLUS, COMBO_END};" calcext:value-type="string">
            <text:p>const uint16_t PROGMEM y_o_2_combo[] = {KC_8, KC_PLUS, COMBO_END};</text:p>
          </table:table-cell>
          <table:table-cell table:formula="of:=&quot;  COMBO_&quot;&amp;[.K49]&amp;&quot;,&quot;" office:value-type="string" office:string-value="  COMBO_y_o_2," calcext:value-type="string">
            <text:p><text:s text:c="2"/>COMBO_y_o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y_o_2] = COMBO(y_o_2_combo, KC_F8)," calcext:value-type="string">
            <text:p><text:s text:c="2"/>[COMBO_y_o_2] = COMBO(y_o_2_combo, KC_F8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f9" calcext:value-type="string">
            <text:p>f9</text:p>
          </table:table-cell>
          <table:table-cell table:style-name="ce15" table:formula="of:=OFFSET([$actions_combos.B$2];FLOOR(ROW([.C50])/2)-1;0)" office:value-type="string" office:string-value="excl" calcext:value-type="string">
            <text:p>excl</text:p>
          </table:table-cell>
          <table:table-cell table:style-name="ce15" table:formula="of:=OFFSET([$actions_combos.C$2];FLOOR(ROW([.D50])/2)-1;0)" office:value-type="string" office:string-value="o" calcext:value-type="string">
            <text:p>o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formula="of:=VLOOKUP([.C50];[$keys.$A$2:.$C$200];[.$A50]+1;0)" office:value-type="string" office:string-value="CC_EMQM" calcext:value-type="string">
            <text:p>CC_EMQM</text:p>
          </table:table-cell>
          <table:table-cell table:formula="of:=VLOOKUP([.D50];[$keys.$A$2:.$C$200];[.$A50]+1;0)" office:value-type="string" office:string-value="KC_O" calcext:value-type="string">
            <text:p>KC_O</text:p>
          </table:table-cell>
          <table:table-cell table:formula="of:=VLOOKUP([.E50];[$keys.$A$2:.$C$200];[.$A50]+1;0)" office:value-type="string" office:string-value="" calcext:value-type="error">
            <text:p>#N/A</text:p>
          </table:table-cell>
          <table:table-cell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xcl_o_1" calcext:value-type="string">
            <text:p>excl_o_1</text:p>
          </table:table-cell>
          <table:table-cell table:formula="of:=[.G50]&amp;&quot;, &quot;&amp;[.H50]&amp;IF(ISNA([.I50]);&quot;&quot;;&quot;, &quot;&amp;[.I50]&amp;IF(ISNA([.J50]);&quot;&quot;;&quot;, &quot;&amp;[.J50]))" office:value-type="string" office:string-value="CC_EMQM, KC_O" calcext:value-type="string">
            <text:p>CC_EMQM, KC_O</text:p>
          </table:table-cell>
          <table:table-cell table:formula="of:=VLOOKUP([.B50];[$actions.$A$2:.$F$504];5;0)" office:value-type="string" office:string-value="key" calcext:value-type="string">
            <text:p>key</text:p>
          </table:table-cell>
          <table:table-cell table:formula="of:=VLOOKUP([.B50];[$actions.$A$2:.$D$504];2;0)" office:value-type="string" office:string-value="KC_F9" calcext:value-type="string">
            <text:p>KC_F9</text:p>
          </table:table-cell>
          <table:table-cell table:formula="of:=VLOOKUP([.B50];[$actions.$A$2:.$D$504];3;0)" office:value-type="float" office:value="0" calcext:value-type="float">
            <text:p/>
          </table:table-cell>
          <table:table-cell table:formula="of:=VLOOKUP([.B50];[$actions.$A$2:.$D$50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formula="of:=&quot;const uint16_t PROGMEM &quot;&amp;[.K50]&amp;&quot;_combo[] = {&quot;&amp;[.L50]&amp;&quot;, COMBO_END};&quot;" office:value-type="string" office:string-value="const uint16_t PROGMEM excl_o_1_combo[] = {CC_EMQM, KC_O, COMBO_END};" calcext:value-type="string">
            <text:p>const uint16_t PROGMEM excl_o_1_combo[] = {CC_EMQM, KC_O, COMBO_END};</text:p>
          </table:table-cell>
          <table:table-cell table:formula="of:=&quot;  COMBO_&quot;&amp;[.K50]&amp;&quot;,&quot;" office:value-type="string" office:string-value="  COMBO_excl_o_1," calcext:value-type="string">
            <text:p><text:s text:c="2"/>COMBO_excl_o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xcl_o_1] = COMBO(excl_o_1_combo, KC_F9)," calcext:value-type="string">
            <text:p><text:s text:c="2"/>[COMBO_excl_o_1] = COMBO(excl_o_1_combo, KC_F9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f9" calcext:value-type="string">
            <text:p>f9</text:p>
          </table:table-cell>
          <table:table-cell table:style-name="ce15" table:formula="of:=OFFSET([$actions_combos.B$2];FLOOR(ROW([.C51])/2)-1;0)" office:value-type="string" office:string-value="excl" calcext:value-type="string">
            <text:p>excl</text:p>
          </table:table-cell>
          <table:table-cell table:style-name="ce15" table:formula="of:=OFFSET([$actions_combos.C$2];FLOOR(ROW([.D51])/2)-1;0)" office:value-type="string" office:string-value="o" calcext:value-type="string">
            <text:p>o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formula="of:=VLOOKUP([.C51];[$keys.$A$2:.$C$200];[.$A51]+1;0)" office:value-type="string" office:string-value="KC_9" calcext:value-type="string">
            <text:p>KC_9</text:p>
          </table:table-cell>
          <table:table-cell table:formula="of:=VLOOKUP([.D51];[$keys.$A$2:.$C$200];[.$A51]+1;0)" office:value-type="string" office:string-value="KC_PLUS" calcext:value-type="string">
            <text:p>KC_PLUS</text:p>
          </table:table-cell>
          <table:table-cell table:formula="of:=VLOOKUP([.E51];[$keys.$A$2:.$C$200];[.$A51]+1;0)" office:value-type="string" office:string-value="" calcext:value-type="error">
            <text:p>#N/A</text:p>
          </table:table-cell>
          <table:table-cell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xcl_o_2" calcext:value-type="string">
            <text:p>excl_o_2</text:p>
          </table:table-cell>
          <table:table-cell table:formula="of:=[.G51]&amp;&quot;, &quot;&amp;[.H51]&amp;IF(ISNA([.I51]);&quot;&quot;;&quot;, &quot;&amp;[.I51]&amp;IF(ISNA([.J51]);&quot;&quot;;&quot;, &quot;&amp;[.J51]))" office:value-type="string" office:string-value="KC_9, KC_PLUS" calcext:value-type="string">
            <text:p>KC_9, KC_PLUS</text:p>
          </table:table-cell>
          <table:table-cell table:formula="of:=VLOOKUP([.B51];[$actions.$A$2:.$F$504];5;0)" office:value-type="string" office:string-value="key" calcext:value-type="string">
            <text:p>key</text:p>
          </table:table-cell>
          <table:table-cell table:formula="of:=VLOOKUP([.B51];[$actions.$A$2:.$D$504];2;0)" office:value-type="string" office:string-value="KC_F9" calcext:value-type="string">
            <text:p>KC_F9</text:p>
          </table:table-cell>
          <table:table-cell table:formula="of:=VLOOKUP([.B51];[$actions.$A$2:.$D$504];3;0)" office:value-type="float" office:value="0" calcext:value-type="float">
            <text:p/>
          </table:table-cell>
          <table:table-cell table:formula="of:=VLOOKUP([.B51];[$actions.$A$2:.$D$50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formula="of:=&quot;const uint16_t PROGMEM &quot;&amp;[.K51]&amp;&quot;_combo[] = {&quot;&amp;[.L51]&amp;&quot;, COMBO_END};&quot;" office:value-type="string" office:string-value="const uint16_t PROGMEM excl_o_2_combo[] = {KC_9, KC_PLUS, COMBO_END};" calcext:value-type="string">
            <text:p>const uint16_t PROGMEM excl_o_2_combo[] = {KC_9, KC_PLUS, COMBO_END};</text:p>
          </table:table-cell>
          <table:table-cell table:formula="of:=&quot;  COMBO_&quot;&amp;[.K51]&amp;&quot;,&quot;" office:value-type="string" office:string-value="  COMBO_excl_o_2," calcext:value-type="string">
            <text:p><text:s text:c="2"/>COMBO_excl_o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xcl_o_2] = COMBO(excl_o_2_combo, KC_F9)," calcext:value-type="string">
            <text:p><text:s text:c="2"/>[COMBO_excl_o_2] = COMBO(excl_o_2_combo, KC_F9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home" calcext:value-type="string">
            <text:p>home</text:p>
          </table:table-cell>
          <table:table-cell table:style-name="ce15" table:formula="of:=OFFSET([$actions_combos.B$2];FLOOR(ROW([.C52])/2)-1;0)" office:value-type="string" office:string-value="a" calcext:value-type="string">
            <text:p>a</text:p>
          </table:table-cell>
          <table:table-cell table:style-name="ce15" table:formula="of:=OFFSET([$actions_combos.C$2];FLOOR(ROW([.D52])/2)-1;0)" office:value-type="string" office:string-value="s" calcext:value-type="string">
            <text:p>s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formula="of:=VLOOKUP([.C52];[$keys.$A$2:.$C$200];[.$A52]+1;0)" office:value-type="string" office:string-value="KC_A" calcext:value-type="string">
            <text:p>KC_A</text:p>
          </table:table-cell>
          <table:table-cell table:formula="of:=VLOOKUP([.D52];[$keys.$A$2:.$C$200];[.$A52]+1;0)" office:value-type="string" office:string-value="KC_S" calcext:value-type="string">
            <text:p>KC_S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a_s_1" calcext:value-type="string">
            <text:p>a_s_1</text:p>
          </table:table-cell>
          <table:table-cell table:formula="of:=[.G52]&amp;&quot;, &quot;&amp;[.H52]&amp;IF(ISNA([.I52]);&quot;&quot;;&quot;, &quot;&amp;[.I52]&amp;IF(ISNA([.J52]);&quot;&quot;;&quot;, &quot;&amp;[.J52]))" office:value-type="string" office:string-value="KC_A, KC_S" calcext:value-type="string">
            <text:p>KC_A, KC_S</text:p>
          </table:table-cell>
          <table:table-cell table:formula="of:=VLOOKUP([.B52];[$actions.$A$2:.$F$504];5;0)" office:value-type="string" office:string-value="key" calcext:value-type="string">
            <text:p>key</text:p>
          </table:table-cell>
          <table:table-cell table:formula="of:=VLOOKUP([.B52];[$actions.$A$2:.$D$504];2;0)" office:value-type="string" office:string-value="KC_HOME" calcext:value-type="string">
            <text:p>KC_HOME</text:p>
          </table:table-cell>
          <table:table-cell table:formula="of:=VLOOKUP([.B52];[$actions.$A$2:.$D$504];3;0)" office:value-type="float" office:value="0" calcext:value-type="float">
            <text:p/>
          </table:table-cell>
          <table:table-cell table:formula="of:=VLOOKUP([.B52];[$actions.$A$2:.$D$50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formula="of:=&quot;const uint16_t PROGMEM &quot;&amp;[.K52]&amp;&quot;_combo[] = {&quot;&amp;[.L52]&amp;&quot;, COMBO_END};&quot;" office:value-type="string" office:string-value="const uint16_t PROGMEM a_s_1_combo[] = {KC_A, KC_S, COMBO_END};" calcext:value-type="string">
            <text:p>const uint16_t PROGMEM a_s_1_combo[] = {KC_A, KC_S, COMBO_END};</text:p>
          </table:table-cell>
          <table:table-cell table:formula="of:=&quot;  COMBO_&quot;&amp;[.K52]&amp;&quot;,&quot;" office:value-type="string" office:string-value="  COMBO_a_s_1," calcext:value-type="string">
            <text:p><text:s text:c="2"/>COMBO_a_s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a_s_1] = COMBO(a_s_1_combo, KC_HOME)," calcext:value-type="string">
            <text:p><text:s text:c="2"/>[COMBO_a_s_1] = COMBO(a_s_1_combo, KC_HOME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home" calcext:value-type="string">
            <text:p>home</text:p>
          </table:table-cell>
          <table:table-cell table:style-name="ce15" table:formula="of:=OFFSET([$actions_combos.B$2];FLOOR(ROW([.C53])/2)-1;0)" office:value-type="string" office:string-value="a" calcext:value-type="string">
            <text:p>a</text:p>
          </table:table-cell>
          <table:table-cell table:style-name="ce15" table:formula="of:=OFFSET([$actions_combos.C$2];FLOOR(ROW([.D53])/2)-1;0)" office:value-type="string" office:string-value="s" calcext:value-type="string">
            <text:p>s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formula="of:=VLOOKUP([.C53];[$keys.$A$2:.$C$200];[.$A53]+1;0)" office:value-type="string" office:string-value="KC_LCBR" calcext:value-type="string">
            <text:p>KC_LCBR</text:p>
          </table:table-cell>
          <table:table-cell table:formula="of:=VLOOKUP([.D53];[$keys.$A$2:.$C$200];[.$A53]+1;0)" office:value-type="string" office:string-value="KC_LPRN" calcext:value-type="string">
            <text:p>KC_LPRN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a_s_2" calcext:value-type="string">
            <text:p>a_s_2</text:p>
          </table:table-cell>
          <table:table-cell table:formula="of:=[.G53]&amp;&quot;, &quot;&amp;[.H53]&amp;IF(ISNA([.I53]);&quot;&quot;;&quot;, &quot;&amp;[.I53]&amp;IF(ISNA([.J53]);&quot;&quot;;&quot;, &quot;&amp;[.J53]))" office:value-type="string" office:string-value="KC_LCBR, KC_LPRN" calcext:value-type="string">
            <text:p>KC_LCBR, KC_LPRN</text:p>
          </table:table-cell>
          <table:table-cell table:formula="of:=VLOOKUP([.B53];[$actions.$A$2:.$F$504];5;0)" office:value-type="string" office:string-value="key" calcext:value-type="string">
            <text:p>key</text:p>
          </table:table-cell>
          <table:table-cell table:formula="of:=VLOOKUP([.B53];[$actions.$A$2:.$D$504];2;0)" office:value-type="string" office:string-value="KC_HOME" calcext:value-type="string">
            <text:p>KC_HOME</text:p>
          </table:table-cell>
          <table:table-cell table:formula="of:=VLOOKUP([.B53];[$actions.$A$2:.$D$504];3;0)" office:value-type="float" office:value="0" calcext:value-type="float">
            <text:p/>
          </table:table-cell>
          <table:table-cell table:formula="of:=VLOOKUP([.B53];[$actions.$A$2:.$D$50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formula="of:=&quot;const uint16_t PROGMEM &quot;&amp;[.K53]&amp;&quot;_combo[] = {&quot;&amp;[.L53]&amp;&quot;, COMBO_END};&quot;" office:value-type="string" office:string-value="const uint16_t PROGMEM a_s_2_combo[] = {KC_LCBR, KC_LPRN, COMBO_END};" calcext:value-type="string">
            <text:p>const uint16_t PROGMEM a_s_2_combo[] = {KC_LCBR, KC_LPRN, COMBO_END};</text:p>
          </table:table-cell>
          <table:table-cell table:formula="of:=&quot;  COMBO_&quot;&amp;[.K53]&amp;&quot;,&quot;" office:value-type="string" office:string-value="  COMBO_a_s_2," calcext:value-type="string">
            <text:p><text:s text:c="2"/>COMBO_a_s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a_s_2] = COMBO(a_s_2_combo, KC_HOME)," calcext:value-type="string">
            <text:p><text:s text:c="2"/>[COMBO_a_s_2] = COMBO(a_s_2_combo, KC_HOME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home" calcext:value-type="string">
            <text:p>home</text:p>
          </table:table-cell>
          <table:table-cell table:style-name="ce15" table:formula="of:=OFFSET([$actions_combos.B$2];FLOOR(ROW([.C54])/2)-1;0)" office:value-type="string" office:string-value="n" calcext:value-type="string">
            <text:p>n</text:p>
          </table:table-cell>
          <table:table-cell table:style-name="ce15" table:formula="of:=OFFSET([$actions_combos.C$2];FLOOR(ROW([.D54])/2)-1;0)" office:value-type="string" office:string-value="i" calcext:value-type="string">
            <text:p>i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formula="of:=VLOOKUP([.C54];[$keys.$A$2:.$C$200];[.$A54]+1;0)" office:value-type="string" office:string-value="KC_N" calcext:value-type="string">
            <text:p>KC_N</text:p>
          </table:table-cell>
          <table:table-cell table:formula="of:=VLOOKUP([.D54];[$keys.$A$2:.$C$200];[.$A54]+1;0)" office:value-type="string" office:string-value="KC_I" calcext:value-type="string">
            <text:p>KC_I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n_i_1" calcext:value-type="string">
            <text:p>n_i_1</text:p>
          </table:table-cell>
          <table:table-cell table:formula="of:=[.G54]&amp;&quot;, &quot;&amp;[.H54]&amp;IF(ISNA([.I54]);&quot;&quot;;&quot;, &quot;&amp;[.I54]&amp;IF(ISNA([.J54]);&quot;&quot;;&quot;, &quot;&amp;[.J54]))" office:value-type="string" office:string-value="KC_N, KC_I" calcext:value-type="string">
            <text:p>KC_N, KC_I</text:p>
          </table:table-cell>
          <table:table-cell table:formula="of:=VLOOKUP([.B54];[$actions.$A$2:.$F$504];5;0)" office:value-type="string" office:string-value="key" calcext:value-type="string">
            <text:p>key</text:p>
          </table:table-cell>
          <table:table-cell table:formula="of:=VLOOKUP([.B54];[$actions.$A$2:.$D$504];2;0)" office:value-type="string" office:string-value="KC_HOME" calcext:value-type="string">
            <text:p>KC_HOME</text:p>
          </table:table-cell>
          <table:table-cell table:formula="of:=VLOOKUP([.B54];[$actions.$A$2:.$D$504];3;0)" office:value-type="float" office:value="0" calcext:value-type="float">
            <text:p/>
          </table:table-cell>
          <table:table-cell table:formula="of:=VLOOKUP([.B54];[$actions.$A$2:.$D$50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formula="of:=&quot;const uint16_t PROGMEM &quot;&amp;[.K54]&amp;&quot;_combo[] = {&quot;&amp;[.L54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54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home" calcext:value-type="string">
            <text:p>home</text:p>
          </table:table-cell>
          <table:table-cell table:style-name="ce15" table:formula="of:=OFFSET([$actions_combos.B$2];FLOOR(ROW([.C55])/2)-1;0)" office:value-type="string" office:string-value="n" calcext:value-type="string">
            <text:p>n</text:p>
          </table:table-cell>
          <table:table-cell table:style-name="ce15" table:formula="of:=OFFSET([$actions_combos.C$2];FLOOR(ROW([.D55])/2)-1;0)" office:value-type="string" office:string-value="i" calcext:value-type="string">
            <text:p>i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formula="of:=VLOOKUP([.C55];[$keys.$A$2:.$C$200];[.$A55]+1;0)" office:value-type="string" office:string-value="KC_MINS" calcext:value-type="string">
            <text:p>KC_MINS</text:p>
          </table:table-cell>
          <table:table-cell table:formula="of:=VLOOKUP([.D55];[$keys.$A$2:.$C$200];[.$A55]+1;0)" office:value-type="string" office:string-value="KC_ASTR" calcext:value-type="string">
            <text:p>KC_ASTR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n_i_2" calcext:value-type="string">
            <text:p>n_i_2</text:p>
          </table:table-cell>
          <table:table-cell table:formula="of:=[.G55]&amp;&quot;, &quot;&amp;[.H55]&amp;IF(ISNA([.I55]);&quot;&quot;;&quot;, &quot;&amp;[.I55]&amp;IF(ISNA([.J55]);&quot;&quot;;&quot;, &quot;&amp;[.J55]))" office:value-type="string" office:string-value="KC_MINS, KC_ASTR" calcext:value-type="string">
            <text:p>KC_MINS, KC_ASTR</text:p>
          </table:table-cell>
          <table:table-cell table:formula="of:=VLOOKUP([.B55];[$actions.$A$2:.$F$504];5;0)" office:value-type="string" office:string-value="key" calcext:value-type="string">
            <text:p>key</text:p>
          </table:table-cell>
          <table:table-cell table:formula="of:=VLOOKUP([.B55];[$actions.$A$2:.$D$504];2;0)" office:value-type="string" office:string-value="KC_HOME" calcext:value-type="string">
            <text:p>KC_HOME</text:p>
          </table:table-cell>
          <table:table-cell table:formula="of:=VLOOKUP([.B55];[$actions.$A$2:.$D$504];3;0)" office:value-type="float" office:value="0" calcext:value-type="float">
            <text:p/>
          </table:table-cell>
          <table:table-cell table:formula="of:=VLOOKUP([.B55];[$actions.$A$2:.$D$50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formula="of:=&quot;const uint16_t PROGMEM &quot;&amp;[.K55]&amp;&quot;_combo[] = {&quot;&amp;[.L55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55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insert" calcext:value-type="string">
            <text:p>insert</text:p>
          </table:table-cell>
          <table:table-cell table:style-name="ce15" table:formula="of:=OFFSET([$actions_combos.B$2];FLOOR(ROW([.C56])/2)-1;0)" office:value-type="string" office:string-value="f" calcext:value-type="string">
            <text:p>f</text:p>
          </table:table-cell>
          <table:table-cell table:style-name="ce15" table:formula="of:=OFFSET([$actions_combos.C$2];FLOOR(ROW([.D56])/2)-1;0)" office:value-type="string" office:string-value="p" calcext:value-type="string">
            <text:p>p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formula="of:=VLOOKUP([.C56];[$keys.$A$2:.$C$200];[.$A56]+1;0)" office:value-type="string" office:string-value="KC_F" calcext:value-type="string">
            <text:p>KC_F</text:p>
          </table:table-cell>
          <table:table-cell table:formula="of:=VLOOKUP([.D56];[$keys.$A$2:.$C$200];[.$A56]+1;0)" office:value-type="string" office:string-value="KC_P" calcext:value-type="string">
            <text:p>KC_P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f_p_1" calcext:value-type="string">
            <text:p>f_p_1</text:p>
          </table:table-cell>
          <table:table-cell table:formula="of:=[.G56]&amp;&quot;, &quot;&amp;[.H56]&amp;IF(ISNA([.I56]);&quot;&quot;;&quot;, &quot;&amp;[.I56]&amp;IF(ISNA([.J56]);&quot;&quot;;&quot;, &quot;&amp;[.J56]))" office:value-type="string" office:string-value="KC_F, KC_P" calcext:value-type="string">
            <text:p>KC_F, KC_P</text:p>
          </table:table-cell>
          <table:table-cell table:formula="of:=VLOOKUP([.B56];[$actions.$A$2:.$F$504];5;0)" office:value-type="string" office:string-value="key" calcext:value-type="string">
            <text:p>key</text:p>
          </table:table-cell>
          <table:table-cell table:formula="of:=VLOOKUP([.B56];[$actions.$A$2:.$D$504];2;0)" office:value-type="string" office:string-value="KC_INS" calcext:value-type="string">
            <text:p>KC_INS</text:p>
          </table:table-cell>
          <table:table-cell table:formula="of:=VLOOKUP([.B56];[$actions.$A$2:.$D$504];3;0)" office:value-type="float" office:value="0" calcext:value-type="float">
            <text:p/>
          </table:table-cell>
          <table:table-cell table:formula="of:=VLOOKUP([.B56];[$actions.$A$2:.$D$50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formula="of:=&quot;const uint16_t PROGMEM &quot;&amp;[.K56]&amp;&quot;_combo[] = {&quot;&amp;[.L56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56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f_p_1] = COMBO(f_p_1_combo, KC_INS)," calcext:value-type="string">
            <text:p><text:s text:c="2"/>[COMBO_f_p_1] = COMBO(f_p_1_combo, KC_INS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insert" calcext:value-type="string">
            <text:p>insert</text:p>
          </table:table-cell>
          <table:table-cell table:style-name="ce15" table:formula="of:=OFFSET([$actions_combos.B$2];FLOOR(ROW([.C57])/2)-1;0)" office:value-type="string" office:string-value="f" calcext:value-type="string">
            <text:p>f</text:p>
          </table:table-cell>
          <table:table-cell table:style-name="ce15" table:formula="of:=OFFSET([$actions_combos.C$2];FLOOR(ROW([.D57])/2)-1;0)" office:value-type="string" office:string-value="p" calcext:value-type="string">
            <text:p>p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formula="of:=VLOOKUP([.C57];[$keys.$A$2:.$C$200];[.$A57]+1;0)" office:value-type="string" office:string-value="KC_2" calcext:value-type="string">
            <text:p>KC_2</text:p>
          </table:table-cell>
          <table:table-cell table:formula="of:=VLOOKUP([.D57];[$keys.$A$2:.$C$200];[.$A57]+1;0)" office:value-type="string" office:string-value="KC_3" calcext:value-type="string">
            <text:p>KC_3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f_p_2" calcext:value-type="string">
            <text:p>f_p_2</text:p>
          </table:table-cell>
          <table:table-cell table:formula="of:=[.G57]&amp;&quot;, &quot;&amp;[.H57]&amp;IF(ISNA([.I57]);&quot;&quot;;&quot;, &quot;&amp;[.I57]&amp;IF(ISNA([.J57]);&quot;&quot;;&quot;, &quot;&amp;[.J57]))" office:value-type="string" office:string-value="KC_2, KC_3" calcext:value-type="string">
            <text:p>KC_2, KC_3</text:p>
          </table:table-cell>
          <table:table-cell table:formula="of:=VLOOKUP([.B57];[$actions.$A$2:.$F$504];5;0)" office:value-type="string" office:string-value="key" calcext:value-type="string">
            <text:p>key</text:p>
          </table:table-cell>
          <table:table-cell table:formula="of:=VLOOKUP([.B57];[$actions.$A$2:.$D$504];2;0)" office:value-type="string" office:string-value="KC_INS" calcext:value-type="string">
            <text:p>KC_INS</text:p>
          </table:table-cell>
          <table:table-cell table:formula="of:=VLOOKUP([.B57];[$actions.$A$2:.$D$504];3;0)" office:value-type="float" office:value="0" calcext:value-type="float">
            <text:p/>
          </table:table-cell>
          <table:table-cell table:formula="of:=VLOOKUP([.B57];[$actions.$A$2:.$D$50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formula="of:=&quot;const uint16_t PROGMEM &quot;&amp;[.K57]&amp;&quot;_combo[] = {&quot;&amp;[.L57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57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f_p_2] = COMBO(f_p_2_combo, KC_INS)," calcext:value-type="string">
            <text:p><text:s text:c="2"/>[COMBO_f_p_2] = COMBO(f_p_2_combo, KC_INS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left" calcext:value-type="string">
            <text:p>left</text:p>
          </table:table-cell>
          <table:table-cell table:style-name="ce15" table:formula="of:=OFFSET([$actions_combos.B$2];FLOOR(ROW([.C58])/2)-1;0)" office:value-type="string" office:string-value="r" calcext:value-type="string">
            <text:p>r</text:p>
          </table:table-cell>
          <table:table-cell table:style-name="ce15" table:formula="of:=OFFSET([$actions_combos.C$2];FLOOR(ROW([.D58])/2)-1;0)" office:value-type="string" office:string-value="s" calcext:value-type="string">
            <text:p>s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formula="of:=VLOOKUP([.C58];[$keys.$A$2:.$C$200];[.$A58]+1;0)" office:value-type="string" office:string-value="KC_R" calcext:value-type="string">
            <text:p>KC_R</text:p>
          </table:table-cell>
          <table:table-cell table:formula="of:=VLOOKUP([.D58];[$keys.$A$2:.$C$200];[.$A58]+1;0)" office:value-type="string" office:string-value="KC_S" calcext:value-type="string">
            <text:p>KC_S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r_s_1" calcext:value-type="string">
            <text:p>r_s_1</text:p>
          </table:table-cell>
          <table:table-cell table:formula="of:=[.G58]&amp;&quot;, &quot;&amp;[.H58]&amp;IF(ISNA([.I58]);&quot;&quot;;&quot;, &quot;&amp;[.I58]&amp;IF(ISNA([.J58]);&quot;&quot;;&quot;, &quot;&amp;[.J58]))" office:value-type="string" office:string-value="KC_R, KC_S" calcext:value-type="string">
            <text:p>KC_R, KC_S</text:p>
          </table:table-cell>
          <table:table-cell table:formula="of:=VLOOKUP([.B58];[$actions.$A$2:.$F$504];5;0)" office:value-type="string" office:string-value="key" calcext:value-type="string">
            <text:p>key</text:p>
          </table:table-cell>
          <table:table-cell table:formula="of:=VLOOKUP([.B58];[$actions.$A$2:.$D$504];2;0)" office:value-type="string" office:string-value="KC_LEFT" calcext:value-type="string">
            <text:p>KC_LEFT</text:p>
          </table:table-cell>
          <table:table-cell table:formula="of:=VLOOKUP([.B58];[$actions.$A$2:.$D$504];3;0)" office:value-type="float" office:value="0" calcext:value-type="float">
            <text:p/>
          </table:table-cell>
          <table:table-cell table:formula="of:=VLOOKUP([.B58];[$actions.$A$2:.$D$50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formula="of:=&quot;const uint16_t PROGMEM &quot;&amp;[.K58]&amp;&quot;_combo[] = {&quot;&amp;[.L58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58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r_s_1] = COMBO(r_s_1_combo, KC_LEFT)," calcext:value-type="string">
            <text:p><text:s text:c="2"/>[COMBO_r_s_1] = COMBO(r_s_1_combo, KC_LEFT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left" calcext:value-type="string">
            <text:p>left</text:p>
          </table:table-cell>
          <table:table-cell table:style-name="ce15" table:formula="of:=OFFSET([$actions_combos.B$2];FLOOR(ROW([.C59])/2)-1;0)" office:value-type="string" office:string-value="r" calcext:value-type="string">
            <text:p>r</text:p>
          </table:table-cell>
          <table:table-cell table:style-name="ce15" table:formula="of:=OFFSET([$actions_combos.C$2];FLOOR(ROW([.D59])/2)-1;0)" office:value-type="string" office:string-value="s" calcext:value-type="string">
            <text:p>s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formula="of:=VLOOKUP([.C59];[$keys.$A$2:.$C$200];[.$A59]+1;0)" office:value-type="string" office:string-value="KC_RCBR" calcext:value-type="string">
            <text:p>KC_RCBR</text:p>
          </table:table-cell>
          <table:table-cell table:formula="of:=VLOOKUP([.D59];[$keys.$A$2:.$C$200];[.$A59]+1;0)" office:value-type="string" office:string-value="KC_LPRN" calcext:value-type="string">
            <text:p>KC_LPRN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r_s_2" calcext:value-type="string">
            <text:p>r_s_2</text:p>
          </table:table-cell>
          <table:table-cell table:formula="of:=[.G59]&amp;&quot;, &quot;&amp;[.H59]&amp;IF(ISNA([.I59]);&quot;&quot;;&quot;, &quot;&amp;[.I59]&amp;IF(ISNA([.J59]);&quot;&quot;;&quot;, &quot;&amp;[.J59]))" office:value-type="string" office:string-value="KC_RCBR, KC_LPRN" calcext:value-type="string">
            <text:p>KC_RCBR, KC_LPRN</text:p>
          </table:table-cell>
          <table:table-cell table:formula="of:=VLOOKUP([.B59];[$actions.$A$2:.$F$504];5;0)" office:value-type="string" office:string-value="key" calcext:value-type="string">
            <text:p>key</text:p>
          </table:table-cell>
          <table:table-cell table:formula="of:=VLOOKUP([.B59];[$actions.$A$2:.$D$504];2;0)" office:value-type="string" office:string-value="KC_LEFT" calcext:value-type="string">
            <text:p>KC_LEFT</text:p>
          </table:table-cell>
          <table:table-cell table:formula="of:=VLOOKUP([.B59];[$actions.$A$2:.$D$504];3;0)" office:value-type="float" office:value="0" calcext:value-type="float">
            <text:p/>
          </table:table-cell>
          <table:table-cell table:formula="of:=VLOOKUP([.B59];[$actions.$A$2:.$D$50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formula="of:=&quot;const uint16_t PROGMEM &quot;&amp;[.K59]&amp;&quot;_combo[] = {&quot;&amp;[.L59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59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r_s_2] = COMBO(r_s_2_combo, KC_LEFT)," calcext:value-type="string">
            <text:p><text:s text:c="2"/>[COMBO_r_s_2] = COMBO(r_s_2_combo, KC_LEFT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left" calcext:value-type="string">
            <text:p>left</text:p>
          </table:table-cell>
          <table:table-cell table:style-name="ce15" table:formula="of:=OFFSET([$actions_combos.B$2];FLOOR(ROW([.C60])/2)-1;0)" office:value-type="string" office:string-value="n" calcext:value-type="string">
            <text:p>n</text:p>
          </table:table-cell>
          <table:table-cell table:style-name="ce15" table:formula="of:=OFFSET([$actions_combos.C$2];FLOOR(ROW([.D60])/2)-1;0)" office:value-type="string" office:string-value="e" calcext:value-type="string">
            <text:p>e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formula="of:=VLOOKUP([.C60];[$keys.$A$2:.$C$200];[.$A60]+1;0)" office:value-type="string" office:string-value="KC_N" calcext:value-type="string">
            <text:p>KC_N</text:p>
          </table:table-cell>
          <table:table-cell table:formula="of:=VLOOKUP([.D60];[$keys.$A$2:.$C$200];[.$A60]+1;0)" office:value-type="string" office:string-value="KC_E" calcext:value-type="string">
            <text:p>KC_E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n_e_1" calcext:value-type="string">
            <text:p>n_e_1</text:p>
          </table:table-cell>
          <table:table-cell table:formula="of:=[.G60]&amp;&quot;, &quot;&amp;[.H60]&amp;IF(ISNA([.I60]);&quot;&quot;;&quot;, &quot;&amp;[.I60]&amp;IF(ISNA([.J60]);&quot;&quot;;&quot;, &quot;&amp;[.J60]))" office:value-type="string" office:string-value="KC_N, KC_E" calcext:value-type="string">
            <text:p>KC_N, KC_E</text:p>
          </table:table-cell>
          <table:table-cell table:formula="of:=VLOOKUP([.B60];[$actions.$A$2:.$F$504];5;0)" office:value-type="string" office:string-value="key" calcext:value-type="string">
            <text:p>key</text:p>
          </table:table-cell>
          <table:table-cell table:formula="of:=VLOOKUP([.B60];[$actions.$A$2:.$D$504];2;0)" office:value-type="string" office:string-value="KC_LEFT" calcext:value-type="string">
            <text:p>KC_LEFT</text:p>
          </table:table-cell>
          <table:table-cell table:formula="of:=VLOOKUP([.B60];[$actions.$A$2:.$D$504];3;0)" office:value-type="float" office:value="0" calcext:value-type="float">
            <text:p/>
          </table:table-cell>
          <table:table-cell table:formula="of:=VLOOKUP([.B60];[$actions.$A$2:.$D$50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formula="of:=&quot;const uint16_t PROGMEM &quot;&amp;[.K60]&amp;&quot;_combo[] = {&quot;&amp;[.L60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60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left" calcext:value-type="string">
            <text:p>left</text:p>
          </table:table-cell>
          <table:table-cell table:style-name="ce15" table:formula="of:=OFFSET([$actions_combos.B$2];FLOOR(ROW([.C61])/2)-1;0)" office:value-type="string" office:string-value="n" calcext:value-type="string">
            <text:p>n</text:p>
          </table:table-cell>
          <table:table-cell table:style-name="ce15" table:formula="of:=OFFSET([$actions_combos.C$2];FLOOR(ROW([.D61])/2)-1;0)" office:value-type="string" office:string-value="e" calcext:value-type="string">
            <text:p>e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formula="of:=VLOOKUP([.C61];[$keys.$A$2:.$C$200];[.$A61]+1;0)" office:value-type="string" office:string-value="KC_MINS" calcext:value-type="string">
            <text:p>KC_MINS</text:p>
          </table:table-cell>
          <table:table-cell table:formula="of:=VLOOKUP([.D61];[$keys.$A$2:.$C$200];[.$A61]+1;0)" office:value-type="string" office:string-value="KC_EQL" calcext:value-type="string">
            <text:p>KC_EQL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n_e_2" calcext:value-type="string">
            <text:p>n_e_2</text:p>
          </table:table-cell>
          <table:table-cell table:formula="of:=[.G61]&amp;&quot;, &quot;&amp;[.H61]&amp;IF(ISNA([.I61]);&quot;&quot;;&quot;, &quot;&amp;[.I61]&amp;IF(ISNA([.J61]);&quot;&quot;;&quot;, &quot;&amp;[.J61]))" office:value-type="string" office:string-value="KC_MINS, KC_EQL" calcext:value-type="string">
            <text:p>KC_MINS, KC_EQL</text:p>
          </table:table-cell>
          <table:table-cell table:formula="of:=VLOOKUP([.B61];[$actions.$A$2:.$F$504];5;0)" office:value-type="string" office:string-value="key" calcext:value-type="string">
            <text:p>key</text:p>
          </table:table-cell>
          <table:table-cell table:formula="of:=VLOOKUP([.B61];[$actions.$A$2:.$D$504];2;0)" office:value-type="string" office:string-value="KC_LEFT" calcext:value-type="string">
            <text:p>KC_LEFT</text:p>
          </table:table-cell>
          <table:table-cell table:formula="of:=VLOOKUP([.B61];[$actions.$A$2:.$D$504];3;0)" office:value-type="float" office:value="0" calcext:value-type="float">
            <text:p/>
          </table:table-cell>
          <table:table-cell table:formula="of:=VLOOKUP([.B61];[$actions.$A$2:.$D$50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formula="of:=&quot;const uint16_t PROGMEM &quot;&amp;[.K61]&amp;&quot;_combo[] = {&quot;&amp;[.L61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61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menu" calcext:value-type="string">
            <text:p>menu</text:p>
          </table:table-cell>
          <table:table-cell table:style-name="ce15" table:formula="of:=OFFSET([$actions_combos.B$2];FLOOR(ROW([.C62])/2)-1;0)" office:value-type="string" office:string-value="k" calcext:value-type="string">
            <text:p>k</text:p>
          </table:table-cell>
          <table:table-cell table:style-name="ce15" table:formula="of:=OFFSET([$actions_combos.C$2];FLOOR(ROW([.D62])/2)-1;0)" office:value-type="string" office:string-value="m" calcext:value-type="string">
            <text:p>m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formula="of:=VLOOKUP([.C62];[$keys.$A$2:.$C$200];[.$A62]+1;0)" office:value-type="string" office:string-value="KC_K" calcext:value-type="string">
            <text:p>KC_K</text:p>
          </table:table-cell>
          <table:table-cell table:formula="of:=VLOOKUP([.D62];[$keys.$A$2:.$C$200];[.$A62]+1;0)" office:value-type="string" office:string-value="KC_M" calcext:value-type="string">
            <text:p>KC_M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k_m_1" calcext:value-type="string">
            <text:p>k_m_1</text:p>
          </table:table-cell>
          <table:table-cell table:formula="of:=[.G62]&amp;&quot;, &quot;&amp;[.H62]&amp;IF(ISNA([.I62]);&quot;&quot;;&quot;, &quot;&amp;[.I62]&amp;IF(ISNA([.J62]);&quot;&quot;;&quot;, &quot;&amp;[.J62]))" office:value-type="string" office:string-value="KC_K, KC_M" calcext:value-type="string">
            <text:p>KC_K, KC_M</text:p>
          </table:table-cell>
          <table:table-cell table:formula="of:=VLOOKUP([.B62];[$actions.$A$2:.$F$504];5;0)" office:value-type="string" office:string-value="key" calcext:value-type="string">
            <text:p>key</text:p>
          </table:table-cell>
          <table:table-cell table:formula="of:=VLOOKUP([.B62];[$actions.$A$2:.$D$504];2;0)" office:value-type="string" office:string-value="KC_APP" calcext:value-type="string">
            <text:p>KC_APP</text:p>
          </table:table-cell>
          <table:table-cell table:formula="of:=VLOOKUP([.B62];[$actions.$A$2:.$D$504];3;0)" office:value-type="float" office:value="0" calcext:value-type="float">
            <text:p/>
          </table:table-cell>
          <table:table-cell table:formula="of:=VLOOKUP([.B62];[$actions.$A$2:.$D$50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formula="of:=&quot;const uint16_t PROGMEM &quot;&amp;[.K62]&amp;&quot;_combo[] = {&quot;&amp;[.L62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62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k_m_1] = COMBO(k_m_1_combo, KC_APP)," calcext:value-type="string">
            <text:p><text:s text:c="2"/>[COMBO_k_m_1] = COMBO(k_m_1_combo, KC_APP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menu" calcext:value-type="string">
            <text:p>menu</text:p>
          </table:table-cell>
          <table:table-cell table:style-name="ce15" table:formula="of:=OFFSET([$actions_combos.B$2];FLOOR(ROW([.C63])/2)-1;0)" office:value-type="string" office:string-value="k" calcext:value-type="string">
            <text:p>k</text:p>
          </table:table-cell>
          <table:table-cell table:style-name="ce15" table:formula="of:=OFFSET([$actions_combos.C$2];FLOOR(ROW([.D63])/2)-1;0)" office:value-type="string" office:string-value="m" calcext:value-type="string">
            <text:p>m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formula="of:=VLOOKUP([.C63];[$keys.$A$2:.$C$200];[.$A63]+1;0)" office:value-type="string" office:string-value="KC_CIRC" calcext:value-type="string">
            <text:p>KC_CIRC</text:p>
          </table:table-cell>
          <table:table-cell table:formula="of:=VLOOKUP([.D63];[$keys.$A$2:.$C$200];[.$A63]+1;0)" office:value-type="string" office:string-value="KC_BSLS" calcext:value-type="string">
            <text:p>KC_BSLS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k_m_2" calcext:value-type="string">
            <text:p>k_m_2</text:p>
          </table:table-cell>
          <table:table-cell table:formula="of:=[.G63]&amp;&quot;, &quot;&amp;[.H63]&amp;IF(ISNA([.I63]);&quot;&quot;;&quot;, &quot;&amp;[.I63]&amp;IF(ISNA([.J63]);&quot;&quot;;&quot;, &quot;&amp;[.J63]))" office:value-type="string" office:string-value="KC_CIRC, KC_BSLS" calcext:value-type="string">
            <text:p>KC_CIRC, KC_BSLS</text:p>
          </table:table-cell>
          <table:table-cell table:formula="of:=VLOOKUP([.B63];[$actions.$A$2:.$F$504];5;0)" office:value-type="string" office:string-value="key" calcext:value-type="string">
            <text:p>key</text:p>
          </table:table-cell>
          <table:table-cell table:formula="of:=VLOOKUP([.B63];[$actions.$A$2:.$D$504];2;0)" office:value-type="string" office:string-value="KC_APP" calcext:value-type="string">
            <text:p>KC_APP</text:p>
          </table:table-cell>
          <table:table-cell table:formula="of:=VLOOKUP([.B63];[$actions.$A$2:.$D$504];3;0)" office:value-type="float" office:value="0" calcext:value-type="float">
            <text:p/>
          </table:table-cell>
          <table:table-cell table:formula="of:=VLOOKUP([.B63];[$actions.$A$2:.$D$50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formula="of:=&quot;const uint16_t PROGMEM &quot;&amp;[.K63]&amp;&quot;_combo[] = {&quot;&amp;[.L63]&amp;&quot;, COMBO_END};&quot;" office:value-type="string" office:string-value="const uint16_t PROGMEM k_m_2_combo[] = {KC_CIRC, KC_BSLS, COMBO_END};" calcext:value-type="string">
            <text:p>const uint16_t PROGMEM k_m_2_combo[] = {KC_CIRC, KC_BSLS, COMBO_END};</text:p>
          </table:table-cell>
          <table:table-cell table:formula="of:=&quot;  COMBO_&quot;&amp;[.K63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k_m_2] = COMBO(k_m_2_combo, KC_APP)," calcext:value-type="string">
            <text:p><text:s text:c="2"/>[COMBO_k_m_2] = COMBO(k_m_2_combo, KC_APP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64])/2)-1;0)" office:value-type="string" office:string-value="n" calcext:value-type="string">
            <text:p>n</text:p>
          </table:table-cell>
          <table:table-cell table:style-name="ce15" table:formula="of:=OFFSET([$actions_combos.C$2];FLOOR(ROW([.D64])/2)-1;0)" office:value-type="string" office:string-value="e" calcext:value-type="string">
            <text:p>e</text:p>
          </table:table-cell>
          <table:table-cell table:style-name="ce15" table:formula="of:=OFFSET([$actions_combos.D$2];FLOOR(ROW([.E64])/2)-1;0)" office:value-type="string" office:string-value="I" calcext:value-type="string">
            <text:p>I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formula="of:=VLOOKUP([.C64];[$keys.$A$2:.$C$200];[.$A64]+1;0)" office:value-type="string" office:string-value="KC_N" calcext:value-type="string">
            <text:p>KC_N</text:p>
          </table:table-cell>
          <table:table-cell table:formula="of:=VLOOKUP([.D64];[$keys.$A$2:.$C$200];[.$A64]+1;0)" office:value-type="string" office:string-value="KC_E" calcext:value-type="string">
            <text:p>KC_E</text:p>
          </table:table-cell>
          <table:table-cell table:formula="of:=VLOOKUP([.E64];[$keys.$A$2:.$C$200];[.$A64]+1;0)" office:value-type="string" office:string-value="KC_I" calcext:value-type="string">
            <text:p>KC_I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n_e_I_1" calcext:value-type="string">
            <text:p>n_e_I_1</text:p>
          </table:table-cell>
          <table:table-cell table:formula="of:=[.G64]&amp;&quot;, &quot;&amp;[.H64]&amp;IF(ISNA([.I64]);&quot;&quot;;&quot;, &quot;&amp;[.I64]&amp;IF(ISNA([.J64]);&quot;&quot;;&quot;, &quot;&amp;[.J64]))" office:value-type="string" office:string-value="KC_N, KC_E, KC_I" calcext:value-type="string">
            <text:p>KC_N, KC_E, KC_I</text:p>
          </table:table-cell>
          <table:table-cell table:formula="of:=VLOOKUP([.B64];[$actions.$A$2:.$F$504];5;0)" office:value-type="string" office:string-value="key" calcext:value-type="string">
            <text:p>key</text:p>
          </table:table-cell>
          <table:table-cell table:formula="of:=VLOOKUP([.B64];[$actions.$A$2:.$D$504];2;0)" office:value-type="string" office:string-value="KC_PGDN" calcext:value-type="string">
            <text:p>KC_PGDN</text:p>
          </table:table-cell>
          <table:table-cell table:formula="of:=VLOOKUP([.B64];[$actions.$A$2:.$D$504];3;0)" office:value-type="float" office:value="0" calcext:value-type="float">
            <text:p/>
          </table:table-cell>
          <table:table-cell table:formula="of:=VLOOKUP([.B64];[$actions.$A$2:.$D$50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formula="of:=&quot;const uint16_t PROGMEM &quot;&amp;[.K64]&amp;&quot;_combo[] = {&quot;&amp;[.L64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64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n_e_I_1] = COMBO(n_e_I_1_combo, KC_PGDN)," calcext:value-type="string">
            <text:p><text:s text:c="2"/>[COMBO_n_e_I_1] = COMBO(n_e_I_1_combo, KC_PGDN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65])/2)-1;0)" office:value-type="string" office:string-value="n" calcext:value-type="string">
            <text:p>n</text:p>
          </table:table-cell>
          <table:table-cell table:style-name="ce15" table:formula="of:=OFFSET([$actions_combos.C$2];FLOOR(ROW([.D65])/2)-1;0)" office:value-type="string" office:string-value="e" calcext:value-type="string">
            <text:p>e</text:p>
          </table:table-cell>
          <table:table-cell table:style-name="ce15" table:formula="of:=OFFSET([$actions_combos.D$2];FLOOR(ROW([.E65])/2)-1;0)" office:value-type="string" office:string-value="I" calcext:value-type="string">
            <text:p>I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formula="of:=VLOOKUP([.C65];[$keys.$A$2:.$C$200];[.$A65]+1;0)" office:value-type="string" office:string-value="KC_MINS" calcext:value-type="string">
            <text:p>KC_MINS</text:p>
          </table:table-cell>
          <table:table-cell table:formula="of:=VLOOKUP([.D65];[$keys.$A$2:.$C$200];[.$A65]+1;0)" office:value-type="string" office:string-value="KC_EQL" calcext:value-type="string">
            <text:p>KC_EQL</text:p>
          </table:table-cell>
          <table:table-cell table:formula="of:=VLOOKUP([.E65];[$keys.$A$2:.$C$200];[.$A65]+1;0)" office:value-type="string" office:string-value="KC_ASTR" calcext:value-type="string">
            <text:p>KC_ASTR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n_e_I_2" calcext:value-type="string">
            <text:p>n_e_I_2</text:p>
          </table:table-cell>
          <table:table-cell table:formula="of:=[.G65]&amp;&quot;, &quot;&amp;[.H65]&amp;IF(ISNA([.I65]);&quot;&quot;;&quot;, &quot;&amp;[.I65]&amp;IF(ISNA([.J65]);&quot;&quot;;&quot;, &quot;&amp;[.J65]))" office:value-type="string" office:string-value="KC_MINS, KC_EQL, KC_ASTR" calcext:value-type="string">
            <text:p>KC_MINS, KC_EQL, KC_ASTR</text:p>
          </table:table-cell>
          <table:table-cell table:formula="of:=VLOOKUP([.B65];[$actions.$A$2:.$F$504];5;0)" office:value-type="string" office:string-value="key" calcext:value-type="string">
            <text:p>key</text:p>
          </table:table-cell>
          <table:table-cell table:formula="of:=VLOOKUP([.B65];[$actions.$A$2:.$D$504];2;0)" office:value-type="string" office:string-value="KC_PGDN" calcext:value-type="string">
            <text:p>KC_PGDN</text:p>
          </table:table-cell>
          <table:table-cell table:formula="of:=VLOOKUP([.B65];[$actions.$A$2:.$D$504];3;0)" office:value-type="float" office:value="0" calcext:value-type="float">
            <text:p/>
          </table:table-cell>
          <table:table-cell table:formula="of:=VLOOKUP([.B65];[$actions.$A$2:.$D$50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formula="of:=&quot;const uint16_t PROGMEM &quot;&amp;[.K65]&amp;&quot;_combo[] = {&quot;&amp;[.L65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65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n_e_I_2] = COMBO(n_e_I_2_combo, KC_PGDN)," calcext:value-type="string">
            <text:p><text:s text:c="2"/>[COMBO_n_e_I_2] = COMBO(n_e_I_2_combo, KC_PGDN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page_up" calcext:value-type="string">
            <text:p>page_up</text:p>
          </table:table-cell>
          <table:table-cell table:style-name="ce15" table:formula="of:=OFFSET([$actions_combos.B$2];FLOOR(ROW([.C66])/2)-1;0)" office:value-type="string" office:string-value="l" calcext:value-type="string">
            <text:p>l</text:p>
          </table:table-cell>
          <table:table-cell table:style-name="ce15" table:formula="of:=OFFSET([$actions_combos.C$2];FLOOR(ROW([.D66])/2)-1;0)" office:value-type="string" office:string-value="u" calcext:value-type="string">
            <text:p>u</text:p>
          </table:table-cell>
          <table:table-cell table:style-name="ce15" table:formula="of:=OFFSET([$actions_combos.D$2];FLOOR(ROW([.E66])/2)-1;0)" office:value-type="string" office:string-value="y" calcext:value-type="string">
            <text:p>y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formula="of:=VLOOKUP([.C66];[$keys.$A$2:.$C$200];[.$A66]+1;0)" office:value-type="string" office:string-value="KC_L" calcext:value-type="string">
            <text:p>KC_L</text:p>
          </table:table-cell>
          <table:table-cell table:formula="of:=VLOOKUP([.D66];[$keys.$A$2:.$C$200];[.$A66]+1;0)" office:value-type="string" office:string-value="KC_U" calcext:value-type="string">
            <text:p>KC_U</text:p>
          </table:table-cell>
          <table:table-cell table:formula="of:=VLOOKUP([.E66];[$keys.$A$2:.$C$200];[.$A66]+1;0)" office:value-type="string" office:string-value="KC_Y" calcext:value-type="string">
            <text:p>KC_Y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l_u_y_1" calcext:value-type="string">
            <text:p>l_u_y_1</text:p>
          </table:table-cell>
          <table:table-cell table:formula="of:=[.G66]&amp;&quot;, &quot;&amp;[.H66]&amp;IF(ISNA([.I66]);&quot;&quot;;&quot;, &quot;&amp;[.I66]&amp;IF(ISNA([.J66]);&quot;&quot;;&quot;, &quot;&amp;[.J66]))" office:value-type="string" office:string-value="KC_L, KC_U, KC_Y" calcext:value-type="string">
            <text:p>KC_L, KC_U, KC_Y</text:p>
          </table:table-cell>
          <table:table-cell table:formula="of:=VLOOKUP([.B66];[$actions.$A$2:.$F$504];5;0)" office:value-type="string" office:string-value="key" calcext:value-type="string">
            <text:p>key</text:p>
          </table:table-cell>
          <table:table-cell table:formula="of:=VLOOKUP([.B66];[$actions.$A$2:.$D$504];2;0)" office:value-type="string" office:string-value="KC_PGUP" calcext:value-type="string">
            <text:p>KC_PGUP</text:p>
          </table:table-cell>
          <table:table-cell table:formula="of:=VLOOKUP([.B66];[$actions.$A$2:.$D$504];3;0)" office:value-type="float" office:value="0" calcext:value-type="float">
            <text:p/>
          </table:table-cell>
          <table:table-cell table:formula="of:=VLOOKUP([.B66];[$actions.$A$2:.$D$50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formula="of:=&quot;const uint16_t PROGMEM &quot;&amp;[.K66]&amp;&quot;_combo[] = {&quot;&amp;[.L66]&amp;&quot;, COMBO_END};&quot;" office:value-type="string" office:string-value="const uint16_t PROGMEM l_u_y_1_combo[] = {KC_L, KC_U, KC_Y, COMBO_END};" calcext:value-type="string">
            <text:p>const uint16_t PROGMEM l_u_y_1_combo[] = {KC_L, KC_U, KC_Y, COMBO_END};</text:p>
          </table:table-cell>
          <table:table-cell table:formula="of:=&quot;  COMBO_&quot;&amp;[.K66]&amp;&quot;,&quot;" office:value-type="string" office:string-value="  COMBO_l_u_y_1," calcext:value-type="string">
            <text:p><text:s text:c="2"/>COMBO_l_u_y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l_u_y_1] = COMBO(l_u_y_1_combo, KC_PGUP)," calcext:value-type="string">
            <text:p><text:s text:c="2"/>[COMBO_l_u_y_1] = COMBO(l_u_y_1_combo, KC_PGUP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page_up" calcext:value-type="string">
            <text:p>page_up</text:p>
          </table:table-cell>
          <table:table-cell table:style-name="ce15" table:formula="of:=OFFSET([$actions_combos.B$2];FLOOR(ROW([.C67])/2)-1;0)" office:value-type="string" office:string-value="l" calcext:value-type="string">
            <text:p>l</text:p>
          </table:table-cell>
          <table:table-cell table:style-name="ce15" table:formula="of:=OFFSET([$actions_combos.C$2];FLOOR(ROW([.D67])/2)-1;0)" office:value-type="string" office:string-value="u" calcext:value-type="string">
            <text:p>u</text:p>
          </table:table-cell>
          <table:table-cell table:style-name="ce15" table:formula="of:=OFFSET([$actions_combos.D$2];FLOOR(ROW([.E67])/2)-1;0)" office:value-type="string" office:string-value="y" calcext:value-type="string">
            <text:p>y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formula="of:=VLOOKUP([.C67];[$keys.$A$2:.$C$200];[.$A67]+1;0)" office:value-type="string" office:string-value="KC_6" calcext:value-type="string">
            <text:p>KC_6</text:p>
          </table:table-cell>
          <table:table-cell table:formula="of:=VLOOKUP([.D67];[$keys.$A$2:.$C$200];[.$A67]+1;0)" office:value-type="string" office:string-value="KC_7" calcext:value-type="string">
            <text:p>KC_7</text:p>
          </table:table-cell>
          <table:table-cell table:formula="of:=VLOOKUP([.E67];[$keys.$A$2:.$C$200];[.$A67]+1;0)" office:value-type="string" office:string-value="KC_8" calcext:value-type="string">
            <text:p>KC_8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l_u_y_2" calcext:value-type="string">
            <text:p>l_u_y_2</text:p>
          </table:table-cell>
          <table:table-cell table:formula="of:=[.G67]&amp;&quot;, &quot;&amp;[.H67]&amp;IF(ISNA([.I67]);&quot;&quot;;&quot;, &quot;&amp;[.I67]&amp;IF(ISNA([.J67]);&quot;&quot;;&quot;, &quot;&amp;[.J67]))" office:value-type="string" office:string-value="KC_6, KC_7, KC_8" calcext:value-type="string">
            <text:p>KC_6, KC_7, KC_8</text:p>
          </table:table-cell>
          <table:table-cell table:formula="of:=VLOOKUP([.B67];[$actions.$A$2:.$F$504];5;0)" office:value-type="string" office:string-value="key" calcext:value-type="string">
            <text:p>key</text:p>
          </table:table-cell>
          <table:table-cell table:formula="of:=VLOOKUP([.B67];[$actions.$A$2:.$D$504];2;0)" office:value-type="string" office:string-value="KC_PGUP" calcext:value-type="string">
            <text:p>KC_PGUP</text:p>
          </table:table-cell>
          <table:table-cell table:formula="of:=VLOOKUP([.B67];[$actions.$A$2:.$D$504];3;0)" office:value-type="float" office:value="0" calcext:value-type="float">
            <text:p/>
          </table:table-cell>
          <table:table-cell table:formula="of:=VLOOKUP([.B67];[$actions.$A$2:.$D$50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formula="of:=&quot;const uint16_t PROGMEM &quot;&amp;[.K67]&amp;&quot;_combo[] = {&quot;&amp;[.L67]&amp;&quot;, COMBO_END};&quot;" office:value-type="string" office:string-value="const uint16_t PROGMEM l_u_y_2_combo[] = {KC_6, KC_7, KC_8, COMBO_END};" calcext:value-type="string">
            <text:p>const uint16_t PROGMEM l_u_y_2_combo[] = {KC_6, KC_7, KC_8, COMBO_END};</text:p>
          </table:table-cell>
          <table:table-cell table:formula="of:=&quot;  COMBO_&quot;&amp;[.K67]&amp;&quot;,&quot;" office:value-type="string" office:string-value="  COMBO_l_u_y_2," calcext:value-type="string">
            <text:p><text:s text:c="2"/>COMBO_l_u_y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l_u_y_2] = COMBO(l_u_y_2_combo, KC_PGUP)," calcext:value-type="string">
            <text:p><text:s text:c="2"/>[COMBO_l_u_y_2] = COMBO(l_u_y_2_combo, KC_PGUP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pipe" calcext:value-type="string">
            <text:p>pipe</text:p>
          </table:table-cell>
          <table:table-cell table:style-name="ce15" table:formula="of:=OFFSET([$actions_combos.B$2];FLOOR(ROW([.C68])/2)-1;0)" office:value-type="string" office:string-value="g" calcext:value-type="string">
            <text:p>g</text:p>
          </table:table-cell>
          <table:table-cell table:style-name="ce15" table:formula="of:=OFFSET([$actions_combos.C$2];FLOOR(ROW([.D68])/2)-1;0)" office:value-type="string" office:string-value="d" calcext:value-type="string">
            <text:p>d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formula="of:=VLOOKUP([.C68];[$keys.$A$2:.$C$200];[.$A68]+1;0)" office:value-type="string" office:string-value="KC_G" calcext:value-type="string">
            <text:p>KC_G</text:p>
          </table:table-cell>
          <table:table-cell table:formula="of:=VLOOKUP([.D68];[$keys.$A$2:.$C$200];[.$A68]+1;0)" office:value-type="string" office:string-value="KC_D" calcext:value-type="string">
            <text:p>KC_D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g_d_1" calcext:value-type="string">
            <text:p>g_d_1</text:p>
          </table:table-cell>
          <table:table-cell table:formula="of:=[.G68]&amp;&quot;, &quot;&amp;[.H68]&amp;IF(ISNA([.I68]);&quot;&quot;;&quot;, &quot;&amp;[.I68]&amp;IF(ISNA([.J68]);&quot;&quot;;&quot;, &quot;&amp;[.J68]))" office:value-type="string" office:string-value="KC_G, KC_D" calcext:value-type="string">
            <text:p>KC_G, KC_D</text:p>
          </table:table-cell>
          <table:table-cell table:formula="of:=VLOOKUP([.B68];[$actions.$A$2:.$F$504];5;0)" office:value-type="string" office:string-value="key" calcext:value-type="string">
            <text:p>key</text:p>
          </table:table-cell>
          <table:table-cell table:formula="of:=VLOOKUP([.B68];[$actions.$A$2:.$D$504];2;0)" office:value-type="string" office:string-value="KC_PIPE" calcext:value-type="string">
            <text:p>KC_PIPE</text:p>
          </table:table-cell>
          <table:table-cell table:formula="of:=VLOOKUP([.B68];[$actions.$A$2:.$D$504];3;0)" office:value-type="float" office:value="0" calcext:value-type="float">
            <text:p/>
          </table:table-cell>
          <table:table-cell table:formula="of:=VLOOKUP([.B68];[$actions.$A$2:.$D$50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formula="of:=&quot;const uint16_t PROGMEM &quot;&amp;[.K68]&amp;&quot;_combo[] = {&quot;&amp;[.L6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6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g_d_1] = COMBO(g_d_1_combo, KC_PIPE)," calcext:value-type="string">
            <text:p><text:s text:c="2"/>[COMBO_g_d_1] = COMBO(g_d_1_combo, KC_PIPE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pipe" calcext:value-type="string">
            <text:p>pipe</text:p>
          </table:table-cell>
          <table:table-cell table:style-name="ce15" table:formula="of:=OFFSET([$actions_combos.B$2];FLOOR(ROW([.C69])/2)-1;0)" office:value-type="string" office:string-value="g" calcext:value-type="string">
            <text:p>g</text:p>
          </table:table-cell>
          <table:table-cell table:style-name="ce15" table:formula="of:=OFFSET([$actions_combos.C$2];FLOOR(ROW([.D69])/2)-1;0)" office:value-type="string" office:string-value="d" calcext:value-type="string">
            <text:p>d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formula="of:=VLOOKUP([.C69];[$keys.$A$2:.$C$200];[.$A69]+1;0)" office:value-type="string" office:string-value="KC_4" calcext:value-type="string">
            <text:p>KC_4</text:p>
          </table:table-cell>
          <table:table-cell table:formula="of:=VLOOKUP([.D69];[$keys.$A$2:.$C$200];[.$A69]+1;0)" office:value-type="string" office:string-value="KC_DLR" calcext:value-type="string">
            <text:p>KC_DL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g_d_2" calcext:value-type="string">
            <text:p>g_d_2</text:p>
          </table:table-cell>
          <table:table-cell table:formula="of:=[.G69]&amp;&quot;, &quot;&amp;[.H69]&amp;IF(ISNA([.I69]);&quot;&quot;;&quot;, &quot;&amp;[.I69]&amp;IF(ISNA([.J69]);&quot;&quot;;&quot;, &quot;&amp;[.J69]))" office:value-type="string" office:string-value="KC_4, KC_DLR" calcext:value-type="string">
            <text:p>KC_4, KC_DLR</text:p>
          </table:table-cell>
          <table:table-cell table:formula="of:=VLOOKUP([.B69];[$actions.$A$2:.$F$504];5;0)" office:value-type="string" office:string-value="key" calcext:value-type="string">
            <text:p>key</text:p>
          </table:table-cell>
          <table:table-cell table:formula="of:=VLOOKUP([.B69];[$actions.$A$2:.$D$504];2;0)" office:value-type="string" office:string-value="KC_PIPE" calcext:value-type="string">
            <text:p>KC_PIPE</text:p>
          </table:table-cell>
          <table:table-cell table:formula="of:=VLOOKUP([.B69];[$actions.$A$2:.$D$504];3;0)" office:value-type="float" office:value="0" calcext:value-type="float">
            <text:p/>
          </table:table-cell>
          <table:table-cell table:formula="of:=VLOOKUP([.B69];[$actions.$A$2:.$D$50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formula="of:=&quot;const uint16_t PROGMEM &quot;&amp;[.K69]&amp;&quot;_combo[] = {&quot;&amp;[.L6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6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g_d_2] = COMBO(g_d_2_combo, KC_PIPE)," calcext:value-type="string">
            <text:p><text:s text:c="2"/>[COMBO_g_d_2] = COMBO(g_d_2_combo, KC_PIPE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70])/2)-1;0)" office:value-type="string" office:string-value="d" calcext:value-type="string">
            <text:p>d</text:p>
          </table:table-cell>
          <table:table-cell table:style-name="ce15" table:formula="of:=OFFSET([$actions_combos.C$2];FLOOR(ROW([.D70])/2)-1;0)" office:value-type="string" office:string-value="d" calcext:value-type="string">
            <text:p>d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formula="of:=VLOOKUP([.C70];[$keys.$A$2:.$C$200];[.$A70]+1;0)" office:value-type="string" office:string-value="KC_D" calcext:value-type="string">
            <text:p>KC_D</text:p>
          </table:table-cell>
          <table:table-cell table:formula="of:=VLOOKUP([.D70];[$keys.$A$2:.$C$200];[.$A70]+1;0)" office:value-type="string" office:string-value="KC_D" calcext:value-type="string">
            <text:p>KC_D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d_d_1" calcext:value-type="string">
            <text:p>d_d_1</text:p>
          </table:table-cell>
          <table:table-cell table:formula="of:=[.G70]&amp;&quot;, &quot;&amp;[.H70]&amp;IF(ISNA([.I70]);&quot;&quot;;&quot;, &quot;&amp;[.I70]&amp;IF(ISNA([.J70]);&quot;&quot;;&quot;, &quot;&amp;[.J70]))" office:value-type="string" office:string-value="KC_D, KC_D" calcext:value-type="string">
            <text:p>KC_D, KC_D</text:p>
          </table:table-cell>
          <table:table-cell table:formula="of:=VLOOKUP([.B70];[$actions.$A$2:.$F$504];5;0)" office:value-type="string" office:string-value="key" calcext:value-type="string">
            <text:p>key</text:p>
          </table:table-cell>
          <table:table-cell table:formula="of:=VLOOKUP([.B70];[$actions.$A$2:.$D$504];2;0)" office:value-type="string" office:string-value="KC_MPLY" calcext:value-type="string">
            <text:p>KC_MPLY</text:p>
          </table:table-cell>
          <table:table-cell table:formula="of:=VLOOKUP([.B70];[$actions.$A$2:.$D$504];3;0)" office:value-type="float" office:value="0" calcext:value-type="float">
            <text:p/>
          </table:table-cell>
          <table:table-cell table:formula="of:=VLOOKUP([.B70];[$actions.$A$2:.$D$50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formula="of:=&quot;const uint16_t PROGMEM &quot;&amp;[.K70]&amp;&quot;_combo[] = {&quot;&amp;[.L70]&amp;&quot;, COMBO_END};&quot;" office:value-type="string" office:string-value="const uint16_t PROGMEM d_d_1_combo[] = {KC_D, KC_D, COMBO_END};" calcext:value-type="string">
            <text:p>const uint16_t PROGMEM d_d_1_combo[] = {KC_D, KC_D, COMBO_END};</text:p>
          </table:table-cell>
          <table:table-cell table:formula="of:=&quot;  COMBO_&quot;&amp;[.K70]&amp;&quot;,&quot;" office:value-type="string" office:string-value="  COMBO_d_d_1," calcext:value-type="string">
            <text:p><text:s text:c="2"/>COMBO_d_d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d_d_1] = COMBO(d_d_1_combo, KC_MPLY)," calcext:value-type="string">
            <text:p><text:s text:c="2"/>[COMBO_d_d_1] = COMBO(d_d_1_combo, KC_MPLY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71])/2)-1;0)" office:value-type="string" office:string-value="d" calcext:value-type="string">
            <text:p>d</text:p>
          </table:table-cell>
          <table:table-cell table:style-name="ce15" table:formula="of:=OFFSET([$actions_combos.C$2];FLOOR(ROW([.D71])/2)-1;0)" office:value-type="string" office:string-value="d" calcext:value-type="string">
            <text:p>d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formula="of:=VLOOKUP([.C71];[$keys.$A$2:.$C$200];[.$A71]+1;0)" office:value-type="string" office:string-value="KC_DLR" calcext:value-type="string">
            <text:p>KC_DLR</text:p>
          </table:table-cell>
          <table:table-cell table:formula="of:=VLOOKUP([.D71];[$keys.$A$2:.$C$200];[.$A71]+1;0)" office:value-type="string" office:string-value="KC_DLR" calcext:value-type="string">
            <text:p>KC_DL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d_d_2" calcext:value-type="string">
            <text:p>d_d_2</text:p>
          </table:table-cell>
          <table:table-cell table:formula="of:=[.G71]&amp;&quot;, &quot;&amp;[.H71]&amp;IF(ISNA([.I71]);&quot;&quot;;&quot;, &quot;&amp;[.I71]&amp;IF(ISNA([.J71]);&quot;&quot;;&quot;, &quot;&amp;[.J71]))" office:value-type="string" office:string-value="KC_DLR, KC_DLR" calcext:value-type="string">
            <text:p>KC_DLR, KC_DLR</text:p>
          </table:table-cell>
          <table:table-cell table:formula="of:=VLOOKUP([.B71];[$actions.$A$2:.$F$504];5;0)" office:value-type="string" office:string-value="key" calcext:value-type="string">
            <text:p>key</text:p>
          </table:table-cell>
          <table:table-cell table:formula="of:=VLOOKUP([.B71];[$actions.$A$2:.$D$504];2;0)" office:value-type="string" office:string-value="KC_MPLY" calcext:value-type="string">
            <text:p>KC_MPLY</text:p>
          </table:table-cell>
          <table:table-cell table:formula="of:=VLOOKUP([.B71];[$actions.$A$2:.$D$504];3;0)" office:value-type="float" office:value="0" calcext:value-type="float">
            <text:p/>
          </table:table-cell>
          <table:table-cell table:formula="of:=VLOOKUP([.B71];[$actions.$A$2:.$D$50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formula="of:=&quot;const uint16_t PROGMEM &quot;&amp;[.K71]&amp;&quot;_combo[] = {&quot;&amp;[.L71]&amp;&quot;, COMBO_END};&quot;" office:value-type="string" office:string-value="const uint16_t PROGMEM d_d_2_combo[] = {KC_DLR, KC_DLR, COMBO_END};" calcext:value-type="string">
            <text:p>const uint16_t PROGMEM d_d_2_combo[] = {KC_DLR, KC_DLR, COMBO_END};</text:p>
          </table:table-cell>
          <table:table-cell table:formula="of:=&quot;  COMBO_&quot;&amp;[.K71]&amp;&quot;,&quot;" office:value-type="string" office:string-value="  COMBO_d_d_2," calcext:value-type="string">
            <text:p><text:s text:c="2"/>COMBO_d_d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d_d_2] = COMBO(d_d_2_combo, KC_MPLY)," calcext:value-type="string">
            <text:p><text:s text:c="2"/>[COMBO_d_d_2] = COMBO(d_d_2_combo, KC_MPLY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right" calcext:value-type="string">
            <text:p>right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t" calcext:value-type="string">
            <text:p>t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formula="of:=VLOOKUP([.C72];[$keys.$A$2:.$C$200];[.$A72]+1;0)" office:value-type="string" office:string-value="KC_S" calcext:value-type="string">
            <text:p>KC_S</text:p>
          </table:table-cell>
          <table:table-cell table:formula="of:=VLOOKUP([.D72];[$keys.$A$2:.$C$200];[.$A72]+1;0)" office:value-type="string" office:string-value="KC_T" calcext:value-type="string">
            <text:p>KC_T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t_1" calcext:value-type="string">
            <text:p>s_t_1</text:p>
          </table:table-cell>
          <table:table-cell table:formula="of:=[.G72]&amp;&quot;, &quot;&amp;[.H72]&amp;IF(ISNA([.I72]);&quot;&quot;;&quot;, &quot;&amp;[.I72]&amp;IF(ISNA([.J72]);&quot;&quot;;&quot;, &quot;&amp;[.J72]))" office:value-type="string" office:string-value="KC_S, KC_T" calcext:value-type="string">
            <text:p>KC_S, KC_T</text:p>
          </table:table-cell>
          <table:table-cell table:formula="of:=VLOOKUP([.B72];[$actions.$A$2:.$F$504];5;0)" office:value-type="string" office:string-value="key" calcext:value-type="string">
            <text:p>key</text:p>
          </table:table-cell>
          <table:table-cell table:formula="of:=VLOOKUP([.B72];[$actions.$A$2:.$D$504];2;0)" office:value-type="string" office:string-value="KC_RGHT" calcext:value-type="string">
            <text:p>KC_RGHT</text:p>
          </table:table-cell>
          <table:table-cell table:formula="of:=VLOOKUP([.B72];[$actions.$A$2:.$D$504];3;0)" office:value-type="float" office:value="0" calcext:value-type="float">
            <text:p/>
          </table:table-cell>
          <table:table-cell table:formula="of:=VLOOKUP([.B72];[$actions.$A$2:.$D$50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formula="of:=&quot;const uint16_t PROGMEM &quot;&amp;[.K72]&amp;&quot;_combo[] = {&quot;&amp;[.L72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72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t_1] = COMBO(s_t_1_combo, KC_RGHT)," calcext:value-type="string">
            <text:p><text:s text:c="2"/>[COMBO_s_t_1] = COMBO(s_t_1_combo, KC_RGHT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right" calcext:value-type="string">
            <text:p>right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t" calcext:value-type="string">
            <text:p>t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formula="of:=VLOOKUP([.C73];[$keys.$A$2:.$C$200];[.$A73]+1;0)" office:value-type="string" office:string-value="KC_LPRN" calcext:value-type="string">
            <text:p>KC_LPRN</text:p>
          </table:table-cell>
          <table:table-cell table:formula="of:=VLOOKUP([.D73];[$keys.$A$2:.$C$200];[.$A73]+1;0)" office:value-type="string" office:string-value="KC_RPRN" calcext:value-type="string">
            <text:p>KC_RPRN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t_2" calcext:value-type="string">
            <text:p>s_t_2</text:p>
          </table:table-cell>
          <table:table-cell table:formula="of:=[.G73]&amp;&quot;, &quot;&amp;[.H73]&amp;IF(ISNA([.I73]);&quot;&quot;;&quot;, &quot;&amp;[.I73]&amp;IF(ISNA([.J73]);&quot;&quot;;&quot;, &quot;&amp;[.J73]))" office:value-type="string" office:string-value="KC_LPRN, KC_RPRN" calcext:value-type="string">
            <text:p>KC_LPRN, KC_RPRN</text:p>
          </table:table-cell>
          <table:table-cell table:formula="of:=VLOOKUP([.B73];[$actions.$A$2:.$F$504];5;0)" office:value-type="string" office:string-value="key" calcext:value-type="string">
            <text:p>key</text:p>
          </table:table-cell>
          <table:table-cell table:formula="of:=VLOOKUP([.B73];[$actions.$A$2:.$D$504];2;0)" office:value-type="string" office:string-value="KC_RGHT" calcext:value-type="string">
            <text:p>KC_RGHT</text:p>
          </table:table-cell>
          <table:table-cell table:formula="of:=VLOOKUP([.B73];[$actions.$A$2:.$D$504];3;0)" office:value-type="float" office:value="0" calcext:value-type="float">
            <text:p/>
          </table:table-cell>
          <table:table-cell table:formula="of:=VLOOKUP([.B73];[$actions.$A$2:.$D$50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formula="of:=&quot;const uint16_t PROGMEM &quot;&amp;[.K73]&amp;&quot;_combo[] = {&quot;&amp;[.L73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73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t_2] = COMBO(s_t_2_combo, KC_RGHT)," calcext:value-type="string">
            <text:p><text:s text:c="2"/>[COMBO_s_t_2] = COMBO(s_t_2_combo, KC_RGHT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right" calcext:value-type="string">
            <text:p>right</text:p>
          </table:table-cell>
          <table:table-cell table:style-name="ce15" table:formula="of:=OFFSET([$actions_combos.B$2];FLOOR(ROW([.C74])/2)-1;0)" office:value-type="string" office:string-value="e" calcext:value-type="string">
            <text:p>e</text:p>
          </table:table-cell>
          <table:table-cell table:style-name="ce15" table:formula="of:=OFFSET([$actions_combos.C$2];FLOOR(ROW([.D74])/2)-1;0)" office:value-type="string" office:string-value="i" calcext:value-type="string">
            <text:p>i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formula="of:=VLOOKUP([.C74];[$keys.$A$2:.$C$200];[.$A74]+1;0)" office:value-type="string" office:string-value="KC_E" calcext:value-type="string">
            <text:p>KC_E</text:p>
          </table:table-cell>
          <table:table-cell table:formula="of:=VLOOKUP([.D74];[$keys.$A$2:.$C$200];[.$A74]+1;0)" office:value-type="string" office:string-value="KC_I" calcext:value-type="string">
            <text:p>KC_I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e_i_1" calcext:value-type="string">
            <text:p>e_i_1</text:p>
          </table:table-cell>
          <table:table-cell table:formula="of:=[.G74]&amp;&quot;, &quot;&amp;[.H74]&amp;IF(ISNA([.I74]);&quot;&quot;;&quot;, &quot;&amp;[.I74]&amp;IF(ISNA([.J74]);&quot;&quot;;&quot;, &quot;&amp;[.J74]))" office:value-type="string" office:string-value="KC_E, KC_I" calcext:value-type="string">
            <text:p>KC_E, KC_I</text:p>
          </table:table-cell>
          <table:table-cell table:formula="of:=VLOOKUP([.B74];[$actions.$A$2:.$F$504];5;0)" office:value-type="string" office:string-value="key" calcext:value-type="string">
            <text:p>key</text:p>
          </table:table-cell>
          <table:table-cell table:formula="of:=VLOOKUP([.B74];[$actions.$A$2:.$D$504];2;0)" office:value-type="string" office:string-value="KC_RGHT" calcext:value-type="string">
            <text:p>KC_RGHT</text:p>
          </table:table-cell>
          <table:table-cell table:formula="of:=VLOOKUP([.B74];[$actions.$A$2:.$D$504];3;0)" office:value-type="float" office:value="0" calcext:value-type="float">
            <text:p/>
          </table:table-cell>
          <table:table-cell table:formula="of:=VLOOKUP([.B74];[$actions.$A$2:.$D$50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formula="of:=&quot;const uint16_t PROGMEM &quot;&amp;[.K74]&amp;&quot;_combo[] = {&quot;&amp;[.L74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74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right" calcext:value-type="string">
            <text:p>right</text:p>
          </table:table-cell>
          <table:table-cell table:style-name="ce15" table:formula="of:=OFFSET([$actions_combos.B$2];FLOOR(ROW([.C75])/2)-1;0)" office:value-type="string" office:string-value="e" calcext:value-type="string">
            <text:p>e</text:p>
          </table:table-cell>
          <table:table-cell table:style-name="ce15" table:formula="of:=OFFSET([$actions_combos.C$2];FLOOR(ROW([.D75])/2)-1;0)" office:value-type="string" office:string-value="i" calcext:value-type="string">
            <text:p>i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formula="of:=VLOOKUP([.C75];[$keys.$A$2:.$C$200];[.$A75]+1;0)" office:value-type="string" office:string-value="KC_EQL" calcext:value-type="string">
            <text:p>KC_EQL</text:p>
          </table:table-cell>
          <table:table-cell table:formula="of:=VLOOKUP([.D75];[$keys.$A$2:.$C$200];[.$A75]+1;0)" office:value-type="string" office:string-value="KC_ASTR" calcext:value-type="string">
            <text:p>KC_ASTR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e_i_2" calcext:value-type="string">
            <text:p>e_i_2</text:p>
          </table:table-cell>
          <table:table-cell table:formula="of:=[.G75]&amp;&quot;, &quot;&amp;[.H75]&amp;IF(ISNA([.I75]);&quot;&quot;;&quot;, &quot;&amp;[.I75]&amp;IF(ISNA([.J75]);&quot;&quot;;&quot;, &quot;&amp;[.J75]))" office:value-type="string" office:string-value="KC_EQL, KC_ASTR" calcext:value-type="string">
            <text:p>KC_EQL, KC_ASTR</text:p>
          </table:table-cell>
          <table:table-cell table:formula="of:=VLOOKUP([.B75];[$actions.$A$2:.$F$504];5;0)" office:value-type="string" office:string-value="key" calcext:value-type="string">
            <text:p>key</text:p>
          </table:table-cell>
          <table:table-cell table:formula="of:=VLOOKUP([.B75];[$actions.$A$2:.$D$504];2;0)" office:value-type="string" office:string-value="KC_RGHT" calcext:value-type="string">
            <text:p>KC_RGHT</text:p>
          </table:table-cell>
          <table:table-cell table:formula="of:=VLOOKUP([.B75];[$actions.$A$2:.$D$504];3;0)" office:value-type="float" office:value="0" calcext:value-type="float">
            <text:p/>
          </table:table-cell>
          <table:table-cell table:formula="of:=VLOOKUP([.B75];[$actions.$A$2:.$D$50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formula="of:=&quot;const uint16_t PROGMEM &quot;&amp;[.K75]&amp;&quot;_combo[] = {&quot;&amp;[.L75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75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tab" calcext:value-type="string">
            <text:p>tab</text:p>
          </table:table-cell>
          <table:table-cell table:style-name="ce15" table:formula="of:=OFFSET([$actions_combos.B$2];FLOOR(ROW([.C76])/2)-1;0)" office:value-type="string" office:string-value="d" calcext:value-type="string">
            <text:p>d</text:p>
          </table:table-cell>
          <table:table-cell table:style-name="ce15" table:formula="of:=OFFSET([$actions_combos.C$2];FLOOR(ROW([.D76])/2)-1;0)" office:value-type="string" office:string-value="b" calcext:value-type="string">
            <text:p>b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formula="of:=VLOOKUP([.C76];[$keys.$A$2:.$C$200];[.$A76]+1;0)" office:value-type="string" office:string-value="KC_D" calcext:value-type="string">
            <text:p>KC_D</text:p>
          </table:table-cell>
          <table:table-cell table:formula="of:=VLOOKUP([.D76];[$keys.$A$2:.$C$200];[.$A76]+1;0)" office:value-type="string" office:string-value="KC_B" calcext:value-type="string">
            <text:p>KC_B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d_b_1" calcext:value-type="string">
            <text:p>d_b_1</text:p>
          </table:table-cell>
          <table:table-cell table:formula="of:=[.G76]&amp;&quot;, &quot;&amp;[.H76]&amp;IF(ISNA([.I76]);&quot;&quot;;&quot;, &quot;&amp;[.I76]&amp;IF(ISNA([.J76]);&quot;&quot;;&quot;, &quot;&amp;[.J76]))" office:value-type="string" office:string-value="KC_D, KC_B" calcext:value-type="string">
            <text:p>KC_D, KC_B</text:p>
          </table:table-cell>
          <table:table-cell table:formula="of:=VLOOKUP([.B76];[$actions.$A$2:.$F$504];5;0)" office:value-type="string" office:string-value="key" calcext:value-type="string">
            <text:p>key</text:p>
          </table:table-cell>
          <table:table-cell table:formula="of:=VLOOKUP([.B76];[$actions.$A$2:.$D$504];2;0)" office:value-type="string" office:string-value="KC_TAB" calcext:value-type="string">
            <text:p>KC_TAB</text:p>
          </table:table-cell>
          <table:table-cell table:formula="of:=VLOOKUP([.B76];[$actions.$A$2:.$D$504];3;0)" office:value-type="float" office:value="0" calcext:value-type="float">
            <text:p/>
          </table:table-cell>
          <table:table-cell table:formula="of:=VLOOKUP([.B76];[$actions.$A$2:.$D$50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formula="of:=&quot;const uint16_t PROGMEM &quot;&amp;[.K76]&amp;&quot;_combo[] = {&quot;&amp;[.L76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76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d_b_1] = COMBO(d_b_1_combo, KC_TAB)," calcext:value-type="string">
            <text:p><text:s text:c="2"/>[COMBO_d_b_1] = COMBO(d_b_1_combo, KC_TAB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tab" calcext:value-type="string">
            <text:p>tab</text:p>
          </table:table-cell>
          <table:table-cell table:style-name="ce15" table:formula="of:=OFFSET([$actions_combos.B$2];FLOOR(ROW([.C77])/2)-1;0)" office:value-type="string" office:string-value="d" calcext:value-type="string">
            <text:p>d</text:p>
          </table:table-cell>
          <table:table-cell table:style-name="ce15" table:formula="of:=OFFSET([$actions_combos.C$2];FLOOR(ROW([.D77])/2)-1;0)" office:value-type="string" office:string-value="b" calcext:value-type="string">
            <text:p>b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formula="of:=VLOOKUP([.C77];[$keys.$A$2:.$C$200];[.$A77]+1;0)" office:value-type="string" office:string-value="KC_DLR" calcext:value-type="string">
            <text:p>KC_DLR</text:p>
          </table:table-cell>
          <table:table-cell table:formula="of:=VLOOKUP([.D77];[$keys.$A$2:.$C$200];[.$A77]+1;0)" office:value-type="string" office:string-value="KC_PERC" calcext:value-type="string">
            <text:p>KC_PERC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d_b_2" calcext:value-type="string">
            <text:p>d_b_2</text:p>
          </table:table-cell>
          <table:table-cell table:formula="of:=[.G77]&amp;&quot;, &quot;&amp;[.H77]&amp;IF(ISNA([.I77]);&quot;&quot;;&quot;, &quot;&amp;[.I77]&amp;IF(ISNA([.J77]);&quot;&quot;;&quot;, &quot;&amp;[.J77]))" office:value-type="string" office:string-value="KC_DLR, KC_PERC" calcext:value-type="string">
            <text:p>KC_DLR, KC_PERC</text:p>
          </table:table-cell>
          <table:table-cell table:formula="of:=VLOOKUP([.B77];[$actions.$A$2:.$F$504];5;0)" office:value-type="string" office:string-value="key" calcext:value-type="string">
            <text:p>key</text:p>
          </table:table-cell>
          <table:table-cell table:formula="of:=VLOOKUP([.B77];[$actions.$A$2:.$D$504];2;0)" office:value-type="string" office:string-value="KC_TAB" calcext:value-type="string">
            <text:p>KC_TAB</text:p>
          </table:table-cell>
          <table:table-cell table:formula="of:=VLOOKUP([.B77];[$actions.$A$2:.$D$504];3;0)" office:value-type="float" office:value="0" calcext:value-type="float">
            <text:p/>
          </table:table-cell>
          <table:table-cell table:formula="of:=VLOOKUP([.B77];[$actions.$A$2:.$D$50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formula="of:=&quot;const uint16_t PROGMEM &quot;&amp;[.K77]&amp;&quot;_combo[] = {&quot;&amp;[.L77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77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d_b_2] = COMBO(d_b_2_combo, KC_TAB)," calcext:value-type="string">
            <text:p><text:s text:c="2"/>[COMBO_d_b_2] = COMBO(d_b_2_combo, KC_TAB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tab" calcext:value-type="string">
            <text:p>tab</text:p>
          </table:table-cell>
          <table:table-cell table:style-name="ce15" table:formula="of:=OFFSET([$actions_combos.B$2];FLOOR(ROW([.C78])/2)-1;0)" office:value-type="string" office:string-value="n" calcext:value-type="string">
            <text:p>n</text:p>
          </table:table-cell>
          <table:table-cell table:style-name="ce15" table:formula="of:=OFFSET([$actions_combos.C$2];FLOOR(ROW([.D78])/2)-1;0)" office:value-type="string" office:string-value="m" calcext:value-type="string">
            <text:p>m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formula="of:=VLOOKUP([.C78];[$keys.$A$2:.$C$200];[.$A78]+1;0)" office:value-type="string" office:string-value="KC_N" calcext:value-type="string">
            <text:p>KC_N</text:p>
          </table:table-cell>
          <table:table-cell table:formula="of:=VLOOKUP([.D78];[$keys.$A$2:.$C$200];[.$A78]+1;0)" office:value-type="string" office:string-value="KC_M" calcext:value-type="string">
            <text:p>KC_M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n_m_1" calcext:value-type="string">
            <text:p>n_m_1</text:p>
          </table:table-cell>
          <table:table-cell table:formula="of:=[.G78]&amp;&quot;, &quot;&amp;[.H78]&amp;IF(ISNA([.I78]);&quot;&quot;;&quot;, &quot;&amp;[.I78]&amp;IF(ISNA([.J78]);&quot;&quot;;&quot;, &quot;&amp;[.J78]))" office:value-type="string" office:string-value="KC_N, KC_M" calcext:value-type="string">
            <text:p>KC_N, KC_M</text:p>
          </table:table-cell>
          <table:table-cell table:formula="of:=VLOOKUP([.B78];[$actions.$A$2:.$F$504];5;0)" office:value-type="string" office:string-value="key" calcext:value-type="string">
            <text:p>key</text:p>
          </table:table-cell>
          <table:table-cell table:formula="of:=VLOOKUP([.B78];[$actions.$A$2:.$D$504];2;0)" office:value-type="string" office:string-value="KC_TAB" calcext:value-type="string">
            <text:p>KC_TAB</text:p>
          </table:table-cell>
          <table:table-cell table:formula="of:=VLOOKUP([.B78];[$actions.$A$2:.$D$504];3;0)" office:value-type="float" office:value="0" calcext:value-type="float">
            <text:p/>
          </table:table-cell>
          <table:table-cell table:formula="of:=VLOOKUP([.B78];[$actions.$A$2:.$D$50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formula="of:=&quot;const uint16_t PROGMEM &quot;&amp;[.K78]&amp;&quot;_combo[] = {&quot;&amp;[.L78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78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n_m_1] = COMBO(n_m_1_combo, KC_TAB)," calcext:value-type="string">
            <text:p><text:s text:c="2"/>[COMBO_n_m_1] = COMBO(n_m_1_combo, KC_TAB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tab" calcext:value-type="string">
            <text:p>tab</text:p>
          </table:table-cell>
          <table:table-cell table:style-name="ce15" table:formula="of:=OFFSET([$actions_combos.B$2];FLOOR(ROW([.C79])/2)-1;0)" office:value-type="string" office:string-value="n" calcext:value-type="string">
            <text:p>n</text:p>
          </table:table-cell>
          <table:table-cell table:style-name="ce15" table:formula="of:=OFFSET([$actions_combos.C$2];FLOOR(ROW([.D79])/2)-1;0)" office:value-type="string" office:string-value="m" calcext:value-type="string">
            <text:p>m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formula="of:=VLOOKUP([.C79];[$keys.$A$2:.$C$200];[.$A79]+1;0)" office:value-type="string" office:string-value="KC_MINS" calcext:value-type="string">
            <text:p>KC_MINS</text:p>
          </table:table-cell>
          <table:table-cell table:formula="of:=VLOOKUP([.D79];[$keys.$A$2:.$C$200];[.$A79]+1;0)" office:value-type="string" office:string-value="KC_BSLS" calcext:value-type="string">
            <text:p>KC_BSLS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n_m_2" calcext:value-type="string">
            <text:p>n_m_2</text:p>
          </table:table-cell>
          <table:table-cell table:formula="of:=[.G79]&amp;&quot;, &quot;&amp;[.H79]&amp;IF(ISNA([.I79]);&quot;&quot;;&quot;, &quot;&amp;[.I79]&amp;IF(ISNA([.J79]);&quot;&quot;;&quot;, &quot;&amp;[.J79]))" office:value-type="string" office:string-value="KC_MINS, KC_BSLS" calcext:value-type="string">
            <text:p>KC_MINS, KC_BSLS</text:p>
          </table:table-cell>
          <table:table-cell table:formula="of:=VLOOKUP([.B79];[$actions.$A$2:.$F$504];5;0)" office:value-type="string" office:string-value="key" calcext:value-type="string">
            <text:p>key</text:p>
          </table:table-cell>
          <table:table-cell table:formula="of:=VLOOKUP([.B79];[$actions.$A$2:.$D$504];2;0)" office:value-type="string" office:string-value="KC_TAB" calcext:value-type="string">
            <text:p>KC_TAB</text:p>
          </table:table-cell>
          <table:table-cell table:formula="of:=VLOOKUP([.B79];[$actions.$A$2:.$D$504];3;0)" office:value-type="float" office:value="0" calcext:value-type="float">
            <text:p/>
          </table:table-cell>
          <table:table-cell table:formula="of:=VLOOKUP([.B79];[$actions.$A$2:.$D$50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formula="of:=&quot;const uint16_t PROGMEM &quot;&amp;[.K79]&amp;&quot;_combo[] = {&quot;&amp;[.L79]&amp;&quot;, COMBO_END};&quot;" office:value-type="string" office:string-value="const uint16_t PROGMEM n_m_2_combo[] = {KC_MINS, KC_BSLS, COMBO_END};" calcext:value-type="string">
            <text:p>const uint16_t PROGMEM n_m_2_combo[] = {KC_MINS, KC_BSLS, COMBO_END};</text:p>
          </table:table-cell>
          <table:table-cell table:formula="of:=&quot;  COMBO_&quot;&amp;[.K79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n_m_2] = COMBO(n_m_2_combo, KC_TAB)," calcext:value-type="string">
            <text:p><text:s text:c="2"/>[COMBO_n_m_2] = COMBO(n_m_2_combo, KC_TAB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up" calcext:value-type="string">
            <text:p>up</text:p>
          </table:table-cell>
          <table:table-cell table:style-name="ce15" table:formula="of:=OFFSET([$actions_combos.B$2];FLOOR(ROW([.C80])/2)-1;0)" office:value-type="string" office:string-value="n" calcext:value-type="string">
            <text:p>n</text:p>
          </table:table-cell>
          <table:table-cell table:style-name="ce15" table:formula="of:=OFFSET([$actions_combos.C$2];FLOOR(ROW([.D80])/2)-1;0)" office:value-type="string" office:string-value="u" calcext:value-type="string">
            <text:p>u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formula="of:=VLOOKUP([.C80];[$keys.$A$2:.$C$200];[.$A80]+1;0)" office:value-type="string" office:string-value="KC_N" calcext:value-type="string">
            <text:p>KC_N</text:p>
          </table:table-cell>
          <table:table-cell table:formula="of:=VLOOKUP([.D80];[$keys.$A$2:.$C$200];[.$A80]+1;0)" office:value-type="string" office:string-value="KC_U" calcext:value-type="string">
            <text:p>KC_U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n_u_1" calcext:value-type="string">
            <text:p>n_u_1</text:p>
          </table:table-cell>
          <table:table-cell table:formula="of:=[.G80]&amp;&quot;, &quot;&amp;[.H80]&amp;IF(ISNA([.I80]);&quot;&quot;;&quot;, &quot;&amp;[.I80]&amp;IF(ISNA([.J80]);&quot;&quot;;&quot;, &quot;&amp;[.J80]))" office:value-type="string" office:string-value="KC_N, KC_U" calcext:value-type="string">
            <text:p>KC_N, KC_U</text:p>
          </table:table-cell>
          <table:table-cell table:formula="of:=VLOOKUP([.B80];[$actions.$A$2:.$F$504];5;0)" office:value-type="string" office:string-value="key" calcext:value-type="string">
            <text:p>key</text:p>
          </table:table-cell>
          <table:table-cell table:formula="of:=VLOOKUP([.B80];[$actions.$A$2:.$D$504];2;0)" office:value-type="string" office:string-value="KC_UP" calcext:value-type="string">
            <text:p>KC_UP</text:p>
          </table:table-cell>
          <table:table-cell table:formula="of:=VLOOKUP([.B80];[$actions.$A$2:.$D$504];3;0)" office:value-type="float" office:value="0" calcext:value-type="float">
            <text:p/>
          </table:table-cell>
          <table:table-cell table:formula="of:=VLOOKUP([.B80];[$actions.$A$2:.$D$50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formula="of:=&quot;const uint16_t PROGMEM &quot;&amp;[.K80]&amp;&quot;_combo[] = {&quot;&amp;[.L80]&amp;&quot;, COMBO_END};&quot;" office:value-type="string" office:string-value="const uint16_t PROGMEM n_u_1_combo[] = {KC_N, KC_U, COMBO_END};" calcext:value-type="string">
            <text:p>const uint16_t PROGMEM n_u_1_combo[] = {KC_N, KC_U, COMBO_END};</text:p>
          </table:table-cell>
          <table:table-cell table:formula="of:=&quot;  COMBO_&quot;&amp;[.K80]&amp;&quot;,&quot;" office:value-type="string" office:string-value="  COMBO_n_u_1," calcext:value-type="string">
            <text:p><text:s text:c="2"/>COMBO_n_u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n_u_1] = COMBO(n_u_1_combo, KC_UP)," calcext:value-type="string">
            <text:p><text:s text:c="2"/>[COMBO_n_u_1] = COMBO(n_u_1_combo, KC_UP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up" calcext:value-type="string">
            <text:p>up</text:p>
          </table:table-cell>
          <table:table-cell table:style-name="ce15" table:formula="of:=OFFSET([$actions_combos.B$2];FLOOR(ROW([.C81])/2)-1;0)" office:value-type="string" office:string-value="n" calcext:value-type="string">
            <text:p>n</text:p>
          </table:table-cell>
          <table:table-cell table:style-name="ce15" table:formula="of:=OFFSET([$actions_combos.C$2];FLOOR(ROW([.D81])/2)-1;0)" office:value-type="string" office:string-value="u" calcext:value-type="string">
            <text:p>u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formula="of:=VLOOKUP([.C81];[$keys.$A$2:.$C$200];[.$A81]+1;0)" office:value-type="string" office:string-value="KC_MINS" calcext:value-type="string">
            <text:p>KC_MINS</text:p>
          </table:table-cell>
          <table:table-cell table:formula="of:=VLOOKUP([.D81];[$keys.$A$2:.$C$200];[.$A81]+1;0)" office:value-type="string" office:string-value="KC_7" calcext:value-type="string">
            <text:p>KC_7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n_u_2" calcext:value-type="string">
            <text:p>n_u_2</text:p>
          </table:table-cell>
          <table:table-cell table:formula="of:=[.G81]&amp;&quot;, &quot;&amp;[.H81]&amp;IF(ISNA([.I81]);&quot;&quot;;&quot;, &quot;&amp;[.I81]&amp;IF(ISNA([.J81]);&quot;&quot;;&quot;, &quot;&amp;[.J81]))" office:value-type="string" office:string-value="KC_MINS, KC_7" calcext:value-type="string">
            <text:p>KC_MINS, KC_7</text:p>
          </table:table-cell>
          <table:table-cell table:formula="of:=VLOOKUP([.B81];[$actions.$A$2:.$F$504];5;0)" office:value-type="string" office:string-value="key" calcext:value-type="string">
            <text:p>key</text:p>
          </table:table-cell>
          <table:table-cell table:formula="of:=VLOOKUP([.B81];[$actions.$A$2:.$D$504];2;0)" office:value-type="string" office:string-value="KC_UP" calcext:value-type="string">
            <text:p>KC_UP</text:p>
          </table:table-cell>
          <table:table-cell table:formula="of:=VLOOKUP([.B81];[$actions.$A$2:.$D$504];3;0)" office:value-type="float" office:value="0" calcext:value-type="float">
            <text:p/>
          </table:table-cell>
          <table:table-cell table:formula="of:=VLOOKUP([.B81];[$actions.$A$2:.$D$50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formula="of:=&quot;const uint16_t PROGMEM &quot;&amp;[.K81]&amp;&quot;_combo[] = {&quot;&amp;[.L81]&amp;&quot;, COMBO_END};&quot;" office:value-type="string" office:string-value="const uint16_t PROGMEM n_u_2_combo[] = {KC_MINS, KC_7, COMBO_END};" calcext:value-type="string">
            <text:p>const uint16_t PROGMEM n_u_2_combo[] = {KC_MINS, KC_7, COMBO_END};</text:p>
          </table:table-cell>
          <table:table-cell table:formula="of:=&quot;  COMBO_&quot;&amp;[.K81]&amp;&quot;,&quot;" office:value-type="string" office:string-value="  COMBO_n_u_2," calcext:value-type="string">
            <text:p><text:s text:c="2"/>COMBO_n_u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n_u_2] = COMBO(n_u_2_combo, KC_UP)," calcext:value-type="string">
            <text:p><text:s text:c="2"/>[COMBO_n_u_2] = COMBO(n_u_2_combo, KC_UP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82])/2)-1;0)" office:value-type="string" office:string-value="v" calcext:value-type="string">
            <text:p>v</text:p>
          </table:table-cell>
          <table:table-cell table:style-name="ce15" table:formula="of:=OFFSET([$actions_combos.C$2];FLOOR(ROW([.D82])/2)-1;0)" office:value-type="string" office:string-value="b" calcext:value-type="string">
            <text:p>b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formula="of:=VLOOKUP([.C82];[$keys.$A$2:.$C$200];[.$A82]+1;0)" office:value-type="string" office:string-value="KC_V" calcext:value-type="string">
            <text:p>KC_V</text:p>
          </table:table-cell>
          <table:table-cell table:formula="of:=VLOOKUP([.D82];[$keys.$A$2:.$C$200];[.$A82]+1;0)" office:value-type="string" office:string-value="KC_B" calcext:value-type="string">
            <text:p>KC_B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v_b_1" calcext:value-type="string">
            <text:p>v_b_1</text:p>
          </table:table-cell>
          <table:table-cell table:formula="of:=[.G82]&amp;&quot;, &quot;&amp;[.H82]&amp;IF(ISNA([.I82]);&quot;&quot;;&quot;, &quot;&amp;[.I82]&amp;IF(ISNA([.J82]);&quot;&quot;;&quot;, &quot;&amp;[.J82]))" office:value-type="string" office:string-value="KC_V, KC_B" calcext:value-type="string">
            <text:p>KC_V, KC_B</text:p>
          </table:table-cell>
          <table:table-cell table:formula="of:=VLOOKUP([.B82];[$actions.$A$2:.$F$504];5;0)" office:value-type="string" office:string-value="key" calcext:value-type="string">
            <text:p>key</text:p>
          </table:table-cell>
          <table:table-cell table:formula="of:=VLOOKUP([.B82];[$actions.$A$2:.$D$504];2;0)" office:value-type="string" office:string-value="KC_VOLD" calcext:value-type="string">
            <text:p>KC_VOLD</text:p>
          </table:table-cell>
          <table:table-cell table:formula="of:=VLOOKUP([.B82];[$actions.$A$2:.$D$504];3;0)" office:value-type="float" office:value="0" calcext:value-type="float">
            <text:p/>
          </table:table-cell>
          <table:table-cell table:formula="of:=VLOOKUP([.B82];[$actions.$A$2:.$D$50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formula="of:=&quot;const uint16_t PROGMEM &quot;&amp;[.K82]&amp;&quot;_combo[] = {&quot;&amp;[.L82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82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v_b_1] = COMBO(v_b_1_combo, KC_VOLD)," calcext:value-type="string">
            <text:p><text:s text:c="2"/>[COMBO_v_b_1] = COMBO(v_b_1_combo, KC_VOLD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83])/2)-1;0)" office:value-type="string" office:string-value="v" calcext:value-type="string">
            <text:p>v</text:p>
          </table:table-cell>
          <table:table-cell table:style-name="ce15" table:formula="of:=OFFSET([$actions_combos.C$2];FLOOR(ROW([.D83])/2)-1;0)" office:value-type="string" office:string-value="b" calcext:value-type="string">
            <text:p>b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formula="of:=VLOOKUP([.C83];[$keys.$A$2:.$C$200];[.$A83]+1;0)" office:value-type="string" office:string-value="KC_RBRC" calcext:value-type="string">
            <text:p>KC_RBRC</text:p>
          </table:table-cell>
          <table:table-cell table:formula="of:=VLOOKUP([.D83];[$keys.$A$2:.$C$200];[.$A83]+1;0)" office:value-type="string" office:string-value="KC_PERC" calcext:value-type="string">
            <text:p>KC_PERC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v_b_2" calcext:value-type="string">
            <text:p>v_b_2</text:p>
          </table:table-cell>
          <table:table-cell table:formula="of:=[.G83]&amp;&quot;, &quot;&amp;[.H83]&amp;IF(ISNA([.I83]);&quot;&quot;;&quot;, &quot;&amp;[.I83]&amp;IF(ISNA([.J83]);&quot;&quot;;&quot;, &quot;&amp;[.J83]))" office:value-type="string" office:string-value="KC_RBRC, KC_PERC" calcext:value-type="string">
            <text:p>KC_RBRC, KC_PERC</text:p>
          </table:table-cell>
          <table:table-cell table:formula="of:=VLOOKUP([.B83];[$actions.$A$2:.$F$504];5;0)" office:value-type="string" office:string-value="key" calcext:value-type="string">
            <text:p>key</text:p>
          </table:table-cell>
          <table:table-cell table:formula="of:=VLOOKUP([.B83];[$actions.$A$2:.$D$504];2;0)" office:value-type="string" office:string-value="KC_VOLD" calcext:value-type="string">
            <text:p>KC_VOLD</text:p>
          </table:table-cell>
          <table:table-cell table:formula="of:=VLOOKUP([.B83];[$actions.$A$2:.$D$504];3;0)" office:value-type="float" office:value="0" calcext:value-type="float">
            <text:p/>
          </table:table-cell>
          <table:table-cell table:formula="of:=VLOOKUP([.B83];[$actions.$A$2:.$D$50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formula="of:=&quot;const uint16_t PROGMEM &quot;&amp;[.K83]&amp;&quot;_combo[] = {&quot;&amp;[.L83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83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v_b_2] = COMBO(v_b_2_combo, KC_VOLD)," calcext:value-type="string">
            <text:p><text:s text:c="2"/>[COMBO_v_b_2] = COMBO(v_b_2_combo, KC_VOLD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vol_up" calcext:value-type="string">
            <text:p>vol_up</text:p>
          </table:table-cell>
          <table:table-cell table:style-name="ce15" table:formula="of:=OFFSET([$actions_combos.B$2];FLOOR(ROW([.C84])/2)-1;0)" office:value-type="string" office:string-value="p" calcext:value-type="string">
            <text:p>p</text:p>
          </table:table-cell>
          <table:table-cell table:style-name="ce15" table:formula="of:=OFFSET([$actions_combos.C$2];FLOOR(ROW([.D84])/2)-1;0)" office:value-type="string" office:string-value="g" calcext:value-type="string">
            <text:p>g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formula="of:=VLOOKUP([.C84];[$keys.$A$2:.$C$200];[.$A84]+1;0)" office:value-type="string" office:string-value="KC_P" calcext:value-type="string">
            <text:p>KC_P</text:p>
          </table:table-cell>
          <table:table-cell table:formula="of:=VLOOKUP([.D84];[$keys.$A$2:.$C$200];[.$A84]+1;0)" office:value-type="string" office:string-value="KC_G" calcext:value-type="string">
            <text:p>KC_G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p_g_1" calcext:value-type="string">
            <text:p>p_g_1</text:p>
          </table:table-cell>
          <table:table-cell table:formula="of:=[.G84]&amp;&quot;, &quot;&amp;[.H84]&amp;IF(ISNA([.I84]);&quot;&quot;;&quot;, &quot;&amp;[.I84]&amp;IF(ISNA([.J84]);&quot;&quot;;&quot;, &quot;&amp;[.J84]))" office:value-type="string" office:string-value="KC_P, KC_G" calcext:value-type="string">
            <text:p>KC_P, KC_G</text:p>
          </table:table-cell>
          <table:table-cell table:formula="of:=VLOOKUP([.B84];[$actions.$A$2:.$F$504];5;0)" office:value-type="string" office:string-value="key" calcext:value-type="string">
            <text:p>key</text:p>
          </table:table-cell>
          <table:table-cell table:formula="of:=VLOOKUP([.B84];[$actions.$A$2:.$D$504];2;0)" office:value-type="string" office:string-value="KC_VOLU" calcext:value-type="string">
            <text:p>KC_VOLU</text:p>
          </table:table-cell>
          <table:table-cell table:formula="of:=VLOOKUP([.B84];[$actions.$A$2:.$D$504];3;0)" office:value-type="float" office:value="0" calcext:value-type="float">
            <text:p/>
          </table:table-cell>
          <table:table-cell table:formula="of:=VLOOKUP([.B84];[$actions.$A$2:.$D$50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formula="of:=&quot;const uint16_t PROGMEM &quot;&amp;[.K84]&amp;&quot;_combo[] = {&quot;&amp;[.L84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84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p_g_1] = COMBO(p_g_1_combo, KC_VOLU)," calcext:value-type="string">
            <text:p><text:s text:c="2"/>[COMBO_p_g_1] = COMBO(p_g_1_combo, KC_VOLU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vol_up" calcext:value-type="string">
            <text:p>vol_up</text:p>
          </table:table-cell>
          <table:table-cell table:style-name="ce15" table:formula="of:=OFFSET([$actions_combos.B$2];FLOOR(ROW([.C85])/2)-1;0)" office:value-type="string" office:string-value="p" calcext:value-type="string">
            <text:p>p</text:p>
          </table:table-cell>
          <table:table-cell table:style-name="ce15" table:formula="of:=OFFSET([$actions_combos.C$2];FLOOR(ROW([.D85])/2)-1;0)" office:value-type="string" office:string-value="g" calcext:value-type="string">
            <text:p>g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formula="of:=VLOOKUP([.C85];[$keys.$A$2:.$C$200];[.$A85]+1;0)" office:value-type="string" office:string-value="KC_3" calcext:value-type="string">
            <text:p>KC_3</text:p>
          </table:table-cell>
          <table:table-cell table:formula="of:=VLOOKUP([.D85];[$keys.$A$2:.$C$200];[.$A85]+1;0)" office:value-type="string" office:string-value="KC_4" calcext:value-type="string">
            <text:p>KC_4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p_g_2" calcext:value-type="string">
            <text:p>p_g_2</text:p>
          </table:table-cell>
          <table:table-cell table:formula="of:=[.G85]&amp;&quot;, &quot;&amp;[.H85]&amp;IF(ISNA([.I85]);&quot;&quot;;&quot;, &quot;&amp;[.I85]&amp;IF(ISNA([.J85]);&quot;&quot;;&quot;, &quot;&amp;[.J85]))" office:value-type="string" office:string-value="KC_3, KC_4" calcext:value-type="string">
            <text:p>KC_3, KC_4</text:p>
          </table:table-cell>
          <table:table-cell table:formula="of:=VLOOKUP([.B85];[$actions.$A$2:.$F$504];5;0)" office:value-type="string" office:string-value="key" calcext:value-type="string">
            <text:p>key</text:p>
          </table:table-cell>
          <table:table-cell table:formula="of:=VLOOKUP([.B85];[$actions.$A$2:.$D$504];2;0)" office:value-type="string" office:string-value="KC_VOLU" calcext:value-type="string">
            <text:p>KC_VOLU</text:p>
          </table:table-cell>
          <table:table-cell table:formula="of:=VLOOKUP([.B85];[$actions.$A$2:.$D$504];3;0)" office:value-type="float" office:value="0" calcext:value-type="float">
            <text:p/>
          </table:table-cell>
          <table:table-cell table:formula="of:=VLOOKUP([.B85];[$actions.$A$2:.$D$50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formula="of:=&quot;const uint16_t PROGMEM &quot;&amp;[.K85]&amp;&quot;_combo[] = {&quot;&amp;[.L85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85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p_g_2] = COMBO(p_g_2_combo, KC_VOLU)," calcext:value-type="string">
            <text:p><text:s text:c="2"/>[COMBO_p_g_2] = COMBO(p_g_2_combo, KC_VOLU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space" calcext:value-type="string">
            <text:p>space</text:p>
          </table:table-cell>
          <table:table-cell table:style-name="ce15" table:formula="of:=OFFSET([$actions_combos.B$2];FLOOR(ROW([.C86])/2)-1;0)" office:value-type="string" office:string-value="t" calcext:value-type="string">
            <text:p>t</text:p>
          </table:table-cell>
          <table:table-cell table:style-name="ce15" table:formula="of:=OFFSET([$actions_combos.C$2];FLOOR(ROW([.D86])/2)-1;0)" office:value-type="string" office:string-value="b" calcext:value-type="string">
            <text:p>b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formula="of:=VLOOKUP([.C86];[$keys.$A$2:.$C$200];[.$A86]+1;0)" office:value-type="string" office:string-value="KC_T" calcext:value-type="string">
            <text:p>KC_T</text:p>
          </table:table-cell>
          <table:table-cell table:formula="of:=VLOOKUP([.D86];[$keys.$A$2:.$C$200];[.$A86]+1;0)" office:value-type="string" office:string-value="KC_B" calcext:value-type="string">
            <text:p>KC_B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t_b_1" calcext:value-type="string">
            <text:p>t_b_1</text:p>
          </table:table-cell>
          <table:table-cell table:formula="of:=[.G86]&amp;&quot;, &quot;&amp;[.H86]&amp;IF(ISNA([.I86]);&quot;&quot;;&quot;, &quot;&amp;[.I86]&amp;IF(ISNA([.J86]);&quot;&quot;;&quot;, &quot;&amp;[.J86]))" office:value-type="string" office:string-value="KC_T, KC_B" calcext:value-type="string">
            <text:p>KC_T, KC_B</text:p>
          </table:table-cell>
          <table:table-cell table:formula="of:=VLOOKUP([.B86];[$actions.$A$2:.$F$504];5;0)" office:value-type="string" office:string-value="key" calcext:value-type="string">
            <text:p>key</text:p>
          </table:table-cell>
          <table:table-cell table:formula="of:=VLOOKUP([.B86];[$actions.$A$2:.$D$504];2;0)" office:value-type="string" office:string-value="KC_SPC" calcext:value-type="string">
            <text:p>KC_SPC</text:p>
          </table:table-cell>
          <table:table-cell table:formula="of:=VLOOKUP([.B86];[$actions.$A$2:.$D$504];3;0)" office:value-type="float" office:value="0" calcext:value-type="float">
            <text:p/>
          </table:table-cell>
          <table:table-cell table:formula="of:=VLOOKUP([.B86];[$actions.$A$2:.$D$50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formula="of:=&quot;const uint16_t PROGMEM &quot;&amp;[.K86]&amp;&quot;_combo[] = {&quot;&amp;[.L86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86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t_b_1] = COMBO(t_b_1_combo, KC_SPC)," calcext:value-type="string">
            <text:p><text:s text:c="2"/>[COMBO_t_b_1] = COMBO(t_b_1_combo, KC_SPC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space" calcext:value-type="string">
            <text:p>space</text:p>
          </table:table-cell>
          <table:table-cell table:style-name="ce15" table:formula="of:=OFFSET([$actions_combos.B$2];FLOOR(ROW([.C87])/2)-1;0)" office:value-type="string" office:string-value="t" calcext:value-type="string">
            <text:p>t</text:p>
          </table:table-cell>
          <table:table-cell table:style-name="ce15" table:formula="of:=OFFSET([$actions_combos.C$2];FLOOR(ROW([.D87])/2)-1;0)" office:value-type="string" office:string-value="b" calcext:value-type="string">
            <text:p>b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formula="of:=VLOOKUP([.C87];[$keys.$A$2:.$C$200];[.$A87]+1;0)" office:value-type="string" office:string-value="KC_RPRN" calcext:value-type="string">
            <text:p>KC_RPRN</text:p>
          </table:table-cell>
          <table:table-cell table:formula="of:=VLOOKUP([.D87];[$keys.$A$2:.$C$200];[.$A87]+1;0)" office:value-type="string" office:string-value="KC_PERC" calcext:value-type="string">
            <text:p>KC_PERC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t_b_2" calcext:value-type="string">
            <text:p>t_b_2</text:p>
          </table:table-cell>
          <table:table-cell table:formula="of:=[.G87]&amp;&quot;, &quot;&amp;[.H87]&amp;IF(ISNA([.I87]);&quot;&quot;;&quot;, &quot;&amp;[.I87]&amp;IF(ISNA([.J87]);&quot;&quot;;&quot;, &quot;&amp;[.J87]))" office:value-type="string" office:string-value="KC_RPRN, KC_PERC" calcext:value-type="string">
            <text:p>KC_RPRN, KC_PERC</text:p>
          </table:table-cell>
          <table:table-cell table:formula="of:=VLOOKUP([.B87];[$actions.$A$2:.$F$504];5;0)" office:value-type="string" office:string-value="key" calcext:value-type="string">
            <text:p>key</text:p>
          </table:table-cell>
          <table:table-cell table:formula="of:=VLOOKUP([.B87];[$actions.$A$2:.$D$504];2;0)" office:value-type="string" office:string-value="KC_SPC" calcext:value-type="string">
            <text:p>KC_SPC</text:p>
          </table:table-cell>
          <table:table-cell table:formula="of:=VLOOKUP([.B87];[$actions.$A$2:.$D$504];3;0)" office:value-type="float" office:value="0" calcext:value-type="float">
            <text:p/>
          </table:table-cell>
          <table:table-cell table:formula="of:=VLOOKUP([.B87];[$actions.$A$2:.$D$50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formula="of:=&quot;const uint16_t PROGMEM &quot;&amp;[.K87]&amp;&quot;_combo[] = {&quot;&amp;[.L87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87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t_b_2] = COMBO(t_b_2_combo, KC_SPC)," calcext:value-type="string">
            <text:p><text:s text:c="2"/>[COMBO_t_b_2] = COMBO(t_b_2_combo, KC_SPC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8])/2)-1;0)" office:value-type="string" office:string-value="t" calcext:value-type="string">
            <text:p>t</text:p>
          </table:table-cell>
          <table:table-cell table:style-name="ce15" table:formula="of:=OFFSET([$actions_combos.C$2];FLOOR(ROW([.D88])/2)-1;0)" office:value-type="string" office:string-value="v" calcext:value-type="string">
            <text:p>v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formula="of:=VLOOKUP([.C88];[$keys.$A$2:.$C$200];[.$A88]+1;0)" office:value-type="string" office:string-value="KC_T" calcext:value-type="string">
            <text:p>KC_T</text:p>
          </table:table-cell>
          <table:table-cell table:formula="of:=VLOOKUP([.D88];[$keys.$A$2:.$C$200];[.$A88]+1;0)" office:value-type="string" office:string-value="KC_V" calcext:value-type="string">
            <text:p>KC_V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t_v_1" calcext:value-type="string">
            <text:p>t_v_1</text:p>
          </table:table-cell>
          <table:table-cell table:formula="of:=[.G88]&amp;&quot;, &quot;&amp;[.H88]&amp;IF(ISNA([.I88]);&quot;&quot;;&quot;, &quot;&amp;[.I88]&amp;IF(ISNA([.J88]);&quot;&quot;;&quot;, &quot;&amp;[.J88]))" office:value-type="string" office:string-value="KC_T, KC_V" calcext:value-type="string">
            <text:p>KC_T, KC_V</text:p>
          </table:table-cell>
          <table:table-cell table:formula="of:=VLOOKUP([.B88];[$actions.$A$2:.$F$504];5;0)" office:value-type="string" office:string-value="macro" calcext:value-type="string">
            <text:p>macro</text:p>
          </table:table-cell>
          <table:table-cell table:formula="of:=VLOOKUP([.B88];[$actions.$A$2:.$D$504];2;0)" office:value-type="float" office:value="0" calcext:value-type="float">
            <text:p/>
          </table:table-cell>
          <table:table-cell table:formula="of:=VLOOKUP([.B88];[$actions.$A$2:.$D$50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88];[$actions.$A$2:.$D$50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formula="of:=&quot;const uint16_t PROGMEM &quot;&amp;[.K88]&amp;&quot;_combo[] = {&quot;&amp;[.L88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88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t_v_1] = COMBO_ACTION(t_v_1_combo)," calcext:value-type="string">
            <text:p><text:s text:c="2"/>[COMBO_t_v_1] = COMBO_ACTION(t_v_1_combo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 office:value-type="string" office:string-value="    case COMBO_t_v_1: if (p) {SEND_STRING(SS_DOWN(X_LSFT)SS_DOWN(X_TAB));} else {SEND_STRING(SS_UP(X_TAB)SS_UP(X_LSFT));} break;" calcext:value-type="string">
            <text:p><text:s text:c="4"/>case COMBO_t_v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9])/2)-1;0)" office:value-type="string" office:string-value="t" calcext:value-type="string">
            <text:p>t</text:p>
          </table:table-cell>
          <table:table-cell table:style-name="ce15" table:formula="of:=OFFSET([$actions_combos.C$2];FLOOR(ROW([.D89])/2)-1;0)" office:value-type="string" office:string-value="v" calcext:value-type="string">
            <text:p>v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formula="of:=VLOOKUP([.C89];[$keys.$A$2:.$C$200];[.$A89]+1;0)" office:value-type="string" office:string-value="KC_RPRN" calcext:value-type="string">
            <text:p>KC_RPRN</text:p>
          </table:table-cell>
          <table:table-cell table:formula="of:=VLOOKUP([.D89];[$keys.$A$2:.$C$200];[.$A89]+1;0)" office:value-type="string" office:string-value="KC_RBRC" calcext:value-type="string">
            <text:p>KC_RBRC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t_v_2" calcext:value-type="string">
            <text:p>t_v_2</text:p>
          </table:table-cell>
          <table:table-cell table:formula="of:=[.G89]&amp;&quot;, &quot;&amp;[.H89]&amp;IF(ISNA([.I89]);&quot;&quot;;&quot;, &quot;&amp;[.I89]&amp;IF(ISNA([.J89]);&quot;&quot;;&quot;, &quot;&amp;[.J89]))" office:value-type="string" office:string-value="KC_RPRN, KC_RBRC" calcext:value-type="string">
            <text:p>KC_RPRN, KC_RBRC</text:p>
          </table:table-cell>
          <table:table-cell table:formula="of:=VLOOKUP([.B89];[$actions.$A$2:.$F$504];5;0)" office:value-type="string" office:string-value="macro" calcext:value-type="string">
            <text:p>macro</text:p>
          </table:table-cell>
          <table:table-cell table:formula="of:=VLOOKUP([.B89];[$actions.$A$2:.$D$504];2;0)" office:value-type="float" office:value="0" calcext:value-type="float">
            <text:p/>
          </table:table-cell>
          <table:table-cell table:formula="of:=VLOOKUP([.B89];[$actions.$A$2:.$D$50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89];[$actions.$A$2:.$D$50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formula="of:=&quot;const uint16_t PROGMEM &quot;&amp;[.K89]&amp;&quot;_combo[] = {&quot;&amp;[.L89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89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t_v_2] = COMBO_ACTION(t_v_2_combo)," calcext:value-type="string">
            <text:p><text:s text:c="2"/>[COMBO_t_v_2] = COMBO_ACTION(t_v_2_combo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 office:value-type="string" office:string-value="    case COMBO_t_v_2: if (p) {SEND_STRING(SS_DOWN(X_LSFT)SS_DOWN(X_TAB));} else {SEND_STRING(SS_UP(X_TAB)SS_UP(X_LSFT));} break;" calcext:value-type="string">
            <text:p><text:s text:c="4"/>case COMBO_t_v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0])/2)-1;0)" office:value-type="string" office:string-value="h" calcext:value-type="string">
            <text:p>h</text:p>
          </table:table-cell>
          <table:table-cell table:style-name="ce15" table:formula="of:=OFFSET([$actions_combos.C$2];FLOOR(ROW([.D90])/2)-1;0)" office:value-type="string" office:string-value="k" calcext:value-type="string">
            <text:p>k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formula="of:=VLOOKUP([.C90];[$keys.$A$2:.$C$200];[.$A90]+1;0)" office:value-type="string" office:string-value="KC_H" calcext:value-type="string">
            <text:p>KC_H</text:p>
          </table:table-cell>
          <table:table-cell table:formula="of:=VLOOKUP([.D90];[$keys.$A$2:.$C$200];[.$A90]+1;0)" office:value-type="string" office:string-value="KC_K" calcext:value-type="string">
            <text:p>KC_K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h_k_1" calcext:value-type="string">
            <text:p>h_k_1</text:p>
          </table:table-cell>
          <table:table-cell table:formula="of:=[.G90]&amp;&quot;, &quot;&amp;[.H90]&amp;IF(ISNA([.I90]);&quot;&quot;;&quot;, &quot;&amp;[.I90]&amp;IF(ISNA([.J90]);&quot;&quot;;&quot;, &quot;&amp;[.J90]))" office:value-type="string" office:string-value="KC_H, KC_K" calcext:value-type="string">
            <text:p>KC_H, KC_K</text:p>
          </table:table-cell>
          <table:table-cell table:formula="of:=VLOOKUP([.B90];[$actions.$A$2:.$F$504];5;0)" office:value-type="string" office:string-value="macro" calcext:value-type="string">
            <text:p>macro</text:p>
          </table:table-cell>
          <table:table-cell table:formula="of:=VLOOKUP([.B90];[$actions.$A$2:.$D$504];2;0)" office:value-type="float" office:value="0" calcext:value-type="float">
            <text:p/>
          </table:table-cell>
          <table:table-cell table:formula="of:=VLOOKUP([.B90];[$actions.$A$2:.$D$50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90];[$actions.$A$2:.$D$50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formula="of:=&quot;const uint16_t PROGMEM &quot;&amp;[.K90]&amp;&quot;_combo[] = {&quot;&amp;[.L90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90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h_k_1] = COMBO_ACTION(h_k_1_combo)," calcext:value-type="string">
            <text:p><text:s text:c="2"/>[COMBO_h_k_1] = COMBO_ACTION(h_k_1_combo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 office:value-type="string" office:string-value="    case COMBO_h_k_1: if (p) {SEND_STRING(SS_DOWN(X_LSFT)SS_DOWN(X_TAB));} else {SEND_STRING(SS_UP(X_TAB)SS_UP(X_LSFT));} break;" calcext:value-type="string">
            <text:p><text:s text:c="4"/>case COMBO_h_k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1])/2)-1;0)" office:value-type="string" office:string-value="h" calcext:value-type="string">
            <text:p>h</text:p>
          </table:table-cell>
          <table:table-cell table:style-name="ce15" table:formula="of:=OFFSET([$actions_combos.C$2];FLOOR(ROW([.D91])/2)-1;0)" office:value-type="string" office:string-value="k" calcext:value-type="string">
            <text:p>k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formula="of:=VLOOKUP([.C91];[$keys.$A$2:.$C$200];[.$A91]+1;0)" office:value-type="string" office:string-value="KC_HASH" calcext:value-type="string">
            <text:p>KC_HASH</text:p>
          </table:table-cell>
          <table:table-cell table:formula="of:=VLOOKUP([.D91];[$keys.$A$2:.$C$200];[.$A91]+1;0)" office:value-type="string" office:string-value="KC_CIRC" calcext:value-type="string">
            <text:p>KC_CIRC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h_k_2" calcext:value-type="string">
            <text:p>h_k_2</text:p>
          </table:table-cell>
          <table:table-cell table:formula="of:=[.G91]&amp;&quot;, &quot;&amp;[.H91]&amp;IF(ISNA([.I91]);&quot;&quot;;&quot;, &quot;&amp;[.I91]&amp;IF(ISNA([.J91]);&quot;&quot;;&quot;, &quot;&amp;[.J91]))" office:value-type="string" office:string-value="KC_HASH, KC_CIRC" calcext:value-type="string">
            <text:p>KC_HASH, KC_CIRC</text:p>
          </table:table-cell>
          <table:table-cell table:formula="of:=VLOOKUP([.B91];[$actions.$A$2:.$F$504];5;0)" office:value-type="string" office:string-value="macro" calcext:value-type="string">
            <text:p>macro</text:p>
          </table:table-cell>
          <table:table-cell table:formula="of:=VLOOKUP([.B91];[$actions.$A$2:.$D$504];2;0)" office:value-type="float" office:value="0" calcext:value-type="float">
            <text:p/>
          </table:table-cell>
          <table:table-cell table:formula="of:=VLOOKUP([.B91];[$actions.$A$2:.$D$50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91];[$actions.$A$2:.$D$50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formula="of:=&quot;const uint16_t PROGMEM &quot;&amp;[.K91]&amp;&quot;_combo[] = {&quot;&amp;[.L91]&amp;&quot;, COMBO_END};&quot;" office:value-type="string" office:string-value="const uint16_t PROGMEM h_k_2_combo[] = {KC_HASH, KC_CIRC, COMBO_END};" calcext:value-type="string">
            <text:p>const uint16_t PROGMEM h_k_2_combo[] = {KC_HASH, KC_CIRC, COMBO_END};</text:p>
          </table:table-cell>
          <table:table-cell table:formula="of:=&quot;  COMBO_&quot;&amp;[.K91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h_k_2] = COMBO_ACTION(h_k_2_combo)," calcext:value-type="string">
            <text:p><text:s text:c="2"/>[COMBO_h_k_2] = COMBO_ACTION(h_k_2_combo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 office:value-type="string" office:string-value="    case COMBO_h_k_2: if (p) {SEND_STRING(SS_DOWN(X_LSFT)SS_DOWN(X_TAB));} else {SEND_STRING(SS_UP(X_TAB)SS_UP(X_LSFT));} break;" calcext:value-type="string">
            <text:p><text:s text:c="4"/>case COMBO_h_k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92])/2)-1;0)" office:value-type="string" office:string-value="n" calcext:value-type="string">
            <text:p>n</text:p>
          </table:table-cell>
          <table:table-cell table:style-name="ce15" table:formula="of:=OFFSET([$actions_combos.C$2];FLOOR(ROW([.D92])/2)-1;0)" office:value-type="string" office:string-value="e" calcext:value-type="string">
            <text:p>e</text:p>
          </table:table-cell>
          <table:table-cell table:style-name="ce15" table:formula="of:=OFFSET([$actions_combos.D$2];FLOOR(ROW([.E92])/2)-1;0)" office:value-type="string" office:string-value="i" calcext:value-type="string">
            <text:p>i</text:p>
          </table:table-cell>
          <table:table-cell table:style-name="ce15" table:formula="of:=OFFSET([$actions_combos.E$2];FLOOR(ROW([.F92])/2)-1;0)" office:value-type="string" office:string-value="o" calcext:value-type="string">
            <text:p>o</text:p>
          </table:table-cell>
          <table:table-cell table:formula="of:=VLOOKUP([.C92];[$keys.$A$2:.$C$200];[.$A92]+1;0)" office:value-type="string" office:string-value="KC_N" calcext:value-type="string">
            <text:p>KC_N</text:p>
          </table:table-cell>
          <table:table-cell table:formula="of:=VLOOKUP([.D92];[$keys.$A$2:.$C$200];[.$A92]+1;0)" office:value-type="string" office:string-value="KC_E" calcext:value-type="string">
            <text:p>KC_E</text:p>
          </table:table-cell>
          <table:table-cell table:formula="of:=VLOOKUP([.E92];[$keys.$A$2:.$C$200];[.$A92]+1;0)" office:value-type="string" office:string-value="KC_I" calcext:value-type="string">
            <text:p>KC_I</text:p>
          </table:table-cell>
          <table:table-cell table:formula="of:=VLOOKUP([.F92];[$keys.$A$2:.$C$200];[.$A92]+1;0)" office:value-type="string" office:string-value="KC_O" calcext:value-type="string">
            <text:p>KC_O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n_e_i_o_1" calcext:value-type="string">
            <text:p>n_e_i_o_1</text:p>
          </table:table-cell>
          <table:table-cell table:formula="of:=[.G92]&amp;&quot;, &quot;&amp;[.H92]&amp;IF(ISNA([.I92]);&quot;&quot;;&quot;, &quot;&amp;[.I92]&amp;IF(ISNA([.J92]);&quot;&quot;;&quot;, &quot;&amp;[.J92]))" office:value-type="string" office:string-value="KC_N, KC_E, KC_I, KC_O" calcext:value-type="string">
            <text:p>KC_N, KC_E, KC_I, KC_O</text:p>
          </table:table-cell>
          <table:table-cell table:formula="of:=VLOOKUP([.B92];[$actions.$A$2:.$F$504];5;0)" office:value-type="string" office:string-value="macro" calcext:value-type="string">
            <text:p>macro</text:p>
          </table:table-cell>
          <table:table-cell table:formula="of:=VLOOKUP([.B92];[$actions.$A$2:.$D$504];2;0)" office:value-type="float" office:value="0" calcext:value-type="float">
            <text:p/>
          </table:table-cell>
          <table:table-cell table:formula="of:=VLOOKUP([.B92];[$actions.$A$2:.$D$50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92];[$actions.$A$2:.$D$50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formula="of:=&quot;const uint16_t PROGMEM &quot;&amp;[.K92]&amp;&quot;_combo[] = {&quot;&amp;[.L92]&amp;&quot;, COMBO_END};&quot;" office:value-type="string" office:string-value="const uint16_t PROGMEM n_e_i_o_1_combo[] = {KC_N, KC_E, KC_I, KC_O, COMBO_END};" calcext:value-type="string">
            <text:p>const uint16_t PROGMEM n_e_i_o_1_combo[] = {KC_N, KC_E, KC_I, KC_O, COMBO_END};</text:p>
          </table:table-cell>
          <table:table-cell table:formula="of:=&quot;  COMBO_&quot;&amp;[.K92]&amp;&quot;,&quot;" office:value-type="string" office:string-value="  COMBO_n_e_i_o_1," calcext:value-type="string">
            <text:p><text:s text:c="2"/>COMBO_n_e_i_o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n_e_i_o_1] = COMBO_ACTION(n_e_i_o_1_combo)," calcext:value-type="string">
            <text:p><text:s text:c="2"/>[COMBO_n_e_i_o_1] = COMBO_ACTION(n_e_i_o_1_combo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 office:value-type="string" office:string-value="    case COMBO_n_e_i_o_1: if (p) {SEND_STRING(SS_TAP(X_END) SS_DOWN(X_LSFT)SS_TAP(X_HOME)SS_UP(X_LSFT) SS_TAP(X_DEL));}  break;" calcext:value-type="string">
            <text:p><text:s text:c="4"/>case COMBO_n_e_i_o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93])/2)-1;0)" office:value-type="string" office:string-value="n" calcext:value-type="string">
            <text:p>n</text:p>
          </table:table-cell>
          <table:table-cell table:style-name="ce15" table:formula="of:=OFFSET([$actions_combos.C$2];FLOOR(ROW([.D93])/2)-1;0)" office:value-type="string" office:string-value="e" calcext:value-type="string">
            <text:p>e</text:p>
          </table:table-cell>
          <table:table-cell table:style-name="ce15" table:formula="of:=OFFSET([$actions_combos.D$2];FLOOR(ROW([.E93])/2)-1;0)" office:value-type="string" office:string-value="i" calcext:value-type="string">
            <text:p>i</text:p>
          </table:table-cell>
          <table:table-cell table:style-name="ce15" table:formula="of:=OFFSET([$actions_combos.E$2];FLOOR(ROW([.F93])/2)-1;0)" office:value-type="string" office:string-value="o" calcext:value-type="string">
            <text:p>o</text:p>
          </table:table-cell>
          <table:table-cell table:formula="of:=VLOOKUP([.C93];[$keys.$A$2:.$C$200];[.$A93]+1;0)" office:value-type="string" office:string-value="KC_MINS" calcext:value-type="string">
            <text:p>KC_MINS</text:p>
          </table:table-cell>
          <table:table-cell table:formula="of:=VLOOKUP([.D93];[$keys.$A$2:.$C$200];[.$A93]+1;0)" office:value-type="string" office:string-value="KC_EQL" calcext:value-type="string">
            <text:p>KC_EQL</text:p>
          </table:table-cell>
          <table:table-cell table:formula="of:=VLOOKUP([.E93];[$keys.$A$2:.$C$200];[.$A93]+1;0)" office:value-type="string" office:string-value="KC_ASTR" calcext:value-type="string">
            <text:p>KC_ASTR</text:p>
          </table:table-cell>
          <table:table-cell table:formula="of:=VLOOKUP([.F93];[$keys.$A$2:.$C$200];[.$A93]+1;0)" office:value-type="string" office:string-value="KC_PLUS" calcext:value-type="string">
            <text:p>KC_PLUS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n_e_i_o_2" calcext:value-type="string">
            <text:p>n_e_i_o_2</text:p>
          </table:table-cell>
          <table:table-cell table:formula="of:=[.G93]&amp;&quot;, &quot;&amp;[.H93]&amp;IF(ISNA([.I93]);&quot;&quot;;&quot;, &quot;&amp;[.I93]&amp;IF(ISNA([.J93]);&quot;&quot;;&quot;, &quot;&amp;[.J93]))" office:value-type="string" office:string-value="KC_MINS, KC_EQL, KC_ASTR, KC_PLUS" calcext:value-type="string">
            <text:p>KC_MINS, KC_EQL, KC_ASTR, KC_PLUS</text:p>
          </table:table-cell>
          <table:table-cell table:formula="of:=VLOOKUP([.B93];[$actions.$A$2:.$F$504];5;0)" office:value-type="string" office:string-value="macro" calcext:value-type="string">
            <text:p>macro</text:p>
          </table:table-cell>
          <table:table-cell table:formula="of:=VLOOKUP([.B93];[$actions.$A$2:.$D$504];2;0)" office:value-type="float" office:value="0" calcext:value-type="float">
            <text:p/>
          </table:table-cell>
          <table:table-cell table:formula="of:=VLOOKUP([.B93];[$actions.$A$2:.$D$50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93];[$actions.$A$2:.$D$50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formula="of:=&quot;const uint16_t PROGMEM &quot;&amp;[.K93]&amp;&quot;_combo[] = {&quot;&amp;[.L93]&amp;&quot;, COMBO_END};&quot;" office:value-type="string" office:string-value="const uint16_t PROGMEM n_e_i_o_2_combo[] = {KC_MINS, KC_EQL, KC_ASTR, KC_PLUS, COMBO_END};" calcext:value-type="string">
            <text:p>const uint16_t PROGMEM n_e_i_o_2_combo[] = {KC_MINS, KC_EQL, KC_ASTR, KC_PLUS, COMBO_END};</text:p>
          </table:table-cell>
          <table:table-cell table:formula="of:=&quot;  COMBO_&quot;&amp;[.K93]&amp;&quot;,&quot;" office:value-type="string" office:string-value="  COMBO_n_e_i_o_2," calcext:value-type="string">
            <text:p><text:s text:c="2"/>COMBO_n_e_i_o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n_e_i_o_2] = COMBO_ACTION(n_e_i_o_2_combo)," calcext:value-type="string">
            <text:p><text:s text:c="2"/>[COMBO_n_e_i_o_2] = COMBO_ACTION(n_e_i_o_2_combo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 office:value-type="string" office:string-value="    case COMBO_n_e_i_o_2: if (p) {SEND_STRING(SS_TAP(X_END) SS_DOWN(X_LSFT)SS_TAP(X_HOME)SS_UP(X_LSFT) SS_TAP(X_DEL));}  break;" calcext:value-type="string">
            <text:p><text:s text:c="4"/>case COMBO_n_e_i_o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copy" calcext:value-type="string">
            <text:p>copy</text:p>
          </table:table-cell>
          <table:table-cell table:style-name="ce15" table:formula="of:=OFFSET([$actions_combos.B$2];FLOOR(ROW([.C94])/2)-1;0)" office:value-type="string" office:string-value="x" calcext:value-type="string">
            <text:p>x</text:p>
          </table:table-cell>
          <table:table-cell table:style-name="ce15" table:formula="of:=OFFSET([$actions_combos.C$2];FLOOR(ROW([.D94])/2)-1;0)" office:value-type="string" office:string-value="c" calcext:value-type="string">
            <text:p>c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formula="of:=VLOOKUP([.C94];[$keys.$A$2:.$C$200];[.$A94]+1;0)" office:value-type="string" office:string-value="KC_X" calcext:value-type="string">
            <text:p>KC_X</text:p>
          </table:table-cell>
          <table:table-cell table:formula="of:=VLOOKUP([.D94];[$keys.$A$2:.$C$200];[.$A94]+1;0)" office:value-type="string" office:string-value="KC_C" calcext:value-type="string">
            <text:p>KC_C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x_c_1" calcext:value-type="string">
            <text:p>x_c_1</text:p>
          </table:table-cell>
          <table:table-cell table:formula="of:=[.G94]&amp;&quot;, &quot;&amp;[.H94]&amp;IF(ISNA([.I94]);&quot;&quot;;&quot;, &quot;&amp;[.I94]&amp;IF(ISNA([.J94]);&quot;&quot;;&quot;, &quot;&amp;[.J94]))" office:value-type="string" office:string-value="KC_X, KC_C" calcext:value-type="string">
            <text:p>KC_X, KC_C</text:p>
          </table:table-cell>
          <table:table-cell table:formula="of:=VLOOKUP([.B94];[$actions.$A$2:.$F$504];5;0)" office:value-type="string" office:string-value="macro" calcext:value-type="string">
            <text:p>macro</text:p>
          </table:table-cell>
          <table:table-cell table:formula="of:=VLOOKUP([.B94];[$actions.$A$2:.$D$504];2;0)" office:value-type="float" office:value="0" calcext:value-type="float">
            <text:p/>
          </table:table-cell>
          <table:table-cell table:formula="of:=VLOOKUP([.B94];[$actions.$A$2:.$D$504];3;0)" office:value-type="string" office:string-value="SEND_STRING(SS_LCTL(&quot;c&quot;));" calcext:value-type="string">
            <text:p>SEND_STRING(SS_LCTL("c"));</text:p>
          </table:table-cell>
          <table:table-cell table:formula="of:=VLOOKUP([.B94];[$actions.$A$2:.$D$50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formula="of:=&quot;const uint16_t PROGMEM &quot;&amp;[.K94]&amp;&quot;_combo[] = {&quot;&amp;[.L94]&amp;&quot;, COMBO_END};&quot;" office:value-type="string" office:string-value="const uint16_t PROGMEM x_c_1_combo[] = {KC_X, KC_C, COMBO_END};" calcext:value-type="string">
            <text:p>const uint16_t PROGMEM x_c_1_combo[] = {KC_X, KC_C, COMBO_END};</text:p>
          </table:table-cell>
          <table:table-cell table:formula="of:=&quot;  COMBO_&quot;&amp;[.K94]&amp;&quot;,&quot;" office:value-type="string" office:string-value="  COMBO_x_c_1," calcext:value-type="string">
            <text:p><text:s text:c="2"/>COMBO_x_c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x_c_1] = COMBO_ACTION(x_c_1_combo)," calcext:value-type="string">
            <text:p><text:s text:c="2"/>[COMBO_x_c_1] = COMBO_ACTION(x_c_1_combo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 office:value-type="string" office:string-value="    case COMBO_x_c_1: if (p) {SEND_STRING(SS_LCTL(&quot;c&quot;));}  break;" calcext:value-type="string">
            <text:p><text:s text:c="4"/>case COMBO_x_c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copy" calcext:value-type="string">
            <text:p>copy</text:p>
          </table:table-cell>
          <table:table-cell table:style-name="ce15" table:formula="of:=OFFSET([$actions_combos.B$2];FLOOR(ROW([.C95])/2)-1;0)" office:value-type="string" office:string-value="x" calcext:value-type="string">
            <text:p>x</text:p>
          </table:table-cell>
          <table:table-cell table:style-name="ce15" table:formula="of:=OFFSET([$actions_combos.C$2];FLOOR(ROW([.D95])/2)-1;0)" office:value-type="string" office:string-value="c" calcext:value-type="string">
            <text:p>c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formula="of:=VLOOKUP([.C95];[$keys.$A$2:.$C$200];[.$A95]+1;0)" office:value-type="string" office:string-value="KC_GT" calcext:value-type="string">
            <text:p>KC_GT</text:p>
          </table:table-cell>
          <table:table-cell table:formula="of:=VLOOKUP([.D95];[$keys.$A$2:.$C$200];[.$A95]+1;0)" office:value-type="string" office:string-value="KC_LBRC" calcext:value-type="string">
            <text:p>KC_LBRC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x_c_2" calcext:value-type="string">
            <text:p>x_c_2</text:p>
          </table:table-cell>
          <table:table-cell table:formula="of:=[.G95]&amp;&quot;, &quot;&amp;[.H95]&amp;IF(ISNA([.I95]);&quot;&quot;;&quot;, &quot;&amp;[.I95]&amp;IF(ISNA([.J95]);&quot;&quot;;&quot;, &quot;&amp;[.J95]))" office:value-type="string" office:string-value="KC_GT, KC_LBRC" calcext:value-type="string">
            <text:p>KC_GT, KC_LBRC</text:p>
          </table:table-cell>
          <table:table-cell table:formula="of:=VLOOKUP([.B95];[$actions.$A$2:.$F$504];5;0)" office:value-type="string" office:string-value="macro" calcext:value-type="string">
            <text:p>macro</text:p>
          </table:table-cell>
          <table:table-cell table:formula="of:=VLOOKUP([.B95];[$actions.$A$2:.$D$504];2;0)" office:value-type="float" office:value="0" calcext:value-type="float">
            <text:p/>
          </table:table-cell>
          <table:table-cell table:formula="of:=VLOOKUP([.B95];[$actions.$A$2:.$D$504];3;0)" office:value-type="string" office:string-value="SEND_STRING(SS_LCTL(&quot;c&quot;));" calcext:value-type="string">
            <text:p>SEND_STRING(SS_LCTL("c"));</text:p>
          </table:table-cell>
          <table:table-cell table:formula="of:=VLOOKUP([.B95];[$actions.$A$2:.$D$50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formula="of:=&quot;const uint16_t PROGMEM &quot;&amp;[.K95]&amp;&quot;_combo[] = {&quot;&amp;[.L95]&amp;&quot;, COMBO_END};&quot;" office:value-type="string" office:string-value="const uint16_t PROGMEM x_c_2_combo[] = {KC_GT, KC_LBRC, COMBO_END};" calcext:value-type="string">
            <text:p>const uint16_t PROGMEM x_c_2_combo[] = {KC_GT, KC_LBRC, COMBO_END};</text:p>
          </table:table-cell>
          <table:table-cell table:formula="of:=&quot;  COMBO_&quot;&amp;[.K95]&amp;&quot;,&quot;" office:value-type="string" office:string-value="  COMBO_x_c_2," calcext:value-type="string">
            <text:p><text:s text:c="2"/>COMBO_x_c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x_c_2] = COMBO_ACTION(x_c_2_combo)," calcext:value-type="string">
            <text:p><text:s text:c="2"/>[COMBO_x_c_2] = COMBO_ACTION(x_c_2_combo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 office:value-type="string" office:string-value="    case COMBO_x_c_2: if (p) {SEND_STRING(SS_LCTL(&quot;c&quot;));}  break;" calcext:value-type="string">
            <text:p><text:s text:c="4"/>case COMBO_x_c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cut" calcext:value-type="string">
            <text:p>cut</text:p>
          </table:table-cell>
          <table:table-cell table:style-name="ce15" table:formula="of:=OFFSET([$actions_combos.B$2];FLOOR(ROW([.C96])/2)-1;0)" office:value-type="string" office:string-value="x" calcext:value-type="string">
            <text:p>x</text:p>
          </table:table-cell>
          <table:table-cell table:style-name="ce15" table:formula="of:=OFFSET([$actions_combos.C$2];FLOOR(ROW([.D96])/2)-1;0)" office:value-type="string" office:string-value="c" calcext:value-type="string">
            <text:p>c</text:p>
          </table:table-cell>
          <table:table-cell table:style-name="ce15" table:formula="of:=OFFSET([$actions_combos.D$2];FLOOR(ROW([.E96])/2)-1;0)" office:value-type="string" office:string-value="v" calcext:value-type="string">
            <text:p>v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formula="of:=VLOOKUP([.C96];[$keys.$A$2:.$C$200];[.$A96]+1;0)" office:value-type="string" office:string-value="KC_X" calcext:value-type="string">
            <text:p>KC_X</text:p>
          </table:table-cell>
          <table:table-cell table:formula="of:=VLOOKUP([.D96];[$keys.$A$2:.$C$200];[.$A96]+1;0)" office:value-type="string" office:string-value="KC_C" calcext:value-type="string">
            <text:p>KC_C</text:p>
          </table:table-cell>
          <table:table-cell table:formula="of:=VLOOKUP([.E96];[$keys.$A$2:.$C$200];[.$A96]+1;0)" office:value-type="string" office:string-value="KC_V" calcext:value-type="string">
            <text:p>KC_V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x_c_v_1" calcext:value-type="string">
            <text:p>x_c_v_1</text:p>
          </table:table-cell>
          <table:table-cell table:formula="of:=[.G96]&amp;&quot;, &quot;&amp;[.H96]&amp;IF(ISNA([.I96]);&quot;&quot;;&quot;, &quot;&amp;[.I96]&amp;IF(ISNA([.J96]);&quot;&quot;;&quot;, &quot;&amp;[.J96]))" office:value-type="string" office:string-value="KC_X, KC_C, KC_V" calcext:value-type="string">
            <text:p>KC_X, KC_C, KC_V</text:p>
          </table:table-cell>
          <table:table-cell table:formula="of:=VLOOKUP([.B96];[$actions.$A$2:.$F$504];5;0)" office:value-type="string" office:string-value="macro" calcext:value-type="string">
            <text:p>macro</text:p>
          </table:table-cell>
          <table:table-cell table:formula="of:=VLOOKUP([.B96];[$actions.$A$2:.$D$504];2;0)" office:value-type="float" office:value="0" calcext:value-type="float">
            <text:p/>
          </table:table-cell>
          <table:table-cell table:formula="of:=VLOOKUP([.B96];[$actions.$A$2:.$D$504];3;0)" office:value-type="string" office:string-value="SEND_STRING(SS_LCTL(&quot;x&quot;));" calcext:value-type="string">
            <text:p>SEND_STRING(SS_LCTL("x"));</text:p>
          </table:table-cell>
          <table:table-cell table:formula="of:=VLOOKUP([.B96];[$actions.$A$2:.$D$50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formula="of:=&quot;const uint16_t PROGMEM &quot;&amp;[.K96]&amp;&quot;_combo[] = {&quot;&amp;[.L96]&amp;&quot;, COMBO_END};&quot;" office:value-type="string" office:string-value="const uint16_t PROGMEM x_c_v_1_combo[] = {KC_X, KC_C, KC_V, COMBO_END};" calcext:value-type="string">
            <text:p>const uint16_t PROGMEM x_c_v_1_combo[] = {KC_X, KC_C, KC_V, COMBO_END};</text:p>
          </table:table-cell>
          <table:table-cell table:formula="of:=&quot;  COMBO_&quot;&amp;[.K96]&amp;&quot;,&quot;" office:value-type="string" office:string-value="  COMBO_x_c_v_1," calcext:value-type="string">
            <text:p><text:s text:c="2"/>COMBO_x_c_v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x_c_v_1] = COMBO_ACTION(x_c_v_1_combo)," calcext:value-type="string">
            <text:p><text:s text:c="2"/>[COMBO_x_c_v_1] = COMBO_ACTION(x_c_v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x_c_v_1: if (p) {SEND_STRING(SS_LCTL(&quot;x&quot;));}  break;" calcext:value-type="string">
            <text:p><text:s text:c="4"/>case COMBO_x_c_v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cut" calcext:value-type="string">
            <text:p>cut</text:p>
          </table:table-cell>
          <table:table-cell table:style-name="ce15" table:formula="of:=OFFSET([$actions_combos.B$2];FLOOR(ROW([.C97])/2)-1;0)" office:value-type="string" office:string-value="x" calcext:value-type="string">
            <text:p>x</text:p>
          </table:table-cell>
          <table:table-cell table:style-name="ce15" table:formula="of:=OFFSET([$actions_combos.C$2];FLOOR(ROW([.D97])/2)-1;0)" office:value-type="string" office:string-value="c" calcext:value-type="string">
            <text:p>c</text:p>
          </table:table-cell>
          <table:table-cell table:style-name="ce15" table:formula="of:=OFFSET([$actions_combos.D$2];FLOOR(ROW([.E97])/2)-1;0)" office:value-type="string" office:string-value="v" calcext:value-type="string">
            <text:p>v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formula="of:=VLOOKUP([.C97];[$keys.$A$2:.$C$200];[.$A97]+1;0)" office:value-type="string" office:string-value="KC_GT" calcext:value-type="string">
            <text:p>KC_GT</text:p>
          </table:table-cell>
          <table:table-cell table:formula="of:=VLOOKUP([.D97];[$keys.$A$2:.$C$200];[.$A97]+1;0)" office:value-type="string" office:string-value="KC_LBRC" calcext:value-type="string">
            <text:p>KC_LBRC</text:p>
          </table:table-cell>
          <table:table-cell table:formula="of:=VLOOKUP([.E97];[$keys.$A$2:.$C$200];[.$A97]+1;0)" office:value-type="string" office:string-value="KC_RBRC" calcext:value-type="string">
            <text:p>KC_RBRC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x_c_v_2" calcext:value-type="string">
            <text:p>x_c_v_2</text:p>
          </table:table-cell>
          <table:table-cell table:formula="of:=[.G97]&amp;&quot;, &quot;&amp;[.H97]&amp;IF(ISNA([.I97]);&quot;&quot;;&quot;, &quot;&amp;[.I97]&amp;IF(ISNA([.J97]);&quot;&quot;;&quot;, &quot;&amp;[.J97]))" office:value-type="string" office:string-value="KC_GT, KC_LBRC, KC_RBRC" calcext:value-type="string">
            <text:p>KC_GT, KC_LBRC, KC_RBRC</text:p>
          </table:table-cell>
          <table:table-cell table:formula="of:=VLOOKUP([.B97];[$actions.$A$2:.$F$504];5;0)" office:value-type="string" office:string-value="macro" calcext:value-type="string">
            <text:p>macro</text:p>
          </table:table-cell>
          <table:table-cell table:formula="of:=VLOOKUP([.B97];[$actions.$A$2:.$D$504];2;0)" office:value-type="float" office:value="0" calcext:value-type="float">
            <text:p/>
          </table:table-cell>
          <table:table-cell table:formula="of:=VLOOKUP([.B97];[$actions.$A$2:.$D$504];3;0)" office:value-type="string" office:string-value="SEND_STRING(SS_LCTL(&quot;x&quot;));" calcext:value-type="string">
            <text:p>SEND_STRING(SS_LCTL("x"));</text:p>
          </table:table-cell>
          <table:table-cell table:formula="of:=VLOOKUP([.B97];[$actions.$A$2:.$D$50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formula="of:=&quot;const uint16_t PROGMEM &quot;&amp;[.K97]&amp;&quot;_combo[] = {&quot;&amp;[.L97]&amp;&quot;, COMBO_END};&quot;" office:value-type="string" office:string-value="const uint16_t PROGMEM x_c_v_2_combo[] = {KC_GT, KC_LBRC, KC_RBRC, COMBO_END};" calcext:value-type="string">
            <text:p>const uint16_t PROGMEM x_c_v_2_combo[] = {KC_GT, KC_LBRC, KC_RBRC, COMBO_END};</text:p>
          </table:table-cell>
          <table:table-cell table:formula="of:=&quot;  COMBO_&quot;&amp;[.K97]&amp;&quot;,&quot;" office:value-type="string" office:string-value="  COMBO_x_c_v_2," calcext:value-type="string">
            <text:p><text:s text:c="2"/>COMBO_x_c_v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x_c_v_2] = COMBO_ACTION(x_c_v_2_combo)," calcext:value-type="string">
            <text:p><text:s text:c="2"/>[COMBO_x_c_v_2] = COMBO_ACTION(x_c_v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x_c_v_2: if (p) {SEND_STRING(SS_LCTL(&quot;x&quot;));}  break;" calcext:value-type="string">
            <text:p><text:s text:c="4"/>case COMBO_x_c_v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98])/2)-1;0)" office:value-type="string" office:string-value="m" calcext:value-type="string">
            <text:p>m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formula="of:=VLOOKUP([.C98];[$keys.$A$2:.$C$200];[.$A98]+1;0)" office:value-type="string" office:string-value="KC_M" calcext:value-type="string">
            <text:p>KC_M</text:p>
          </table:table-cell>
          <table:table-cell table:formula="of:=VLOOKUP([.D98];[$keys.$A$2:.$C$200];[.$A98]+1;0)" office:value-type="string" office:string-value="CC_COSC" calcext:value-type="string">
            <text:p>CC_COSC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m_coma_1" calcext:value-type="string">
            <text:p>m_coma_1</text:p>
          </table:table-cell>
          <table:table-cell table:formula="of:=[.G98]&amp;&quot;, &quot;&amp;[.H98]&amp;IF(ISNA([.I98]);&quot;&quot;;&quot;, &quot;&amp;[.I98]&amp;IF(ISNA([.J98]);&quot;&quot;;&quot;, &quot;&amp;[.J98]))" office:value-type="string" office:string-value="KC_M, CC_COSC" calcext:value-type="string">
            <text:p>KC_M, CC_COSC</text:p>
          </table:table-cell>
          <table:table-cell table:formula="of:=VLOOKUP([.B98];[$actions.$A$2:.$F$504];5;0)" office:value-type="string" office:string-value="macro" calcext:value-type="string">
            <text:p>macro</text:p>
          </table:table-cell>
          <table:table-cell table:formula="of:=VLOOKUP([.B98];[$actions.$A$2:.$D$504];2;0)" office:value-type="float" office:value="0" calcext:value-type="float">
            <text:p/>
          </table:table-cell>
          <table:table-cell table:formula="of:=VLOOKUP([.B98];[$actions.$A$2:.$D$50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98];[$actions.$A$2:.$D$50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formula="of:=&quot;const uint16_t PROGMEM &quot;&amp;[.K98]&amp;&quot;_combo[] = {&quot;&amp;[.L98]&amp;&quot;, COMBO_END};&quot;" office:value-type="string" office:string-value="const uint16_t PROGMEM m_coma_1_combo[] = {KC_M, CC_COSC, COMBO_END};" calcext:value-type="string">
            <text:p>const uint16_t PROGMEM m_coma_1_combo[] = {KC_M, CC_COSC, COMBO_END};</text:p>
          </table:table-cell>
          <table:table-cell table:formula="of:=&quot;  COMBO_&quot;&amp;[.K98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m_coma_1] = COMBO_ACTION(m_coma_1_combo)," calcext:value-type="string">
            <text:p><text:s text:c="2"/>[COMBO_m_coma_1] = COMBO_ACTION(m_coma_1_combo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 office:value-type="string" office:string-value="    case COMBO_m_coma_1: if (p) {SEND_STRING(SS_TAP(X_END)SS_DOWN(X_LSFT)SS_TAP(X_HOME)SS_UP(X_LSFT)SS_TAP(X_DEL)SS_TAP(X_DEL));}  break;" calcext:value-type="string">
            <text:p><text:s text:c="4"/>case COMBO_m_coma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99])/2)-1;0)" office:value-type="string" office:string-value="m" calcext:value-type="string">
            <text:p>m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formula="of:=VLOOKUP([.C99];[$keys.$A$2:.$C$200];[.$A99]+1;0)" office:value-type="string" office:string-value="KC_BSLS" calcext:value-type="string">
            <text:p>KC_BSLS</text:p>
          </table:table-cell>
          <table:table-cell table:formula="of:=VLOOKUP([.D99];[$keys.$A$2:.$C$200];[.$A99]+1;0)" office:value-type="string" office:string-value="KC_SLSH" calcext:value-type="string">
            <text:p>KC_SLSH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m_coma_2" calcext:value-type="string">
            <text:p>m_coma_2</text:p>
          </table:table-cell>
          <table:table-cell table:formula="of:=[.G99]&amp;&quot;, &quot;&amp;[.H99]&amp;IF(ISNA([.I99]);&quot;&quot;;&quot;, &quot;&amp;[.I99]&amp;IF(ISNA([.J99]);&quot;&quot;;&quot;, &quot;&amp;[.J99]))" office:value-type="string" office:string-value="KC_BSLS, KC_SLSH" calcext:value-type="string">
            <text:p>KC_BSLS, KC_SLSH</text:p>
          </table:table-cell>
          <table:table-cell table:formula="of:=VLOOKUP([.B99];[$actions.$A$2:.$F$504];5;0)" office:value-type="string" office:string-value="macro" calcext:value-type="string">
            <text:p>macro</text:p>
          </table:table-cell>
          <table:table-cell table:formula="of:=VLOOKUP([.B99];[$actions.$A$2:.$D$504];2;0)" office:value-type="float" office:value="0" calcext:value-type="float">
            <text:p/>
          </table:table-cell>
          <table:table-cell table:formula="of:=VLOOKUP([.B99];[$actions.$A$2:.$D$50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99];[$actions.$A$2:.$D$50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formula="of:=&quot;const uint16_t PROGMEM &quot;&amp;[.K99]&amp;&quot;_combo[] = {&quot;&amp;[.L99]&amp;&quot;, COMBO_END};&quot;" office:value-type="string" office:string-value="const uint16_t PROGMEM m_coma_2_combo[] = {KC_BSLS, KC_SLSH, COMBO_END};" calcext:value-type="string">
            <text:p>const uint16_t PROGMEM m_coma_2_combo[] = {KC_BSLS, KC_SLSH, COMBO_END};</text:p>
          </table:table-cell>
          <table:table-cell table:formula="of:=&quot;  COMBO_&quot;&amp;[.K99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m_coma_2] = COMBO_ACTION(m_coma_2_combo)," calcext:value-type="string">
            <text:p><text:s text:c="2"/>[COMBO_m_coma_2] = COMBO_ACTION(m_coma_2_combo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 office:value-type="string" office:string-value="    case COMBO_m_coma_2: if (p) {SEND_STRING(SS_TAP(X_END)SS_DOWN(X_LSFT)SS_TAP(X_HOME)SS_UP(X_LSFT)SS_TAP(X_DEL)SS_TAP(X_DEL));}  break;" calcext:value-type="string">
            <text:p><text:s text:c="4"/>case COMBO_m_coma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100])/2)-1;0)" office:value-type="string" office:string-value="l" calcext:value-type="string">
            <text:p>l</text:p>
          </table:table-cell>
          <table:table-cell table:style-name="ce15" table:formula="of:=OFFSET([$actions_combos.C$2];FLOOR(ROW([.D100])/2)-1;0)" office:value-type="string" office:string-value="u" calcext:value-type="string">
            <text:p>u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formula="of:=VLOOKUP([.C100];[$keys.$A$2:.$C$200];[.$A100]+1;0)" office:value-type="string" office:string-value="KC_L" calcext:value-type="string">
            <text:p>KC_L</text:p>
          </table:table-cell>
          <table:table-cell table:formula="of:=VLOOKUP([.D100];[$keys.$A$2:.$C$200];[.$A100]+1;0)" office:value-type="string" office:string-value="KC_U" calcext:value-type="string">
            <text:p>KC_U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l_u_1" calcext:value-type="string">
            <text:p>l_u_1</text:p>
          </table:table-cell>
          <table:table-cell table:formula="of:=[.G100]&amp;&quot;, &quot;&amp;[.H100]&amp;IF(ISNA([.I100]);&quot;&quot;;&quot;, &quot;&amp;[.I100]&amp;IF(ISNA([.J100]);&quot;&quot;;&quot;, &quot;&amp;[.J100]))" office:value-type="string" office:string-value="KC_L, KC_U" calcext:value-type="string">
            <text:p>KC_L, KC_U</text:p>
          </table:table-cell>
          <table:table-cell table:formula="of:=VLOOKUP([.B100];[$actions.$A$2:.$F$504];5;0)" office:value-type="string" office:string-value="macro" calcext:value-type="string">
            <text:p>macro</text:p>
          </table:table-cell>
          <table:table-cell table:formula="of:=VLOOKUP([.B100];[$actions.$A$2:.$D$504];2;0)" office:value-type="float" office:value="0" calcext:value-type="float">
            <text:p/>
          </table:table-cell>
          <table:table-cell table:formula="of:=VLOOKUP([.B100];[$actions.$A$2:.$D$50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100];[$actions.$A$2:.$D$50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formula="of:=&quot;const uint16_t PROGMEM &quot;&amp;[.K100]&amp;&quot;_combo[] = {&quot;&amp;[.L100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100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l_u_1] = COMBO_ACTION(l_u_1_combo)," calcext:value-type="string">
            <text:p><text:s text:c="2"/>[COMBO_l_u_1] = COMBO_ACTION(l_u_1_combo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 office:value-type="string" office:string-value="    case COMBO_l_u_1: if (p) {SEND_STRING(SS_TAP(X_END)SS_DOWN(X_LSFT)SS_TAP(X_HOME)SS_UP(X_LSFT)SS_TAP(X_BSPC)SS_TAP(X_BSPC));}  break;" calcext:value-type="string">
            <text:p><text:s text:c="4"/>case COMBO_l_u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101])/2)-1;0)" office:value-type="string" office:string-value="l" calcext:value-type="string">
            <text:p>l</text:p>
          </table:table-cell>
          <table:table-cell table:style-name="ce15" table:formula="of:=OFFSET([$actions_combos.C$2];FLOOR(ROW([.D101])/2)-1;0)" office:value-type="string" office:string-value="u" calcext:value-type="string">
            <text:p>u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formula="of:=VLOOKUP([.C101];[$keys.$A$2:.$C$200];[.$A101]+1;0)" office:value-type="string" office:string-value="KC_6" calcext:value-type="string">
            <text:p>KC_6</text:p>
          </table:table-cell>
          <table:table-cell table:formula="of:=VLOOKUP([.D101];[$keys.$A$2:.$C$200];[.$A101]+1;0)" office:value-type="string" office:string-value="KC_7" calcext:value-type="string">
            <text:p>KC_7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l_u_2" calcext:value-type="string">
            <text:p>l_u_2</text:p>
          </table:table-cell>
          <table:table-cell table:formula="of:=[.G101]&amp;&quot;, &quot;&amp;[.H101]&amp;IF(ISNA([.I101]);&quot;&quot;;&quot;, &quot;&amp;[.I101]&amp;IF(ISNA([.J101]);&quot;&quot;;&quot;, &quot;&amp;[.J101]))" office:value-type="string" office:string-value="KC_6, KC_7" calcext:value-type="string">
            <text:p>KC_6, KC_7</text:p>
          </table:table-cell>
          <table:table-cell table:formula="of:=VLOOKUP([.B101];[$actions.$A$2:.$F$504];5;0)" office:value-type="string" office:string-value="macro" calcext:value-type="string">
            <text:p>macro</text:p>
          </table:table-cell>
          <table:table-cell table:formula="of:=VLOOKUP([.B101];[$actions.$A$2:.$D$504];2;0)" office:value-type="float" office:value="0" calcext:value-type="float">
            <text:p/>
          </table:table-cell>
          <table:table-cell table:formula="of:=VLOOKUP([.B101];[$actions.$A$2:.$D$50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101];[$actions.$A$2:.$D$50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formula="of:=&quot;const uint16_t PROGMEM &quot;&amp;[.K101]&amp;&quot;_combo[] = {&quot;&amp;[.L101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101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l_u_2] = COMBO_ACTION(l_u_2_combo)," calcext:value-type="string">
            <text:p><text:s text:c="2"/>[COMBO_l_u_2] = COMBO_ACTION(l_u_2_combo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 office:value-type="string" office:string-value="    case COMBO_l_u_2: if (p) {SEND_STRING(SS_TAP(X_END)SS_DOWN(X_LSFT)SS_TAP(X_HOME)SS_UP(X_LSFT)SS_TAP(X_BSPC)SS_TAP(X_BSPC));}  break;" calcext:value-type="string">
            <text:p><text:s text:c="4"/>case COMBO_l_u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102])/2)-1;0)" office:value-type="string" office:string-value="w" calcext:value-type="string">
            <text:p>w</text:p>
          </table:table-cell>
          <table:table-cell table:style-name="ce15" table:formula="of:=OFFSET([$actions_combos.C$2];FLOOR(ROW([.D102])/2)-1;0)" office:value-type="string" office:string-value="r" calcext:value-type="string">
            <text:p>r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formula="of:=VLOOKUP([.C102];[$keys.$A$2:.$C$200];[.$A102]+1;0)" office:value-type="string" office:string-value="KC_W" calcext:value-type="string">
            <text:p>KC_W</text:p>
          </table:table-cell>
          <table:table-cell table:formula="of:=VLOOKUP([.D102];[$keys.$A$2:.$C$200];[.$A102]+1;0)" office:value-type="string" office:string-value="KC_R" calcext:value-type="string">
            <text:p>KC_R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w_r_1" calcext:value-type="string">
            <text:p>w_r_1</text:p>
          </table:table-cell>
          <table:table-cell table:formula="of:=[.G102]&amp;&quot;, &quot;&amp;[.H102]&amp;IF(ISNA([.I102]);&quot;&quot;;&quot;, &quot;&amp;[.I102]&amp;IF(ISNA([.J102]);&quot;&quot;;&quot;, &quot;&amp;[.J102]))" office:value-type="string" office:string-value="KC_W, KC_R" calcext:value-type="string">
            <text:p>KC_W, KC_R</text:p>
          </table:table-cell>
          <table:table-cell table:formula="of:=VLOOKUP([.B102];[$actions.$A$2:.$F$504];5;0)" office:value-type="string" office:string-value="macro" calcext:value-type="string">
            <text:p>macro</text:p>
          </table:table-cell>
          <table:table-cell table:formula="of:=VLOOKUP([.B102];[$actions.$A$2:.$D$504];2;0)" office:value-type="float" office:value="0" calcext:value-type="float">
            <text:p/>
          </table:table-cell>
          <table:table-cell table:formula="of:=VLOOKUP([.B102];[$actions.$A$2:.$D$50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102];[$actions.$A$2:.$D$50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formula="of:=&quot;const uint16_t PROGMEM &quot;&amp;[.K102]&amp;&quot;_combo[] = {&quot;&amp;[.L102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102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w_r_1] = COMBO_ACTION(w_r_1_combo)," calcext:value-type="string">
            <text:p><text:s text:c="2"/>[COMBO_w_r_1] = COMBO_ACTION(w_r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w_r_1: if (p) {SEND_STRING(SS_DOWN(X_LCTL)SS_DOWN(X_BSPC));} else {SEND_STRING(SS_UP(X_BSPC)SS_UP(X_LCTL));} break;" calcext:value-type="string">
            <text:p><text:s text:c="4"/>case COMBO_w_r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103])/2)-1;0)" office:value-type="string" office:string-value="w" calcext:value-type="string">
            <text:p>w</text:p>
          </table:table-cell>
          <table:table-cell table:style-name="ce15" table:formula="of:=OFFSET([$actions_combos.C$2];FLOOR(ROW([.D103])/2)-1;0)" office:value-type="string" office:string-value="r" calcext:value-type="string">
            <text:p>r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formula="of:=VLOOKUP([.C103];[$keys.$A$2:.$C$200];[.$A103]+1;0)" office:value-type="string" office:string-value="KC_1" calcext:value-type="string">
            <text:p>KC_1</text:p>
          </table:table-cell>
          <table:table-cell table:formula="of:=VLOOKUP([.D103];[$keys.$A$2:.$C$200];[.$A103]+1;0)" office:value-type="string" office:string-value="KC_RCBR" calcext:value-type="string">
            <text:p>KC_RCBR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w_r_2" calcext:value-type="string">
            <text:p>w_r_2</text:p>
          </table:table-cell>
          <table:table-cell table:formula="of:=[.G103]&amp;&quot;, &quot;&amp;[.H103]&amp;IF(ISNA([.I103]);&quot;&quot;;&quot;, &quot;&amp;[.I103]&amp;IF(ISNA([.J103]);&quot;&quot;;&quot;, &quot;&amp;[.J103]))" office:value-type="string" office:string-value="KC_1, KC_RCBR" calcext:value-type="string">
            <text:p>KC_1, KC_RCBR</text:p>
          </table:table-cell>
          <table:table-cell table:formula="of:=VLOOKUP([.B103];[$actions.$A$2:.$F$504];5;0)" office:value-type="string" office:string-value="macro" calcext:value-type="string">
            <text:p>macro</text:p>
          </table:table-cell>
          <table:table-cell table:formula="of:=VLOOKUP([.B103];[$actions.$A$2:.$D$504];2;0)" office:value-type="float" office:value="0" calcext:value-type="float">
            <text:p/>
          </table:table-cell>
          <table:table-cell table:formula="of:=VLOOKUP([.B103];[$actions.$A$2:.$D$50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103];[$actions.$A$2:.$D$50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formula="of:=&quot;const uint16_t PROGMEM &quot;&amp;[.K103]&amp;&quot;_combo[] = {&quot;&amp;[.L103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103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w_r_2] = COMBO_ACTION(w_r_2_combo)," calcext:value-type="string">
            <text:p><text:s text:c="2"/>[COMBO_w_r_2] = COMBO_ACTION(w_r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w_r_2: if (p) {SEND_STRING(SS_DOWN(X_LCTL)SS_DOWN(X_BSPC));} else {SEND_STRING(SS_UP(X_BSPC)SS_UP(X_LCTL));} break;" calcext:value-type="string">
            <text:p><text:s text:c="4"/>case COMBO_w_r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104])/2)-1;0)" office:value-type="string" office:string-value="j" calcext:value-type="string">
            <text:p>j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formula="of:=VLOOKUP([.C104];[$keys.$A$2:.$C$200];[.$A104]+1;0)" office:value-type="string" office:string-value="KC_J" calcext:value-type="string">
            <text:p>KC_J</text:p>
          </table:table-cell>
          <table:table-cell table:formula="of:=VLOOKUP([.D104];[$keys.$A$2:.$C$200];[.$A104]+1;0)" office:value-type="string" office:string-value="KC_H" calcext:value-type="string">
            <text:p>KC_H</text:p>
          </table:table-cell>
          <table:table-cell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j_h_1" calcext:value-type="string">
            <text:p>j_h_1</text:p>
          </table:table-cell>
          <table:table-cell table:formula="of:=[.G104]&amp;&quot;, &quot;&amp;[.H104]&amp;IF(ISNA([.I104]);&quot;&quot;;&quot;, &quot;&amp;[.I104]&amp;IF(ISNA([.J104]);&quot;&quot;;&quot;, &quot;&amp;[.J104]))" office:value-type="string" office:string-value="KC_J, KC_H" calcext:value-type="string">
            <text:p>KC_J, KC_H</text:p>
          </table:table-cell>
          <table:table-cell table:formula="of:=VLOOKUP([.B104];[$actions.$A$2:.$F$504];5;0)" office:value-type="string" office:string-value="macro" calcext:value-type="string">
            <text:p>macro</text:p>
          </table:table-cell>
          <table:table-cell table:formula="of:=VLOOKUP([.B104];[$actions.$A$2:.$D$504];2;0)" office:value-type="float" office:value="0" calcext:value-type="float">
            <text:p/>
          </table:table-cell>
          <table:table-cell table:formula="of:=VLOOKUP([.B104];[$actions.$A$2:.$D$50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104];[$actions.$A$2:.$D$50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formula="of:=&quot;const uint16_t PROGMEM &quot;&amp;[.K104]&amp;&quot;_combo[] = {&quot;&amp;[.L104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104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j_h_1] = COMBO_ACTION(j_h_1_combo)," calcext:value-type="string">
            <text:p><text:s text:c="2"/>[COMBO_j_h_1] = COMBO_ACTION(j_h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j_h_1: if (p) {SEND_STRING(SS_DOWN(X_LCTL)SS_DOWN(X_BSPC));} else {SEND_STRING(SS_UP(X_BSPC)SS_UP(X_LCTL));} break;" calcext:value-type="string">
            <text:p><text:s text:c="4"/>case COMBO_j_h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105])/2)-1;0)" office:value-type="string" office:string-value="j" calcext:value-type="string">
            <text:p>j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formula="of:=VLOOKUP([.C105];[$keys.$A$2:.$C$200];[.$A105]+1;0)" office:value-type="string" office:string-value="KC_5" calcext:value-type="string">
            <text:p>KC_5</text:p>
          </table:table-cell>
          <table:table-cell table:formula="of:=VLOOKUP([.D105];[$keys.$A$2:.$C$200];[.$A105]+1;0)" office:value-type="string" office:string-value="KC_HASH" calcext:value-type="string">
            <text:p>KC_HASH</text:p>
          </table:table-cell>
          <table:table-cell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j_h_2" calcext:value-type="string">
            <text:p>j_h_2</text:p>
          </table:table-cell>
          <table:table-cell table:formula="of:=[.G105]&amp;&quot;, &quot;&amp;[.H105]&amp;IF(ISNA([.I105]);&quot;&quot;;&quot;, &quot;&amp;[.I105]&amp;IF(ISNA([.J105]);&quot;&quot;;&quot;, &quot;&amp;[.J105]))" office:value-type="string" office:string-value="KC_5, KC_HASH" calcext:value-type="string">
            <text:p>KC_5, KC_HASH</text:p>
          </table:table-cell>
          <table:table-cell table:formula="of:=VLOOKUP([.B105];[$actions.$A$2:.$F$504];5;0)" office:value-type="string" office:string-value="macro" calcext:value-type="string">
            <text:p>macro</text:p>
          </table:table-cell>
          <table:table-cell table:formula="of:=VLOOKUP([.B105];[$actions.$A$2:.$D$504];2;0)" office:value-type="float" office:value="0" calcext:value-type="float">
            <text:p/>
          </table:table-cell>
          <table:table-cell table:formula="of:=VLOOKUP([.B105];[$actions.$A$2:.$D$50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105];[$actions.$A$2:.$D$50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formula="of:=&quot;const uint16_t PROGMEM &quot;&amp;[.K105]&amp;&quot;_combo[] = {&quot;&amp;[.L105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105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j_h_2] = COMBO_ACTION(j_h_2_combo)," calcext:value-type="string">
            <text:p><text:s text:c="2"/>[COMBO_j_h_2] = COMBO_ACTION(j_h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j_h_2: if (p) {SEND_STRING(SS_DOWN(X_LCTL)SS_DOWN(X_BSPC));} else {SEND_STRING(SS_UP(X_BSPC)SS_UP(X_LCTL));} break;" calcext:value-type="string">
            <text:p><text:s text:c="4"/>case COMBO_j_h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106])/2)-1;0)" office:value-type="string" office:string-value="y" calcext:value-type="string">
            <text:p>y</text:p>
          </table:table-cell>
          <table:table-cell table:style-name="ce15" table:formula="of:=OFFSET([$actions_combos.C$2];FLOOR(ROW([.D106])/2)-1;0)" office:value-type="string" office:string-value="i" calcext:value-type="string">
            <text:p>i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formula="of:=VLOOKUP([.C106];[$keys.$A$2:.$C$200];[.$A106]+1;0)" office:value-type="string" office:string-value="KC_Y" calcext:value-type="string">
            <text:p>KC_Y</text:p>
          </table:table-cell>
          <table:table-cell table:formula="of:=VLOOKUP([.D106];[$keys.$A$2:.$C$200];[.$A106]+1;0)" office:value-type="string" office:string-value="KC_I" calcext:value-type="string">
            <text:p>KC_I</text:p>
          </table:table-cell>
          <table:table-cell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y_i_1" calcext:value-type="string">
            <text:p>y_i_1</text:p>
          </table:table-cell>
          <table:table-cell table:formula="of:=[.G106]&amp;&quot;, &quot;&amp;[.H106]&amp;IF(ISNA([.I106]);&quot;&quot;;&quot;, &quot;&amp;[.I106]&amp;IF(ISNA([.J106]);&quot;&quot;;&quot;, &quot;&amp;[.J106]))" office:value-type="string" office:string-value="KC_Y, KC_I" calcext:value-type="string">
            <text:p>KC_Y, KC_I</text:p>
          </table:table-cell>
          <table:table-cell table:formula="of:=VLOOKUP([.B106];[$actions.$A$2:.$F$504];5;0)" office:value-type="string" office:string-value="macro" calcext:value-type="string">
            <text:p>macro</text:p>
          </table:table-cell>
          <table:table-cell table:formula="of:=VLOOKUP([.B106];[$actions.$A$2:.$D$504];2;0)" office:value-type="float" office:value="0" calcext:value-type="float">
            <text:p/>
          </table:table-cell>
          <table:table-cell table:formula="of:=VLOOKUP([.B106];[$actions.$A$2:.$D$50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106];[$actions.$A$2:.$D$50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formula="of:=&quot;const uint16_t PROGMEM &quot;&amp;[.K106]&amp;&quot;_combo[] = {&quot;&amp;[.L10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10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y_i_1] = COMBO_ACTION(y_i_1_combo)," calcext:value-type="string">
            <text:p><text:s text:c="2"/>[COMBO_y_i_1] = COMBO_ACTION(y_i_1_combo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 office:value-type="string" office:string-value="    case COMBO_y_i_1: if (p) {SEND_STRING(SS_DOWN(X_LCTL)SS_DOWN(X_DEL));} else {SEND_STRING(SS_UP(X_DEL)SS_UP(X_LCTL));} break;" calcext:value-type="string">
            <text:p><text:s text:c="4"/>case COMBO_y_i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107])/2)-1;0)" office:value-type="string" office:string-value="y" calcext:value-type="string">
            <text:p>y</text:p>
          </table:table-cell>
          <table:table-cell table:style-name="ce15" table:formula="of:=OFFSET([$actions_combos.C$2];FLOOR(ROW([.D107])/2)-1;0)" office:value-type="string" office:string-value="i" calcext:value-type="string">
            <text:p>i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formula="of:=VLOOKUP([.C107];[$keys.$A$2:.$C$200];[.$A107]+1;0)" office:value-type="string" office:string-value="KC_8" calcext:value-type="string">
            <text:p>KC_8</text:p>
          </table:table-cell>
          <table:table-cell table:formula="of:=VLOOKUP([.D107];[$keys.$A$2:.$C$200];[.$A107]+1;0)" office:value-type="string" office:string-value="KC_ASTR" calcext:value-type="string">
            <text:p>KC_ASTR</text:p>
          </table:table-cell>
          <table:table-cell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y_i_2" calcext:value-type="string">
            <text:p>y_i_2</text:p>
          </table:table-cell>
          <table:table-cell table:formula="of:=[.G107]&amp;&quot;, &quot;&amp;[.H107]&amp;IF(ISNA([.I107]);&quot;&quot;;&quot;, &quot;&amp;[.I107]&amp;IF(ISNA([.J107]);&quot;&quot;;&quot;, &quot;&amp;[.J107]))" office:value-type="string" office:string-value="KC_8, KC_ASTR" calcext:value-type="string">
            <text:p>KC_8, KC_ASTR</text:p>
          </table:table-cell>
          <table:table-cell table:formula="of:=VLOOKUP([.B107];[$actions.$A$2:.$F$504];5;0)" office:value-type="string" office:string-value="macro" calcext:value-type="string">
            <text:p>macro</text:p>
          </table:table-cell>
          <table:table-cell table:formula="of:=VLOOKUP([.B107];[$actions.$A$2:.$D$504];2;0)" office:value-type="float" office:value="0" calcext:value-type="float">
            <text:p/>
          </table:table-cell>
          <table:table-cell table:formula="of:=VLOOKUP([.B107];[$actions.$A$2:.$D$50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107];[$actions.$A$2:.$D$50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formula="of:=&quot;const uint16_t PROGMEM &quot;&amp;[.K107]&amp;&quot;_combo[] = {&quot;&amp;[.L10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10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y_i_2] = COMBO_ACTION(y_i_2_combo)," calcext:value-type="string">
            <text:p><text:s text:c="2"/>[COMBO_y_i_2] = COMBO_ACTION(y_i_2_combo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 office:value-type="string" office:string-value="    case COMBO_y_i_2: if (p) {SEND_STRING(SS_DOWN(X_LCTL)SS_DOWN(X_DEL));} else {SEND_STRING(SS_UP(X_DEL)SS_UP(X_LCTL));} break;" calcext:value-type="string">
            <text:p><text:s text:c="4"/>case COMBO_y_i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doc_end" calcext:value-type="string">
            <text:p>doc_end</text:p>
          </table:table-cell>
          <table:table-cell table:style-name="ce15" table:formula="of:=OFFSET([$actions_combos.B$2];FLOOR(ROW([.C108])/2)-1;0)" office:value-type="string" office:string-value="m" calcext:value-type="string">
            <text:p>m</text:p>
          </table:table-cell>
          <table:table-cell table:style-name="ce15" table:formula="of:=OFFSET([$actions_combos.C$2];FLOOR(ROW([.D108])/2)-1;0)" office:value-type="string" office:string-value="dot" calcext:value-type="string">
            <text:p>dot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formula="of:=VLOOKUP([.C108];[$keys.$A$2:.$C$200];[.$A108]+1;0)" office:value-type="string" office:string-value="KC_M" calcext:value-type="string">
            <text:p>KC_M</text:p>
          </table:table-cell>
          <table:table-cell table:formula="of:=VLOOKUP([.D108];[$keys.$A$2:.$C$200];[.$A108]+1;0)" office:value-type="string" office:string-value="CC_PDCL" calcext:value-type="string">
            <text:p>CC_PDCL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m_dot_1" calcext:value-type="string">
            <text:p>m_dot_1</text:p>
          </table:table-cell>
          <table:table-cell table:formula="of:=[.G108]&amp;&quot;, &quot;&amp;[.H108]&amp;IF(ISNA([.I108]);&quot;&quot;;&quot;, &quot;&amp;[.I108]&amp;IF(ISNA([.J108]);&quot;&quot;;&quot;, &quot;&amp;[.J108]))" office:value-type="string" office:string-value="KC_M, CC_PDCL" calcext:value-type="string">
            <text:p>KC_M, CC_PDCL</text:p>
          </table:table-cell>
          <table:table-cell table:formula="of:=VLOOKUP([.B108];[$actions.$A$2:.$F$504];5;0)" office:value-type="string" office:string-value="macro" calcext:value-type="string">
            <text:p>macro</text:p>
          </table:table-cell>
          <table:table-cell table:formula="of:=VLOOKUP([.B108];[$actions.$A$2:.$D$504];2;0)" office:value-type="float" office:value="0" calcext:value-type="float">
            <text:p/>
          </table:table-cell>
          <table:table-cell table:formula="of:=VLOOKUP([.B108];[$actions.$A$2:.$D$50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108];[$actions.$A$2:.$D$50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formula="of:=&quot;const uint16_t PROGMEM &quot;&amp;[.K108]&amp;&quot;_combo[] = {&quot;&amp;[.L108]&amp;&quot;, COMBO_END};&quot;" office:value-type="string" office:string-value="const uint16_t PROGMEM m_dot_1_combo[] = {KC_M, CC_PDCL, COMBO_END};" calcext:value-type="string">
            <text:p>const uint16_t PROGMEM m_dot_1_combo[] = {KC_M, CC_PDCL, COMBO_END};</text:p>
          </table:table-cell>
          <table:table-cell table:formula="of:=&quot;  COMBO_&quot;&amp;[.K108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 office:value-type="string" office:string-value="    case COMBO_m_dot_1: if (p) {SEND_STRING(SS_DOWN(X_LCTL)SS_TAP(X_END)SS_UP(X_LCTL));}  break;" calcext:value-type="string">
            <text:p><text:s text:c="4"/>case COMBO_m_dot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doc_end" calcext:value-type="string">
            <text:p>doc_end</text:p>
          </table:table-cell>
          <table:table-cell table:style-name="ce15" table:formula="of:=OFFSET([$actions_combos.B$2];FLOOR(ROW([.C109])/2)-1;0)" office:value-type="string" office:string-value="m" calcext:value-type="string">
            <text:p>m</text:p>
          </table:table-cell>
          <table:table-cell table:style-name="ce15" table:formula="of:=OFFSET([$actions_combos.C$2];FLOOR(ROW([.D109])/2)-1;0)" office:value-type="string" office:string-value="dot" calcext:value-type="string">
            <text:p>dot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formula="of:=VLOOKUP([.C109];[$keys.$A$2:.$C$200];[.$A109]+1;0)" office:value-type="string" office:string-value="KC_BSLS" calcext:value-type="string">
            <text:p>KC_BSLS</text:p>
          </table:table-cell>
          <table:table-cell table:formula="of:=VLOOKUP([.D109];[$keys.$A$2:.$C$200];[.$A109]+1;0)" office:value-type="string" office:string-value="CC_PDCL" calcext:value-type="string">
            <text:p>CC_PDCL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m_dot_2" calcext:value-type="string">
            <text:p>m_dot_2</text:p>
          </table:table-cell>
          <table:table-cell table:formula="of:=[.G109]&amp;&quot;, &quot;&amp;[.H109]&amp;IF(ISNA([.I109]);&quot;&quot;;&quot;, &quot;&amp;[.I109]&amp;IF(ISNA([.J109]);&quot;&quot;;&quot;, &quot;&amp;[.J109]))" office:value-type="string" office:string-value="KC_BSLS, CC_PDCL" calcext:value-type="string">
            <text:p>KC_BSLS, CC_PDCL</text:p>
          </table:table-cell>
          <table:table-cell table:formula="of:=VLOOKUP([.B109];[$actions.$A$2:.$F$504];5;0)" office:value-type="string" office:string-value="macro" calcext:value-type="string">
            <text:p>macro</text:p>
          </table:table-cell>
          <table:table-cell table:formula="of:=VLOOKUP([.B109];[$actions.$A$2:.$D$504];2;0)" office:value-type="float" office:value="0" calcext:value-type="float">
            <text:p/>
          </table:table-cell>
          <table:table-cell table:formula="of:=VLOOKUP([.B109];[$actions.$A$2:.$D$50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109];[$actions.$A$2:.$D$50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formula="of:=&quot;const uint16_t PROGMEM &quot;&amp;[.K109]&amp;&quot;_combo[] = {&quot;&amp;[.L109]&amp;&quot;, COMBO_END};&quot;" office:value-type="string" office:string-value="const uint16_t PROGMEM m_dot_2_combo[] = {KC_BSLS, CC_PDCL, COMBO_END};" calcext:value-type="string">
            <text:p>const uint16_t PROGMEM m_dot_2_combo[] = {KC_BSLS, CC_PDCL, COMBO_END};</text:p>
          </table:table-cell>
          <table:table-cell table:formula="of:=&quot;  COMBO_&quot;&amp;[.K109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 office:value-type="string" office:string-value="    case COMBO_m_dot_2: if (p) {SEND_STRING(SS_DOWN(X_LCTL)SS_TAP(X_END)SS_UP(X_LCTL));}  break;" calcext:value-type="string">
            <text:p><text:s text:c="4"/>case COMBO_m_dot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110])/2)-1;0)" office:value-type="string" office:string-value="l" calcext:value-type="string">
            <text:p>l</text:p>
          </table:table-cell>
          <table:table-cell table:style-name="ce15" table:formula="of:=OFFSET([$actions_combos.C$2];FLOOR(ROW([.D110])/2)-1;0)" office:value-type="string" office:string-value="y" calcext:value-type="string">
            <text:p>y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L" calcext:value-type="string">
            <text:p>KC_L</text:p>
          </table:table-cell>
          <table:table-cell table:formula="of:=VLOOKUP([.D110];[$keys.$A$2:.$C$200];[.$A110]+1;0)" office:value-type="string" office:string-value="KC_Y" calcext:value-type="string">
            <text:p>KC_Y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l_y_1" calcext:value-type="string">
            <text:p>l_y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L, KC_Y" calcext:value-type="string">
            <text:p>KC_L, KC_Y</text:p>
          </table:table-cell>
          <table:table-cell table:formula="of:=VLOOKUP([.B110];[$actions.$A$2:.$F$504];5;0)" office:value-type="string" office:string-value="macro" calcext:value-type="string">
            <text:p>macro</text:p>
          </table:table-cell>
          <table:table-cell table:formula="of:=VLOOKUP([.B110];[$actions.$A$2:.$D$504];2;0)" office:value-type="float" office:value="0" calcext:value-type="float">
            <text:p/>
          </table:table-cell>
          <table:table-cell table:formula="of:=VLOOKUP([.B110];[$actions.$A$2:.$D$50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110];[$actions.$A$2:.$D$50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110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l_y_1: if (p) {SEND_STRING(SS_DOWN(X_LCTL)SS_TAP(X_HOME)SS_UP(X_LCTL));}  break;" calcext:value-type="string">
            <text:p><text:s text:c="4"/>case COMBO_l_y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111])/2)-1;0)" office:value-type="string" office:string-value="l" calcext:value-type="string">
            <text:p>l</text:p>
          </table:table-cell>
          <table:table-cell table:style-name="ce15" table:formula="of:=OFFSET([$actions_combos.C$2];FLOOR(ROW([.D111])/2)-1;0)" office:value-type="string" office:string-value="y" calcext:value-type="string">
            <text:p>y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6" calcext:value-type="string">
            <text:p>KC_6</text:p>
          </table:table-cell>
          <table:table-cell table:formula="of:=VLOOKUP([.D111];[$keys.$A$2:.$C$200];[.$A111]+1;0)" office:value-type="string" office:string-value="KC_8" calcext:value-type="string">
            <text:p>KC_8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l_y_2" calcext:value-type="string">
            <text:p>l_y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6, KC_8" calcext:value-type="string">
            <text:p>KC_6, KC_8</text:p>
          </table:table-cell>
          <table:table-cell table:formula="of:=VLOOKUP([.B111];[$actions.$A$2:.$F$504];5;0)" office:value-type="string" office:string-value="macro" calcext:value-type="string">
            <text:p>macro</text:p>
          </table:table-cell>
          <table:table-cell table:formula="of:=VLOOKUP([.B111];[$actions.$A$2:.$D$504];2;0)" office:value-type="float" office:value="0" calcext:value-type="float">
            <text:p/>
          </table:table-cell>
          <table:table-cell table:formula="of:=VLOOKUP([.B111];[$actions.$A$2:.$D$50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111];[$actions.$A$2:.$D$50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111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l_y_2: if (p) {SEND_STRING(SS_DOWN(X_LCTL)SS_TAP(X_HOME)SS_UP(X_LCTL));}  break;" calcext:value-type="string">
            <text:p><text:s text:c="4"/>case COMBO_l_y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112])/2)-1;0)" office:value-type="string" office:string-value="m" calcext:value-type="string">
            <text:p>m</text:p>
          </table:table-cell>
          <table:table-cell table:style-name="ce15" table:formula="of:=OFFSET([$actions_combos.C$2];FLOOR(ROW([.D112])/2)-1;0)" office:value-type="string" office:string-value="coma" calcext:value-type="string">
            <text:p>coma</text:p>
          </table:table-cell>
          <table:table-cell table:style-name="ce15" table:formula="of:=OFFSET([$actions_combos.D$2];FLOOR(ROW([.E112])/2)-1;0)" office:value-type="string" office:string-value="dot" calcext:value-type="string">
            <text:p>dot</text:p>
          </table:table-cell>
          <table:table-cell table:style-name="ce15" table:formula="of:=OFFSET([$actions_combos.E$2];FLOOR(ROW([.F112])/2)-1;0)" office:value-type="string" office:string-value="quot" calcext:value-type="string">
            <text:p>quot</text:p>
          </table:table-cell>
          <table:table-cell table:formula="of:=VLOOKUP([.C112];[$keys.$A$2:.$C$200];[.$A112]+1;0)" office:value-type="string" office:string-value="KC_M" calcext:value-type="string">
            <text:p>KC_M</text:p>
          </table:table-cell>
          <table:table-cell table:formula="of:=VLOOKUP([.D112];[$keys.$A$2:.$C$200];[.$A112]+1;0)" office:value-type="string" office:string-value="CC_COSC" calcext:value-type="string">
            <text:p>CC_COSC</text:p>
          </table:table-cell>
          <table:table-cell table:formula="of:=VLOOKUP([.E112];[$keys.$A$2:.$C$200];[.$A112]+1;0)" office:value-type="string" office:string-value="CC_PDCL" calcext:value-type="string">
            <text:p>CC_PDCL</text:p>
          </table:table-cell>
          <table:table-cell table:formula="of:=VLOOKUP([.F112];[$keys.$A$2:.$C$200];[.$A112]+1;0)" office:value-type="string" office:string-value="KC_QUOT" calcext:value-type="string">
            <text:p>KC_QUOT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m_coma_dot_quot_1" calcext:value-type="string">
            <text:p>m_coma_dot_quot_1</text:p>
          </table:table-cell>
          <table:table-cell table:formula="of:=[.G112]&amp;&quot;, &quot;&amp;[.H112]&amp;IF(ISNA([.I112]);&quot;&quot;;&quot;, &quot;&amp;[.I112]&amp;IF(ISNA([.J112]);&quot;&quot;;&quot;, &quot;&amp;[.J112]))" office:value-type="string" office:string-value="KC_M, CC_COSC, CC_PDCL, KC_QUOT" calcext:value-type="string">
            <text:p>KC_M, CC_COSC, CC_PDCL, KC_QUOT</text:p>
          </table:table-cell>
          <table:table-cell table:formula="of:=VLOOKUP([.B112];[$actions.$A$2:.$F$504];5;0)" office:value-type="string" office:string-value="macro" calcext:value-type="string">
            <text:p>macro</text:p>
          </table:table-cell>
          <table:table-cell table:formula="of:=VLOOKUP([.B112];[$actions.$A$2:.$D$504];2;0)" office:value-type="float" office:value="0" calcext:value-type="float">
            <text:p/>
          </table:table-cell>
          <table:table-cell table:formula="of:=VLOOKUP([.B112];[$actions.$A$2:.$D$50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112];[$actions.$A$2:.$D$50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formula="of:=&quot;const uint16_t PROGMEM &quot;&amp;[.K112]&amp;&quot;_combo[] = {&quot;&amp;[.L112]&amp;&quot;, COMBO_END};&quot;" office:value-type="string" office:string-value="const uint16_t PROGMEM m_coma_dot_quot_1_combo[] = {KC_M, CC_COSC, CC_PDCL, KC_QUOT, COMBO_END};" calcext:value-type="string">
            <text:p>const uint16_t PROGMEM m_coma_dot_quot_1_combo[] = {KC_M, CC_COSC, CC_PDCL, KC_QUOT, COMBO_END};</text:p>
          </table:table-cell>
          <table:table-cell table:formula="of:=&quot;  COMBO_&quot;&amp;[.K112]&amp;&quot;,&quot;" office:value-type="string" office:string-value="  COMBO_m_coma_dot_quot_1," calcext:value-type="string">
            <text:p><text:s text:c="2"/>COMBO_m_coma_dot_quot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m_coma_dot_quot_1] = COMBO_ACTION(m_coma_dot_quot_1_combo)," calcext:value-type="string">
            <text:p><text:s text:c="2"/>[COMBO_m_coma_dot_quot_1] = COMBO_ACTION(m_coma_dot_quot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m_coma_dot_quot_1: if (p) {SEND_STRING(SS_TAP(X_END) SS_DOWN(X_LSFT)SS_TAP(X_HOME)SS_UP(X_LSFT)SS_LCTL(&quot;c&quot;)SS_TAP(X_END)SS_TAP(X_ENT)SS_LCTL(&quot;v&quot;));}  break;" calcext:value-type="string">
            <text:p><text:s text:c="4"/>case COMBO_m_coma_dot_qu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113])/2)-1;0)" office:value-type="string" office:string-value="m" calcext:value-type="string">
            <text:p>m</text:p>
          </table:table-cell>
          <table:table-cell table:style-name="ce15" table:formula="of:=OFFSET([$actions_combos.C$2];FLOOR(ROW([.D113])/2)-1;0)" office:value-type="string" office:string-value="coma" calcext:value-type="string">
            <text:p>coma</text:p>
          </table:table-cell>
          <table:table-cell table:style-name="ce15" table:formula="of:=OFFSET([$actions_combos.D$2];FLOOR(ROW([.E113])/2)-1;0)" office:value-type="string" office:string-value="dot" calcext:value-type="string">
            <text:p>dot</text:p>
          </table:table-cell>
          <table:table-cell table:style-name="ce15" table:formula="of:=OFFSET([$actions_combos.E$2];FLOOR(ROW([.F113])/2)-1;0)" office:value-type="string" office:string-value="quot" calcext:value-type="string">
            <text:p>quot</text:p>
          </table:table-cell>
          <table:table-cell table:formula="of:=VLOOKUP([.C113];[$keys.$A$2:.$C$200];[.$A113]+1;0)" office:value-type="string" office:string-value="KC_BSLS" calcext:value-type="string">
            <text:p>KC_BSLS</text:p>
          </table:table-cell>
          <table:table-cell table:formula="of:=VLOOKUP([.D113];[$keys.$A$2:.$C$200];[.$A113]+1;0)" office:value-type="string" office:string-value="KC_SLSH" calcext:value-type="string">
            <text:p>KC_SLSH</text:p>
          </table:table-cell>
          <table:table-cell table:formula="of:=VLOOKUP([.E113];[$keys.$A$2:.$C$200];[.$A113]+1;0)" office:value-type="string" office:string-value="CC_PDCL" calcext:value-type="string">
            <text:p>CC_PDCL</text:p>
          </table:table-cell>
          <table:table-cell table:formula="of:=VLOOKUP([.F113];[$keys.$A$2:.$C$200];[.$A113]+1;0)" office:value-type="string" office:string-value="KC_GRV" calcext:value-type="string">
            <text:p>KC_GRV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m_coma_dot_quot_2" calcext:value-type="string">
            <text:p>m_coma_dot_quot_2</text:p>
          </table:table-cell>
          <table:table-cell table:formula="of:=[.G113]&amp;&quot;, &quot;&amp;[.H113]&amp;IF(ISNA([.I113]);&quot;&quot;;&quot;, &quot;&amp;[.I113]&amp;IF(ISNA([.J113]);&quot;&quot;;&quot;, &quot;&amp;[.J113]))" office:value-type="string" office:string-value="KC_BSLS, KC_SLSH, CC_PDCL, KC_GRV" calcext:value-type="string">
            <text:p>KC_BSLS, KC_SLSH, CC_PDCL, KC_GRV</text:p>
          </table:table-cell>
          <table:table-cell table:formula="of:=VLOOKUP([.B113];[$actions.$A$2:.$F$504];5;0)" office:value-type="string" office:string-value="macro" calcext:value-type="string">
            <text:p>macro</text:p>
          </table:table-cell>
          <table:table-cell table:formula="of:=VLOOKUP([.B113];[$actions.$A$2:.$D$504];2;0)" office:value-type="float" office:value="0" calcext:value-type="float">
            <text:p/>
          </table:table-cell>
          <table:table-cell table:formula="of:=VLOOKUP([.B113];[$actions.$A$2:.$D$50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113];[$actions.$A$2:.$D$50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formula="of:=&quot;const uint16_t PROGMEM &quot;&amp;[.K113]&amp;&quot;_combo[] = {&quot;&amp;[.L113]&amp;&quot;, COMBO_END};&quot;" office:value-type="string" office:string-value="const uint16_t PROGMEM m_coma_dot_quot_2_combo[] = {KC_BSLS, KC_SLSH, CC_PDCL, KC_GRV, COMBO_END};" calcext:value-type="string">
            <text:p>const uint16_t PROGMEM m_coma_dot_quot_2_combo[] = {KC_BSLS, KC_SLSH, CC_PDCL, KC_GRV, COMBO_END};</text:p>
          </table:table-cell>
          <table:table-cell table:formula="of:=&quot;  COMBO_&quot;&amp;[.K113]&amp;&quot;,&quot;" office:value-type="string" office:string-value="  COMBO_m_coma_dot_quot_2," calcext:value-type="string">
            <text:p><text:s text:c="2"/>COMBO_m_coma_dot_quot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m_coma_dot_quot_2] = COMBO_ACTION(m_coma_dot_quot_2_combo)," calcext:value-type="string">
            <text:p><text:s text:c="2"/>[COMBO_m_coma_dot_quot_2] = COMBO_ACTION(m_coma_dot_quot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m_coma_dot_quot_2: if (p) {SEND_STRING(SS_TAP(X_END) SS_DOWN(X_LSFT)SS_TAP(X_HOME)SS_UP(X_LSFT)SS_LCTL(&quot;c&quot;)SS_TAP(X_END)SS_TAP(X_ENT)SS_LCTL(&quot;v&quot;));}  break;" calcext:value-type="string">
            <text:p><text:s text:c="4"/>case COMBO_m_coma_dot_qu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114])/2)-1;0)" office:value-type="string" office:string-value="l" calcext:value-type="string">
            <text:p>l</text:p>
          </table:table-cell>
          <table:table-cell table:style-name="ce15" table:formula="of:=OFFSET([$actions_combos.C$2];FLOOR(ROW([.D114])/2)-1;0)" office:value-type="string" office:string-value="u" calcext:value-type="string">
            <text:p>u</text:p>
          </table:table-cell>
          <table:table-cell table:style-name="ce15" table:formula="of:=OFFSET([$actions_combos.D$2];FLOOR(ROW([.E114])/2)-1;0)" office:value-type="string" office:string-value="y" calcext:value-type="string">
            <text:p>y</text:p>
          </table:table-cell>
          <table:table-cell table:style-name="ce15" table:formula="of:=OFFSET([$actions_combos.E$2];FLOOR(ROW([.F114])/2)-1;0)" office:value-type="string" office:string-value="excl" calcext:value-type="string">
            <text:p>excl</text:p>
          </table:table-cell>
          <table:table-cell table:formula="of:=VLOOKUP([.C114];[$keys.$A$2:.$C$200];[.$A114]+1;0)" office:value-type="string" office:string-value="KC_L" calcext:value-type="string">
            <text:p>KC_L</text:p>
          </table:table-cell>
          <table:table-cell table:formula="of:=VLOOKUP([.D114];[$keys.$A$2:.$C$200];[.$A114]+1;0)" office:value-type="string" office:string-value="KC_U" calcext:value-type="string">
            <text:p>KC_U</text:p>
          </table:table-cell>
          <table:table-cell table:formula="of:=VLOOKUP([.E114];[$keys.$A$2:.$C$200];[.$A114]+1;0)" office:value-type="string" office:string-value="KC_Y" calcext:value-type="string">
            <text:p>KC_Y</text:p>
          </table:table-cell>
          <table:table-cell table:formula="of:=VLOOKUP([.F114];[$keys.$A$2:.$C$200];[.$A114]+1;0)" office:value-type="string" office:string-value="CC_EMQM" calcext:value-type="string">
            <text:p>CC_EMQM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l_u_y_excl_1" calcext:value-type="string">
            <text:p>l_u_y_excl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L, KC_U, KC_Y, CC_EMQM" calcext:value-type="string">
            <text:p>KC_L, KC_U, KC_Y, CC_EMQM</text:p>
          </table:table-cell>
          <table:table-cell table:formula="of:=VLOOKUP([.B114];[$actions.$A$2:.$F$504];5;0)" office:value-type="string" office:string-value="macro" calcext:value-type="string">
            <text:p>macro</text:p>
          </table:table-cell>
          <table:table-cell table:formula="of:=VLOOKUP([.B114];[$actions.$A$2:.$D$504];2;0)" office:value-type="float" office:value="0" calcext:value-type="float">
            <text:p/>
          </table:table-cell>
          <table:table-cell table:formula="of:=VLOOKUP([.B114];[$actions.$A$2:.$D$50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114];[$actions.$A$2:.$D$50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l_u_y_excl_1_combo[] = {KC_L, KC_U, KC_Y, CC_EMQM, COMBO_END};" calcext:value-type="string">
            <text:p>const uint16_t PROGMEM l_u_y_excl_1_combo[] = {KC_L, KC_U, KC_Y, CC_EMQM, COMBO_END};</text:p>
          </table:table-cell>
          <table:table-cell table:formula="of:=&quot;  COMBO_&quot;&amp;[.K114]&amp;&quot;,&quot;" office:value-type="string" office:string-value="  COMBO_l_u_y_excl_1," calcext:value-type="string">
            <text:p><text:s text:c="2"/>COMBO_l_u_y_excl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l_u_y_excl_1] = COMBO_ACTION(l_u_y_excl_1_combo)," calcext:value-type="string">
            <text:p><text:s text:c="2"/>[COMBO_l_u_y_excl_1] = COMBO_ACTION(l_u_y_excl_1_combo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 office:value-type="string" office:string-value="    case COMBO_l_u_y_excl_1: if (p) {SEND_STRING(SS_TAP(X_END) SS_DOWN(X_LSFT)SS_TAP(X_HOME)SS_UP(X_LSFT)SS_LCTL(&quot;c&quot;)SS_TAP(X_HOME)SS_TAP(X_ENT)SS_TAP(X_LEFT)SS_LCTL(&quot;v&quot;));}  break;" calcext:value-type="string">
            <text:p><text:s text:c="4"/>case COMBO_l_u_y_excl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115])/2)-1;0)" office:value-type="string" office:string-value="l" calcext:value-type="string">
            <text:p>l</text:p>
          </table:table-cell>
          <table:table-cell table:style-name="ce15" table:formula="of:=OFFSET([$actions_combos.C$2];FLOOR(ROW([.D115])/2)-1;0)" office:value-type="string" office:string-value="u" calcext:value-type="string">
            <text:p>u</text:p>
          </table:table-cell>
          <table:table-cell table:style-name="ce15" table:formula="of:=OFFSET([$actions_combos.D$2];FLOOR(ROW([.E115])/2)-1;0)" office:value-type="string" office:string-value="y" calcext:value-type="string">
            <text:p>y</text:p>
          </table:table-cell>
          <table:table-cell table:style-name="ce15" table:formula="of:=OFFSET([$actions_combos.E$2];FLOOR(ROW([.F115])/2)-1;0)" office:value-type="string" office:string-value="excl" calcext:value-type="string">
            <text:p>excl</text:p>
          </table:table-cell>
          <table:table-cell table:formula="of:=VLOOKUP([.C115];[$keys.$A$2:.$C$200];[.$A115]+1;0)" office:value-type="string" office:string-value="KC_6" calcext:value-type="string">
            <text:p>KC_6</text:p>
          </table:table-cell>
          <table:table-cell table:formula="of:=VLOOKUP([.D115];[$keys.$A$2:.$C$200];[.$A115]+1;0)" office:value-type="string" office:string-value="KC_7" calcext:value-type="string">
            <text:p>KC_7</text:p>
          </table:table-cell>
          <table:table-cell table:formula="of:=VLOOKUP([.E115];[$keys.$A$2:.$C$200];[.$A115]+1;0)" office:value-type="string" office:string-value="KC_8" calcext:value-type="string">
            <text:p>KC_8</text:p>
          </table:table-cell>
          <table:table-cell table:formula="of:=VLOOKUP([.F115];[$keys.$A$2:.$C$200];[.$A115]+1;0)" office:value-type="string" office:string-value="KC_9" calcext:value-type="string">
            <text:p>KC_9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l_u_y_excl_2" calcext:value-type="string">
            <text:p>l_u_y_excl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6, KC_7, KC_8, KC_9" calcext:value-type="string">
            <text:p>KC_6, KC_7, KC_8, KC_9</text:p>
          </table:table-cell>
          <table:table-cell table:formula="of:=VLOOKUP([.B115];[$actions.$A$2:.$F$504];5;0)" office:value-type="string" office:string-value="macro" calcext:value-type="string">
            <text:p>macro</text:p>
          </table:table-cell>
          <table:table-cell table:formula="of:=VLOOKUP([.B115];[$actions.$A$2:.$D$504];2;0)" office:value-type="float" office:value="0" calcext:value-type="float">
            <text:p/>
          </table:table-cell>
          <table:table-cell table:formula="of:=VLOOKUP([.B115];[$actions.$A$2:.$D$50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115];[$actions.$A$2:.$D$50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l_u_y_excl_2_combo[] = {KC_6, KC_7, KC_8, KC_9, COMBO_END};" calcext:value-type="string">
            <text:p>const uint16_t PROGMEM l_u_y_excl_2_combo[] = {KC_6, KC_7, KC_8, KC_9, COMBO_END};</text:p>
          </table:table-cell>
          <table:table-cell table:formula="of:=&quot;  COMBO_&quot;&amp;[.K115]&amp;&quot;,&quot;" office:value-type="string" office:string-value="  COMBO_l_u_y_excl_2," calcext:value-type="string">
            <text:p><text:s text:c="2"/>COMBO_l_u_y_excl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l_u_y_excl_2] = COMBO_ACTION(l_u_y_excl_2_combo)," calcext:value-type="string">
            <text:p><text:s text:c="2"/>[COMBO_l_u_y_excl_2] = COMBO_ACTION(l_u_y_excl_2_combo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 office:value-type="string" office:string-value="    case COMBO_l_u_y_excl_2: if (p) {SEND_STRING(SS_TAP(X_END) SS_DOWN(X_LSFT)SS_TAP(X_HOME)SS_UP(X_LSFT)SS_LCTL(&quot;c&quot;)SS_TAP(X_HOME)SS_TAP(X_ENT)SS_TAP(X_LEFT)SS_LCTL(&quot;v&quot;));}  break;" calcext:value-type="string">
            <text:p><text:s text:c="4"/>case COMBO_l_u_y_excl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116])/2)-1;0)" office:value-type="string" office:string-value="k" calcext:value-type="string">
            <text:p>k</text:p>
          </table:table-cell>
          <table:table-cell table:style-name="ce15" table:formula="of:=OFFSET([$actions_combos.C$2];FLOOR(ROW([.D116])/2)-1;0)" office:value-type="string" office:string-value="m" calcext:value-type="string">
            <text:p>m</text:p>
          </table:table-cell>
          <table:table-cell table:style-name="ce15" table:formula="of:=OFFSET([$actions_combos.D$2];FLOOR(ROW([.E116])/2)-1;0)" office:value-type="string" office:string-value="coma" calcext:value-type="string">
            <text:p>coma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formula="of:=VLOOKUP([.C116];[$keys.$A$2:.$C$200];[.$A116]+1;0)" office:value-type="string" office:string-value="KC_K" calcext:value-type="string">
            <text:p>KC_K</text:p>
          </table:table-cell>
          <table:table-cell table:formula="of:=VLOOKUP([.D116];[$keys.$A$2:.$C$200];[.$A116]+1;0)" office:value-type="string" office:string-value="KC_M" calcext:value-type="string">
            <text:p>KC_M</text:p>
          </table:table-cell>
          <table:table-cell table:formula="of:=VLOOKUP([.E116];[$keys.$A$2:.$C$200];[.$A116]+1;0)" office:value-type="string" office:string-value="CC_COSC" calcext:value-type="string">
            <text:p>CC_COSC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k_m_coma_1" calcext:value-type="string">
            <text:p>k_m_coma_1</text:p>
          </table:table-cell>
          <table:table-cell table:formula="of:=[.G116]&amp;&quot;, &quot;&amp;[.H116]&amp;IF(ISNA([.I116]);&quot;&quot;;&quot;, &quot;&amp;[.I116]&amp;IF(ISNA([.J116]);&quot;&quot;;&quot;, &quot;&amp;[.J116]))" office:value-type="string" office:string-value="KC_K, KC_M, CC_COSC" calcext:value-type="string">
            <text:p>KC_K, KC_M, CC_COSC</text:p>
          </table:table-cell>
          <table:table-cell table:formula="of:=VLOOKUP([.B116];[$actions.$A$2:.$F$504];5;0)" office:value-type="string" office:string-value="macro" calcext:value-type="string">
            <text:p>macro</text:p>
          </table:table-cell>
          <table:table-cell table:formula="of:=VLOOKUP([.B116];[$actions.$A$2:.$D$504];2;0)" office:value-type="float" office:value="0" calcext:value-type="float">
            <text:p/>
          </table:table-cell>
          <table:table-cell table:formula="of:=VLOOKUP([.B116];[$actions.$A$2:.$D$50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116];[$actions.$A$2:.$D$50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formula="of:=&quot;const uint16_t PROGMEM &quot;&amp;[.K116]&amp;&quot;_combo[] = {&quot;&amp;[.L116]&amp;&quot;, COMBO_END};&quot;" office:value-type="string" office:string-value="const uint16_t PROGMEM k_m_coma_1_combo[] = {KC_K, KC_M, CC_COSC, COMBO_END};" calcext:value-type="string">
            <text:p>const uint16_t PROGMEM k_m_coma_1_combo[] = {KC_K, KC_M, CC_COSC, COMBO_END};</text:p>
          </table:table-cell>
          <table:table-cell table:formula="of:=&quot;  COMBO_&quot;&amp;[.K116]&amp;&quot;,&quot;" office:value-type="string" office:string-value="  COMBO_k_m_coma_1," calcext:value-type="string">
            <text:p><text:s text:c="2"/>COMBO_k_m_coma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k_m_coma_1] = COMBO_ACTION(k_m_coma_1_combo)," calcext:value-type="string">
            <text:p><text:s text:c="2"/>[COMBO_k_m_coma_1] = COMBO_ACTION(k_m_coma_1_combo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 office:value-type="string" office:string-value="    case COMBO_k_m_coma_1: if (p) {SEND_STRING(SS_TAP(X_END)SS_TAP(X_DEL));}  break;" calcext:value-type="string">
            <text:p><text:s text:c="4"/>case COMBO_k_m_coma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117])/2)-1;0)" office:value-type="string" office:string-value="k" calcext:value-type="string">
            <text:p>k</text:p>
          </table:table-cell>
          <table:table-cell table:style-name="ce15" table:formula="of:=OFFSET([$actions_combos.C$2];FLOOR(ROW([.D117])/2)-1;0)" office:value-type="string" office:string-value="m" calcext:value-type="string">
            <text:p>m</text:p>
          </table:table-cell>
          <table:table-cell table:style-name="ce15" table:formula="of:=OFFSET([$actions_combos.D$2];FLOOR(ROW([.E117])/2)-1;0)" office:value-type="string" office:string-value="coma" calcext:value-type="string">
            <text:p>coma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formula="of:=VLOOKUP([.C117];[$keys.$A$2:.$C$200];[.$A117]+1;0)" office:value-type="string" office:string-value="KC_CIRC" calcext:value-type="string">
            <text:p>KC_CIRC</text:p>
          </table:table-cell>
          <table:table-cell table:formula="of:=VLOOKUP([.D117];[$keys.$A$2:.$C$200];[.$A117]+1;0)" office:value-type="string" office:string-value="KC_BSLS" calcext:value-type="string">
            <text:p>KC_BSLS</text:p>
          </table:table-cell>
          <table:table-cell table:formula="of:=VLOOKUP([.E117];[$keys.$A$2:.$C$200];[.$A117]+1;0)" office:value-type="string" office:string-value="KC_SLSH" calcext:value-type="string">
            <text:p>KC_SLSH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k_m_coma_2" calcext:value-type="string">
            <text:p>k_m_coma_2</text:p>
          </table:table-cell>
          <table:table-cell table:formula="of:=[.G117]&amp;&quot;, &quot;&amp;[.H117]&amp;IF(ISNA([.I117]);&quot;&quot;;&quot;, &quot;&amp;[.I117]&amp;IF(ISNA([.J117]);&quot;&quot;;&quot;, &quot;&amp;[.J117]))" office:value-type="string" office:string-value="KC_CIRC, KC_BSLS, KC_SLSH" calcext:value-type="string">
            <text:p>KC_CIRC, KC_BSLS, KC_SLSH</text:p>
          </table:table-cell>
          <table:table-cell table:formula="of:=VLOOKUP([.B117];[$actions.$A$2:.$F$504];5;0)" office:value-type="string" office:string-value="macro" calcext:value-type="string">
            <text:p>macro</text:p>
          </table:table-cell>
          <table:table-cell table:formula="of:=VLOOKUP([.B117];[$actions.$A$2:.$D$504];2;0)" office:value-type="float" office:value="0" calcext:value-type="float">
            <text:p/>
          </table:table-cell>
          <table:table-cell table:formula="of:=VLOOKUP([.B117];[$actions.$A$2:.$D$50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117];[$actions.$A$2:.$D$50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formula="of:=&quot;const uint16_t PROGMEM &quot;&amp;[.K117]&amp;&quot;_combo[] = {&quot;&amp;[.L117]&amp;&quot;, COMBO_END};&quot;" office:value-type="string" office:string-value="const uint16_t PROGMEM k_m_coma_2_combo[] = {KC_CIRC, KC_BSLS, KC_SLSH, COMBO_END};" calcext:value-type="string">
            <text:p>const uint16_t PROGMEM k_m_coma_2_combo[] = {KC_CIRC, KC_BSLS, KC_SLSH, COMBO_END};</text:p>
          </table:table-cell>
          <table:table-cell table:formula="of:=&quot;  COMBO_&quot;&amp;[.K117]&amp;&quot;,&quot;" office:value-type="string" office:string-value="  COMBO_k_m_coma_2," calcext:value-type="string">
            <text:p><text:s text:c="2"/>COMBO_k_m_coma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k_m_coma_2] = COMBO_ACTION(k_m_coma_2_combo)," calcext:value-type="string">
            <text:p><text:s text:c="2"/>[COMBO_k_m_coma_2] = COMBO_ACTION(k_m_coma_2_combo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 office:value-type="string" office:string-value="    case COMBO_k_m_coma_2: if (p) {SEND_STRING(SS_TAP(X_END)SS_TAP(X_DEL));}  break;" calcext:value-type="string">
            <text:p><text:s text:c="4"/>case COMBO_k_m_coma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118])/2)-1;0)" office:value-type="string" office:string-value="j" calcext:value-type="string">
            <text:p>j</text:p>
          </table:table-cell>
          <table:table-cell table:style-name="ce15" table:formula="of:=OFFSET([$actions_combos.C$2];FLOOR(ROW([.D118])/2)-1;0)" office:value-type="string" office:string-value="l" calcext:value-type="string">
            <text:p>l</text:p>
          </table:table-cell>
          <table:table-cell table:style-name="ce15" table:formula="of:=OFFSET([$actions_combos.D$2];FLOOR(ROW([.E118])/2)-1;0)" office:value-type="string" office:string-value="u" calcext:value-type="string">
            <text:p>u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formula="of:=VLOOKUP([.C118];[$keys.$A$2:.$C$200];[.$A118]+1;0)" office:value-type="string" office:string-value="KC_J" calcext:value-type="string">
            <text:p>KC_J</text:p>
          </table:table-cell>
          <table:table-cell table:formula="of:=VLOOKUP([.D118];[$keys.$A$2:.$C$200];[.$A118]+1;0)" office:value-type="string" office:string-value="KC_L" calcext:value-type="string">
            <text:p>KC_L</text:p>
          </table:table-cell>
          <table:table-cell table:formula="of:=VLOOKUP([.E118];[$keys.$A$2:.$C$200];[.$A118]+1;0)" office:value-type="string" office:string-value="KC_U" calcext:value-type="string">
            <text:p>KC_U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j_l_u_1" calcext:value-type="string">
            <text:p>j_l_u_1</text:p>
          </table:table-cell>
          <table:table-cell table:formula="of:=[.G118]&amp;&quot;, &quot;&amp;[.H118]&amp;IF(ISNA([.I118]);&quot;&quot;;&quot;, &quot;&amp;[.I118]&amp;IF(ISNA([.J118]);&quot;&quot;;&quot;, &quot;&amp;[.J118]))" office:value-type="string" office:string-value="KC_J, KC_L, KC_U" calcext:value-type="string">
            <text:p>KC_J, KC_L, KC_U</text:p>
          </table:table-cell>
          <table:table-cell table:formula="of:=VLOOKUP([.B118];[$actions.$A$2:.$F$504];5;0)" office:value-type="string" office:string-value="macro" calcext:value-type="string">
            <text:p>macro</text:p>
          </table:table-cell>
          <table:table-cell table:formula="of:=VLOOKUP([.B118];[$actions.$A$2:.$D$504];2;0)" office:value-type="float" office:value="0" calcext:value-type="float">
            <text:p/>
          </table:table-cell>
          <table:table-cell table:formula="of:=VLOOKUP([.B118];[$actions.$A$2:.$D$50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118];[$actions.$A$2:.$D$50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formula="of:=&quot;const uint16_t PROGMEM &quot;&amp;[.K118]&amp;&quot;_combo[] = {&quot;&amp;[.L118]&amp;&quot;, COMBO_END};&quot;" office:value-type="string" office:string-value="const uint16_t PROGMEM j_l_u_1_combo[] = {KC_J, KC_L, KC_U, COMBO_END};" calcext:value-type="string">
            <text:p>const uint16_t PROGMEM j_l_u_1_combo[] = {KC_J, KC_L, KC_U, COMBO_END};</text:p>
          </table:table-cell>
          <table:table-cell table:formula="of:=&quot;  COMBO_&quot;&amp;[.K118]&amp;&quot;,&quot;" office:value-type="string" office:string-value="  COMBO_j_l_u_1," calcext:value-type="string">
            <text:p><text:s text:c="2"/>COMBO_j_l_u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j_l_u_1] = COMBO_ACTION(j_l_u_1_combo)," calcext:value-type="string">
            <text:p><text:s text:c="2"/>[COMBO_j_l_u_1] = COMBO_ACTION(j_l_u_1_combo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 office:value-type="string" office:string-value="    case COMBO_j_l_u_1: if (p) {SEND_STRING(SS_TAP(X_HOME)SS_TAP(X_BSPC));}  break;" calcext:value-type="string">
            <text:p><text:s text:c="4"/>case COMBO_j_l_u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119])/2)-1;0)" office:value-type="string" office:string-value="j" calcext:value-type="string">
            <text:p>j</text:p>
          </table:table-cell>
          <table:table-cell table:style-name="ce15" table:formula="of:=OFFSET([$actions_combos.C$2];FLOOR(ROW([.D119])/2)-1;0)" office:value-type="string" office:string-value="l" calcext:value-type="string">
            <text:p>l</text:p>
          </table:table-cell>
          <table:table-cell table:style-name="ce15" table:formula="of:=OFFSET([$actions_combos.D$2];FLOOR(ROW([.E119])/2)-1;0)" office:value-type="string" office:string-value="u" calcext:value-type="string">
            <text:p>u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formula="of:=VLOOKUP([.C119];[$keys.$A$2:.$C$200];[.$A119]+1;0)" office:value-type="string" office:string-value="KC_5" calcext:value-type="string">
            <text:p>KC_5</text:p>
          </table:table-cell>
          <table:table-cell table:formula="of:=VLOOKUP([.D119];[$keys.$A$2:.$C$200];[.$A119]+1;0)" office:value-type="string" office:string-value="KC_6" calcext:value-type="string">
            <text:p>KC_6</text:p>
          </table:table-cell>
          <table:table-cell table:formula="of:=VLOOKUP([.E119];[$keys.$A$2:.$C$200];[.$A119]+1;0)" office:value-type="string" office:string-value="KC_7" calcext:value-type="string">
            <text:p>KC_7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j_l_u_2" calcext:value-type="string">
            <text:p>j_l_u_2</text:p>
          </table:table-cell>
          <table:table-cell table:formula="of:=[.G119]&amp;&quot;, &quot;&amp;[.H119]&amp;IF(ISNA([.I119]);&quot;&quot;;&quot;, &quot;&amp;[.I119]&amp;IF(ISNA([.J119]);&quot;&quot;;&quot;, &quot;&amp;[.J119]))" office:value-type="string" office:string-value="KC_5, KC_6, KC_7" calcext:value-type="string">
            <text:p>KC_5, KC_6, KC_7</text:p>
          </table:table-cell>
          <table:table-cell table:formula="of:=VLOOKUP([.B119];[$actions.$A$2:.$F$504];5;0)" office:value-type="string" office:string-value="macro" calcext:value-type="string">
            <text:p>macro</text:p>
          </table:table-cell>
          <table:table-cell table:formula="of:=VLOOKUP([.B119];[$actions.$A$2:.$D$504];2;0)" office:value-type="float" office:value="0" calcext:value-type="float">
            <text:p/>
          </table:table-cell>
          <table:table-cell table:formula="of:=VLOOKUP([.B119];[$actions.$A$2:.$D$50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119];[$actions.$A$2:.$D$50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formula="of:=&quot;const uint16_t PROGMEM &quot;&amp;[.K119]&amp;&quot;_combo[] = {&quot;&amp;[.L119]&amp;&quot;, COMBO_END};&quot;" office:value-type="string" office:string-value="const uint16_t PROGMEM j_l_u_2_combo[] = {KC_5, KC_6, KC_7, COMBO_END};" calcext:value-type="string">
            <text:p>const uint16_t PROGMEM j_l_u_2_combo[] = {KC_5, KC_6, KC_7, COMBO_END};</text:p>
          </table:table-cell>
          <table:table-cell table:formula="of:=&quot;  COMBO_&quot;&amp;[.K119]&amp;&quot;,&quot;" office:value-type="string" office:string-value="  COMBO_j_l_u_2," calcext:value-type="string">
            <text:p><text:s text:c="2"/>COMBO_j_l_u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j_l_u_2] = COMBO_ACTION(j_l_u_2_combo)," calcext:value-type="string">
            <text:p><text:s text:c="2"/>[COMBO_j_l_u_2] = COMBO_ACTION(j_l_u_2_combo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 office:value-type="string" office:string-value="    case COMBO_j_l_u_2: if (p) {SEND_STRING(SS_TAP(X_HOME)SS_TAP(X_BSPC));}  break;" calcext:value-type="string">
            <text:p><text:s text:c="4"/>case COMBO_j_l_u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20])/2)-1;0)" office:value-type="string" office:string-value="coma" calcext:value-type="string">
            <text:p>coma</text:p>
          </table:table-cell>
          <table:table-cell table:style-name="ce15" table:formula="of:=OFFSET([$actions_combos.C$2];FLOOR(ROW([.D120])/2)-1;0)" office:value-type="string" office:string-value="dot" calcext:value-type="string">
            <text:p>dot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formula="of:=VLOOKUP([.C120];[$keys.$A$2:.$C$200];[.$A120]+1;0)" office:value-type="string" office:string-value="CC_COSC" calcext:value-type="string">
            <text:p>CC_COSC</text:p>
          </table:table-cell>
          <table:table-cell table:formula="of:=VLOOKUP([.D120];[$keys.$A$2:.$C$200];[.$A120]+1;0)" office:value-type="string" office:string-value="CC_PDCL" calcext:value-type="string">
            <text:p>CC_PDCL</text:p>
          </table:table-cell>
          <table:table-cell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oma_dot_1" calcext:value-type="string">
            <text:p>coma_dot_1</text:p>
          </table:table-cell>
          <table:table-cell table:formula="of:=[.G120]&amp;&quot;, &quot;&amp;[.H120]&amp;IF(ISNA([.I120]);&quot;&quot;;&quot;, &quot;&amp;[.I120]&amp;IF(ISNA([.J120]);&quot;&quot;;&quot;, &quot;&amp;[.J120]))" office:value-type="string" office:string-value="CC_COSC, CC_PDCL" calcext:value-type="string">
            <text:p>CC_COSC, CC_PDCL</text:p>
          </table:table-cell>
          <table:table-cell table:formula="of:=VLOOKUP([.B120];[$actions.$A$2:.$F$504];5;0)" office:value-type="string" office:string-value="macro" calcext:value-type="string">
            <text:p>macro</text:p>
          </table:table-cell>
          <table:table-cell table:formula="of:=VLOOKUP([.B120];[$actions.$A$2:.$D$504];2;0)" office:value-type="float" office:value="0" calcext:value-type="float">
            <text:p/>
          </table:table-cell>
          <table:table-cell table:formula="of:=VLOOKUP([.B120];[$actions.$A$2:.$D$504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20];[$actions.$A$2:.$D$50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formula="of:=&quot;const uint16_t PROGMEM &quot;&amp;[.K120]&amp;&quot;_combo[] = {&quot;&amp;[.L120]&amp;&quot;, COMBO_END};&quot;" office:value-type="string" office:string-value="const uint16_t PROGMEM coma_dot_1_combo[] = {CC_COSC, CC_PDCL, COMBO_END};" calcext:value-type="string">
            <text:p>const uint16_t PROGMEM coma_dot_1_combo[] = {CC_COSC, CC_PDCL, COMBO_END};</text:p>
          </table:table-cell>
          <table:table-cell table:formula="of:=&quot;  COMBO_&quot;&amp;[.K12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oma_dot_1] = COMBO_ACTION(coma_dot_1_combo)," calcext:value-type="string">
            <text:p><text:s text:c="2"/>[COMBO_coma_dot_1] = COMBO_ACTION(coma_dot_1_combo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 office:value-type="string" office:string-value="    case COMBO_coma_dot_1: if (p) {SEND_STRING(SS_TAP(X_END)SS_TAP(X_ENT));}  break;" calcext:value-type="string">
            <text:p><text:s text:c="4"/>case COMBO_coma_dot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21])/2)-1;0)" office:value-type="string" office:string-value="coma" calcext:value-type="string">
            <text:p>coma</text:p>
          </table:table-cell>
          <table:table-cell table:style-name="ce15" table:formula="of:=OFFSET([$actions_combos.C$2];FLOOR(ROW([.D121])/2)-1;0)" office:value-type="string" office:string-value="dot" calcext:value-type="string">
            <text:p>dot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formula="of:=VLOOKUP([.C121];[$keys.$A$2:.$C$200];[.$A121]+1;0)" office:value-type="string" office:string-value="KC_SLSH" calcext:value-type="string">
            <text:p>KC_SLSH</text:p>
          </table:table-cell>
          <table:table-cell table:formula="of:=VLOOKUP([.D121];[$keys.$A$2:.$C$200];[.$A121]+1;0)" office:value-type="string" office:string-value="CC_PDCL" calcext:value-type="string">
            <text:p>CC_PDCL</text:p>
          </table:table-cell>
          <table:table-cell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oma_dot_2" calcext:value-type="string">
            <text:p>coma_dot_2</text:p>
          </table:table-cell>
          <table:table-cell table:formula="of:=[.G121]&amp;&quot;, &quot;&amp;[.H121]&amp;IF(ISNA([.I121]);&quot;&quot;;&quot;, &quot;&amp;[.I121]&amp;IF(ISNA([.J121]);&quot;&quot;;&quot;, &quot;&amp;[.J121]))" office:value-type="string" office:string-value="KC_SLSH, CC_PDCL" calcext:value-type="string">
            <text:p>KC_SLSH, CC_PDCL</text:p>
          </table:table-cell>
          <table:table-cell table:formula="of:=VLOOKUP([.B121];[$actions.$A$2:.$F$504];5;0)" office:value-type="string" office:string-value="macro" calcext:value-type="string">
            <text:p>macro</text:p>
          </table:table-cell>
          <table:table-cell table:formula="of:=VLOOKUP([.B121];[$actions.$A$2:.$D$504];2;0)" office:value-type="float" office:value="0" calcext:value-type="float">
            <text:p/>
          </table:table-cell>
          <table:table-cell table:formula="of:=VLOOKUP([.B121];[$actions.$A$2:.$D$504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21];[$actions.$A$2:.$D$50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formula="of:=&quot;const uint16_t PROGMEM &quot;&amp;[.K121]&amp;&quot;_combo[] = {&quot;&amp;[.L121]&amp;&quot;, COMBO_END};&quot;" office:value-type="string" office:string-value="const uint16_t PROGMEM coma_dot_2_combo[] = {KC_SLSH, CC_PDCL, COMBO_END};" calcext:value-type="string">
            <text:p>const uint16_t PROGMEM coma_dot_2_combo[] = {KC_SLSH, CC_PDCL, COMBO_END};</text:p>
          </table:table-cell>
          <table:table-cell table:formula="of:=&quot;  COMBO_&quot;&amp;[.K12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oma_dot_2] = COMBO_ACTION(coma_dot_2_combo)," calcext:value-type="string">
            <text:p><text:s text:c="2"/>[COMBO_coma_dot_2] = COMBO_ACTION(coma_dot_2_combo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 office:value-type="string" office:string-value="    case COMBO_coma_dot_2: if (p) {SEND_STRING(SS_TAP(X_END)SS_TAP(X_ENT));}  break;" calcext:value-type="string">
            <text:p><text:s text:c="4"/>case COMBO_coma_dot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22])/2)-1;0)" office:value-type="string" office:string-value="u" calcext:value-type="string">
            <text:p>u</text:p>
          </table:table-cell>
          <table:table-cell table:style-name="ce15" table:formula="of:=OFFSET([$actions_combos.C$2];FLOOR(ROW([.D122])/2)-1;0)" office:value-type="string" office:string-value="y" calcext:value-type="string">
            <text:p>y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formula="of:=VLOOKUP([.C122];[$keys.$A$2:.$C$200];[.$A122]+1;0)" office:value-type="string" office:string-value="KC_U" calcext:value-type="string">
            <text:p>KC_U</text:p>
          </table:table-cell>
          <table:table-cell table:formula="of:=VLOOKUP([.D122];[$keys.$A$2:.$C$200];[.$A122]+1;0)" office:value-type="string" office:string-value="KC_Y" calcext:value-type="string">
            <text:p>KC_Y</text:p>
          </table:table-cell>
          <table:table-cell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u_y_1" calcext:value-type="string">
            <text:p>u_y_1</text:p>
          </table:table-cell>
          <table:table-cell table:formula="of:=[.G122]&amp;&quot;, &quot;&amp;[.H122]&amp;IF(ISNA([.I122]);&quot;&quot;;&quot;, &quot;&amp;[.I122]&amp;IF(ISNA([.J122]);&quot;&quot;;&quot;, &quot;&amp;[.J122]))" office:value-type="string" office:string-value="KC_U, KC_Y" calcext:value-type="string">
            <text:p>KC_U, KC_Y</text:p>
          </table:table-cell>
          <table:table-cell table:formula="of:=VLOOKUP([.B122];[$actions.$A$2:.$F$504];5;0)" office:value-type="string" office:string-value="macro" calcext:value-type="string">
            <text:p>macro</text:p>
          </table:table-cell>
          <table:table-cell table:formula="of:=VLOOKUP([.B122];[$actions.$A$2:.$D$504];2;0)" office:value-type="float" office:value="0" calcext:value-type="float">
            <text:p/>
          </table:table-cell>
          <table:table-cell table:formula="of:=VLOOKUP([.B122];[$actions.$A$2:.$D$504];3;0)" office:value-type="string" office:string-value="SEND_STRING(SS_TAP(X_HOME)SS_TAP(X_ENT)SS_TAP(X_RGHT));" calcext:value-type="string">
            <text:p>SEND_STRING(SS_TAP(X_HOME)SS_TAP(X_ENT)SS_TAP(X_RGHT));</text:p>
          </table:table-cell>
          <table:table-cell table:formula="of:=VLOOKUP([.B122];[$actions.$A$2:.$D$50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formula="of:=&quot;const uint16_t PROGMEM &quot;&amp;[.K122]&amp;&quot;_combo[] = {&quot;&amp;[.L12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2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u_y_1] = COMBO_ACTION(u_y_1_combo)," calcext:value-type="string">
            <text:p><text:s text:c="2"/>[COMBO_u_y_1] = COMBO_ACTION(u_y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u_y_1: if (p) {SEND_STRING(SS_TAP(X_HOME)SS_TAP(X_ENT)SS_TAP(X_RGHT));}  break;" calcext:value-type="string">
            <text:p><text:s text:c="4"/>case COMBO_u_y_1: if (p) {SEND_STRING(SS_TAP(X_HOME)SS_TAP(X_ENT)SS_TAP(X_RGHT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23])/2)-1;0)" office:value-type="string" office:string-value="u" calcext:value-type="string">
            <text:p>u</text:p>
          </table:table-cell>
          <table:table-cell table:style-name="ce15" table:formula="of:=OFFSET([$actions_combos.C$2];FLOOR(ROW([.D123])/2)-1;0)" office:value-type="string" office:string-value="y" calcext:value-type="string">
            <text:p>y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formula="of:=VLOOKUP([.C123];[$keys.$A$2:.$C$200];[.$A123]+1;0)" office:value-type="string" office:string-value="KC_7" calcext:value-type="string">
            <text:p>KC_7</text:p>
          </table:table-cell>
          <table:table-cell table:formula="of:=VLOOKUP([.D123];[$keys.$A$2:.$C$200];[.$A123]+1;0)" office:value-type="string" office:string-value="KC_8" calcext:value-type="string">
            <text:p>KC_8</text:p>
          </table:table-cell>
          <table:table-cell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u_y_2" calcext:value-type="string">
            <text:p>u_y_2</text:p>
          </table:table-cell>
          <table:table-cell table:formula="of:=[.G123]&amp;&quot;, &quot;&amp;[.H123]&amp;IF(ISNA([.I123]);&quot;&quot;;&quot;, &quot;&amp;[.I123]&amp;IF(ISNA([.J123]);&quot;&quot;;&quot;, &quot;&amp;[.J123]))" office:value-type="string" office:string-value="KC_7, KC_8" calcext:value-type="string">
            <text:p>KC_7, KC_8</text:p>
          </table:table-cell>
          <table:table-cell table:formula="of:=VLOOKUP([.B123];[$actions.$A$2:.$F$504];5;0)" office:value-type="string" office:string-value="macro" calcext:value-type="string">
            <text:p>macro</text:p>
          </table:table-cell>
          <table:table-cell table:formula="of:=VLOOKUP([.B123];[$actions.$A$2:.$D$504];2;0)" office:value-type="float" office:value="0" calcext:value-type="float">
            <text:p/>
          </table:table-cell>
          <table:table-cell table:formula="of:=VLOOKUP([.B123];[$actions.$A$2:.$D$504];3;0)" office:value-type="string" office:string-value="SEND_STRING(SS_TAP(X_HOME)SS_TAP(X_ENT)SS_TAP(X_RGHT));" calcext:value-type="string">
            <text:p>SEND_STRING(SS_TAP(X_HOME)SS_TAP(X_ENT)SS_TAP(X_RGHT));</text:p>
          </table:table-cell>
          <table:table-cell table:formula="of:=VLOOKUP([.B123];[$actions.$A$2:.$D$50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formula="of:=&quot;const uint16_t PROGMEM &quot;&amp;[.K123]&amp;&quot;_combo[] = {&quot;&amp;[.L12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2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u_y_2] = COMBO_ACTION(u_y_2_combo)," calcext:value-type="string">
            <text:p><text:s text:c="2"/>[COMBO_u_y_2] = COMBO_ACTION(u_y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u_y_2: if (p) {SEND_STRING(SS_TAP(X_HOME)SS_TAP(X_ENT)SS_TAP(X_RGHT));}  break;" calcext:value-type="string">
            <text:p><text:s text:c="4"/>case COMBO_u_y_2: if (p) {SEND_STRING(SS_TAP(X_HOME)SS_TAP(X_ENT)SS_TAP(X_RGHT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paste" calcext:value-type="string">
            <text:p>paste</text:p>
          </table:table-cell>
          <table:table-cell table:style-name="ce15" table:formula="of:=OFFSET([$actions_combos.B$2];FLOOR(ROW([.C124])/2)-1;0)" office:value-type="string" office:string-value="c" calcext:value-type="string">
            <text:p>c</text:p>
          </table:table-cell>
          <table:table-cell table:style-name="ce15" table:formula="of:=OFFSET([$actions_combos.C$2];FLOOR(ROW([.D124])/2)-1;0)" office:value-type="string" office:string-value="v" calcext:value-type="string">
            <text:p>v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formula="of:=VLOOKUP([.C124];[$keys.$A$2:.$C$200];[.$A124]+1;0)" office:value-type="string" office:string-value="KC_C" calcext:value-type="string">
            <text:p>KC_C</text:p>
          </table:table-cell>
          <table:table-cell table:formula="of:=VLOOKUP([.D124];[$keys.$A$2:.$C$200];[.$A124]+1;0)" office:value-type="string" office:string-value="KC_V" calcext:value-type="string">
            <text:p>KC_V</text:p>
          </table:table-cell>
          <table:table-cell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c_v_1" calcext:value-type="string">
            <text:p>c_v_1</text:p>
          </table:table-cell>
          <table:table-cell table:formula="of:=[.G124]&amp;&quot;, &quot;&amp;[.H124]&amp;IF(ISNA([.I124]);&quot;&quot;;&quot;, &quot;&amp;[.I124]&amp;IF(ISNA([.J124]);&quot;&quot;;&quot;, &quot;&amp;[.J124]))" office:value-type="string" office:string-value="KC_C, KC_V" calcext:value-type="string">
            <text:p>KC_C, KC_V</text:p>
          </table:table-cell>
          <table:table-cell table:formula="of:=VLOOKUP([.B124];[$actions.$A$2:.$F$504];5;0)" office:value-type="string" office:string-value="macro" calcext:value-type="string">
            <text:p>macro</text:p>
          </table:table-cell>
          <table:table-cell table:formula="of:=VLOOKUP([.B124];[$actions.$A$2:.$D$504];2;0)" office:value-type="float" office:value="0" calcext:value-type="float">
            <text:p/>
          </table:table-cell>
          <table:table-cell table:formula="of:=VLOOKUP([.B124];[$actions.$A$2:.$D$504];3;0)" office:value-type="string" office:string-value="SEND_STRING(SS_LCTL(&quot;v&quot;));" calcext:value-type="string">
            <text:p>SEND_STRING(SS_LCTL("v"));</text:p>
          </table:table-cell>
          <table:table-cell table:formula="of:=VLOOKUP([.B124];[$actions.$A$2:.$D$50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formula="of:=&quot;const uint16_t PROGMEM &quot;&amp;[.K124]&amp;&quot;_combo[] = {&quot;&amp;[.L124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4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c_v_1: if (p) {SEND_STRING(SS_LCTL(&quot;v&quot;));}  break;" calcext:value-type="string">
            <text:p><text:s text:c="4"/>case COMBO_c_v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paste" calcext:value-type="string">
            <text:p>paste</text:p>
          </table:table-cell>
          <table:table-cell table:style-name="ce15" table:formula="of:=OFFSET([$actions_combos.B$2];FLOOR(ROW([.C125])/2)-1;0)" office:value-type="string" office:string-value="c" calcext:value-type="string">
            <text:p>c</text:p>
          </table:table-cell>
          <table:table-cell table:style-name="ce15" table:formula="of:=OFFSET([$actions_combos.C$2];FLOOR(ROW([.D125])/2)-1;0)" office:value-type="string" office:string-value="v" calcext:value-type="string">
            <text:p>v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formula="of:=VLOOKUP([.C125];[$keys.$A$2:.$C$200];[.$A125]+1;0)" office:value-type="string" office:string-value="KC_LBRC" calcext:value-type="string">
            <text:p>KC_LBRC</text:p>
          </table:table-cell>
          <table:table-cell table:formula="of:=VLOOKUP([.D125];[$keys.$A$2:.$C$200];[.$A125]+1;0)" office:value-type="string" office:string-value="KC_RBRC" calcext:value-type="string">
            <text:p>KC_RBRC</text:p>
          </table:table-cell>
          <table:table-cell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c_v_2" calcext:value-type="string">
            <text:p>c_v_2</text:p>
          </table:table-cell>
          <table:table-cell table:formula="of:=[.G125]&amp;&quot;, &quot;&amp;[.H125]&amp;IF(ISNA([.I125]);&quot;&quot;;&quot;, &quot;&amp;[.I125]&amp;IF(ISNA([.J125]);&quot;&quot;;&quot;, &quot;&amp;[.J125]))" office:value-type="string" office:string-value="KC_LBRC, KC_RBRC" calcext:value-type="string">
            <text:p>KC_LBRC, KC_RBRC</text:p>
          </table:table-cell>
          <table:table-cell table:formula="of:=VLOOKUP([.B125];[$actions.$A$2:.$F$504];5;0)" office:value-type="string" office:string-value="macro" calcext:value-type="string">
            <text:p>macro</text:p>
          </table:table-cell>
          <table:table-cell table:formula="of:=VLOOKUP([.B125];[$actions.$A$2:.$D$504];2;0)" office:value-type="float" office:value="0" calcext:value-type="float">
            <text:p/>
          </table:table-cell>
          <table:table-cell table:formula="of:=VLOOKUP([.B125];[$actions.$A$2:.$D$504];3;0)" office:value-type="string" office:string-value="SEND_STRING(SS_LCTL(&quot;v&quot;));" calcext:value-type="string">
            <text:p>SEND_STRING(SS_LCTL("v"));</text:p>
          </table:table-cell>
          <table:table-cell table:formula="of:=VLOOKUP([.B125];[$actions.$A$2:.$D$50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formula="of:=&quot;const uint16_t PROGMEM &quot;&amp;[.K125]&amp;&quot;_combo[] = {&quot;&amp;[.L125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5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c_v_2: if (p) {SEND_STRING(SS_LCTL(&quot;v&quot;));}  break;" calcext:value-type="string">
            <text:p><text:s text:c="4"/>case COMBO_c_v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6])/2)-1;0)" office:value-type="string" office:string-value="h" calcext:value-type="string">
            <text:p>h</text:p>
          </table:table-cell>
          <table:table-cell table:style-name="ce15" table:formula="of:=OFFSET([$actions_combos.C$2];FLOOR(ROW([.D126])/2)-1;0)" office:value-type="string" office:string-value="o" calcext:value-type="string">
            <text:p>o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formula="of:=VLOOKUP([.C126];[$keys.$A$2:.$C$200];[.$A126]+1;0)" office:value-type="string" office:string-value="KC_H" calcext:value-type="string">
            <text:p>KC_H</text:p>
          </table:table-cell>
          <table:table-cell table:formula="of:=VLOOKUP([.D126];[$keys.$A$2:.$C$200];[.$A126]+1;0)" office:value-type="string" office:string-value="KC_O" calcext:value-type="string">
            <text:p>KC_O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h_o_1" calcext:value-type="string">
            <text:p>h_o_1</text:p>
          </table:table-cell>
          <table:table-cell table:formula="of:=[.G126]&amp;&quot;, &quot;&amp;[.H126]&amp;IF(ISNA([.I126]);&quot;&quot;;&quot;, &quot;&amp;[.I126]&amp;IF(ISNA([.J126]);&quot;&quot;;&quot;, &quot;&amp;[.J126]))" office:value-type="string" office:string-value="KC_H, KC_O" calcext:value-type="string">
            <text:p>KC_H, KC_O</text:p>
          </table:table-cell>
          <table:table-cell table:formula="of:=VLOOKUP([.B126];[$actions.$A$2:.$F$504];5;0)" office:value-type="string" office:string-value="macro" calcext:value-type="string">
            <text:p>macro</text:p>
          </table:table-cell>
          <table:table-cell table:formula="of:=VLOOKUP([.B126];[$actions.$A$2:.$D$504];2;0)" office:value-type="float" office:value="0" calcext:value-type="float">
            <text:p/>
          </table:table-cell>
          <table:table-cell table:formula="of:=VLOOKUP([.B126];[$actions.$A$2:.$D$504];3;0)" office:value-type="string" office:string-value="SEND_STRING(SS_LCTL(&quot;a&quot;));" calcext:value-type="string">
            <text:p>SEND_STRING(SS_LCTL("a"));</text:p>
          </table:table-cell>
          <table:table-cell table:formula="of:=VLOOKUP([.B126];[$actions.$A$2:.$D$50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formula="of:=&quot;const uint16_t PROGMEM &quot;&amp;[.K126]&amp;&quot;_combo[] = {&quot;&amp;[.L126]&amp;&quot;, COMBO_END};&quot;" office:value-type="string" office:string-value="const uint16_t PROGMEM h_o_1_combo[] = {KC_H, KC_O, COMBO_END};" calcext:value-type="string">
            <text:p>const uint16_t PROGMEM h_o_1_combo[] = {KC_H, KC_O, COMBO_END};</text:p>
          </table:table-cell>
          <table:table-cell table:formula="of:=&quot;  COMBO_&quot;&amp;[.K126]&amp;&quot;,&quot;" office:value-type="string" office:string-value="  COMBO_h_o_1," calcext:value-type="string">
            <text:p><text:s text:c="2"/>COMBO_h_o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h_o_1] = COMBO_ACTION(h_o_1_combo)," calcext:value-type="string">
            <text:p><text:s text:c="2"/>[COMBO_h_o_1] = COMBO_ACTION(h_o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h_o_1: if (p) {SEND_STRING(SS_LCTL(&quot;a&quot;));}  break;" calcext:value-type="string">
            <text:p><text:s text:c="4"/>case COMBO_h_o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7])/2)-1;0)" office:value-type="string" office:string-value="h" calcext:value-type="string">
            <text:p>h</text:p>
          </table:table-cell>
          <table:table-cell table:style-name="ce15" table:formula="of:=OFFSET([$actions_combos.C$2];FLOOR(ROW([.D127])/2)-1;0)" office:value-type="string" office:string-value="o" calcext:value-type="string">
            <text:p>o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formula="of:=VLOOKUP([.C127];[$keys.$A$2:.$C$200];[.$A127]+1;0)" office:value-type="string" office:string-value="KC_HASH" calcext:value-type="string">
            <text:p>KC_HASH</text:p>
          </table:table-cell>
          <table:table-cell table:formula="of:=VLOOKUP([.D127];[$keys.$A$2:.$C$200];[.$A127]+1;0)" office:value-type="string" office:string-value="KC_PLUS" calcext:value-type="string">
            <text:p>KC_PLUS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h_o_2" calcext:value-type="string">
            <text:p>h_o_2</text:p>
          </table:table-cell>
          <table:table-cell table:formula="of:=[.G127]&amp;&quot;, &quot;&amp;[.H127]&amp;IF(ISNA([.I127]);&quot;&quot;;&quot;, &quot;&amp;[.I127]&amp;IF(ISNA([.J127]);&quot;&quot;;&quot;, &quot;&amp;[.J127]))" office:value-type="string" office:string-value="KC_HASH, KC_PLUS" calcext:value-type="string">
            <text:p>KC_HASH, KC_PLUS</text:p>
          </table:table-cell>
          <table:table-cell table:formula="of:=VLOOKUP([.B127];[$actions.$A$2:.$F$504];5;0)" office:value-type="string" office:string-value="macro" calcext:value-type="string">
            <text:p>macro</text:p>
          </table:table-cell>
          <table:table-cell table:formula="of:=VLOOKUP([.B127];[$actions.$A$2:.$D$504];2;0)" office:value-type="float" office:value="0" calcext:value-type="float">
            <text:p/>
          </table:table-cell>
          <table:table-cell table:formula="of:=VLOOKUP([.B127];[$actions.$A$2:.$D$504];3;0)" office:value-type="string" office:string-value="SEND_STRING(SS_LCTL(&quot;a&quot;));" calcext:value-type="string">
            <text:p>SEND_STRING(SS_LCTL("a"));</text:p>
          </table:table-cell>
          <table:table-cell table:formula="of:=VLOOKUP([.B127];[$actions.$A$2:.$D$50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formula="of:=&quot;const uint16_t PROGMEM &quot;&amp;[.K127]&amp;&quot;_combo[] = {&quot;&amp;[.L127]&amp;&quot;, COMBO_END};&quot;" office:value-type="string" office:string-value="const uint16_t PROGMEM h_o_2_combo[] = {KC_HASH, KC_PLUS, COMBO_END};" calcext:value-type="string">
            <text:p>const uint16_t PROGMEM h_o_2_combo[] = {KC_HASH, KC_PLUS, COMBO_END};</text:p>
          </table:table-cell>
          <table:table-cell table:formula="of:=&quot;  COMBO_&quot;&amp;[.K127]&amp;&quot;,&quot;" office:value-type="string" office:string-value="  COMBO_h_o_2," calcext:value-type="string">
            <text:p><text:s text:c="2"/>COMBO_h_o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h_o_2] = COMBO_ACTION(h_o_2_combo)," calcext:value-type="string">
            <text:p><text:s text:c="2"/>[COMBO_h_o_2] = COMBO_ACTION(h_o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h_o_2: if (p) {SEND_STRING(SS_LCTL(&quot;a&quot;));}  break;" calcext:value-type="string">
            <text:p><text:s text:c="4"/>case COMBO_h_o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8])/2)-1;0)" office:value-type="string" office:string-value="n" calcext:value-type="string">
            <text:p>n</text:p>
          </table:table-cell>
          <table:table-cell table:style-name="ce15" table:formula="of:=OFFSET([$actions_combos.C$2];FLOOR(ROW([.D128])/2)-1;0)" office:value-type="string" office:string-value="o" calcext:value-type="string">
            <text:p>o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formula="of:=VLOOKUP([.C128];[$keys.$A$2:.$C$200];[.$A128]+1;0)" office:value-type="string" office:string-value="KC_N" calcext:value-type="string">
            <text:p>KC_N</text:p>
          </table:table-cell>
          <table:table-cell table:formula="of:=VLOOKUP([.D128];[$keys.$A$2:.$C$200];[.$A128]+1;0)" office:value-type="string" office:string-value="KC_O" calcext:value-type="string">
            <text:p>KC_O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n_o_1" calcext:value-type="string">
            <text:p>n_o_1</text:p>
          </table:table-cell>
          <table:table-cell table:formula="of:=[.G128]&amp;&quot;, &quot;&amp;[.H128]&amp;IF(ISNA([.I128]);&quot;&quot;;&quot;, &quot;&amp;[.I128]&amp;IF(ISNA([.J128]);&quot;&quot;;&quot;, &quot;&amp;[.J128]))" office:value-type="string" office:string-value="KC_N, KC_O" calcext:value-type="string">
            <text:p>KC_N, KC_O</text:p>
          </table:table-cell>
          <table:table-cell table:formula="of:=VLOOKUP([.B128];[$actions.$A$2:.$F$504];5;0)" office:value-type="string" office:string-value="macro" calcext:value-type="string">
            <text:p>macro</text:p>
          </table:table-cell>
          <table:table-cell table:formula="of:=VLOOKUP([.B128];[$actions.$A$2:.$D$504];2;0)" office:value-type="float" office:value="0" calcext:value-type="float">
            <text:p/>
          </table:table-cell>
          <table:table-cell table:formula="of:=VLOOKUP([.B128];[$actions.$A$2:.$D$50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8];[$actions.$A$2:.$D$50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formula="of:=&quot;const uint16_t PROGMEM &quot;&amp;[.K128]&amp;&quot;_combo[] = {&quot;&amp;[.L128]&amp;&quot;, COMBO_END};&quot;" office:value-type="string" office:string-value="const uint16_t PROGMEM n_o_1_combo[] = {KC_N, KC_O, COMBO_END};" calcext:value-type="string">
            <text:p>const uint16_t PROGMEM n_o_1_combo[] = {KC_N, KC_O, COMBO_END};</text:p>
          </table:table-cell>
          <table:table-cell table:formula="of:=&quot;  COMBO_&quot;&amp;[.K128]&amp;&quot;,&quot;" office:value-type="string" office:string-value="  COMBO_n_o_1," calcext:value-type="string">
            <text:p><text:s text:c="2"/>COMBO_n_o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n_o_1] = COMBO_ACTION(n_o_1_combo)," calcext:value-type="string">
            <text:p><text:s text:c="2"/>[COMBO_n_o_1] = COMBO_ACTION(n_o_1_combo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 office:value-type="string" office:string-value="    case COMBO_n_o_1: if (p) {SEND_STRING(SS_TAP(X_END)SS_DOWN(X_LSFT)SS_TAP(X_HOME)SS_UP(X_LSFT));}  break;" calcext:value-type="string">
            <text:p><text:s text:c="4"/>case COMBO_n_o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9])/2)-1;0)" office:value-type="string" office:string-value="n" calcext:value-type="string">
            <text:p>n</text:p>
          </table:table-cell>
          <table:table-cell table:style-name="ce15" table:formula="of:=OFFSET([$actions_combos.C$2];FLOOR(ROW([.D129])/2)-1;0)" office:value-type="string" office:string-value="o" calcext:value-type="string">
            <text:p>o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formula="of:=VLOOKUP([.C129];[$keys.$A$2:.$C$200];[.$A129]+1;0)" office:value-type="string" office:string-value="KC_MINS" calcext:value-type="string">
            <text:p>KC_MINS</text:p>
          </table:table-cell>
          <table:table-cell table:formula="of:=VLOOKUP([.D129];[$keys.$A$2:.$C$200];[.$A129]+1;0)" office:value-type="string" office:string-value="KC_PLUS" calcext:value-type="string">
            <text:p>KC_PLUS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n_o_2" calcext:value-type="string">
            <text:p>n_o_2</text:p>
          </table:table-cell>
          <table:table-cell table:formula="of:=[.G129]&amp;&quot;, &quot;&amp;[.H129]&amp;IF(ISNA([.I129]);&quot;&quot;;&quot;, &quot;&amp;[.I129]&amp;IF(ISNA([.J129]);&quot;&quot;;&quot;, &quot;&amp;[.J129]))" office:value-type="string" office:string-value="KC_MINS, KC_PLUS" calcext:value-type="string">
            <text:p>KC_MINS, KC_PLUS</text:p>
          </table:table-cell>
          <table:table-cell table:formula="of:=VLOOKUP([.B129];[$actions.$A$2:.$F$504];5;0)" office:value-type="string" office:string-value="macro" calcext:value-type="string">
            <text:p>macro</text:p>
          </table:table-cell>
          <table:table-cell table:formula="of:=VLOOKUP([.B129];[$actions.$A$2:.$D$504];2;0)" office:value-type="float" office:value="0" calcext:value-type="float">
            <text:p/>
          </table:table-cell>
          <table:table-cell table:formula="of:=VLOOKUP([.B129];[$actions.$A$2:.$D$50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9];[$actions.$A$2:.$D$50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formula="of:=&quot;const uint16_t PROGMEM &quot;&amp;[.K129]&amp;&quot;_combo[] = {&quot;&amp;[.L129]&amp;&quot;, COMBO_END};&quot;" office:value-type="string" office:string-value="const uint16_t PROGMEM n_o_2_combo[] = {KC_MINS, KC_PLUS, COMBO_END};" calcext:value-type="string">
            <text:p>const uint16_t PROGMEM n_o_2_combo[] = {KC_MINS, KC_PLUS, COMBO_END};</text:p>
          </table:table-cell>
          <table:table-cell table:formula="of:=&quot;  COMBO_&quot;&amp;[.K129]&amp;&quot;,&quot;" office:value-type="string" office:string-value="  COMBO_n_o_2," calcext:value-type="string">
            <text:p><text:s text:c="2"/>COMBO_n_o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n_o_2] = COMBO_ACTION(n_o_2_combo)," calcext:value-type="string">
            <text:p><text:s text:c="2"/>[COMBO_n_o_2] = COMBO_ACTION(n_o_2_combo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 office:value-type="string" office:string-value="    case COMBO_n_o_2: if (p) {SEND_STRING(SS_TAP(X_END)SS_DOWN(X_LSFT)SS_TAP(X_HOME)SS_UP(X_LSFT));}  break;" calcext:value-type="string">
            <text:p><text:s text:c="4"/>case COMBO_n_o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undo" calcext:value-type="string">
            <text:p>undo</text:p>
          </table:table-cell>
          <table:table-cell table:style-name="ce15" table:formula="of:=OFFSET([$actions_combos.B$2];FLOOR(ROW([.C130])/2)-1;0)" office:value-type="string" office:string-value="x" calcext:value-type="string">
            <text:p>x</text:p>
          </table:table-cell>
          <table:table-cell table:style-name="ce15" table:formula="of:=OFFSET([$actions_combos.C$2];FLOOR(ROW([.D130])/2)-1;0)" office:value-type="string" office:string-value="v" calcext:value-type="string">
            <text:p>v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formula="of:=VLOOKUP([.C130];[$keys.$A$2:.$C$200];[.$A130]+1;0)" office:value-type="string" office:string-value="KC_X" calcext:value-type="string">
            <text:p>KC_X</text:p>
          </table:table-cell>
          <table:table-cell table:formula="of:=VLOOKUP([.D130];[$keys.$A$2:.$C$200];[.$A130]+1;0)" office:value-type="string" office:string-value="KC_V" calcext:value-type="string">
            <text:p>KC_V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x_v_1" calcext:value-type="string">
            <text:p>x_v_1</text:p>
          </table:table-cell>
          <table:table-cell table:formula="of:=[.G130]&amp;&quot;, &quot;&amp;[.H130]&amp;IF(ISNA([.I130]);&quot;&quot;;&quot;, &quot;&amp;[.I130]&amp;IF(ISNA([.J130]);&quot;&quot;;&quot;, &quot;&amp;[.J130]))" office:value-type="string" office:string-value="KC_X, KC_V" calcext:value-type="string">
            <text:p>KC_X, KC_V</text:p>
          </table:table-cell>
          <table:table-cell table:formula="of:=VLOOKUP([.B130];[$actions.$A$2:.$F$504];5;0)" office:value-type="string" office:string-value="macro" calcext:value-type="string">
            <text:p>macro</text:p>
          </table:table-cell>
          <table:table-cell table:formula="of:=VLOOKUP([.B130];[$actions.$A$2:.$D$504];2;0)" office:value-type="float" office:value="0" calcext:value-type="float">
            <text:p/>
          </table:table-cell>
          <table:table-cell table:formula="of:=VLOOKUP([.B130];[$actions.$A$2:.$D$504];3;0)" office:value-type="string" office:string-value="SEND_STRING(SS_LCTL(&quot;z&quot;));" calcext:value-type="string">
            <text:p>SEND_STRING(SS_LCTL("z"));</text:p>
          </table:table-cell>
          <table:table-cell table:formula="of:=VLOOKUP([.B130];[$actions.$A$2:.$D$50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formula="of:=&quot;const uint16_t PROGMEM &quot;&amp;[.K130]&amp;&quot;_combo[] = {&quot;&amp;[.L130]&amp;&quot;, COMBO_END};&quot;" office:value-type="string" office:string-value="const uint16_t PROGMEM x_v_1_combo[] = {KC_X, KC_V, COMBO_END};" calcext:value-type="string">
            <text:p>const uint16_t PROGMEM x_v_1_combo[] = {KC_X, KC_V, COMBO_END};</text:p>
          </table:table-cell>
          <table:table-cell table:formula="of:=&quot;  COMBO_&quot;&amp;[.K130]&amp;&quot;,&quot;" office:value-type="string" office:string-value="  COMBO_x_v_1," calcext:value-type="string">
            <text:p><text:s text:c="2"/>COMBO_x_v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x_v_1] = COMBO_ACTION(x_v_1_combo)," calcext:value-type="string">
            <text:p><text:s text:c="2"/>[COMBO_x_v_1] = COMBO_ACTION(x_v_1_combo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 office:value-type="string" office:string-value="    case COMBO_x_v_1: if (p) {SEND_STRING(SS_LCTL(&quot;z&quot;));}  break;" calcext:value-type="string">
            <text:p><text:s text:c="4"/>case COMBO_x_v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undo" calcext:value-type="string">
            <text:p>undo</text:p>
          </table:table-cell>
          <table:table-cell table:style-name="ce15" table:formula="of:=OFFSET([$actions_combos.B$2];FLOOR(ROW([.C131])/2)-1;0)" office:value-type="string" office:string-value="x" calcext:value-type="string">
            <text:p>x</text:p>
          </table:table-cell>
          <table:table-cell table:style-name="ce15" table:formula="of:=OFFSET([$actions_combos.C$2];FLOOR(ROW([.D131])/2)-1;0)" office:value-type="string" office:string-value="v" calcext:value-type="string">
            <text:p>v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formula="of:=VLOOKUP([.C131];[$keys.$A$2:.$C$200];[.$A131]+1;0)" office:value-type="string" office:string-value="KC_GT" calcext:value-type="string">
            <text:p>KC_GT</text:p>
          </table:table-cell>
          <table:table-cell table:formula="of:=VLOOKUP([.D131];[$keys.$A$2:.$C$200];[.$A131]+1;0)" office:value-type="string" office:string-value="KC_RBRC" calcext:value-type="string">
            <text:p>KC_RBRC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x_v_2" calcext:value-type="string">
            <text:p>x_v_2</text:p>
          </table:table-cell>
          <table:table-cell table:formula="of:=[.G131]&amp;&quot;, &quot;&amp;[.H131]&amp;IF(ISNA([.I131]);&quot;&quot;;&quot;, &quot;&amp;[.I131]&amp;IF(ISNA([.J131]);&quot;&quot;;&quot;, &quot;&amp;[.J131]))" office:value-type="string" office:string-value="KC_GT, KC_RBRC" calcext:value-type="string">
            <text:p>KC_GT, KC_RBRC</text:p>
          </table:table-cell>
          <table:table-cell table:formula="of:=VLOOKUP([.B131];[$actions.$A$2:.$F$504];5;0)" office:value-type="string" office:string-value="macro" calcext:value-type="string">
            <text:p>macro</text:p>
          </table:table-cell>
          <table:table-cell table:formula="of:=VLOOKUP([.B131];[$actions.$A$2:.$D$504];2;0)" office:value-type="float" office:value="0" calcext:value-type="float">
            <text:p/>
          </table:table-cell>
          <table:table-cell table:formula="of:=VLOOKUP([.B131];[$actions.$A$2:.$D$504];3;0)" office:value-type="string" office:string-value="SEND_STRING(SS_LCTL(&quot;z&quot;));" calcext:value-type="string">
            <text:p>SEND_STRING(SS_LCTL("z"));</text:p>
          </table:table-cell>
          <table:table-cell table:formula="of:=VLOOKUP([.B131];[$actions.$A$2:.$D$50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formula="of:=&quot;const uint16_t PROGMEM &quot;&amp;[.K131]&amp;&quot;_combo[] = {&quot;&amp;[.L131]&amp;&quot;, COMBO_END};&quot;" office:value-type="string" office:string-value="const uint16_t PROGMEM x_v_2_combo[] = {KC_GT, KC_RBRC, COMBO_END};" calcext:value-type="string">
            <text:p>const uint16_t PROGMEM x_v_2_combo[] = {KC_GT, KC_RBRC, COMBO_END};</text:p>
          </table:table-cell>
          <table:table-cell table:formula="of:=&quot;  COMBO_&quot;&amp;[.K131]&amp;&quot;,&quot;" office:value-type="string" office:string-value="  COMBO_x_v_2," calcext:value-type="string">
            <text:p><text:s text:c="2"/>COMBO_x_v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x_v_2] = COMBO_ACTION(x_v_2_combo)," calcext:value-type="string">
            <text:p><text:s text:c="2"/>[COMBO_x_v_2] = COMBO_ACTION(x_v_2_combo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 office:value-type="string" office:string-value="    case COMBO_x_v_2: if (p) {SEND_STRING(SS_LCTL(&quot;z&quot;));}  break;" calcext:value-type="string">
            <text:p><text:s text:c="4"/>case COMBO_x_v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32])/2)-1;0)" office:value-type="string" office:string-value="a" calcext:value-type="string">
            <text:p>a</text:p>
          </table:table-cell>
          <table:table-cell table:style-name="ce15" table:formula="of:=OFFSET([$actions_combos.C$2];FLOOR(ROW([.D132])/2)-1;0)" office:value-type="string" office:string-value="r" calcext:value-type="string">
            <text:p>r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formula="of:=VLOOKUP([.C132];[$keys.$A$2:.$C$200];[.$A132]+1;0)" office:value-type="string" office:string-value="KC_A" calcext:value-type="string">
            <text:p>KC_A</text:p>
          </table:table-cell>
          <table:table-cell table:formula="of:=VLOOKUP([.D132];[$keys.$A$2:.$C$200];[.$A132]+1;0)" office:value-type="string" office:string-value="KC_R" calcext:value-type="string">
            <text:p>KC_R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a_r_1" calcext:value-type="string">
            <text:p>a_r_1</text:p>
          </table:table-cell>
          <table:table-cell table:formula="of:=[.G132]&amp;&quot;, &quot;&amp;[.H132]&amp;IF(ISNA([.I132]);&quot;&quot;;&quot;, &quot;&amp;[.I132]&amp;IF(ISNA([.J132]);&quot;&quot;;&quot;, &quot;&amp;[.J132]))" office:value-type="string" office:string-value="KC_A, KC_R" calcext:value-type="string">
            <text:p>KC_A, KC_R</text:p>
          </table:table-cell>
          <table:table-cell table:formula="of:=VLOOKUP([.B132];[$actions.$A$2:.$F$504];5;0)" office:value-type="string" office:string-value="macro" calcext:value-type="string">
            <text:p>macro</text:p>
          </table:table-cell>
          <table:table-cell table:formula="of:=VLOOKUP([.B132];[$actions.$A$2:.$D$504];2;0)" office:value-type="float" office:value="0" calcext:value-type="float">
            <text:p/>
          </table:table-cell>
          <table:table-cell table:formula="of:=VLOOKUP([.B132];[$actions.$A$2:.$D$504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32];[$actions.$A$2:.$D$50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formula="of:=&quot;const uint16_t PROGMEM &quot;&amp;[.K132]&amp;&quot;_combo[] = {&quot;&amp;[.L13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3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a_r_1] = COMBO_ACTION(a_r_1_combo)," calcext:value-type="string">
            <text:p><text:s text:c="2"/>[COMBO_a_r_1] = COMBO_ACTION(a_r_1_combo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 office:value-type="string" office:string-value="    case COMBO_a_r_1: if (p) {SEND_STRING(SS_DOWN(X_LCTL)SS_DOWN(X_LEFT));} else {SEND_STRING(SS_UP(X_LEFT)SS_UP(X_LCTL));} break;" calcext:value-type="string">
            <text:p><text:s text:c="4"/>case COMBO_a_r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33])/2)-1;0)" office:value-type="string" office:string-value="a" calcext:value-type="string">
            <text:p>a</text:p>
          </table:table-cell>
          <table:table-cell table:style-name="ce15" table:formula="of:=OFFSET([$actions_combos.C$2];FLOOR(ROW([.D133])/2)-1;0)" office:value-type="string" office:string-value="r" calcext:value-type="string">
            <text:p>r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formula="of:=VLOOKUP([.C133];[$keys.$A$2:.$C$200];[.$A133]+1;0)" office:value-type="string" office:string-value="KC_LCBR" calcext:value-type="string">
            <text:p>KC_LCBR</text:p>
          </table:table-cell>
          <table:table-cell table:formula="of:=VLOOKUP([.D133];[$keys.$A$2:.$C$200];[.$A133]+1;0)" office:value-type="string" office:string-value="KC_RCBR" calcext:value-type="string">
            <text:p>KC_RCBR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a_r_2" calcext:value-type="string">
            <text:p>a_r_2</text:p>
          </table:table-cell>
          <table:table-cell table:formula="of:=[.G133]&amp;&quot;, &quot;&amp;[.H133]&amp;IF(ISNA([.I133]);&quot;&quot;;&quot;, &quot;&amp;[.I133]&amp;IF(ISNA([.J133]);&quot;&quot;;&quot;, &quot;&amp;[.J133]))" office:value-type="string" office:string-value="KC_LCBR, KC_RCBR" calcext:value-type="string">
            <text:p>KC_LCBR, KC_RCBR</text:p>
          </table:table-cell>
          <table:table-cell table:formula="of:=VLOOKUP([.B133];[$actions.$A$2:.$F$504];5;0)" office:value-type="string" office:string-value="macro" calcext:value-type="string">
            <text:p>macro</text:p>
          </table:table-cell>
          <table:table-cell table:formula="of:=VLOOKUP([.B133];[$actions.$A$2:.$D$504];2;0)" office:value-type="float" office:value="0" calcext:value-type="float">
            <text:p/>
          </table:table-cell>
          <table:table-cell table:formula="of:=VLOOKUP([.B133];[$actions.$A$2:.$D$504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33];[$actions.$A$2:.$D$50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formula="of:=&quot;const uint16_t PROGMEM &quot;&amp;[.K133]&amp;&quot;_combo[] = {&quot;&amp;[.L13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a_r_2] = COMBO_ACTION(a_r_2_combo)," calcext:value-type="string">
            <text:p><text:s text:c="2"/>[COMBO_a_r_2] = COMBO_ACTION(a_r_2_combo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 office:value-type="string" office:string-value="    case COMBO_a_r_2: if (p) {SEND_STRING(SS_DOWN(X_LCTL)SS_DOWN(X_LEFT));} else {SEND_STRING(SS_UP(X_LEFT)SS_UP(X_LCTL));} break;" calcext:value-type="string">
            <text:p><text:s text:c="4"/>case COMBO_a_r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34])/2)-1;0)" office:value-type="string" office:string-value="h" calcext:value-type="string">
            <text:p>h</text:p>
          </table:table-cell>
          <table:table-cell table:style-name="ce15" table:formula="of:=OFFSET([$actions_combos.C$2];FLOOR(ROW([.D134])/2)-1;0)" office:value-type="string" office:string-value="n" calcext:value-type="string">
            <text:p>n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formula="of:=VLOOKUP([.C134];[$keys.$A$2:.$C$200];[.$A134]+1;0)" office:value-type="string" office:string-value="KC_H" calcext:value-type="string">
            <text:p>KC_H</text:p>
          </table:table-cell>
          <table:table-cell table:formula="of:=VLOOKUP([.D134];[$keys.$A$2:.$C$200];[.$A134]+1;0)" office:value-type="string" office:string-value="KC_N" calcext:value-type="string">
            <text:p>KC_N</text:p>
          </table:table-cell>
          <table:table-cell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h_n_1" calcext:value-type="string">
            <text:p>h_n_1</text:p>
          </table:table-cell>
          <table:table-cell table:formula="of:=[.G134]&amp;&quot;, &quot;&amp;[.H134]&amp;IF(ISNA([.I134]);&quot;&quot;;&quot;, &quot;&amp;[.I134]&amp;IF(ISNA([.J134]);&quot;&quot;;&quot;, &quot;&amp;[.J134]))" office:value-type="string" office:string-value="KC_H, KC_N" calcext:value-type="string">
            <text:p>KC_H, KC_N</text:p>
          </table:table-cell>
          <table:table-cell table:formula="of:=VLOOKUP([.B134];[$actions.$A$2:.$F$504];5;0)" office:value-type="string" office:string-value="macro" calcext:value-type="string">
            <text:p>macro</text:p>
          </table:table-cell>
          <table:table-cell table:formula="of:=VLOOKUP([.B134];[$actions.$A$2:.$D$504];2;0)" office:value-type="float" office:value="0" calcext:value-type="float">
            <text:p/>
          </table:table-cell>
          <table:table-cell table:formula="of:=VLOOKUP([.B134];[$actions.$A$2:.$D$504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34];[$actions.$A$2:.$D$50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formula="of:=&quot;const uint16_t PROGMEM &quot;&amp;[.K134]&amp;&quot;_combo[] = {&quot;&amp;[.L134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34]&amp;&quot;,&quot;" office:value-type="string" office:string-value="  COMBO_h_n_1," calcext:value-type="string">
            <text:p><text:s text:c="2"/>COMBO_h_n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35])/2)-1;0)" office:value-type="string" office:string-value="h" calcext:value-type="string">
            <text:p>h</text:p>
          </table:table-cell>
          <table:table-cell table:style-name="ce15" table:formula="of:=OFFSET([$actions_combos.C$2];FLOOR(ROW([.D135])/2)-1;0)" office:value-type="string" office:string-value="n" calcext:value-type="string">
            <text:p>n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formula="of:=VLOOKUP([.C135];[$keys.$A$2:.$C$200];[.$A135]+1;0)" office:value-type="string" office:string-value="KC_HASH" calcext:value-type="string">
            <text:p>KC_HASH</text:p>
          </table:table-cell>
          <table:table-cell table:formula="of:=VLOOKUP([.D135];[$keys.$A$2:.$C$200];[.$A135]+1;0)" office:value-type="string" office:string-value="KC_MINS" calcext:value-type="string">
            <text:p>KC_MINS</text:p>
          </table:table-cell>
          <table:table-cell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h_n_2" calcext:value-type="string">
            <text:p>h_n_2</text:p>
          </table:table-cell>
          <table:table-cell table:formula="of:=[.G135]&amp;&quot;, &quot;&amp;[.H135]&amp;IF(ISNA([.I135]);&quot;&quot;;&quot;, &quot;&amp;[.I135]&amp;IF(ISNA([.J135]);&quot;&quot;;&quot;, &quot;&amp;[.J135]))" office:value-type="string" office:string-value="KC_HASH, KC_MINS" calcext:value-type="string">
            <text:p>KC_HASH, KC_MINS</text:p>
          </table:table-cell>
          <table:table-cell table:formula="of:=VLOOKUP([.B135];[$actions.$A$2:.$F$504];5;0)" office:value-type="string" office:string-value="macro" calcext:value-type="string">
            <text:p>macro</text:p>
          </table:table-cell>
          <table:table-cell table:formula="of:=VLOOKUP([.B135];[$actions.$A$2:.$D$504];2;0)" office:value-type="float" office:value="0" calcext:value-type="float">
            <text:p/>
          </table:table-cell>
          <table:table-cell table:formula="of:=VLOOKUP([.B135];[$actions.$A$2:.$D$504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35];[$actions.$A$2:.$D$50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formula="of:=&quot;const uint16_t PROGMEM &quot;&amp;[.K135]&amp;&quot;_combo[] = {&quot;&amp;[.L135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35]&amp;&quot;,&quot;" office:value-type="string" office:string-value="  COMBO_h_n_2," calcext:value-type="string">
            <text:p><text:s text:c="2"/>COMBO_h_n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36])/2)-1;0)" office:value-type="string" office:string-value="t" calcext:value-type="string">
            <text:p>t</text:p>
          </table:table-cell>
          <table:table-cell table:style-name="ce15" table:formula="of:=OFFSET([$actions_combos.C$2];FLOOR(ROW([.D136])/2)-1;0)" office:value-type="string" office:string-value="d" calcext:value-type="string">
            <text:p>d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T" calcext:value-type="string">
            <text:p>KC_T</text:p>
          </table:table-cell>
          <table:table-cell table:formula="of:=VLOOKUP([.D136];[$keys.$A$2:.$C$200];[.$A136]+1;0)" office:value-type="string" office:string-value="KC_D" calcext:value-type="string">
            <text:p>KC_D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t_d_1" calcext:value-type="string">
            <text:p>t_d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T, KC_D" calcext:value-type="string">
            <text:p>KC_T, KC_D</text:p>
          </table:table-cell>
          <table:table-cell table:formula="of:=VLOOKUP([.B136];[$actions.$A$2:.$F$504];5;0)" office:value-type="string" office:string-value="macro" calcext:value-type="string">
            <text:p>macro</text:p>
          </table:table-cell>
          <table:table-cell table:formula="of:=VLOOKUP([.B136];[$actions.$A$2:.$D$504];2;0)" office:value-type="float" office:value="0" calcext:value-type="float">
            <text:p/>
          </table:table-cell>
          <table:table-cell table:formula="of:=VLOOKUP([.B136];[$actions.$A$2:.$D$504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36];[$actions.$A$2:.$D$50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36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t_d_1: if (p) {SEND_STRING(SS_DOWN(X_LCTL)SS_DOWN(X_RGHT));} else {SEND_STRING(SS_UP(X_RGHT)SS_UP(X_LCTL));} break;" calcext:value-type="string">
            <text:p><text:s text:c="4"/>case COMBO_t_d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37])/2)-1;0)" office:value-type="string" office:string-value="t" calcext:value-type="string">
            <text:p>t</text:p>
          </table:table-cell>
          <table:table-cell table:style-name="ce15" table:formula="of:=OFFSET([$actions_combos.C$2];FLOOR(ROW([.D137])/2)-1;0)" office:value-type="string" office:string-value="d" calcext:value-type="string">
            <text:p>d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RPRN" calcext:value-type="string">
            <text:p>KC_RPRN</text:p>
          </table:table-cell>
          <table:table-cell table:formula="of:=VLOOKUP([.D137];[$keys.$A$2:.$C$200];[.$A137]+1;0)" office:value-type="string" office:string-value="KC_DLR" calcext:value-type="string">
            <text:p>KC_DLR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t_d_2" calcext:value-type="string">
            <text:p>t_d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RPRN, KC_DLR" calcext:value-type="string">
            <text:p>KC_RPRN, KC_DLR</text:p>
          </table:table-cell>
          <table:table-cell table:formula="of:=VLOOKUP([.B137];[$actions.$A$2:.$F$504];5;0)" office:value-type="string" office:string-value="macro" calcext:value-type="string">
            <text:p>macro</text:p>
          </table:table-cell>
          <table:table-cell table:formula="of:=VLOOKUP([.B137];[$actions.$A$2:.$D$504];2;0)" office:value-type="float" office:value="0" calcext:value-type="float">
            <text:p/>
          </table:table-cell>
          <table:table-cell table:formula="of:=VLOOKUP([.B137];[$actions.$A$2:.$D$504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37];[$actions.$A$2:.$D$50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37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t_d_2: if (p) {SEND_STRING(SS_DOWN(X_LCTL)SS_DOWN(X_RGHT));} else {SEND_STRING(SS_UP(X_RGHT)SS_UP(X_LCTL));} break;" calcext:value-type="string">
            <text:p><text:s text:c="4"/>case COMBO_t_d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38])/2)-1;0)" office:value-type="string" office:string-value="i" calcext:value-type="string">
            <text:p>i</text:p>
          </table:table-cell>
          <table:table-cell table:style-name="ce15" table:formula="of:=OFFSET([$actions_combos.C$2];FLOOR(ROW([.D138])/2)-1;0)" office:value-type="string" office:string-value="o" calcext:value-type="string">
            <text:p>o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I" calcext:value-type="string">
            <text:p>KC_I</text:p>
          </table:table-cell>
          <table:table-cell table:formula="of:=VLOOKUP([.D138];[$keys.$A$2:.$C$200];[.$A138]+1;0)" office:value-type="string" office:string-value="KC_O" calcext:value-type="string">
            <text:p>KC_O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i_o_1" calcext:value-type="string">
            <text:p>i_o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I, KC_O" calcext:value-type="string">
            <text:p>KC_I, KC_O</text:p>
          </table:table-cell>
          <table:table-cell table:formula="of:=VLOOKUP([.B138];[$actions.$A$2:.$F$504];5;0)" office:value-type="string" office:string-value="macro" calcext:value-type="string">
            <text:p>macro</text:p>
          </table:table-cell>
          <table:table-cell table:formula="of:=VLOOKUP([.B138];[$actions.$A$2:.$D$504];2;0)" office:value-type="float" office:value="0" calcext:value-type="float">
            <text:p/>
          </table:table-cell>
          <table:table-cell table:formula="of:=VLOOKUP([.B138];[$actions.$A$2:.$D$504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38];[$actions.$A$2:.$D$50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38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39])/2)-1;0)" office:value-type="string" office:string-value="i" calcext:value-type="string">
            <text:p>i</text:p>
          </table:table-cell>
          <table:table-cell table:style-name="ce15" table:formula="of:=OFFSET([$actions_combos.C$2];FLOOR(ROW([.D139])/2)-1;0)" office:value-type="string" office:string-value="o" calcext:value-type="string">
            <text:p>o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ASTR" calcext:value-type="string">
            <text:p>KC_ASTR</text:p>
          </table:table-cell>
          <table:table-cell table:formula="of:=VLOOKUP([.D139];[$keys.$A$2:.$C$200];[.$A139]+1;0)" office:value-type="string" office:string-value="KC_PLUS" calcext:value-type="string">
            <text:p>KC_PLUS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i_o_2" calcext:value-type="string">
            <text:p>i_o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ASTR, KC_PLUS" calcext:value-type="string">
            <text:p>KC_ASTR, KC_PLUS</text:p>
          </table:table-cell>
          <table:table-cell table:formula="of:=VLOOKUP([.B139];[$actions.$A$2:.$F$504];5;0)" office:value-type="string" office:string-value="macro" calcext:value-type="string">
            <text:p>macro</text:p>
          </table:table-cell>
          <table:table-cell table:formula="of:=VLOOKUP([.B139];[$actions.$A$2:.$D$504];2;0)" office:value-type="float" office:value="0" calcext:value-type="float">
            <text:p/>
          </table:table-cell>
          <table:table-cell table:formula="of:=VLOOKUP([.B139];[$actions.$A$2:.$D$504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39];[$actions.$A$2:.$D$50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39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float" office:value="0" calcext:value-type="float">
            <text:p>0</text:p>
          </table:table-cell>
          <table:table-cell table:style-name="ce15" table:formula="of:=OFFSET([$actions_combos.B$2];FLOOR(ROW([.C140])/2)-1;0)" office:value-type="float" office:value="0" calcext:value-type="float">
            <text:p>0</text:p>
          </table:table-cell>
          <table:table-cell table:style-name="ce15" table:formula="of:=OFFSET([$actions_combos.C$2];FLOOR(ROW([.D140])/2)-1;0)" office:value-type="float" office:value="0" calcext:value-type="float">
            <text:p>0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formula="of:=VLOOKUP([.C140];[$keys.$A$2:.$C$200];[.$A140]+1;0)" office:value-type="string" office:string-value="" calcext:value-type="error">
            <text:p>#N/A</text:p>
          </table:table-cell>
          <table:table-cell table:formula="of:=VLOOKUP([.D140];[$keys.$A$2:.$C$200];[.$A140]+1;0)" office:value-type="string" office:string-value="" calcext:value-type="error">
            <text:p>#N/A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0_0_1" calcext:value-type="string">
            <text:p>0_0_1</text:p>
          </table:table-cell>
          <table:table-cell table:formula="of:=[.G140]&amp;&quot;, &quot;&amp;[.H140]&amp;IF(ISNA([.I140]);&quot;&quot;;&quot;, &quot;&amp;[.I140]&amp;IF(ISNA([.J140]);&quot;&quot;;&quot;, &quot;&amp;[.J140]))" office:value-type="string" office:string-value="" calcext:value-type="error">
            <text:p>#N/A</text:p>
          </table:table-cell>
          <table:table-cell table:formula="of:=VLOOKUP([.B140];[$actions.$A$2:.$F$504];5;0)" office:value-type="string" office:string-value="" calcext:value-type="error">
            <text:p>#N/A</text:p>
          </table:table-cell>
          <table:table-cell table:formula="of:=VLOOKUP([.B140];[$actions.$A$2:.$D$504];2;0)" office:value-type="string" office:string-value="" calcext:value-type="error">
            <text:p>#N/A</text:p>
          </table:table-cell>
          <table:table-cell table:formula="of:=VLOOKUP([.B140];[$actions.$A$2:.$D$504];3;0)" office:value-type="string" office:string-value="" calcext:value-type="error">
            <text:p>#N/A</text:p>
          </table:table-cell>
          <table:table-cell table:formula="of:=VLOOKUP([.B140];[$actions.$A$2:.$D$504];4;0)" office:value-type="string" office:string-value="" calcext:value-type="error">
            <text:p>#N/A</text:p>
          </table:table-cell>
          <table:table-cell table:style-name="ce19" table:formula="of:=[.B140]&lt;&gt;0" office:value-type="boolean" office:boolean-value="false" calcext:value-type="boolean">
            <text:p>FALSE</text:p>
          </table:table-cell>
          <table:table-cell table:formula="of:=&quot;const uint16_t PROGMEM &quot;&amp;[.K140]&amp;&quot;_combo[] = {&quot;&amp;[.L140]&amp;&quot;, COMBO_END};&quot;" office:value-type="string" office:string-value="" calcext:value-type="error">
            <text:p>#N/A</text:p>
          </table:table-cell>
          <table:table-cell table:formula="of:=&quot;  COMBO_&quot;&amp;[.K1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" calcext:value-type="error">
            <text:p>#N/A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float" office:value="0" calcext:value-type="float">
            <text:p>0</text:p>
          </table:table-cell>
          <table:table-cell table:style-name="ce15" table:formula="of:=OFFSET([$actions_combos.B$2];FLOOR(ROW([.C141])/2)-1;0)" office:value-type="float" office:value="0" calcext:value-type="float">
            <text:p>0</text:p>
          </table:table-cell>
          <table:table-cell table:style-name="ce15" table:formula="of:=OFFSET([$actions_combos.C$2];FLOOR(ROW([.D141])/2)-1;0)" office:value-type="float" office:value="0" calcext:value-type="float">
            <text:p>0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formula="of:=VLOOKUP([.C141];[$keys.$A$2:.$C$200];[.$A141]+1;0)" office:value-type="string" office:string-value="" calcext:value-type="error">
            <text:p>#N/A</text:p>
          </table:table-cell>
          <table:table-cell table:formula="of:=VLOOKUP([.D141];[$keys.$A$2:.$C$200];[.$A141]+1;0)" office:value-type="string" office:string-value="" calcext:value-type="error">
            <text:p>#N/A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0_0_2" calcext:value-type="string">
            <text:p>0_0_2</text:p>
          </table:table-cell>
          <table:table-cell table:formula="of:=[.G141]&amp;&quot;, &quot;&amp;[.H141]&amp;IF(ISNA([.I141]);&quot;&quot;;&quot;, &quot;&amp;[.I141]&amp;IF(ISNA([.J141]);&quot;&quot;;&quot;, &quot;&amp;[.J141]))" office:value-type="string" office:string-value="" calcext:value-type="error">
            <text:p>#N/A</text:p>
          </table:table-cell>
          <table:table-cell table:formula="of:=VLOOKUP([.B141];[$actions.$A$2:.$F$504];5;0)" office:value-type="string" office:string-value="" calcext:value-type="error">
            <text:p>#N/A</text:p>
          </table:table-cell>
          <table:table-cell table:formula="of:=VLOOKUP([.B141];[$actions.$A$2:.$D$504];2;0)" office:value-type="string" office:string-value="" calcext:value-type="error">
            <text:p>#N/A</text:p>
          </table:table-cell>
          <table:table-cell table:formula="of:=VLOOKUP([.B141];[$actions.$A$2:.$D$504];3;0)" office:value-type="string" office:string-value="" calcext:value-type="error">
            <text:p>#N/A</text:p>
          </table:table-cell>
          <table:table-cell table:formula="of:=VLOOKUP([.B141];[$actions.$A$2:.$D$504];4;0)" office:value-type="string" office:string-value="" calcext:value-type="error">
            <text:p>#N/A</text:p>
          </table:table-cell>
          <table:table-cell table:style-name="ce19" table:formula="of:=[.B141]&lt;&gt;0" office:value-type="boolean" office:boolean-value="false" calcext:value-type="boolean">
            <text:p>FALSE</text:p>
          </table:table-cell>
          <table:table-cell table:formula="of:=&quot;const uint16_t PROGMEM &quot;&amp;[.K141]&amp;&quot;_combo[] = {&quot;&amp;[.L141]&amp;&quot;, COMBO_END};&quot;" office:value-type="string" office:string-value="" calcext:value-type="error">
            <text:p>#N/A</text:p>
          </table:table-cell>
          <table:table-cell table:formula="of:=&quot;  COMBO_&quot;&amp;[.K1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" calcext:value-type="error">
            <text:p>#N/A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float" office:value="0" calcext:value-type="float">
            <text:p>0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formula="of:=VLOOKUP([.C142];[$keys.$A$2:.$C$200];[.$A142]+1;0)" office:value-type="string" office:string-value="" calcext:value-type="error">
            <text:p>#N/A</text:p>
          </table:table-cell>
          <table:table-cell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formula="of:=VLOOKUP([.B142];[$actions.$A$2:.$F$504];5;0)" office:value-type="string" office:string-value="" calcext:value-type="error">
            <text:p>#N/A</text:p>
          </table:table-cell>
          <table:table-cell table:formula="of:=VLOOKUP([.B142];[$actions.$A$2:.$D$504];2;0)" office:value-type="string" office:string-value="" calcext:value-type="error">
            <text:p>#N/A</text:p>
          </table:table-cell>
          <table:table-cell table:formula="of:=VLOOKUP([.B142];[$actions.$A$2:.$D$504];3;0)" office:value-type="string" office:string-value="" calcext:value-type="error">
            <text:p>#N/A</text:p>
          </table:table-cell>
          <table:table-cell table:formula="of:=VLOOKUP([.B142];[$actions.$A$2:.$D$504];4;0)" office:value-type="string" office:string-value="" calcext:value-type="error">
            <text:p>#N/A</text:p>
          </table:table-cell>
          <table:table-cell table:style-name="ce19" table:formula="of:=[.B142]&lt;&gt;0" office:value-type="boolean" office:boolean-value="false" calcext:value-type="boolean">
            <text:p>FALSE</text:p>
          </table:table-cell>
          <table:table-cell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" calcext:value-type="error">
            <text:p>#N/A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float" office:value="0" calcext:value-type="float">
            <text:p>0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formula="of:=VLOOKUP([.C143];[$keys.$A$2:.$C$200];[.$A143]+1;0)" office:value-type="string" office:string-value="" calcext:value-type="error">
            <text:p>#N/A</text:p>
          </table:table-cell>
          <table:table-cell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formula="of:=VLOOKUP([.B143];[$actions.$A$2:.$F$504];5;0)" office:value-type="string" office:string-value="" calcext:value-type="error">
            <text:p>#N/A</text:p>
          </table:table-cell>
          <table:table-cell table:formula="of:=VLOOKUP([.B143];[$actions.$A$2:.$D$504];2;0)" office:value-type="string" office:string-value="" calcext:value-type="error">
            <text:p>#N/A</text:p>
          </table:table-cell>
          <table:table-cell table:formula="of:=VLOOKUP([.B143];[$actions.$A$2:.$D$504];3;0)" office:value-type="string" office:string-value="" calcext:value-type="error">
            <text:p>#N/A</text:p>
          </table:table-cell>
          <table:table-cell table:formula="of:=VLOOKUP([.B143];[$actions.$A$2:.$D$504];4;0)" office:value-type="string" office:string-value="" calcext:value-type="error">
            <text:p>#N/A</text:p>
          </table:table-cell>
          <table:table-cell table:style-name="ce19" table:formula="of:=[.B143]&lt;&gt;0" office:value-type="boolean" office:boolean-value="false" calcext:value-type="boolean">
            <text:p>FALSE</text:p>
          </table:table-cell>
          <table:table-cell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" calcext:value-type="error">
            <text:p>#N/A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float" office:value="0" calcext:value-type="float">
            <text:p>0</text:p>
          </table:table-cell>
          <table:table-cell table:style-name="ce15" table:formula="of:=OFFSET([$actions_combos.B$2];FLOOR(ROW([.C144])/2)-1;0)" office:value-type="float" office:value="0" calcext:value-type="float">
            <text:p>0</text:p>
          </table:table-cell>
          <table:table-cell table:style-name="ce15" table:formula="of:=OFFSET([$actions_combos.C$2];FLOOR(ROW([.D144])/2)-1;0)" office:value-type="float" office:value="0" calcext:value-type="float">
            <text:p>0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formula="of:=VLOOKUP([.C144];[$keys.$A$2:.$C$200];[.$A144]+1;0)" office:value-type="string" office:string-value="" calcext:value-type="error">
            <text:p>#N/A</text:p>
          </table:table-cell>
          <table:table-cell table:formula="of:=VLOOKUP([.D144];[$keys.$A$2:.$C$200];[.$A144]+1;0)" office:value-type="string" office:string-value="" calcext:value-type="error">
            <text:p>#N/A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0_0_1" calcext:value-type="string">
            <text:p>0_0_1</text:p>
          </table:table-cell>
          <table:table-cell table:formula="of:=[.G144]&amp;&quot;, &quot;&amp;[.H144]&amp;IF(ISNA([.I144]);&quot;&quot;;&quot;, &quot;&amp;[.I144]&amp;IF(ISNA([.J144]);&quot;&quot;;&quot;, &quot;&amp;[.J144]))" office:value-type="string" office:string-value="" calcext:value-type="error">
            <text:p>#N/A</text:p>
          </table:table-cell>
          <table:table-cell table:formula="of:=VLOOKUP([.B144];[$actions.$A$2:.$F$504];5;0)" office:value-type="string" office:string-value="" calcext:value-type="error">
            <text:p>#N/A</text:p>
          </table:table-cell>
          <table:table-cell table:formula="of:=VLOOKUP([.B144];[$actions.$A$2:.$D$504];2;0)" office:value-type="string" office:string-value="" calcext:value-type="error">
            <text:p>#N/A</text:p>
          </table:table-cell>
          <table:table-cell table:formula="of:=VLOOKUP([.B144];[$actions.$A$2:.$D$504];3;0)" office:value-type="string" office:string-value="" calcext:value-type="error">
            <text:p>#N/A</text:p>
          </table:table-cell>
          <table:table-cell table:formula="of:=VLOOKUP([.B144];[$actions.$A$2:.$D$504];4;0)" office:value-type="string" office:string-value="" calcext:value-type="error">
            <text:p>#N/A</text:p>
          </table:table-cell>
          <table:table-cell table:style-name="ce19" table:formula="of:=[.B144]&lt;&gt;0" office:value-type="boolean" office:boolean-value="false" calcext:value-type="boolean">
            <text:p>FALSE</text:p>
          </table:table-cell>
          <table:table-cell table:formula="of:=&quot;const uint16_t PROGMEM &quot;&amp;[.K144]&amp;&quot;_combo[] = {&quot;&amp;[.L144]&amp;&quot;, COMBO_END};&quot;" office:value-type="string" office:string-value="" calcext:value-type="error">
            <text:p>#N/A</text:p>
          </table:table-cell>
          <table:table-cell table:formula="of:=&quot;  COMBO_&quot;&amp;[.K1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" calcext:value-type="error">
            <text:p>#N/A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float" office:value="0" calcext:value-type="float">
            <text:p>0</text:p>
          </table:table-cell>
          <table:table-cell table:style-name="ce15" table:formula="of:=OFFSET([$actions_combos.B$2];FLOOR(ROW([.C145])/2)-1;0)" office:value-type="float" office:value="0" calcext:value-type="float">
            <text:p>0</text:p>
          </table:table-cell>
          <table:table-cell table:style-name="ce15" table:formula="of:=OFFSET([$actions_combos.C$2];FLOOR(ROW([.D145])/2)-1;0)" office:value-type="float" office:value="0" calcext:value-type="float">
            <text:p>0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formula="of:=VLOOKUP([.C145];[$keys.$A$2:.$C$200];[.$A145]+1;0)" office:value-type="string" office:string-value="" calcext:value-type="error">
            <text:p>#N/A</text:p>
          </table:table-cell>
          <table:table-cell table:formula="of:=VLOOKUP([.D145];[$keys.$A$2:.$C$200];[.$A145]+1;0)" office:value-type="string" office:string-value="" calcext:value-type="error">
            <text:p>#N/A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0_0_2" calcext:value-type="string">
            <text:p>0_0_2</text:p>
          </table:table-cell>
          <table:table-cell table:formula="of:=[.G145]&amp;&quot;, &quot;&amp;[.H145]&amp;IF(ISNA([.I145]);&quot;&quot;;&quot;, &quot;&amp;[.I145]&amp;IF(ISNA([.J145]);&quot;&quot;;&quot;, &quot;&amp;[.J145]))" office:value-type="string" office:string-value="" calcext:value-type="error">
            <text:p>#N/A</text:p>
          </table:table-cell>
          <table:table-cell table:formula="of:=VLOOKUP([.B145];[$actions.$A$2:.$F$504];5;0)" office:value-type="string" office:string-value="" calcext:value-type="error">
            <text:p>#N/A</text:p>
          </table:table-cell>
          <table:table-cell table:formula="of:=VLOOKUP([.B145];[$actions.$A$2:.$D$504];2;0)" office:value-type="string" office:string-value="" calcext:value-type="error">
            <text:p>#N/A</text:p>
          </table:table-cell>
          <table:table-cell table:formula="of:=VLOOKUP([.B145];[$actions.$A$2:.$D$504];3;0)" office:value-type="string" office:string-value="" calcext:value-type="error">
            <text:p>#N/A</text:p>
          </table:table-cell>
          <table:table-cell table:formula="of:=VLOOKUP([.B145];[$actions.$A$2:.$D$504];4;0)" office:value-type="string" office:string-value="" calcext:value-type="error">
            <text:p>#N/A</text:p>
          </table:table-cell>
          <table:table-cell table:style-name="ce19" table:formula="of:=[.B145]&lt;&gt;0" office:value-type="boolean" office:boolean-value="false" calcext:value-type="boolean">
            <text:p>FALSE</text:p>
          </table:table-cell>
          <table:table-cell table:formula="of:=&quot;const uint16_t PROGMEM &quot;&amp;[.K145]&amp;&quot;_combo[] = {&quot;&amp;[.L145]&amp;&quot;, COMBO_END};&quot;" office:value-type="string" office:string-value="" calcext:value-type="error">
            <text:p>#N/A</text:p>
          </table:table-cell>
          <table:table-cell table:formula="of:=&quot;  COMBO_&quot;&amp;[.K1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" calcext:value-type="error">
            <text:p>#N/A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float" office:value="0" calcext:value-type="float">
            <text:p>0</text:p>
          </table:table-cell>
          <table:table-cell table:style-name="ce15" table:formula="of:=OFFSET([$actions_combos.B$2];FLOOR(ROW([.C146])/2)-1;0)" office:value-type="float" office:value="0" calcext:value-type="float">
            <text:p>0</text:p>
          </table:table-cell>
          <table:table-cell table:style-name="ce15" table:formula="of:=OFFSET([$actions_combos.C$2];FLOOR(ROW([.D146])/2)-1;0)" office:value-type="float" office:value="0" calcext:value-type="float">
            <text:p>0</text:p>
          </table:table-cell>
          <table:table-cell table:style-name="ce15" table:formula="of:=OFFSET([$actions_combos.D$2];FLOOR(ROW([.E146])/2)-1;0)" office:value-type="float" office:value="0" calcext:value-type="float">
            <text:p>0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formula="of:=VLOOKUP([.C146];[$keys.$A$2:.$C$200];[.$A146]+1;0)" office:value-type="string" office:string-value="" calcext:value-type="error">
            <text:p>#N/A</text:p>
          </table:table-cell>
          <table:table-cell table:formula="of:=VLOOKUP([.D146];[$keys.$A$2:.$C$200];[.$A146]+1;0)" office:value-type="string" office:string-value="" calcext:value-type="error">
            <text:p>#N/A</text:p>
          </table:table-cell>
          <table:table-cell table:formula="of:=VLOOKUP([.E146];[$keys.$A$2:.$C$200];[.$A146]+1;0)" office:value-type="string" office:string-value="" calcext:value-type="error">
            <text:p>#N/A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0_0_1" calcext:value-type="string">
            <text:p>0_0_1</text:p>
          </table:table-cell>
          <table:table-cell table:formula="of:=[.G146]&amp;&quot;, &quot;&amp;[.H146]&amp;IF(ISNA([.I146]);&quot;&quot;;&quot;, &quot;&amp;[.I146]&amp;IF(ISNA([.J146]);&quot;&quot;;&quot;, &quot;&amp;[.J146]))" office:value-type="string" office:string-value="" calcext:value-type="error">
            <text:p>#N/A</text:p>
          </table:table-cell>
          <table:table-cell table:formula="of:=VLOOKUP([.B146];[$actions.$A$2:.$F$504];5;0)" office:value-type="string" office:string-value="" calcext:value-type="error">
            <text:p>#N/A</text:p>
          </table:table-cell>
          <table:table-cell table:formula="of:=VLOOKUP([.B146];[$actions.$A$2:.$D$504];2;0)" office:value-type="string" office:string-value="" calcext:value-type="error">
            <text:p>#N/A</text:p>
          </table:table-cell>
          <table:table-cell table:formula="of:=VLOOKUP([.B146];[$actions.$A$2:.$D$504];3;0)" office:value-type="string" office:string-value="" calcext:value-type="error">
            <text:p>#N/A</text:p>
          </table:table-cell>
          <table:table-cell table:formula="of:=VLOOKUP([.B146];[$actions.$A$2:.$D$504];4;0)" office:value-type="string" office:string-value="" calcext:value-type="error">
            <text:p>#N/A</text:p>
          </table:table-cell>
          <table:table-cell table:style-name="ce19" table:formula="of:=[.B146]&lt;&gt;0" office:value-type="boolean" office:boolean-value="false" calcext:value-type="boolean">
            <text:p>FALSE</text:p>
          </table:table-cell>
          <table:table-cell table:formula="of:=&quot;const uint16_t PROGMEM &quot;&amp;[.K146]&amp;&quot;_combo[] = {&quot;&amp;[.L146]&amp;&quot;, COMBO_END};&quot;" office:value-type="string" office:string-value="" calcext:value-type="error">
            <text:p>#N/A</text:p>
          </table:table-cell>
          <table:table-cell table:formula="of:=&quot;  COMBO_&quot;&amp;[.K1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" calcext:value-type="error">
            <text:p>#N/A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float" office:value="0" calcext:value-type="float">
            <text:p>0</text:p>
          </table:table-cell>
          <table:table-cell table:style-name="ce15" table:formula="of:=OFFSET([$actions_combos.B$2];FLOOR(ROW([.C147])/2)-1;0)" office:value-type="float" office:value="0" calcext:value-type="float">
            <text:p>0</text:p>
          </table:table-cell>
          <table:table-cell table:style-name="ce15" table:formula="of:=OFFSET([$actions_combos.C$2];FLOOR(ROW([.D147])/2)-1;0)" office:value-type="float" office:value="0" calcext:value-type="float">
            <text:p>0</text:p>
          </table:table-cell>
          <table:table-cell table:style-name="ce15" table:formula="of:=OFFSET([$actions_combos.D$2];FLOOR(ROW([.E147])/2)-1;0)" office:value-type="float" office:value="0" calcext:value-type="float">
            <text:p>0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formula="of:=VLOOKUP([.C147];[$keys.$A$2:.$C$200];[.$A147]+1;0)" office:value-type="string" office:string-value="" calcext:value-type="error">
            <text:p>#N/A</text:p>
          </table:table-cell>
          <table:table-cell table:formula="of:=VLOOKUP([.D147];[$keys.$A$2:.$C$200];[.$A147]+1;0)" office:value-type="string" office:string-value="" calcext:value-type="error">
            <text:p>#N/A</text:p>
          </table:table-cell>
          <table:table-cell table:formula="of:=VLOOKUP([.E147];[$keys.$A$2:.$C$200];[.$A147]+1;0)" office:value-type="string" office:string-value="" calcext:value-type="error">
            <text:p>#N/A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0_0_2" calcext:value-type="string">
            <text:p>0_0_2</text:p>
          </table:table-cell>
          <table:table-cell table:formula="of:=[.G147]&amp;&quot;, &quot;&amp;[.H147]&amp;IF(ISNA([.I147]);&quot;&quot;;&quot;, &quot;&amp;[.I147]&amp;IF(ISNA([.J147]);&quot;&quot;;&quot;, &quot;&amp;[.J147]))" office:value-type="string" office:string-value="" calcext:value-type="error">
            <text:p>#N/A</text:p>
          </table:table-cell>
          <table:table-cell table:formula="of:=VLOOKUP([.B147];[$actions.$A$2:.$F$504];5;0)" office:value-type="string" office:string-value="" calcext:value-type="error">
            <text:p>#N/A</text:p>
          </table:table-cell>
          <table:table-cell table:formula="of:=VLOOKUP([.B147];[$actions.$A$2:.$D$504];2;0)" office:value-type="string" office:string-value="" calcext:value-type="error">
            <text:p>#N/A</text:p>
          </table:table-cell>
          <table:table-cell table:formula="of:=VLOOKUP([.B147];[$actions.$A$2:.$D$504];3;0)" office:value-type="string" office:string-value="" calcext:value-type="error">
            <text:p>#N/A</text:p>
          </table:table-cell>
          <table:table-cell table:formula="of:=VLOOKUP([.B147];[$actions.$A$2:.$D$504];4;0)" office:value-type="string" office:string-value="" calcext:value-type="error">
            <text:p>#N/A</text:p>
          </table:table-cell>
          <table:table-cell table:style-name="ce19" table:formula="of:=[.B147]&lt;&gt;0" office:value-type="boolean" office:boolean-value="false" calcext:value-type="boolean">
            <text:p>FALSE</text:p>
          </table:table-cell>
          <table:table-cell table:formula="of:=&quot;const uint16_t PROGMEM &quot;&amp;[.K147]&amp;&quot;_combo[] = {&quot;&amp;[.L147]&amp;&quot;, COMBO_END};&quot;" office:value-type="string" office:string-value="" calcext:value-type="error">
            <text:p>#N/A</text:p>
          </table:table-cell>
          <table:table-cell table:formula="of:=&quot;  COMBO_&quot;&amp;[.K1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" calcext:value-type="error">
            <text:p>#N/A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float" office:value="0" calcext:value-type="float">
            <text:p>0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" calcext:value-type="error">
            <text:p>#N/A</text:p>
          </table:table-cell>
          <table:table-cell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formula="of:=VLOOKUP([.B148];[$actions.$A$2:.$F$504];5;0)" office:value-type="string" office:string-value="" calcext:value-type="error">
            <text:p>#N/A</text:p>
          </table:table-cell>
          <table:table-cell table:formula="of:=VLOOKUP([.B148];[$actions.$A$2:.$D$504];2;0)" office:value-type="string" office:string-value="" calcext:value-type="error">
            <text:p>#N/A</text:p>
          </table:table-cell>
          <table:table-cell table:formula="of:=VLOOKUP([.B148];[$actions.$A$2:.$D$504];3;0)" office:value-type="string" office:string-value="" calcext:value-type="error">
            <text:p>#N/A</text:p>
          </table:table-cell>
          <table:table-cell table:formula="of:=VLOOKUP([.B148];[$actions.$A$2:.$D$504];4;0)" office:value-type="string" office:string-value="" calcext:value-type="error">
            <text:p>#N/A</text:p>
          </table:table-cell>
          <table:table-cell table:style-name="ce19" table:formula="of:=[.B148]&lt;&gt;0" office:value-type="boolean" office:boolean-value="false" calcext:value-type="boolean">
            <text:p>FALSE</text:p>
          </table:table-cell>
          <table:table-cell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" calcext:value-type="error">
            <text:p>#N/A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float" office:value="0" calcext:value-type="float">
            <text:p>0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" calcext:value-type="error">
            <text:p>#N/A</text:p>
          </table:table-cell>
          <table:table-cell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formula="of:=VLOOKUP([.B149];[$actions.$A$2:.$F$504];5;0)" office:value-type="string" office:string-value="" calcext:value-type="error">
            <text:p>#N/A</text:p>
          </table:table-cell>
          <table:table-cell table:formula="of:=VLOOKUP([.B149];[$actions.$A$2:.$D$504];2;0)" office:value-type="string" office:string-value="" calcext:value-type="error">
            <text:p>#N/A</text:p>
          </table:table-cell>
          <table:table-cell table:formula="of:=VLOOKUP([.B149];[$actions.$A$2:.$D$504];3;0)" office:value-type="string" office:string-value="" calcext:value-type="error">
            <text:p>#N/A</text:p>
          </table:table-cell>
          <table:table-cell table:formula="of:=VLOOKUP([.B149];[$actions.$A$2:.$D$504];4;0)" office:value-type="string" office:string-value="" calcext:value-type="error">
            <text:p>#N/A</text:p>
          </table:table-cell>
          <table:table-cell table:style-name="ce19" table:formula="of:=[.B149]&lt;&gt;0" office:value-type="boolean" office:boolean-value="false" calcext:value-type="boolean">
            <text:p>FALSE</text:p>
          </table:table-cell>
          <table:table-cell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" calcext:value-type="error">
            <text:p>#N/A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formula="of:=VLOOKUP([.B150];[$actions.$A$2:.$F$504];5;0)" office:value-type="string" office:string-value="" calcext:value-type="error">
            <text:p>#N/A</text:p>
          </table:table-cell>
          <table:table-cell table:formula="of:=VLOOKUP([.B150];[$actions.$A$2:.$D$504];2;0)" office:value-type="string" office:string-value="" calcext:value-type="error">
            <text:p>#N/A</text:p>
          </table:table-cell>
          <table:table-cell table:formula="of:=VLOOKUP([.B150];[$actions.$A$2:.$D$504];3;0)" office:value-type="string" office:string-value="" calcext:value-type="error">
            <text:p>#N/A</text:p>
          </table:table-cell>
          <table:table-cell table:formula="of:=VLOOKUP([.B150];[$actions.$A$2:.$D$504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formula="of:=VLOOKUP([.B151];[$actions.$A$2:.$F$504];5;0)" office:value-type="string" office:string-value="" calcext:value-type="error">
            <text:p>#N/A</text:p>
          </table:table-cell>
          <table:table-cell table:formula="of:=VLOOKUP([.B151];[$actions.$A$2:.$D$504];2;0)" office:value-type="string" office:string-value="" calcext:value-type="error">
            <text:p>#N/A</text:p>
          </table:table-cell>
          <table:table-cell table:formula="of:=VLOOKUP([.B151];[$actions.$A$2:.$D$504];3;0)" office:value-type="string" office:string-value="" calcext:value-type="error">
            <text:p>#N/A</text:p>
          </table:table-cell>
          <table:table-cell table:formula="of:=VLOOKUP([.B151];[$actions.$A$2:.$D$504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formula="of:=VLOOKUP([.B152];[$actions.$A$2:.$F$504];5;0)" office:value-type="string" office:string-value="" calcext:value-type="error">
            <text:p>#N/A</text:p>
          </table:table-cell>
          <table:table-cell table:formula="of:=VLOOKUP([.B152];[$actions.$A$2:.$D$504];2;0)" office:value-type="string" office:string-value="" calcext:value-type="error">
            <text:p>#N/A</text:p>
          </table:table-cell>
          <table:table-cell table:formula="of:=VLOOKUP([.B152];[$actions.$A$2:.$D$504];3;0)" office:value-type="string" office:string-value="" calcext:value-type="error">
            <text:p>#N/A</text:p>
          </table:table-cell>
          <table:table-cell table:formula="of:=VLOOKUP([.B152];[$actions.$A$2:.$D$504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formula="of:=VLOOKUP([.B153];[$actions.$A$2:.$F$504];5;0)" office:value-type="string" office:string-value="" calcext:value-type="error">
            <text:p>#N/A</text:p>
          </table:table-cell>
          <table:table-cell table:formula="of:=VLOOKUP([.B153];[$actions.$A$2:.$D$504];2;0)" office:value-type="string" office:string-value="" calcext:value-type="error">
            <text:p>#N/A</text:p>
          </table:table-cell>
          <table:table-cell table:formula="of:=VLOOKUP([.B153];[$actions.$A$2:.$D$504];3;0)" office:value-type="string" office:string-value="" calcext:value-type="error">
            <text:p>#N/A</text:p>
          </table:table-cell>
          <table:table-cell table:formula="of:=VLOOKUP([.B153];[$actions.$A$2:.$D$504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" calcext:value-type="error">
            <text:p>#N/A</text:p>
          </table:table-cell>
          <table:table-cell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formula="of:=VLOOKUP([.B154];[$actions.$A$2:.$F$504];5;0)" office:value-type="string" office:string-value="" calcext:value-type="error">
            <text:p>#N/A</text:p>
          </table:table-cell>
          <table:table-cell table:formula="of:=VLOOKUP([.B154];[$actions.$A$2:.$D$504];2;0)" office:value-type="string" office:string-value="" calcext:value-type="error">
            <text:p>#N/A</text:p>
          </table:table-cell>
          <table:table-cell table:formula="of:=VLOOKUP([.B154];[$actions.$A$2:.$D$504];3;0)" office:value-type="string" office:string-value="" calcext:value-type="error">
            <text:p>#N/A</text:p>
          </table:table-cell>
          <table:table-cell table:formula="of:=VLOOKUP([.B154];[$actions.$A$2:.$D$504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" calcext:value-type="error">
            <text:p>#N/A</text:p>
          </table:table-cell>
          <table:table-cell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formula="of:=VLOOKUP([.B155];[$actions.$A$2:.$F$504];5;0)" office:value-type="string" office:string-value="" calcext:value-type="error">
            <text:p>#N/A</text:p>
          </table:table-cell>
          <table:table-cell table:formula="of:=VLOOKUP([.B155];[$actions.$A$2:.$D$504];2;0)" office:value-type="string" office:string-value="" calcext:value-type="error">
            <text:p>#N/A</text:p>
          </table:table-cell>
          <table:table-cell table:formula="of:=VLOOKUP([.B155];[$actions.$A$2:.$D$504];3;0)" office:value-type="string" office:string-value="" calcext:value-type="error">
            <text:p>#N/A</text:p>
          </table:table-cell>
          <table:table-cell table:formula="of:=VLOOKUP([.B155];[$actions.$A$2:.$D$504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" calcext:value-type="error">
            <text:p>#N/A</text:p>
          </table:table-cell>
          <table:table-cell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formula="of:=VLOOKUP([.B156];[$actions.$A$2:.$F$504];5;0)" office:value-type="string" office:string-value="" calcext:value-type="error">
            <text:p>#N/A</text:p>
          </table:table-cell>
          <table:table-cell table:formula="of:=VLOOKUP([.B156];[$actions.$A$2:.$D$504];2;0)" office:value-type="string" office:string-value="" calcext:value-type="error">
            <text:p>#N/A</text:p>
          </table:table-cell>
          <table:table-cell table:formula="of:=VLOOKUP([.B156];[$actions.$A$2:.$D$504];3;0)" office:value-type="string" office:string-value="" calcext:value-type="error">
            <text:p>#N/A</text:p>
          </table:table-cell>
          <table:table-cell table:formula="of:=VLOOKUP([.B156];[$actions.$A$2:.$D$504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" calcext:value-type="error">
            <text:p>#N/A</text:p>
          </table:table-cell>
          <table:table-cell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formula="of:=VLOOKUP([.B157];[$actions.$A$2:.$F$504];5;0)" office:value-type="string" office:string-value="" calcext:value-type="error">
            <text:p>#N/A</text:p>
          </table:table-cell>
          <table:table-cell table:formula="of:=VLOOKUP([.B157];[$actions.$A$2:.$D$504];2;0)" office:value-type="string" office:string-value="" calcext:value-type="error">
            <text:p>#N/A</text:p>
          </table:table-cell>
          <table:table-cell table:formula="of:=VLOOKUP([.B157];[$actions.$A$2:.$D$504];3;0)" office:value-type="string" office:string-value="" calcext:value-type="error">
            <text:p>#N/A</text:p>
          </table:table-cell>
          <table:table-cell table:formula="of:=VLOOKUP([.B157];[$actions.$A$2:.$D$504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04];5;0)" office:value-type="string" office:string-value="" calcext:value-type="error">
            <text:p>#N/A</text:p>
          </table:table-cell>
          <table:table-cell table:formula="of:=VLOOKUP([.B158];[$actions.$A$2:.$D$504];2;0)" office:value-type="string" office:string-value="" calcext:value-type="error">
            <text:p>#N/A</text:p>
          </table:table-cell>
          <table:table-cell table:formula="of:=VLOOKUP([.B158];[$actions.$A$2:.$D$504];3;0)" office:value-type="string" office:string-value="" calcext:value-type="error">
            <text:p>#N/A</text:p>
          </table:table-cell>
          <table:table-cell table:formula="of:=VLOOKUP([.B158];[$actions.$A$2:.$D$50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04];5;0)" office:value-type="string" office:string-value="" calcext:value-type="error">
            <text:p>#N/A</text:p>
          </table:table-cell>
          <table:table-cell table:formula="of:=VLOOKUP([.B159];[$actions.$A$2:.$D$504];2;0)" office:value-type="string" office:string-value="" calcext:value-type="error">
            <text:p>#N/A</text:p>
          </table:table-cell>
          <table:table-cell table:formula="of:=VLOOKUP([.B159];[$actions.$A$2:.$D$504];3;0)" office:value-type="string" office:string-value="" calcext:value-type="error">
            <text:p>#N/A</text:p>
          </table:table-cell>
          <table:table-cell table:formula="of:=VLOOKUP([.B159];[$actions.$A$2:.$D$50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04];5;0)" office:value-type="string" office:string-value="" calcext:value-type="error">
            <text:p>#N/A</text:p>
          </table:table-cell>
          <table:table-cell table:formula="of:=VLOOKUP([.B160];[$actions.$A$2:.$D$504];2;0)" office:value-type="string" office:string-value="" calcext:value-type="error">
            <text:p>#N/A</text:p>
          </table:table-cell>
          <table:table-cell table:formula="of:=VLOOKUP([.B160];[$actions.$A$2:.$D$504];3;0)" office:value-type="string" office:string-value="" calcext:value-type="error">
            <text:p>#N/A</text:p>
          </table:table-cell>
          <table:table-cell table:formula="of:=VLOOKUP([.B160];[$actions.$A$2:.$D$50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04];5;0)" office:value-type="string" office:string-value="" calcext:value-type="error">
            <text:p>#N/A</text:p>
          </table:table-cell>
          <table:table-cell table:formula="of:=VLOOKUP([.B161];[$actions.$A$2:.$D$504];2;0)" office:value-type="string" office:string-value="" calcext:value-type="error">
            <text:p>#N/A</text:p>
          </table:table-cell>
          <table:table-cell table:formula="of:=VLOOKUP([.B161];[$actions.$A$2:.$D$504];3;0)" office:value-type="string" office:string-value="" calcext:value-type="error">
            <text:p>#N/A</text:p>
          </table:table-cell>
          <table:table-cell table:formula="of:=VLOOKUP([.B161];[$actions.$A$2:.$D$50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04];5;0)" office:value-type="string" office:string-value="" calcext:value-type="error">
            <text:p>#N/A</text:p>
          </table:table-cell>
          <table:table-cell table:formula="of:=VLOOKUP([.B162];[$actions.$A$2:.$D$504];2;0)" office:value-type="string" office:string-value="" calcext:value-type="error">
            <text:p>#N/A</text:p>
          </table:table-cell>
          <table:table-cell table:formula="of:=VLOOKUP([.B162];[$actions.$A$2:.$D$504];3;0)" office:value-type="string" office:string-value="" calcext:value-type="error">
            <text:p>#N/A</text:p>
          </table:table-cell>
          <table:table-cell table:formula="of:=VLOOKUP([.B162];[$actions.$A$2:.$D$50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04];5;0)" office:value-type="string" office:string-value="" calcext:value-type="error">
            <text:p>#N/A</text:p>
          </table:table-cell>
          <table:table-cell table:formula="of:=VLOOKUP([.B163];[$actions.$A$2:.$D$504];2;0)" office:value-type="string" office:string-value="" calcext:value-type="error">
            <text:p>#N/A</text:p>
          </table:table-cell>
          <table:table-cell table:formula="of:=VLOOKUP([.B163];[$actions.$A$2:.$D$504];3;0)" office:value-type="string" office:string-value="" calcext:value-type="error">
            <text:p>#N/A</text:p>
          </table:table-cell>
          <table:table-cell table:formula="of:=VLOOKUP([.B163];[$actions.$A$2:.$D$50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04];5;0)" office:value-type="string" office:string-value="" calcext:value-type="error">
            <text:p>#N/A</text:p>
          </table:table-cell>
          <table:table-cell table:formula="of:=VLOOKUP([.B164];[$actions.$A$2:.$D$504];2;0)" office:value-type="string" office:string-value="" calcext:value-type="error">
            <text:p>#N/A</text:p>
          </table:table-cell>
          <table:table-cell table:formula="of:=VLOOKUP([.B164];[$actions.$A$2:.$D$504];3;0)" office:value-type="string" office:string-value="" calcext:value-type="error">
            <text:p>#N/A</text:p>
          </table:table-cell>
          <table:table-cell table:formula="of:=VLOOKUP([.B164];[$actions.$A$2:.$D$50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04];5;0)" office:value-type="string" office:string-value="" calcext:value-type="error">
            <text:p>#N/A</text:p>
          </table:table-cell>
          <table:table-cell table:formula="of:=VLOOKUP([.B165];[$actions.$A$2:.$D$504];2;0)" office:value-type="string" office:string-value="" calcext:value-type="error">
            <text:p>#N/A</text:p>
          </table:table-cell>
          <table:table-cell table:formula="of:=VLOOKUP([.B165];[$actions.$A$2:.$D$504];3;0)" office:value-type="string" office:string-value="" calcext:value-type="error">
            <text:p>#N/A</text:p>
          </table:table-cell>
          <table:table-cell table:formula="of:=VLOOKUP([.B165];[$actions.$A$2:.$D$50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04];5;0)" office:value-type="string" office:string-value="" calcext:value-type="error">
            <text:p>#N/A</text:p>
          </table:table-cell>
          <table:table-cell table:formula="of:=VLOOKUP([.B166];[$actions.$A$2:.$D$504];2;0)" office:value-type="string" office:string-value="" calcext:value-type="error">
            <text:p>#N/A</text:p>
          </table:table-cell>
          <table:table-cell table:formula="of:=VLOOKUP([.B166];[$actions.$A$2:.$D$504];3;0)" office:value-type="string" office:string-value="" calcext:value-type="error">
            <text:p>#N/A</text:p>
          </table:table-cell>
          <table:table-cell table:formula="of:=VLOOKUP([.B166];[$actions.$A$2:.$D$50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04];5;0)" office:value-type="string" office:string-value="" calcext:value-type="error">
            <text:p>#N/A</text:p>
          </table:table-cell>
          <table:table-cell table:formula="of:=VLOOKUP([.B167];[$actions.$A$2:.$D$504];2;0)" office:value-type="string" office:string-value="" calcext:value-type="error">
            <text:p>#N/A</text:p>
          </table:table-cell>
          <table:table-cell table:formula="of:=VLOOKUP([.B167];[$actions.$A$2:.$D$504];3;0)" office:value-type="string" office:string-value="" calcext:value-type="error">
            <text:p>#N/A</text:p>
          </table:table-cell>
          <table:table-cell table:formula="of:=VLOOKUP([.B167];[$actions.$A$2:.$D$50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04];5;0)" office:value-type="string" office:string-value="" calcext:value-type="error">
            <text:p>#N/A</text:p>
          </table:table-cell>
          <table:table-cell table:formula="of:=VLOOKUP([.B168];[$actions.$A$2:.$D$504];2;0)" office:value-type="string" office:string-value="" calcext:value-type="error">
            <text:p>#N/A</text:p>
          </table:table-cell>
          <table:table-cell table:formula="of:=VLOOKUP([.B168];[$actions.$A$2:.$D$504];3;0)" office:value-type="string" office:string-value="" calcext:value-type="error">
            <text:p>#N/A</text:p>
          </table:table-cell>
          <table:table-cell table:formula="of:=VLOOKUP([.B168];[$actions.$A$2:.$D$50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04];5;0)" office:value-type="string" office:string-value="" calcext:value-type="error">
            <text:p>#N/A</text:p>
          </table:table-cell>
          <table:table-cell table:formula="of:=VLOOKUP([.B169];[$actions.$A$2:.$D$504];2;0)" office:value-type="string" office:string-value="" calcext:value-type="error">
            <text:p>#N/A</text:p>
          </table:table-cell>
          <table:table-cell table:formula="of:=VLOOKUP([.B169];[$actions.$A$2:.$D$504];3;0)" office:value-type="string" office:string-value="" calcext:value-type="error">
            <text:p>#N/A</text:p>
          </table:table-cell>
          <table:table-cell table:formula="of:=VLOOKUP([.B169];[$actions.$A$2:.$D$50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04];5;0)" office:value-type="string" office:string-value="" calcext:value-type="error">
            <text:p>#N/A</text:p>
          </table:table-cell>
          <table:table-cell table:formula="of:=VLOOKUP([.B170];[$actions.$A$2:.$D$504];2;0)" office:value-type="string" office:string-value="" calcext:value-type="error">
            <text:p>#N/A</text:p>
          </table:table-cell>
          <table:table-cell table:formula="of:=VLOOKUP([.B170];[$actions.$A$2:.$D$504];3;0)" office:value-type="string" office:string-value="" calcext:value-type="error">
            <text:p>#N/A</text:p>
          </table:table-cell>
          <table:table-cell table:formula="of:=VLOOKUP([.B170];[$actions.$A$2:.$D$50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04];5;0)" office:value-type="string" office:string-value="" calcext:value-type="error">
            <text:p>#N/A</text:p>
          </table:table-cell>
          <table:table-cell table:formula="of:=VLOOKUP([.B171];[$actions.$A$2:.$D$504];2;0)" office:value-type="string" office:string-value="" calcext:value-type="error">
            <text:p>#N/A</text:p>
          </table:table-cell>
          <table:table-cell table:formula="of:=VLOOKUP([.B171];[$actions.$A$2:.$D$504];3;0)" office:value-type="string" office:string-value="" calcext:value-type="error">
            <text:p>#N/A</text:p>
          </table:table-cell>
          <table:table-cell table:formula="of:=VLOOKUP([.B171];[$actions.$A$2:.$D$50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04];5;0)" office:value-type="string" office:string-value="" calcext:value-type="error">
            <text:p>#N/A</text:p>
          </table:table-cell>
          <table:table-cell table:formula="of:=VLOOKUP([.B172];[$actions.$A$2:.$D$504];2;0)" office:value-type="string" office:string-value="" calcext:value-type="error">
            <text:p>#N/A</text:p>
          </table:table-cell>
          <table:table-cell table:formula="of:=VLOOKUP([.B172];[$actions.$A$2:.$D$504];3;0)" office:value-type="string" office:string-value="" calcext:value-type="error">
            <text:p>#N/A</text:p>
          </table:table-cell>
          <table:table-cell table:formula="of:=VLOOKUP([.B172];[$actions.$A$2:.$D$50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04];5;0)" office:value-type="string" office:string-value="" calcext:value-type="error">
            <text:p>#N/A</text:p>
          </table:table-cell>
          <table:table-cell table:formula="of:=VLOOKUP([.B173];[$actions.$A$2:.$D$504];2;0)" office:value-type="string" office:string-value="" calcext:value-type="error">
            <text:p>#N/A</text:p>
          </table:table-cell>
          <table:table-cell table:formula="of:=VLOOKUP([.B173];[$actions.$A$2:.$D$504];3;0)" office:value-type="string" office:string-value="" calcext:value-type="error">
            <text:p>#N/A</text:p>
          </table:table-cell>
          <table:table-cell table:formula="of:=VLOOKUP([.B173];[$actions.$A$2:.$D$50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04];5;0)" office:value-type="string" office:string-value="" calcext:value-type="error">
            <text:p>#N/A</text:p>
          </table:table-cell>
          <table:table-cell table:formula="of:=VLOOKUP([.B174];[$actions.$A$2:.$D$504];2;0)" office:value-type="string" office:string-value="" calcext:value-type="error">
            <text:p>#N/A</text:p>
          </table:table-cell>
          <table:table-cell table:formula="of:=VLOOKUP([.B174];[$actions.$A$2:.$D$504];3;0)" office:value-type="string" office:string-value="" calcext:value-type="error">
            <text:p>#N/A</text:p>
          </table:table-cell>
          <table:table-cell table:formula="of:=VLOOKUP([.B174];[$actions.$A$2:.$D$50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04];5;0)" office:value-type="string" office:string-value="" calcext:value-type="error">
            <text:p>#N/A</text:p>
          </table:table-cell>
          <table:table-cell table:formula="of:=VLOOKUP([.B175];[$actions.$A$2:.$D$504];2;0)" office:value-type="string" office:string-value="" calcext:value-type="error">
            <text:p>#N/A</text:p>
          </table:table-cell>
          <table:table-cell table:formula="of:=VLOOKUP([.B175];[$actions.$A$2:.$D$504];3;0)" office:value-type="string" office:string-value="" calcext:value-type="error">
            <text:p>#N/A</text:p>
          </table:table-cell>
          <table:table-cell table:formula="of:=VLOOKUP([.B175];[$actions.$A$2:.$D$50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04];5;0)" office:value-type="string" office:string-value="" calcext:value-type="error">
            <text:p>#N/A</text:p>
          </table:table-cell>
          <table:table-cell table:formula="of:=VLOOKUP([.B176];[$actions.$A$2:.$D$504];2;0)" office:value-type="string" office:string-value="" calcext:value-type="error">
            <text:p>#N/A</text:p>
          </table:table-cell>
          <table:table-cell table:formula="of:=VLOOKUP([.B176];[$actions.$A$2:.$D$504];3;0)" office:value-type="string" office:string-value="" calcext:value-type="error">
            <text:p>#N/A</text:p>
          </table:table-cell>
          <table:table-cell table:formula="of:=VLOOKUP([.B176];[$actions.$A$2:.$D$50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04];5;0)" office:value-type="string" office:string-value="" calcext:value-type="error">
            <text:p>#N/A</text:p>
          </table:table-cell>
          <table:table-cell table:formula="of:=VLOOKUP([.B177];[$actions.$A$2:.$D$504];2;0)" office:value-type="string" office:string-value="" calcext:value-type="error">
            <text:p>#N/A</text:p>
          </table:table-cell>
          <table:table-cell table:formula="of:=VLOOKUP([.B177];[$actions.$A$2:.$D$504];3;0)" office:value-type="string" office:string-value="" calcext:value-type="error">
            <text:p>#N/A</text:p>
          </table:table-cell>
          <table:table-cell table:formula="of:=VLOOKUP([.B177];[$actions.$A$2:.$D$50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04];5;0)" office:value-type="string" office:string-value="" calcext:value-type="error">
            <text:p>#N/A</text:p>
          </table:table-cell>
          <table:table-cell table:formula="of:=VLOOKUP([.B178];[$actions.$A$2:.$D$504];2;0)" office:value-type="string" office:string-value="" calcext:value-type="error">
            <text:p>#N/A</text:p>
          </table:table-cell>
          <table:table-cell table:formula="of:=VLOOKUP([.B178];[$actions.$A$2:.$D$504];3;0)" office:value-type="string" office:string-value="" calcext:value-type="error">
            <text:p>#N/A</text:p>
          </table:table-cell>
          <table:table-cell table:formula="of:=VLOOKUP([.B178];[$actions.$A$2:.$D$50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04];5;0)" office:value-type="string" office:string-value="" calcext:value-type="error">
            <text:p>#N/A</text:p>
          </table:table-cell>
          <table:table-cell table:formula="of:=VLOOKUP([.B179];[$actions.$A$2:.$D$504];2;0)" office:value-type="string" office:string-value="" calcext:value-type="error">
            <text:p>#N/A</text:p>
          </table:table-cell>
          <table:table-cell table:formula="of:=VLOOKUP([.B179];[$actions.$A$2:.$D$504];3;0)" office:value-type="string" office:string-value="" calcext:value-type="error">
            <text:p>#N/A</text:p>
          </table:table-cell>
          <table:table-cell table:formula="of:=VLOOKUP([.B179];[$actions.$A$2:.$D$50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04];5;0)" office:value-type="string" office:string-value="" calcext:value-type="error">
            <text:p>#N/A</text:p>
          </table:table-cell>
          <table:table-cell table:formula="of:=VLOOKUP([.B180];[$actions.$A$2:.$D$504];2;0)" office:value-type="string" office:string-value="" calcext:value-type="error">
            <text:p>#N/A</text:p>
          </table:table-cell>
          <table:table-cell table:formula="of:=VLOOKUP([.B180];[$actions.$A$2:.$D$504];3;0)" office:value-type="string" office:string-value="" calcext:value-type="error">
            <text:p>#N/A</text:p>
          </table:table-cell>
          <table:table-cell table:formula="of:=VLOOKUP([.B180];[$actions.$A$2:.$D$50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04];5;0)" office:value-type="string" office:string-value="" calcext:value-type="error">
            <text:p>#N/A</text:p>
          </table:table-cell>
          <table:table-cell table:formula="of:=VLOOKUP([.B181];[$actions.$A$2:.$D$504];2;0)" office:value-type="string" office:string-value="" calcext:value-type="error">
            <text:p>#N/A</text:p>
          </table:table-cell>
          <table:table-cell table:formula="of:=VLOOKUP([.B181];[$actions.$A$2:.$D$504];3;0)" office:value-type="string" office:string-value="" calcext:value-type="error">
            <text:p>#N/A</text:p>
          </table:table-cell>
          <table:table-cell table:formula="of:=VLOOKUP([.B181];[$actions.$A$2:.$D$50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04];5;0)" office:value-type="string" office:string-value="" calcext:value-type="error">
            <text:p>#N/A</text:p>
          </table:table-cell>
          <table:table-cell table:formula="of:=VLOOKUP([.B182];[$actions.$A$2:.$D$504];2;0)" office:value-type="string" office:string-value="" calcext:value-type="error">
            <text:p>#N/A</text:p>
          </table:table-cell>
          <table:table-cell table:formula="of:=VLOOKUP([.B182];[$actions.$A$2:.$D$504];3;0)" office:value-type="string" office:string-value="" calcext:value-type="error">
            <text:p>#N/A</text:p>
          </table:table-cell>
          <table:table-cell table:formula="of:=VLOOKUP([.B182];[$actions.$A$2:.$D$50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04];5;0)" office:value-type="string" office:string-value="" calcext:value-type="error">
            <text:p>#N/A</text:p>
          </table:table-cell>
          <table:table-cell table:formula="of:=VLOOKUP([.B183];[$actions.$A$2:.$D$504];2;0)" office:value-type="string" office:string-value="" calcext:value-type="error">
            <text:p>#N/A</text:p>
          </table:table-cell>
          <table:table-cell table:formula="of:=VLOOKUP([.B183];[$actions.$A$2:.$D$504];3;0)" office:value-type="string" office:string-value="" calcext:value-type="error">
            <text:p>#N/A</text:p>
          </table:table-cell>
          <table:table-cell table:formula="of:=VLOOKUP([.B183];[$actions.$A$2:.$D$50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04];5;0)" office:value-type="string" office:string-value="" calcext:value-type="error">
            <text:p>#N/A</text:p>
          </table:table-cell>
          <table:table-cell table:formula="of:=VLOOKUP([.B184];[$actions.$A$2:.$D$504];2;0)" office:value-type="string" office:string-value="" calcext:value-type="error">
            <text:p>#N/A</text:p>
          </table:table-cell>
          <table:table-cell table:formula="of:=VLOOKUP([.B184];[$actions.$A$2:.$D$504];3;0)" office:value-type="string" office:string-value="" calcext:value-type="error">
            <text:p>#N/A</text:p>
          </table:table-cell>
          <table:table-cell table:formula="of:=VLOOKUP([.B184];[$actions.$A$2:.$D$50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04];5;0)" office:value-type="string" office:string-value="" calcext:value-type="error">
            <text:p>#N/A</text:p>
          </table:table-cell>
          <table:table-cell table:formula="of:=VLOOKUP([.B185];[$actions.$A$2:.$D$504];2;0)" office:value-type="string" office:string-value="" calcext:value-type="error">
            <text:p>#N/A</text:p>
          </table:table-cell>
          <table:table-cell table:formula="of:=VLOOKUP([.B185];[$actions.$A$2:.$D$504];3;0)" office:value-type="string" office:string-value="" calcext:value-type="error">
            <text:p>#N/A</text:p>
          </table:table-cell>
          <table:table-cell table:formula="of:=VLOOKUP([.B185];[$actions.$A$2:.$D$50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04];5;0)" office:value-type="string" office:string-value="" calcext:value-type="error">
            <text:p>#N/A</text:p>
          </table:table-cell>
          <table:table-cell table:formula="of:=VLOOKUP([.B186];[$actions.$A$2:.$D$504];2;0)" office:value-type="string" office:string-value="" calcext:value-type="error">
            <text:p>#N/A</text:p>
          </table:table-cell>
          <table:table-cell table:formula="of:=VLOOKUP([.B186];[$actions.$A$2:.$D$504];3;0)" office:value-type="string" office:string-value="" calcext:value-type="error">
            <text:p>#N/A</text:p>
          </table:table-cell>
          <table:table-cell table:formula="of:=VLOOKUP([.B186];[$actions.$A$2:.$D$50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04];5;0)" office:value-type="string" office:string-value="" calcext:value-type="error">
            <text:p>#N/A</text:p>
          </table:table-cell>
          <table:table-cell table:formula="of:=VLOOKUP([.B187];[$actions.$A$2:.$D$504];2;0)" office:value-type="string" office:string-value="" calcext:value-type="error">
            <text:p>#N/A</text:p>
          </table:table-cell>
          <table:table-cell table:formula="of:=VLOOKUP([.B187];[$actions.$A$2:.$D$504];3;0)" office:value-type="string" office:string-value="" calcext:value-type="error">
            <text:p>#N/A</text:p>
          </table:table-cell>
          <table:table-cell table:formula="of:=VLOOKUP([.B187];[$actions.$A$2:.$D$50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04];5;0)" office:value-type="string" office:string-value="" calcext:value-type="error">
            <text:p>#N/A</text:p>
          </table:table-cell>
          <table:table-cell table:formula="of:=VLOOKUP([.B188];[$actions.$A$2:.$D$504];2;0)" office:value-type="string" office:string-value="" calcext:value-type="error">
            <text:p>#N/A</text:p>
          </table:table-cell>
          <table:table-cell table:formula="of:=VLOOKUP([.B188];[$actions.$A$2:.$D$504];3;0)" office:value-type="string" office:string-value="" calcext:value-type="error">
            <text:p>#N/A</text:p>
          </table:table-cell>
          <table:table-cell table:formula="of:=VLOOKUP([.B188];[$actions.$A$2:.$D$50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04];5;0)" office:value-type="string" office:string-value="" calcext:value-type="error">
            <text:p>#N/A</text:p>
          </table:table-cell>
          <table:table-cell table:formula="of:=VLOOKUP([.B189];[$actions.$A$2:.$D$504];2;0)" office:value-type="string" office:string-value="" calcext:value-type="error">
            <text:p>#N/A</text:p>
          </table:table-cell>
          <table:table-cell table:formula="of:=VLOOKUP([.B189];[$actions.$A$2:.$D$504];3;0)" office:value-type="string" office:string-value="" calcext:value-type="error">
            <text:p>#N/A</text:p>
          </table:table-cell>
          <table:table-cell table:formula="of:=VLOOKUP([.B189];[$actions.$A$2:.$D$50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04];5;0)" office:value-type="string" office:string-value="" calcext:value-type="error">
            <text:p>#N/A</text:p>
          </table:table-cell>
          <table:table-cell table:formula="of:=VLOOKUP([.B190];[$actions.$A$2:.$D$504];2;0)" office:value-type="string" office:string-value="" calcext:value-type="error">
            <text:p>#N/A</text:p>
          </table:table-cell>
          <table:table-cell table:formula="of:=VLOOKUP([.B190];[$actions.$A$2:.$D$504];3;0)" office:value-type="string" office:string-value="" calcext:value-type="error">
            <text:p>#N/A</text:p>
          </table:table-cell>
          <table:table-cell table:formula="of:=VLOOKUP([.B190];[$actions.$A$2:.$D$50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04];5;0)" office:value-type="string" office:string-value="" calcext:value-type="error">
            <text:p>#N/A</text:p>
          </table:table-cell>
          <table:table-cell table:formula="of:=VLOOKUP([.B191];[$actions.$A$2:.$D$504];2;0)" office:value-type="string" office:string-value="" calcext:value-type="error">
            <text:p>#N/A</text:p>
          </table:table-cell>
          <table:table-cell table:formula="of:=VLOOKUP([.B191];[$actions.$A$2:.$D$504];3;0)" office:value-type="string" office:string-value="" calcext:value-type="error">
            <text:p>#N/A</text:p>
          </table:table-cell>
          <table:table-cell table:formula="of:=VLOOKUP([.B191];[$actions.$A$2:.$D$50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04];5;0)" office:value-type="string" office:string-value="" calcext:value-type="error">
            <text:p>#N/A</text:p>
          </table:table-cell>
          <table:table-cell table:formula="of:=VLOOKUP([.B192];[$actions.$A$2:.$D$504];2;0)" office:value-type="string" office:string-value="" calcext:value-type="error">
            <text:p>#N/A</text:p>
          </table:table-cell>
          <table:table-cell table:formula="of:=VLOOKUP([.B192];[$actions.$A$2:.$D$504];3;0)" office:value-type="string" office:string-value="" calcext:value-type="error">
            <text:p>#N/A</text:p>
          </table:table-cell>
          <table:table-cell table:formula="of:=VLOOKUP([.B192];[$actions.$A$2:.$D$50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04];5;0)" office:value-type="string" office:string-value="" calcext:value-type="error">
            <text:p>#N/A</text:p>
          </table:table-cell>
          <table:table-cell table:formula="of:=VLOOKUP([.B193];[$actions.$A$2:.$D$504];2;0)" office:value-type="string" office:string-value="" calcext:value-type="error">
            <text:p>#N/A</text:p>
          </table:table-cell>
          <table:table-cell table:formula="of:=VLOOKUP([.B193];[$actions.$A$2:.$D$504];3;0)" office:value-type="string" office:string-value="" calcext:value-type="error">
            <text:p>#N/A</text:p>
          </table:table-cell>
          <table:table-cell table:formula="of:=VLOOKUP([.B193];[$actions.$A$2:.$D$50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04];5;0)" office:value-type="string" office:string-value="" calcext:value-type="error">
            <text:p>#N/A</text:p>
          </table:table-cell>
          <table:table-cell table:formula="of:=VLOOKUP([.B194];[$actions.$A$2:.$D$504];2;0)" office:value-type="string" office:string-value="" calcext:value-type="error">
            <text:p>#N/A</text:p>
          </table:table-cell>
          <table:table-cell table:formula="of:=VLOOKUP([.B194];[$actions.$A$2:.$D$504];3;0)" office:value-type="string" office:string-value="" calcext:value-type="error">
            <text:p>#N/A</text:p>
          </table:table-cell>
          <table:table-cell table:formula="of:=VLOOKUP([.B194];[$actions.$A$2:.$D$50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04];5;0)" office:value-type="string" office:string-value="" calcext:value-type="error">
            <text:p>#N/A</text:p>
          </table:table-cell>
          <table:table-cell table:formula="of:=VLOOKUP([.B195];[$actions.$A$2:.$D$504];2;0)" office:value-type="string" office:string-value="" calcext:value-type="error">
            <text:p>#N/A</text:p>
          </table:table-cell>
          <table:table-cell table:formula="of:=VLOOKUP([.B195];[$actions.$A$2:.$D$504];3;0)" office:value-type="string" office:string-value="" calcext:value-type="error">
            <text:p>#N/A</text:p>
          </table:table-cell>
          <table:table-cell table:formula="of:=VLOOKUP([.B195];[$actions.$A$2:.$D$50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04];5;0)" office:value-type="string" office:string-value="" calcext:value-type="error">
            <text:p>#N/A</text:p>
          </table:table-cell>
          <table:table-cell table:formula="of:=VLOOKUP([.B196];[$actions.$A$2:.$D$504];2;0)" office:value-type="string" office:string-value="" calcext:value-type="error">
            <text:p>#N/A</text:p>
          </table:table-cell>
          <table:table-cell table:formula="of:=VLOOKUP([.B196];[$actions.$A$2:.$D$504];3;0)" office:value-type="string" office:string-value="" calcext:value-type="error">
            <text:p>#N/A</text:p>
          </table:table-cell>
          <table:table-cell table:formula="of:=VLOOKUP([.B196];[$actions.$A$2:.$D$50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04];5;0)" office:value-type="string" office:string-value="" calcext:value-type="error">
            <text:p>#N/A</text:p>
          </table:table-cell>
          <table:table-cell table:formula="of:=VLOOKUP([.B197];[$actions.$A$2:.$D$504];2;0)" office:value-type="string" office:string-value="" calcext:value-type="error">
            <text:p>#N/A</text:p>
          </table:table-cell>
          <table:table-cell table:formula="of:=VLOOKUP([.B197];[$actions.$A$2:.$D$504];3;0)" office:value-type="string" office:string-value="" calcext:value-type="error">
            <text:p>#N/A</text:p>
          </table:table-cell>
          <table:table-cell table:formula="of:=VLOOKUP([.B197];[$actions.$A$2:.$D$50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04];5;0)" office:value-type="string" office:string-value="" calcext:value-type="error">
            <text:p>#N/A</text:p>
          </table:table-cell>
          <table:table-cell table:formula="of:=VLOOKUP([.B198];[$actions.$A$2:.$D$504];2;0)" office:value-type="string" office:string-value="" calcext:value-type="error">
            <text:p>#N/A</text:p>
          </table:table-cell>
          <table:table-cell table:formula="of:=VLOOKUP([.B198];[$actions.$A$2:.$D$504];3;0)" office:value-type="string" office:string-value="" calcext:value-type="error">
            <text:p>#N/A</text:p>
          </table:table-cell>
          <table:table-cell table:formula="of:=VLOOKUP([.B198];[$actions.$A$2:.$D$50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04];5;0)" office:value-type="string" office:string-value="" calcext:value-type="error">
            <text:p>#N/A</text:p>
          </table:table-cell>
          <table:table-cell table:formula="of:=VLOOKUP([.B199];[$actions.$A$2:.$D$504];2;0)" office:value-type="string" office:string-value="" calcext:value-type="error">
            <text:p>#N/A</text:p>
          </table:table-cell>
          <table:table-cell table:formula="of:=VLOOKUP([.B199];[$actions.$A$2:.$D$504];3;0)" office:value-type="string" office:string-value="" calcext:value-type="error">
            <text:p>#N/A</text:p>
          </table:table-cell>
          <table:table-cell table:formula="of:=VLOOKUP([.B199];[$actions.$A$2:.$D$50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04];5;0)" office:value-type="string" office:string-value="" calcext:value-type="error">
            <text:p>#N/A</text:p>
          </table:table-cell>
          <table:table-cell table:formula="of:=VLOOKUP([.B200];[$actions.$A$2:.$D$504];2;0)" office:value-type="string" office:string-value="" calcext:value-type="error">
            <text:p>#N/A</text:p>
          </table:table-cell>
          <table:table-cell table:formula="of:=VLOOKUP([.B200];[$actions.$A$2:.$D$504];3;0)" office:value-type="string" office:string-value="" calcext:value-type="error">
            <text:p>#N/A</text:p>
          </table:table-cell>
          <table:table-cell table:formula="of:=VLOOKUP([.B200];[$actions.$A$2:.$D$50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04];5;0)" office:value-type="string" office:string-value="" calcext:value-type="error">
            <text:p>#N/A</text:p>
          </table:table-cell>
          <table:table-cell table:formula="of:=VLOOKUP([.B201];[$actions.$A$2:.$D$504];2;0)" office:value-type="string" office:string-value="" calcext:value-type="error">
            <text:p>#N/A</text:p>
          </table:table-cell>
          <table:table-cell table:formula="of:=VLOOKUP([.B201];[$actions.$A$2:.$D$504];3;0)" office:value-type="string" office:string-value="" calcext:value-type="error">
            <text:p>#N/A</text:p>
          </table:table-cell>
          <table:table-cell table:formula="of:=VLOOKUP([.B201];[$actions.$A$2:.$D$50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04];5;0)" office:value-type="string" office:string-value="" calcext:value-type="error">
            <text:p>#N/A</text:p>
          </table:table-cell>
          <table:table-cell table:formula="of:=VLOOKUP([.B202];[$actions.$A$2:.$D$504];2;0)" office:value-type="string" office:string-value="" calcext:value-type="error">
            <text:p>#N/A</text:p>
          </table:table-cell>
          <table:table-cell table:formula="of:=VLOOKUP([.B202];[$actions.$A$2:.$D$504];3;0)" office:value-type="string" office:string-value="" calcext:value-type="error">
            <text:p>#N/A</text:p>
          </table:table-cell>
          <table:table-cell table:formula="of:=VLOOKUP([.B202];[$actions.$A$2:.$D$50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04];5;0)" office:value-type="string" office:string-value="" calcext:value-type="error">
            <text:p>#N/A</text:p>
          </table:table-cell>
          <table:table-cell table:formula="of:=VLOOKUP([.B203];[$actions.$A$2:.$D$504];2;0)" office:value-type="string" office:string-value="" calcext:value-type="error">
            <text:p>#N/A</text:p>
          </table:table-cell>
          <table:table-cell table:formula="of:=VLOOKUP([.B203];[$actions.$A$2:.$D$504];3;0)" office:value-type="string" office:string-value="" calcext:value-type="error">
            <text:p>#N/A</text:p>
          </table:table-cell>
          <table:table-cell table:formula="of:=VLOOKUP([.B203];[$actions.$A$2:.$D$50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04];5;0)" office:value-type="string" office:string-value="" calcext:value-type="error">
            <text:p>#N/A</text:p>
          </table:table-cell>
          <table:table-cell table:formula="of:=VLOOKUP([.B204];[$actions.$A$2:.$D$504];2;0)" office:value-type="string" office:string-value="" calcext:value-type="error">
            <text:p>#N/A</text:p>
          </table:table-cell>
          <table:table-cell table:formula="of:=VLOOKUP([.B204];[$actions.$A$2:.$D$504];3;0)" office:value-type="string" office:string-value="" calcext:value-type="error">
            <text:p>#N/A</text:p>
          </table:table-cell>
          <table:table-cell table:formula="of:=VLOOKUP([.B204];[$actions.$A$2:.$D$50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04];5;0)" office:value-type="string" office:string-value="" calcext:value-type="error">
            <text:p>#N/A</text:p>
          </table:table-cell>
          <table:table-cell table:formula="of:=VLOOKUP([.B205];[$actions.$A$2:.$D$504];2;0)" office:value-type="string" office:string-value="" calcext:value-type="error">
            <text:p>#N/A</text:p>
          </table:table-cell>
          <table:table-cell table:formula="of:=VLOOKUP([.B205];[$actions.$A$2:.$D$504];3;0)" office:value-type="string" office:string-value="" calcext:value-type="error">
            <text:p>#N/A</text:p>
          </table:table-cell>
          <table:table-cell table:formula="of:=VLOOKUP([.B205];[$actions.$A$2:.$D$50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04];5;0)" office:value-type="string" office:string-value="" calcext:value-type="error">
            <text:p>#N/A</text:p>
          </table:table-cell>
          <table:table-cell table:formula="of:=VLOOKUP([.B206];[$actions.$A$2:.$D$504];2;0)" office:value-type="string" office:string-value="" calcext:value-type="error">
            <text:p>#N/A</text:p>
          </table:table-cell>
          <table:table-cell table:formula="of:=VLOOKUP([.B206];[$actions.$A$2:.$D$504];3;0)" office:value-type="string" office:string-value="" calcext:value-type="error">
            <text:p>#N/A</text:p>
          </table:table-cell>
          <table:table-cell table:formula="of:=VLOOKUP([.B206];[$actions.$A$2:.$D$50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04];5;0)" office:value-type="string" office:string-value="" calcext:value-type="error">
            <text:p>#N/A</text:p>
          </table:table-cell>
          <table:table-cell table:formula="of:=VLOOKUP([.B207];[$actions.$A$2:.$D$504];2;0)" office:value-type="string" office:string-value="" calcext:value-type="error">
            <text:p>#N/A</text:p>
          </table:table-cell>
          <table:table-cell table:formula="of:=VLOOKUP([.B207];[$actions.$A$2:.$D$504];3;0)" office:value-type="string" office:string-value="" calcext:value-type="error">
            <text:p>#N/A</text:p>
          </table:table-cell>
          <table:table-cell table:formula="of:=VLOOKUP([.B207];[$actions.$A$2:.$D$50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04];5;0)" office:value-type="string" office:string-value="" calcext:value-type="error">
            <text:p>#N/A</text:p>
          </table:table-cell>
          <table:table-cell table:formula="of:=VLOOKUP([.B208];[$actions.$A$2:.$D$504];2;0)" office:value-type="string" office:string-value="" calcext:value-type="error">
            <text:p>#N/A</text:p>
          </table:table-cell>
          <table:table-cell table:formula="of:=VLOOKUP([.B208];[$actions.$A$2:.$D$504];3;0)" office:value-type="string" office:string-value="" calcext:value-type="error">
            <text:p>#N/A</text:p>
          </table:table-cell>
          <table:table-cell table:formula="of:=VLOOKUP([.B208];[$actions.$A$2:.$D$50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04];5;0)" office:value-type="string" office:string-value="" calcext:value-type="error">
            <text:p>#N/A</text:p>
          </table:table-cell>
          <table:table-cell table:formula="of:=VLOOKUP([.B209];[$actions.$A$2:.$D$504];2;0)" office:value-type="string" office:string-value="" calcext:value-type="error">
            <text:p>#N/A</text:p>
          </table:table-cell>
          <table:table-cell table:formula="of:=VLOOKUP([.B209];[$actions.$A$2:.$D$504];3;0)" office:value-type="string" office:string-value="" calcext:value-type="error">
            <text:p>#N/A</text:p>
          </table:table-cell>
          <table:table-cell table:formula="of:=VLOOKUP([.B209];[$actions.$A$2:.$D$50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04];5;0)" office:value-type="string" office:string-value="" calcext:value-type="error">
            <text:p>#N/A</text:p>
          </table:table-cell>
          <table:table-cell table:formula="of:=VLOOKUP([.B210];[$actions.$A$2:.$D$504];2;0)" office:value-type="string" office:string-value="" calcext:value-type="error">
            <text:p>#N/A</text:p>
          </table:table-cell>
          <table:table-cell table:formula="of:=VLOOKUP([.B210];[$actions.$A$2:.$D$504];3;0)" office:value-type="string" office:string-value="" calcext:value-type="error">
            <text:p>#N/A</text:p>
          </table:table-cell>
          <table:table-cell table:formula="of:=VLOOKUP([.B210];[$actions.$A$2:.$D$50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04];5;0)" office:value-type="string" office:string-value="" calcext:value-type="error">
            <text:p>#N/A</text:p>
          </table:table-cell>
          <table:table-cell table:formula="of:=VLOOKUP([.B211];[$actions.$A$2:.$D$504];2;0)" office:value-type="string" office:string-value="" calcext:value-type="error">
            <text:p>#N/A</text:p>
          </table:table-cell>
          <table:table-cell table:formula="of:=VLOOKUP([.B211];[$actions.$A$2:.$D$504];3;0)" office:value-type="string" office:string-value="" calcext:value-type="error">
            <text:p>#N/A</text:p>
          </table:table-cell>
          <table:table-cell table:formula="of:=VLOOKUP([.B211];[$actions.$A$2:.$D$50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04];5;0)" office:value-type="string" office:string-value="" calcext:value-type="error">
            <text:p>#N/A</text:p>
          </table:table-cell>
          <table:table-cell table:formula="of:=VLOOKUP([.B212];[$actions.$A$2:.$D$504];2;0)" office:value-type="string" office:string-value="" calcext:value-type="error">
            <text:p>#N/A</text:p>
          </table:table-cell>
          <table:table-cell table:formula="of:=VLOOKUP([.B212];[$actions.$A$2:.$D$504];3;0)" office:value-type="string" office:string-value="" calcext:value-type="error">
            <text:p>#N/A</text:p>
          </table:table-cell>
          <table:table-cell table:formula="of:=VLOOKUP([.B212];[$actions.$A$2:.$D$50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04];5;0)" office:value-type="string" office:string-value="" calcext:value-type="error">
            <text:p>#N/A</text:p>
          </table:table-cell>
          <table:table-cell table:formula="of:=VLOOKUP([.B213];[$actions.$A$2:.$D$504];2;0)" office:value-type="string" office:string-value="" calcext:value-type="error">
            <text:p>#N/A</text:p>
          </table:table-cell>
          <table:table-cell table:formula="of:=VLOOKUP([.B213];[$actions.$A$2:.$D$504];3;0)" office:value-type="string" office:string-value="" calcext:value-type="error">
            <text:p>#N/A</text:p>
          </table:table-cell>
          <table:table-cell table:formula="of:=VLOOKUP([.B213];[$actions.$A$2:.$D$50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04];5;0)" office:value-type="string" office:string-value="" calcext:value-type="error">
            <text:p>#N/A</text:p>
          </table:table-cell>
          <table:table-cell table:formula="of:=VLOOKUP([.B214];[$actions.$A$2:.$D$504];2;0)" office:value-type="string" office:string-value="" calcext:value-type="error">
            <text:p>#N/A</text:p>
          </table:table-cell>
          <table:table-cell table:formula="of:=VLOOKUP([.B214];[$actions.$A$2:.$D$504];3;0)" office:value-type="string" office:string-value="" calcext:value-type="error">
            <text:p>#N/A</text:p>
          </table:table-cell>
          <table:table-cell table:formula="of:=VLOOKUP([.B214];[$actions.$A$2:.$D$50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04];5;0)" office:value-type="string" office:string-value="" calcext:value-type="error">
            <text:p>#N/A</text:p>
          </table:table-cell>
          <table:table-cell table:formula="of:=VLOOKUP([.B215];[$actions.$A$2:.$D$504];2;0)" office:value-type="string" office:string-value="" calcext:value-type="error">
            <text:p>#N/A</text:p>
          </table:table-cell>
          <table:table-cell table:formula="of:=VLOOKUP([.B215];[$actions.$A$2:.$D$504];3;0)" office:value-type="string" office:string-value="" calcext:value-type="error">
            <text:p>#N/A</text:p>
          </table:table-cell>
          <table:table-cell table:formula="of:=VLOOKUP([.B215];[$actions.$A$2:.$D$50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04];5;0)" office:value-type="string" office:string-value="" calcext:value-type="error">
            <text:p>#N/A</text:p>
          </table:table-cell>
          <table:table-cell table:formula="of:=VLOOKUP([.B216];[$actions.$A$2:.$D$504];2;0)" office:value-type="string" office:string-value="" calcext:value-type="error">
            <text:p>#N/A</text:p>
          </table:table-cell>
          <table:table-cell table:formula="of:=VLOOKUP([.B216];[$actions.$A$2:.$D$504];3;0)" office:value-type="string" office:string-value="" calcext:value-type="error">
            <text:p>#N/A</text:p>
          </table:table-cell>
          <table:table-cell table:formula="of:=VLOOKUP([.B216];[$actions.$A$2:.$D$50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04];5;0)" office:value-type="string" office:string-value="" calcext:value-type="error">
            <text:p>#N/A</text:p>
          </table:table-cell>
          <table:table-cell table:formula="of:=VLOOKUP([.B217];[$actions.$A$2:.$D$504];2;0)" office:value-type="string" office:string-value="" calcext:value-type="error">
            <text:p>#N/A</text:p>
          </table:table-cell>
          <table:table-cell table:formula="of:=VLOOKUP([.B217];[$actions.$A$2:.$D$504];3;0)" office:value-type="string" office:string-value="" calcext:value-type="error">
            <text:p>#N/A</text:p>
          </table:table-cell>
          <table:table-cell table:formula="of:=VLOOKUP([.B217];[$actions.$A$2:.$D$50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04];5;0)" office:value-type="string" office:string-value="" calcext:value-type="error">
            <text:p>#N/A</text:p>
          </table:table-cell>
          <table:table-cell table:formula="of:=VLOOKUP([.B218];[$actions.$A$2:.$D$504];2;0)" office:value-type="string" office:string-value="" calcext:value-type="error">
            <text:p>#N/A</text:p>
          </table:table-cell>
          <table:table-cell table:formula="of:=VLOOKUP([.B218];[$actions.$A$2:.$D$504];3;0)" office:value-type="string" office:string-value="" calcext:value-type="error">
            <text:p>#N/A</text:p>
          </table:table-cell>
          <table:table-cell table:formula="of:=VLOOKUP([.B218];[$actions.$A$2:.$D$50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04];5;0)" office:value-type="string" office:string-value="" calcext:value-type="error">
            <text:p>#N/A</text:p>
          </table:table-cell>
          <table:table-cell table:formula="of:=VLOOKUP([.B219];[$actions.$A$2:.$D$504];2;0)" office:value-type="string" office:string-value="" calcext:value-type="error">
            <text:p>#N/A</text:p>
          </table:table-cell>
          <table:table-cell table:formula="of:=VLOOKUP([.B219];[$actions.$A$2:.$D$504];3;0)" office:value-type="string" office:string-value="" calcext:value-type="error">
            <text:p>#N/A</text:p>
          </table:table-cell>
          <table:table-cell table:formula="of:=VLOOKUP([.B219];[$actions.$A$2:.$D$50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04];5;0)" office:value-type="string" office:string-value="" calcext:value-type="error">
            <text:p>#N/A</text:p>
          </table:table-cell>
          <table:table-cell table:formula="of:=VLOOKUP([.B220];[$actions.$A$2:.$D$504];2;0)" office:value-type="string" office:string-value="" calcext:value-type="error">
            <text:p>#N/A</text:p>
          </table:table-cell>
          <table:table-cell table:formula="of:=VLOOKUP([.B220];[$actions.$A$2:.$D$504];3;0)" office:value-type="string" office:string-value="" calcext:value-type="error">
            <text:p>#N/A</text:p>
          </table:table-cell>
          <table:table-cell table:formula="of:=VLOOKUP([.B220];[$actions.$A$2:.$D$50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04];5;0)" office:value-type="string" office:string-value="" calcext:value-type="error">
            <text:p>#N/A</text:p>
          </table:table-cell>
          <table:table-cell table:formula="of:=VLOOKUP([.B221];[$actions.$A$2:.$D$504];2;0)" office:value-type="string" office:string-value="" calcext:value-type="error">
            <text:p>#N/A</text:p>
          </table:table-cell>
          <table:table-cell table:formula="of:=VLOOKUP([.B221];[$actions.$A$2:.$D$504];3;0)" office:value-type="string" office:string-value="" calcext:value-type="error">
            <text:p>#N/A</text:p>
          </table:table-cell>
          <table:table-cell table:formula="of:=VLOOKUP([.B221];[$actions.$A$2:.$D$50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04];5;0)" office:value-type="string" office:string-value="" calcext:value-type="error">
            <text:p>#N/A</text:p>
          </table:table-cell>
          <table:table-cell table:formula="of:=VLOOKUP([.B222];[$actions.$A$2:.$D$504];2;0)" office:value-type="string" office:string-value="" calcext:value-type="error">
            <text:p>#N/A</text:p>
          </table:table-cell>
          <table:table-cell table:formula="of:=VLOOKUP([.B222];[$actions.$A$2:.$D$504];3;0)" office:value-type="string" office:string-value="" calcext:value-type="error">
            <text:p>#N/A</text:p>
          </table:table-cell>
          <table:table-cell table:formula="of:=VLOOKUP([.B222];[$actions.$A$2:.$D$50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04];5;0)" office:value-type="string" office:string-value="" calcext:value-type="error">
            <text:p>#N/A</text:p>
          </table:table-cell>
          <table:table-cell table:formula="of:=VLOOKUP([.B223];[$actions.$A$2:.$D$504];2;0)" office:value-type="string" office:string-value="" calcext:value-type="error">
            <text:p>#N/A</text:p>
          </table:table-cell>
          <table:table-cell table:formula="of:=VLOOKUP([.B223];[$actions.$A$2:.$D$504];3;0)" office:value-type="string" office:string-value="" calcext:value-type="error">
            <text:p>#N/A</text:p>
          </table:table-cell>
          <table:table-cell table:formula="of:=VLOOKUP([.B223];[$actions.$A$2:.$D$50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04];5;0)" office:value-type="string" office:string-value="" calcext:value-type="error">
            <text:p>#N/A</text:p>
          </table:table-cell>
          <table:table-cell table:formula="of:=VLOOKUP([.B224];[$actions.$A$2:.$D$504];2;0)" office:value-type="string" office:string-value="" calcext:value-type="error">
            <text:p>#N/A</text:p>
          </table:table-cell>
          <table:table-cell table:formula="of:=VLOOKUP([.B224];[$actions.$A$2:.$D$504];3;0)" office:value-type="string" office:string-value="" calcext:value-type="error">
            <text:p>#N/A</text:p>
          </table:table-cell>
          <table:table-cell table:formula="of:=VLOOKUP([.B224];[$actions.$A$2:.$D$50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04];5;0)" office:value-type="string" office:string-value="" calcext:value-type="error">
            <text:p>#N/A</text:p>
          </table:table-cell>
          <table:table-cell table:formula="of:=VLOOKUP([.B225];[$actions.$A$2:.$D$504];2;0)" office:value-type="string" office:string-value="" calcext:value-type="error">
            <text:p>#N/A</text:p>
          </table:table-cell>
          <table:table-cell table:formula="of:=VLOOKUP([.B225];[$actions.$A$2:.$D$504];3;0)" office:value-type="string" office:string-value="" calcext:value-type="error">
            <text:p>#N/A</text:p>
          </table:table-cell>
          <table:table-cell table:formula="of:=VLOOKUP([.B225];[$actions.$A$2:.$D$50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04];5;0)" office:value-type="string" office:string-value="" calcext:value-type="error">
            <text:p>#N/A</text:p>
          </table:table-cell>
          <table:table-cell table:formula="of:=VLOOKUP([.B226];[$actions.$A$2:.$D$504];2;0)" office:value-type="string" office:string-value="" calcext:value-type="error">
            <text:p>#N/A</text:p>
          </table:table-cell>
          <table:table-cell table:formula="of:=VLOOKUP([.B226];[$actions.$A$2:.$D$504];3;0)" office:value-type="string" office:string-value="" calcext:value-type="error">
            <text:p>#N/A</text:p>
          </table:table-cell>
          <table:table-cell table:formula="of:=VLOOKUP([.B226];[$actions.$A$2:.$D$50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04];5;0)" office:value-type="string" office:string-value="" calcext:value-type="error">
            <text:p>#N/A</text:p>
          </table:table-cell>
          <table:table-cell table:formula="of:=VLOOKUP([.B227];[$actions.$A$2:.$D$504];2;0)" office:value-type="string" office:string-value="" calcext:value-type="error">
            <text:p>#N/A</text:p>
          </table:table-cell>
          <table:table-cell table:formula="of:=VLOOKUP([.B227];[$actions.$A$2:.$D$504];3;0)" office:value-type="string" office:string-value="" calcext:value-type="error">
            <text:p>#N/A</text:p>
          </table:table-cell>
          <table:table-cell table:formula="of:=VLOOKUP([.B227];[$actions.$A$2:.$D$50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04];5;0)" office:value-type="string" office:string-value="" calcext:value-type="error">
            <text:p>#N/A</text:p>
          </table:table-cell>
          <table:table-cell table:formula="of:=VLOOKUP([.B228];[$actions.$A$2:.$D$504];2;0)" office:value-type="string" office:string-value="" calcext:value-type="error">
            <text:p>#N/A</text:p>
          </table:table-cell>
          <table:table-cell table:formula="of:=VLOOKUP([.B228];[$actions.$A$2:.$D$504];3;0)" office:value-type="string" office:string-value="" calcext:value-type="error">
            <text:p>#N/A</text:p>
          </table:table-cell>
          <table:table-cell table:formula="of:=VLOOKUP([.B228];[$actions.$A$2:.$D$50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04];5;0)" office:value-type="string" office:string-value="" calcext:value-type="error">
            <text:p>#N/A</text:p>
          </table:table-cell>
          <table:table-cell table:formula="of:=VLOOKUP([.B229];[$actions.$A$2:.$D$504];2;0)" office:value-type="string" office:string-value="" calcext:value-type="error">
            <text:p>#N/A</text:p>
          </table:table-cell>
          <table:table-cell table:formula="of:=VLOOKUP([.B229];[$actions.$A$2:.$D$504];3;0)" office:value-type="string" office:string-value="" calcext:value-type="error">
            <text:p>#N/A</text:p>
          </table:table-cell>
          <table:table-cell table:formula="of:=VLOOKUP([.B229];[$actions.$A$2:.$D$50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04];5;0)" office:value-type="string" office:string-value="" calcext:value-type="error">
            <text:p>#N/A</text:p>
          </table:table-cell>
          <table:table-cell table:formula="of:=VLOOKUP([.B230];[$actions.$A$2:.$D$504];2;0)" office:value-type="string" office:string-value="" calcext:value-type="error">
            <text:p>#N/A</text:p>
          </table:table-cell>
          <table:table-cell table:formula="of:=VLOOKUP([.B230];[$actions.$A$2:.$D$504];3;0)" office:value-type="string" office:string-value="" calcext:value-type="error">
            <text:p>#N/A</text:p>
          </table:table-cell>
          <table:table-cell table:formula="of:=VLOOKUP([.B230];[$actions.$A$2:.$D$50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04];5;0)" office:value-type="string" office:string-value="" calcext:value-type="error">
            <text:p>#N/A</text:p>
          </table:table-cell>
          <table:table-cell table:formula="of:=VLOOKUP([.B231];[$actions.$A$2:.$D$504];2;0)" office:value-type="string" office:string-value="" calcext:value-type="error">
            <text:p>#N/A</text:p>
          </table:table-cell>
          <table:table-cell table:formula="of:=VLOOKUP([.B231];[$actions.$A$2:.$D$504];3;0)" office:value-type="string" office:string-value="" calcext:value-type="error">
            <text:p>#N/A</text:p>
          </table:table-cell>
          <table:table-cell table:formula="of:=VLOOKUP([.B231];[$actions.$A$2:.$D$50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04];5;0)" office:value-type="string" office:string-value="" calcext:value-type="error">
            <text:p>#N/A</text:p>
          </table:table-cell>
          <table:table-cell table:formula="of:=VLOOKUP([.B232];[$actions.$A$2:.$D$504];2;0)" office:value-type="string" office:string-value="" calcext:value-type="error">
            <text:p>#N/A</text:p>
          </table:table-cell>
          <table:table-cell table:formula="of:=VLOOKUP([.B232];[$actions.$A$2:.$D$504];3;0)" office:value-type="string" office:string-value="" calcext:value-type="error">
            <text:p>#N/A</text:p>
          </table:table-cell>
          <table:table-cell table:formula="of:=VLOOKUP([.B232];[$actions.$A$2:.$D$50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04];5;0)" office:value-type="string" office:string-value="" calcext:value-type="error">
            <text:p>#N/A</text:p>
          </table:table-cell>
          <table:table-cell table:formula="of:=VLOOKUP([.B233];[$actions.$A$2:.$D$504];2;0)" office:value-type="string" office:string-value="" calcext:value-type="error">
            <text:p>#N/A</text:p>
          </table:table-cell>
          <table:table-cell table:formula="of:=VLOOKUP([.B233];[$actions.$A$2:.$D$504];3;0)" office:value-type="string" office:string-value="" calcext:value-type="error">
            <text:p>#N/A</text:p>
          </table:table-cell>
          <table:table-cell table:formula="of:=VLOOKUP([.B233];[$actions.$A$2:.$D$50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04];5;0)" office:value-type="string" office:string-value="" calcext:value-type="error">
            <text:p>#N/A</text:p>
          </table:table-cell>
          <table:table-cell table:formula="of:=VLOOKUP([.B234];[$actions.$A$2:.$D$504];2;0)" office:value-type="string" office:string-value="" calcext:value-type="error">
            <text:p>#N/A</text:p>
          </table:table-cell>
          <table:table-cell table:formula="of:=VLOOKUP([.B234];[$actions.$A$2:.$D$504];3;0)" office:value-type="string" office:string-value="" calcext:value-type="error">
            <text:p>#N/A</text:p>
          </table:table-cell>
          <table:table-cell table:formula="of:=VLOOKUP([.B234];[$actions.$A$2:.$D$50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04];5;0)" office:value-type="string" office:string-value="" calcext:value-type="error">
            <text:p>#N/A</text:p>
          </table:table-cell>
          <table:table-cell table:formula="of:=VLOOKUP([.B235];[$actions.$A$2:.$D$504];2;0)" office:value-type="string" office:string-value="" calcext:value-type="error">
            <text:p>#N/A</text:p>
          </table:table-cell>
          <table:table-cell table:formula="of:=VLOOKUP([.B235];[$actions.$A$2:.$D$504];3;0)" office:value-type="string" office:string-value="" calcext:value-type="error">
            <text:p>#N/A</text:p>
          </table:table-cell>
          <table:table-cell table:formula="of:=VLOOKUP([.B235];[$actions.$A$2:.$D$50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04];5;0)" office:value-type="string" office:string-value="" calcext:value-type="error">
            <text:p>#N/A</text:p>
          </table:table-cell>
          <table:table-cell table:formula="of:=VLOOKUP([.B236];[$actions.$A$2:.$D$504];2;0)" office:value-type="string" office:string-value="" calcext:value-type="error">
            <text:p>#N/A</text:p>
          </table:table-cell>
          <table:table-cell table:formula="of:=VLOOKUP([.B236];[$actions.$A$2:.$D$504];3;0)" office:value-type="string" office:string-value="" calcext:value-type="error">
            <text:p>#N/A</text:p>
          </table:table-cell>
          <table:table-cell table:formula="of:=VLOOKUP([.B236];[$actions.$A$2:.$D$50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04];5;0)" office:value-type="string" office:string-value="" calcext:value-type="error">
            <text:p>#N/A</text:p>
          </table:table-cell>
          <table:table-cell table:formula="of:=VLOOKUP([.B237];[$actions.$A$2:.$D$504];2;0)" office:value-type="string" office:string-value="" calcext:value-type="error">
            <text:p>#N/A</text:p>
          </table:table-cell>
          <table:table-cell table:formula="of:=VLOOKUP([.B237];[$actions.$A$2:.$D$504];3;0)" office:value-type="string" office:string-value="" calcext:value-type="error">
            <text:p>#N/A</text:p>
          </table:table-cell>
          <table:table-cell table:formula="of:=VLOOKUP([.B237];[$actions.$A$2:.$D$50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04];5;0)" office:value-type="string" office:string-value="" calcext:value-type="error">
            <text:p>#N/A</text:p>
          </table:table-cell>
          <table:table-cell table:formula="of:=VLOOKUP([.B238];[$actions.$A$2:.$D$504];2;0)" office:value-type="string" office:string-value="" calcext:value-type="error">
            <text:p>#N/A</text:p>
          </table:table-cell>
          <table:table-cell table:formula="of:=VLOOKUP([.B238];[$actions.$A$2:.$D$504];3;0)" office:value-type="string" office:string-value="" calcext:value-type="error">
            <text:p>#N/A</text:p>
          </table:table-cell>
          <table:table-cell table:formula="of:=VLOOKUP([.B238];[$actions.$A$2:.$D$50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04];5;0)" office:value-type="string" office:string-value="" calcext:value-type="error">
            <text:p>#N/A</text:p>
          </table:table-cell>
          <table:table-cell table:formula="of:=VLOOKUP([.B239];[$actions.$A$2:.$D$504];2;0)" office:value-type="string" office:string-value="" calcext:value-type="error">
            <text:p>#N/A</text:p>
          </table:table-cell>
          <table:table-cell table:formula="of:=VLOOKUP([.B239];[$actions.$A$2:.$D$504];3;0)" office:value-type="string" office:string-value="" calcext:value-type="error">
            <text:p>#N/A</text:p>
          </table:table-cell>
          <table:table-cell table:formula="of:=VLOOKUP([.B239];[$actions.$A$2:.$D$50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04];5;0)" office:value-type="string" office:string-value="" calcext:value-type="error">
            <text:p>#N/A</text:p>
          </table:table-cell>
          <table:table-cell table:formula="of:=VLOOKUP([.B240];[$actions.$A$2:.$D$504];2;0)" office:value-type="string" office:string-value="" calcext:value-type="error">
            <text:p>#N/A</text:p>
          </table:table-cell>
          <table:table-cell table:formula="of:=VLOOKUP([.B240];[$actions.$A$2:.$D$504];3;0)" office:value-type="string" office:string-value="" calcext:value-type="error">
            <text:p>#N/A</text:p>
          </table:table-cell>
          <table:table-cell table:formula="of:=VLOOKUP([.B240];[$actions.$A$2:.$D$50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04];5;0)" office:value-type="string" office:string-value="" calcext:value-type="error">
            <text:p>#N/A</text:p>
          </table:table-cell>
          <table:table-cell table:formula="of:=VLOOKUP([.B241];[$actions.$A$2:.$D$504];2;0)" office:value-type="string" office:string-value="" calcext:value-type="error">
            <text:p>#N/A</text:p>
          </table:table-cell>
          <table:table-cell table:formula="of:=VLOOKUP([.B241];[$actions.$A$2:.$D$504];3;0)" office:value-type="string" office:string-value="" calcext:value-type="error">
            <text:p>#N/A</text:p>
          </table:table-cell>
          <table:table-cell table:formula="of:=VLOOKUP([.B241];[$actions.$A$2:.$D$50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04];5;0)" office:value-type="string" office:string-value="" calcext:value-type="error">
            <text:p>#N/A</text:p>
          </table:table-cell>
          <table:table-cell table:formula="of:=VLOOKUP([.B242];[$actions.$A$2:.$D$504];2;0)" office:value-type="string" office:string-value="" calcext:value-type="error">
            <text:p>#N/A</text:p>
          </table:table-cell>
          <table:table-cell table:formula="of:=VLOOKUP([.B242];[$actions.$A$2:.$D$504];3;0)" office:value-type="string" office:string-value="" calcext:value-type="error">
            <text:p>#N/A</text:p>
          </table:table-cell>
          <table:table-cell table:formula="of:=VLOOKUP([.B242];[$actions.$A$2:.$D$50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04];5;0)" office:value-type="string" office:string-value="" calcext:value-type="error">
            <text:p>#N/A</text:p>
          </table:table-cell>
          <table:table-cell table:formula="of:=VLOOKUP([.B243];[$actions.$A$2:.$D$504];2;0)" office:value-type="string" office:string-value="" calcext:value-type="error">
            <text:p>#N/A</text:p>
          </table:table-cell>
          <table:table-cell table:formula="of:=VLOOKUP([.B243];[$actions.$A$2:.$D$504];3;0)" office:value-type="string" office:string-value="" calcext:value-type="error">
            <text:p>#N/A</text:p>
          </table:table-cell>
          <table:table-cell table:formula="of:=VLOOKUP([.B243];[$actions.$A$2:.$D$50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04];5;0)" office:value-type="string" office:string-value="" calcext:value-type="error">
            <text:p>#N/A</text:p>
          </table:table-cell>
          <table:table-cell table:formula="of:=VLOOKUP([.B244];[$actions.$A$2:.$D$504];2;0)" office:value-type="string" office:string-value="" calcext:value-type="error">
            <text:p>#N/A</text:p>
          </table:table-cell>
          <table:table-cell table:formula="of:=VLOOKUP([.B244];[$actions.$A$2:.$D$504];3;0)" office:value-type="string" office:string-value="" calcext:value-type="error">
            <text:p>#N/A</text:p>
          </table:table-cell>
          <table:table-cell table:formula="of:=VLOOKUP([.B244];[$actions.$A$2:.$D$50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04];5;0)" office:value-type="string" office:string-value="" calcext:value-type="error">
            <text:p>#N/A</text:p>
          </table:table-cell>
          <table:table-cell table:formula="of:=VLOOKUP([.B245];[$actions.$A$2:.$D$504];2;0)" office:value-type="string" office:string-value="" calcext:value-type="error">
            <text:p>#N/A</text:p>
          </table:table-cell>
          <table:table-cell table:formula="of:=VLOOKUP([.B245];[$actions.$A$2:.$D$504];3;0)" office:value-type="string" office:string-value="" calcext:value-type="error">
            <text:p>#N/A</text:p>
          </table:table-cell>
          <table:table-cell table:formula="of:=VLOOKUP([.B245];[$actions.$A$2:.$D$50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04];5;0)" office:value-type="string" office:string-value="" calcext:value-type="error">
            <text:p>#N/A</text:p>
          </table:table-cell>
          <table:table-cell table:formula="of:=VLOOKUP([.B246];[$actions.$A$2:.$D$504];2;0)" office:value-type="string" office:string-value="" calcext:value-type="error">
            <text:p>#N/A</text:p>
          </table:table-cell>
          <table:table-cell table:formula="of:=VLOOKUP([.B246];[$actions.$A$2:.$D$504];3;0)" office:value-type="string" office:string-value="" calcext:value-type="error">
            <text:p>#N/A</text:p>
          </table:table-cell>
          <table:table-cell table:formula="of:=VLOOKUP([.B246];[$actions.$A$2:.$D$50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04];5;0)" office:value-type="string" office:string-value="" calcext:value-type="error">
            <text:p>#N/A</text:p>
          </table:table-cell>
          <table:table-cell table:formula="of:=VLOOKUP([.B247];[$actions.$A$2:.$D$504];2;0)" office:value-type="string" office:string-value="" calcext:value-type="error">
            <text:p>#N/A</text:p>
          </table:table-cell>
          <table:table-cell table:formula="of:=VLOOKUP([.B247];[$actions.$A$2:.$D$504];3;0)" office:value-type="string" office:string-value="" calcext:value-type="error">
            <text:p>#N/A</text:p>
          </table:table-cell>
          <table:table-cell table:formula="of:=VLOOKUP([.B247];[$actions.$A$2:.$D$50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04];5;0)" office:value-type="string" office:string-value="" calcext:value-type="error">
            <text:p>#N/A</text:p>
          </table:table-cell>
          <table:table-cell table:formula="of:=VLOOKUP([.B248];[$actions.$A$2:.$D$504];2;0)" office:value-type="string" office:string-value="" calcext:value-type="error">
            <text:p>#N/A</text:p>
          </table:table-cell>
          <table:table-cell table:formula="of:=VLOOKUP([.B248];[$actions.$A$2:.$D$504];3;0)" office:value-type="string" office:string-value="" calcext:value-type="error">
            <text:p>#N/A</text:p>
          </table:table-cell>
          <table:table-cell table:formula="of:=VLOOKUP([.B248];[$actions.$A$2:.$D$50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04];5;0)" office:value-type="string" office:string-value="" calcext:value-type="error">
            <text:p>#N/A</text:p>
          </table:table-cell>
          <table:table-cell table:formula="of:=VLOOKUP([.B249];[$actions.$A$2:.$D$504];2;0)" office:value-type="string" office:string-value="" calcext:value-type="error">
            <text:p>#N/A</text:p>
          </table:table-cell>
          <table:table-cell table:formula="of:=VLOOKUP([.B249];[$actions.$A$2:.$D$504];3;0)" office:value-type="string" office:string-value="" calcext:value-type="error">
            <text:p>#N/A</text:p>
          </table:table-cell>
          <table:table-cell table:formula="of:=VLOOKUP([.B249];[$actions.$A$2:.$D$50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04];5;0)" office:value-type="string" office:string-value="" calcext:value-type="error">
            <text:p>#N/A</text:p>
          </table:table-cell>
          <table:table-cell table:formula="of:=VLOOKUP([.B250];[$actions.$A$2:.$D$504];2;0)" office:value-type="string" office:string-value="" calcext:value-type="error">
            <text:p>#N/A</text:p>
          </table:table-cell>
          <table:table-cell table:formula="of:=VLOOKUP([.B250];[$actions.$A$2:.$D$504];3;0)" office:value-type="string" office:string-value="" calcext:value-type="error">
            <text:p>#N/A</text:p>
          </table:table-cell>
          <table:table-cell table:formula="of:=VLOOKUP([.B250];[$actions.$A$2:.$D$50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04];5;0)" office:value-type="string" office:string-value="" calcext:value-type="error">
            <text:p>#N/A</text:p>
          </table:table-cell>
          <table:table-cell table:formula="of:=VLOOKUP([.B251];[$actions.$A$2:.$D$504];2;0)" office:value-type="string" office:string-value="" calcext:value-type="error">
            <text:p>#N/A</text:p>
          </table:table-cell>
          <table:table-cell table:formula="of:=VLOOKUP([.B251];[$actions.$A$2:.$D$504];3;0)" office:value-type="string" office:string-value="" calcext:value-type="error">
            <text:p>#N/A</text:p>
          </table:table-cell>
          <table:table-cell table:formula="of:=VLOOKUP([.B251];[$actions.$A$2:.$D$50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04];5;0)" office:value-type="string" office:string-value="" calcext:value-type="error">
            <text:p>#N/A</text:p>
          </table:table-cell>
          <table:table-cell table:formula="of:=VLOOKUP([.B252];[$actions.$A$2:.$D$504];2;0)" office:value-type="string" office:string-value="" calcext:value-type="error">
            <text:p>#N/A</text:p>
          </table:table-cell>
          <table:table-cell table:formula="of:=VLOOKUP([.B252];[$actions.$A$2:.$D$504];3;0)" office:value-type="string" office:string-value="" calcext:value-type="error">
            <text:p>#N/A</text:p>
          </table:table-cell>
          <table:table-cell table:formula="of:=VLOOKUP([.B252];[$actions.$A$2:.$D$50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04];5;0)" office:value-type="string" office:string-value="" calcext:value-type="error">
            <text:p>#N/A</text:p>
          </table:table-cell>
          <table:table-cell table:formula="of:=VLOOKUP([.B253];[$actions.$A$2:.$D$504];2;0)" office:value-type="string" office:string-value="" calcext:value-type="error">
            <text:p>#N/A</text:p>
          </table:table-cell>
          <table:table-cell table:formula="of:=VLOOKUP([.B253];[$actions.$A$2:.$D$504];3;0)" office:value-type="string" office:string-value="" calcext:value-type="error">
            <text:p>#N/A</text:p>
          </table:table-cell>
          <table:table-cell table:formula="of:=VLOOKUP([.B253];[$actions.$A$2:.$D$50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04];5;0)" office:value-type="string" office:string-value="" calcext:value-type="error">
            <text:p>#N/A</text:p>
          </table:table-cell>
          <table:table-cell table:formula="of:=VLOOKUP([.B254];[$actions.$A$2:.$D$504];2;0)" office:value-type="string" office:string-value="" calcext:value-type="error">
            <text:p>#N/A</text:p>
          </table:table-cell>
          <table:table-cell table:formula="of:=VLOOKUP([.B254];[$actions.$A$2:.$D$504];3;0)" office:value-type="string" office:string-value="" calcext:value-type="error">
            <text:p>#N/A</text:p>
          </table:table-cell>
          <table:table-cell table:formula="of:=VLOOKUP([.B254];[$actions.$A$2:.$D$50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04];5;0)" office:value-type="string" office:string-value="" calcext:value-type="error">
            <text:p>#N/A</text:p>
          </table:table-cell>
          <table:table-cell table:formula="of:=VLOOKUP([.B255];[$actions.$A$2:.$D$504];2;0)" office:value-type="string" office:string-value="" calcext:value-type="error">
            <text:p>#N/A</text:p>
          </table:table-cell>
          <table:table-cell table:formula="of:=VLOOKUP([.B255];[$actions.$A$2:.$D$504];3;0)" office:value-type="string" office:string-value="" calcext:value-type="error">
            <text:p>#N/A</text:p>
          </table:table-cell>
          <table:table-cell table:formula="of:=VLOOKUP([.B255];[$actions.$A$2:.$D$50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04];5;0)" office:value-type="string" office:string-value="" calcext:value-type="error">
            <text:p>#N/A</text:p>
          </table:table-cell>
          <table:table-cell table:formula="of:=VLOOKUP([.B256];[$actions.$A$2:.$D$504];2;0)" office:value-type="string" office:string-value="" calcext:value-type="error">
            <text:p>#N/A</text:p>
          </table:table-cell>
          <table:table-cell table:formula="of:=VLOOKUP([.B256];[$actions.$A$2:.$D$504];3;0)" office:value-type="string" office:string-value="" calcext:value-type="error">
            <text:p>#N/A</text:p>
          </table:table-cell>
          <table:table-cell table:formula="of:=VLOOKUP([.B256];[$actions.$A$2:.$D$50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04];5;0)" office:value-type="string" office:string-value="" calcext:value-type="error">
            <text:p>#N/A</text:p>
          </table:table-cell>
          <table:table-cell table:formula="of:=VLOOKUP([.B257];[$actions.$A$2:.$D$504];2;0)" office:value-type="string" office:string-value="" calcext:value-type="error">
            <text:p>#N/A</text:p>
          </table:table-cell>
          <table:table-cell table:formula="of:=VLOOKUP([.B257];[$actions.$A$2:.$D$504];3;0)" office:value-type="string" office:string-value="" calcext:value-type="error">
            <text:p>#N/A</text:p>
          </table:table-cell>
          <table:table-cell table:formula="of:=VLOOKUP([.B257];[$actions.$A$2:.$D$50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04];5;0)" office:value-type="string" office:string-value="" calcext:value-type="error">
            <text:p>#N/A</text:p>
          </table:table-cell>
          <table:table-cell table:formula="of:=VLOOKUP([.B258];[$actions.$A$2:.$D$504];2;0)" office:value-type="string" office:string-value="" calcext:value-type="error">
            <text:p>#N/A</text:p>
          </table:table-cell>
          <table:table-cell table:formula="of:=VLOOKUP([.B258];[$actions.$A$2:.$D$504];3;0)" office:value-type="string" office:string-value="" calcext:value-type="error">
            <text:p>#N/A</text:p>
          </table:table-cell>
          <table:table-cell table:formula="of:=VLOOKUP([.B258];[$actions.$A$2:.$D$50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04];5;0)" office:value-type="string" office:string-value="" calcext:value-type="error">
            <text:p>#N/A</text:p>
          </table:table-cell>
          <table:table-cell table:formula="of:=VLOOKUP([.B259];[$actions.$A$2:.$D$504];2;0)" office:value-type="string" office:string-value="" calcext:value-type="error">
            <text:p>#N/A</text:p>
          </table:table-cell>
          <table:table-cell table:formula="of:=VLOOKUP([.B259];[$actions.$A$2:.$D$504];3;0)" office:value-type="string" office:string-value="" calcext:value-type="error">
            <text:p>#N/A</text:p>
          </table:table-cell>
          <table:table-cell table:formula="of:=VLOOKUP([.B259];[$actions.$A$2:.$D$50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04];5;0)" office:value-type="string" office:string-value="" calcext:value-type="error">
            <text:p>#N/A</text:p>
          </table:table-cell>
          <table:table-cell table:formula="of:=VLOOKUP([.B260];[$actions.$A$2:.$D$504];2;0)" office:value-type="string" office:string-value="" calcext:value-type="error">
            <text:p>#N/A</text:p>
          </table:table-cell>
          <table:table-cell table:formula="of:=VLOOKUP([.B260];[$actions.$A$2:.$D$504];3;0)" office:value-type="string" office:string-value="" calcext:value-type="error">
            <text:p>#N/A</text:p>
          </table:table-cell>
          <table:table-cell table:formula="of:=VLOOKUP([.B260];[$actions.$A$2:.$D$50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04];5;0)" office:value-type="string" office:string-value="" calcext:value-type="error">
            <text:p>#N/A</text:p>
          </table:table-cell>
          <table:table-cell table:formula="of:=VLOOKUP([.B261];[$actions.$A$2:.$D$504];2;0)" office:value-type="string" office:string-value="" calcext:value-type="error">
            <text:p>#N/A</text:p>
          </table:table-cell>
          <table:table-cell table:formula="of:=VLOOKUP([.B261];[$actions.$A$2:.$D$504];3;0)" office:value-type="string" office:string-value="" calcext:value-type="error">
            <text:p>#N/A</text:p>
          </table:table-cell>
          <table:table-cell table:formula="of:=VLOOKUP([.B261];[$actions.$A$2:.$D$50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04];5;0)" office:value-type="string" office:string-value="" calcext:value-type="error">
            <text:p>#N/A</text:p>
          </table:table-cell>
          <table:table-cell table:formula="of:=VLOOKUP([.B262];[$actions.$A$2:.$D$504];2;0)" office:value-type="string" office:string-value="" calcext:value-type="error">
            <text:p>#N/A</text:p>
          </table:table-cell>
          <table:table-cell table:formula="of:=VLOOKUP([.B262];[$actions.$A$2:.$D$504];3;0)" office:value-type="string" office:string-value="" calcext:value-type="error">
            <text:p>#N/A</text:p>
          </table:table-cell>
          <table:table-cell table:formula="of:=VLOOKUP([.B262];[$actions.$A$2:.$D$50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04];5;0)" office:value-type="string" office:string-value="" calcext:value-type="error">
            <text:p>#N/A</text:p>
          </table:table-cell>
          <table:table-cell table:formula="of:=VLOOKUP([.B263];[$actions.$A$2:.$D$504];2;0)" office:value-type="string" office:string-value="" calcext:value-type="error">
            <text:p>#N/A</text:p>
          </table:table-cell>
          <table:table-cell table:formula="of:=VLOOKUP([.B263];[$actions.$A$2:.$D$504];3;0)" office:value-type="string" office:string-value="" calcext:value-type="error">
            <text:p>#N/A</text:p>
          </table:table-cell>
          <table:table-cell table:formula="of:=VLOOKUP([.B263];[$actions.$A$2:.$D$50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04];5;0)" office:value-type="string" office:string-value="" calcext:value-type="error">
            <text:p>#N/A</text:p>
          </table:table-cell>
          <table:table-cell table:formula="of:=VLOOKUP([.B264];[$actions.$A$2:.$D$504];2;0)" office:value-type="string" office:string-value="" calcext:value-type="error">
            <text:p>#N/A</text:p>
          </table:table-cell>
          <table:table-cell table:formula="of:=VLOOKUP([.B264];[$actions.$A$2:.$D$504];3;0)" office:value-type="string" office:string-value="" calcext:value-type="error">
            <text:p>#N/A</text:p>
          </table:table-cell>
          <table:table-cell table:formula="of:=VLOOKUP([.B264];[$actions.$A$2:.$D$50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04];5;0)" office:value-type="string" office:string-value="" calcext:value-type="error">
            <text:p>#N/A</text:p>
          </table:table-cell>
          <table:table-cell table:formula="of:=VLOOKUP([.B265];[$actions.$A$2:.$D$504];2;0)" office:value-type="string" office:string-value="" calcext:value-type="error">
            <text:p>#N/A</text:p>
          </table:table-cell>
          <table:table-cell table:formula="of:=VLOOKUP([.B265];[$actions.$A$2:.$D$504];3;0)" office:value-type="string" office:string-value="" calcext:value-type="error">
            <text:p>#N/A</text:p>
          </table:table-cell>
          <table:table-cell table:formula="of:=VLOOKUP([.B265];[$actions.$A$2:.$D$50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04];5;0)" office:value-type="string" office:string-value="" calcext:value-type="error">
            <text:p>#N/A</text:p>
          </table:table-cell>
          <table:table-cell table:formula="of:=VLOOKUP([.B266];[$actions.$A$2:.$D$504];2;0)" office:value-type="string" office:string-value="" calcext:value-type="error">
            <text:p>#N/A</text:p>
          </table:table-cell>
          <table:table-cell table:formula="of:=VLOOKUP([.B266];[$actions.$A$2:.$D$504];3;0)" office:value-type="string" office:string-value="" calcext:value-type="error">
            <text:p>#N/A</text:p>
          </table:table-cell>
          <table:table-cell table:formula="of:=VLOOKUP([.B266];[$actions.$A$2:.$D$50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04];5;0)" office:value-type="string" office:string-value="" calcext:value-type="error">
            <text:p>#N/A</text:p>
          </table:table-cell>
          <table:table-cell table:formula="of:=VLOOKUP([.B267];[$actions.$A$2:.$D$504];2;0)" office:value-type="string" office:string-value="" calcext:value-type="error">
            <text:p>#N/A</text:p>
          </table:table-cell>
          <table:table-cell table:formula="of:=VLOOKUP([.B267];[$actions.$A$2:.$D$504];3;0)" office:value-type="string" office:string-value="" calcext:value-type="error">
            <text:p>#N/A</text:p>
          </table:table-cell>
          <table:table-cell table:formula="of:=VLOOKUP([.B267];[$actions.$A$2:.$D$50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04];5;0)" office:value-type="string" office:string-value="" calcext:value-type="error">
            <text:p>#N/A</text:p>
          </table:table-cell>
          <table:table-cell table:formula="of:=VLOOKUP([.B268];[$actions.$A$2:.$D$504];2;0)" office:value-type="string" office:string-value="" calcext:value-type="error">
            <text:p>#N/A</text:p>
          </table:table-cell>
          <table:table-cell table:formula="of:=VLOOKUP([.B268];[$actions.$A$2:.$D$504];3;0)" office:value-type="string" office:string-value="" calcext:value-type="error">
            <text:p>#N/A</text:p>
          </table:table-cell>
          <table:table-cell table:formula="of:=VLOOKUP([.B268];[$actions.$A$2:.$D$50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04];5;0)" office:value-type="string" office:string-value="" calcext:value-type="error">
            <text:p>#N/A</text:p>
          </table:table-cell>
          <table:table-cell table:formula="of:=VLOOKUP([.B269];[$actions.$A$2:.$D$504];2;0)" office:value-type="string" office:string-value="" calcext:value-type="error">
            <text:p>#N/A</text:p>
          </table:table-cell>
          <table:table-cell table:formula="of:=VLOOKUP([.B269];[$actions.$A$2:.$D$504];3;0)" office:value-type="string" office:string-value="" calcext:value-type="error">
            <text:p>#N/A</text:p>
          </table:table-cell>
          <table:table-cell table:formula="of:=VLOOKUP([.B269];[$actions.$A$2:.$D$50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04];5;0)" office:value-type="string" office:string-value="" calcext:value-type="error">
            <text:p>#N/A</text:p>
          </table:table-cell>
          <table:table-cell table:formula="of:=VLOOKUP([.B270];[$actions.$A$2:.$D$504];2;0)" office:value-type="string" office:string-value="" calcext:value-type="error">
            <text:p>#N/A</text:p>
          </table:table-cell>
          <table:table-cell table:formula="of:=VLOOKUP([.B270];[$actions.$A$2:.$D$504];3;0)" office:value-type="string" office:string-value="" calcext:value-type="error">
            <text:p>#N/A</text:p>
          </table:table-cell>
          <table:table-cell table:formula="of:=VLOOKUP([.B270];[$actions.$A$2:.$D$50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04];5;0)" office:value-type="string" office:string-value="" calcext:value-type="error">
            <text:p>#N/A</text:p>
          </table:table-cell>
          <table:table-cell table:formula="of:=VLOOKUP([.B271];[$actions.$A$2:.$D$504];2;0)" office:value-type="string" office:string-value="" calcext:value-type="error">
            <text:p>#N/A</text:p>
          </table:table-cell>
          <table:table-cell table:formula="of:=VLOOKUP([.B271];[$actions.$A$2:.$D$504];3;0)" office:value-type="string" office:string-value="" calcext:value-type="error">
            <text:p>#N/A</text:p>
          </table:table-cell>
          <table:table-cell table:formula="of:=VLOOKUP([.B271];[$actions.$A$2:.$D$50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04];5;0)" office:value-type="string" office:string-value="" calcext:value-type="error">
            <text:p>#N/A</text:p>
          </table:table-cell>
          <table:table-cell table:formula="of:=VLOOKUP([.B272];[$actions.$A$2:.$D$504];2;0)" office:value-type="string" office:string-value="" calcext:value-type="error">
            <text:p>#N/A</text:p>
          </table:table-cell>
          <table:table-cell table:formula="of:=VLOOKUP([.B272];[$actions.$A$2:.$D$504];3;0)" office:value-type="string" office:string-value="" calcext:value-type="error">
            <text:p>#N/A</text:p>
          </table:table-cell>
          <table:table-cell table:formula="of:=VLOOKUP([.B272];[$actions.$A$2:.$D$50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04];5;0)" office:value-type="string" office:string-value="" calcext:value-type="error">
            <text:p>#N/A</text:p>
          </table:table-cell>
          <table:table-cell table:formula="of:=VLOOKUP([.B273];[$actions.$A$2:.$D$504];2;0)" office:value-type="string" office:string-value="" calcext:value-type="error">
            <text:p>#N/A</text:p>
          </table:table-cell>
          <table:table-cell table:formula="of:=VLOOKUP([.B273];[$actions.$A$2:.$D$504];3;0)" office:value-type="string" office:string-value="" calcext:value-type="error">
            <text:p>#N/A</text:p>
          </table:table-cell>
          <table:table-cell table:formula="of:=VLOOKUP([.B273];[$actions.$A$2:.$D$50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04];5;0)" office:value-type="string" office:string-value="" calcext:value-type="error">
            <text:p>#N/A</text:p>
          </table:table-cell>
          <table:table-cell table:formula="of:=VLOOKUP([.B274];[$actions.$A$2:.$D$504];2;0)" office:value-type="string" office:string-value="" calcext:value-type="error">
            <text:p>#N/A</text:p>
          </table:table-cell>
          <table:table-cell table:formula="of:=VLOOKUP([.B274];[$actions.$A$2:.$D$504];3;0)" office:value-type="string" office:string-value="" calcext:value-type="error">
            <text:p>#N/A</text:p>
          </table:table-cell>
          <table:table-cell table:formula="of:=VLOOKUP([.B274];[$actions.$A$2:.$D$50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04];5;0)" office:value-type="string" office:string-value="" calcext:value-type="error">
            <text:p>#N/A</text:p>
          </table:table-cell>
          <table:table-cell table:formula="of:=VLOOKUP([.B275];[$actions.$A$2:.$D$504];2;0)" office:value-type="string" office:string-value="" calcext:value-type="error">
            <text:p>#N/A</text:p>
          </table:table-cell>
          <table:table-cell table:formula="of:=VLOOKUP([.B275];[$actions.$A$2:.$D$504];3;0)" office:value-type="string" office:string-value="" calcext:value-type="error">
            <text:p>#N/A</text:p>
          </table:table-cell>
          <table:table-cell table:formula="of:=VLOOKUP([.B275];[$actions.$A$2:.$D$50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04];5;0)" office:value-type="string" office:string-value="" calcext:value-type="error">
            <text:p>#N/A</text:p>
          </table:table-cell>
          <table:table-cell table:formula="of:=VLOOKUP([.B276];[$actions.$A$2:.$D$504];2;0)" office:value-type="string" office:string-value="" calcext:value-type="error">
            <text:p>#N/A</text:p>
          </table:table-cell>
          <table:table-cell table:formula="of:=VLOOKUP([.B276];[$actions.$A$2:.$D$504];3;0)" office:value-type="string" office:string-value="" calcext:value-type="error">
            <text:p>#N/A</text:p>
          </table:table-cell>
          <table:table-cell table:formula="of:=VLOOKUP([.B276];[$actions.$A$2:.$D$50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04];5;0)" office:value-type="string" office:string-value="" calcext:value-type="error">
            <text:p>#N/A</text:p>
          </table:table-cell>
          <table:table-cell table:formula="of:=VLOOKUP([.B277];[$actions.$A$2:.$D$504];2;0)" office:value-type="string" office:string-value="" calcext:value-type="error">
            <text:p>#N/A</text:p>
          </table:table-cell>
          <table:table-cell table:formula="of:=VLOOKUP([.B277];[$actions.$A$2:.$D$504];3;0)" office:value-type="string" office:string-value="" calcext:value-type="error">
            <text:p>#N/A</text:p>
          </table:table-cell>
          <table:table-cell table:formula="of:=VLOOKUP([.B277];[$actions.$A$2:.$D$50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04];5;0)" office:value-type="string" office:string-value="" calcext:value-type="error">
            <text:p>#N/A</text:p>
          </table:table-cell>
          <table:table-cell table:formula="of:=VLOOKUP([.B278];[$actions.$A$2:.$D$504];2;0)" office:value-type="string" office:string-value="" calcext:value-type="error">
            <text:p>#N/A</text:p>
          </table:table-cell>
          <table:table-cell table:formula="of:=VLOOKUP([.B278];[$actions.$A$2:.$D$504];3;0)" office:value-type="string" office:string-value="" calcext:value-type="error">
            <text:p>#N/A</text:p>
          </table:table-cell>
          <table:table-cell table:formula="of:=VLOOKUP([.B278];[$actions.$A$2:.$D$50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04];5;0)" office:value-type="string" office:string-value="" calcext:value-type="error">
            <text:p>#N/A</text:p>
          </table:table-cell>
          <table:table-cell table:formula="of:=VLOOKUP([.B279];[$actions.$A$2:.$D$504];2;0)" office:value-type="string" office:string-value="" calcext:value-type="error">
            <text:p>#N/A</text:p>
          </table:table-cell>
          <table:table-cell table:formula="of:=VLOOKUP([.B279];[$actions.$A$2:.$D$504];3;0)" office:value-type="string" office:string-value="" calcext:value-type="error">
            <text:p>#N/A</text:p>
          </table:table-cell>
          <table:table-cell table:formula="of:=VLOOKUP([.B279];[$actions.$A$2:.$D$50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04];5;0)" office:value-type="string" office:string-value="" calcext:value-type="error">
            <text:p>#N/A</text:p>
          </table:table-cell>
          <table:table-cell table:formula="of:=VLOOKUP([.B280];[$actions.$A$2:.$D$504];2;0)" office:value-type="string" office:string-value="" calcext:value-type="error">
            <text:p>#N/A</text:p>
          </table:table-cell>
          <table:table-cell table:formula="of:=VLOOKUP([.B280];[$actions.$A$2:.$D$504];3;0)" office:value-type="string" office:string-value="" calcext:value-type="error">
            <text:p>#N/A</text:p>
          </table:table-cell>
          <table:table-cell table:formula="of:=VLOOKUP([.B280];[$actions.$A$2:.$D$50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04];5;0)" office:value-type="string" office:string-value="" calcext:value-type="error">
            <text:p>#N/A</text:p>
          </table:table-cell>
          <table:table-cell table:formula="of:=VLOOKUP([.B281];[$actions.$A$2:.$D$504];2;0)" office:value-type="string" office:string-value="" calcext:value-type="error">
            <text:p>#N/A</text:p>
          </table:table-cell>
          <table:table-cell table:formula="of:=VLOOKUP([.B281];[$actions.$A$2:.$D$504];3;0)" office:value-type="string" office:string-value="" calcext:value-type="error">
            <text:p>#N/A</text:p>
          </table:table-cell>
          <table:table-cell table:formula="of:=VLOOKUP([.B281];[$actions.$A$2:.$D$50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04];5;0)" office:value-type="string" office:string-value="" calcext:value-type="error">
            <text:p>#N/A</text:p>
          </table:table-cell>
          <table:table-cell table:formula="of:=VLOOKUP([.B282];[$actions.$A$2:.$D$504];2;0)" office:value-type="string" office:string-value="" calcext:value-type="error">
            <text:p>#N/A</text:p>
          </table:table-cell>
          <table:table-cell table:formula="of:=VLOOKUP([.B282];[$actions.$A$2:.$D$504];3;0)" office:value-type="string" office:string-value="" calcext:value-type="error">
            <text:p>#N/A</text:p>
          </table:table-cell>
          <table:table-cell table:formula="of:=VLOOKUP([.B282];[$actions.$A$2:.$D$50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04];5;0)" office:value-type="string" office:string-value="" calcext:value-type="error">
            <text:p>#N/A</text:p>
          </table:table-cell>
          <table:table-cell table:formula="of:=VLOOKUP([.B283];[$actions.$A$2:.$D$504];2;0)" office:value-type="string" office:string-value="" calcext:value-type="error">
            <text:p>#N/A</text:p>
          </table:table-cell>
          <table:table-cell table:formula="of:=VLOOKUP([.B283];[$actions.$A$2:.$D$504];3;0)" office:value-type="string" office:string-value="" calcext:value-type="error">
            <text:p>#N/A</text:p>
          </table:table-cell>
          <table:table-cell table:formula="of:=VLOOKUP([.B283];[$actions.$A$2:.$D$50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04];5;0)" office:value-type="string" office:string-value="" calcext:value-type="error">
            <text:p>#N/A</text:p>
          </table:table-cell>
          <table:table-cell table:formula="of:=VLOOKUP([.B284];[$actions.$A$2:.$D$504];2;0)" office:value-type="string" office:string-value="" calcext:value-type="error">
            <text:p>#N/A</text:p>
          </table:table-cell>
          <table:table-cell table:formula="of:=VLOOKUP([.B284];[$actions.$A$2:.$D$504];3;0)" office:value-type="string" office:string-value="" calcext:value-type="error">
            <text:p>#N/A</text:p>
          </table:table-cell>
          <table:table-cell table:formula="of:=VLOOKUP([.B284];[$actions.$A$2:.$D$50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04];5;0)" office:value-type="string" office:string-value="" calcext:value-type="error">
            <text:p>#N/A</text:p>
          </table:table-cell>
          <table:table-cell table:formula="of:=VLOOKUP([.B285];[$actions.$A$2:.$D$504];2;0)" office:value-type="string" office:string-value="" calcext:value-type="error">
            <text:p>#N/A</text:p>
          </table:table-cell>
          <table:table-cell table:formula="of:=VLOOKUP([.B285];[$actions.$A$2:.$D$504];3;0)" office:value-type="string" office:string-value="" calcext:value-type="error">
            <text:p>#N/A</text:p>
          </table:table-cell>
          <table:table-cell table:formula="of:=VLOOKUP([.B285];[$actions.$A$2:.$D$50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04];5;0)" office:value-type="string" office:string-value="" calcext:value-type="error">
            <text:p>#N/A</text:p>
          </table:table-cell>
          <table:table-cell table:formula="of:=VLOOKUP([.B286];[$actions.$A$2:.$D$504];2;0)" office:value-type="string" office:string-value="" calcext:value-type="error">
            <text:p>#N/A</text:p>
          </table:table-cell>
          <table:table-cell table:formula="of:=VLOOKUP([.B286];[$actions.$A$2:.$D$504];3;0)" office:value-type="string" office:string-value="" calcext:value-type="error">
            <text:p>#N/A</text:p>
          </table:table-cell>
          <table:table-cell table:formula="of:=VLOOKUP([.B286];[$actions.$A$2:.$D$50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04];5;0)" office:value-type="string" office:string-value="" calcext:value-type="error">
            <text:p>#N/A</text:p>
          </table:table-cell>
          <table:table-cell table:formula="of:=VLOOKUP([.B287];[$actions.$A$2:.$D$504];2;0)" office:value-type="string" office:string-value="" calcext:value-type="error">
            <text:p>#N/A</text:p>
          </table:table-cell>
          <table:table-cell table:formula="of:=VLOOKUP([.B287];[$actions.$A$2:.$D$504];3;0)" office:value-type="string" office:string-value="" calcext:value-type="error">
            <text:p>#N/A</text:p>
          </table:table-cell>
          <table:table-cell table:formula="of:=VLOOKUP([.B287];[$actions.$A$2:.$D$50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04];5;0)" office:value-type="string" office:string-value="" calcext:value-type="error">
            <text:p>#N/A</text:p>
          </table:table-cell>
          <table:table-cell table:formula="of:=VLOOKUP([.B288];[$actions.$A$2:.$D$504];2;0)" office:value-type="string" office:string-value="" calcext:value-type="error">
            <text:p>#N/A</text:p>
          </table:table-cell>
          <table:table-cell table:formula="of:=VLOOKUP([.B288];[$actions.$A$2:.$D$504];3;0)" office:value-type="string" office:string-value="" calcext:value-type="error">
            <text:p>#N/A</text:p>
          </table:table-cell>
          <table:table-cell table:formula="of:=VLOOKUP([.B288];[$actions.$A$2:.$D$50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04];5;0)" office:value-type="string" office:string-value="" calcext:value-type="error">
            <text:p>#N/A</text:p>
          </table:table-cell>
          <table:table-cell table:formula="of:=VLOOKUP([.B289];[$actions.$A$2:.$D$504];2;0)" office:value-type="string" office:string-value="" calcext:value-type="error">
            <text:p>#N/A</text:p>
          </table:table-cell>
          <table:table-cell table:formula="of:=VLOOKUP([.B289];[$actions.$A$2:.$D$504];3;0)" office:value-type="string" office:string-value="" calcext:value-type="error">
            <text:p>#N/A</text:p>
          </table:table-cell>
          <table:table-cell table:formula="of:=VLOOKUP([.B289];[$actions.$A$2:.$D$50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04];5;0)" office:value-type="string" office:string-value="" calcext:value-type="error">
            <text:p>#N/A</text:p>
          </table:table-cell>
          <table:table-cell table:formula="of:=VLOOKUP([.B290];[$actions.$A$2:.$D$504];2;0)" office:value-type="string" office:string-value="" calcext:value-type="error">
            <text:p>#N/A</text:p>
          </table:table-cell>
          <table:table-cell table:formula="of:=VLOOKUP([.B290];[$actions.$A$2:.$D$504];3;0)" office:value-type="string" office:string-value="" calcext:value-type="error">
            <text:p>#N/A</text:p>
          </table:table-cell>
          <table:table-cell table:formula="of:=VLOOKUP([.B290];[$actions.$A$2:.$D$50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04];5;0)" office:value-type="string" office:string-value="" calcext:value-type="error">
            <text:p>#N/A</text:p>
          </table:table-cell>
          <table:table-cell table:formula="of:=VLOOKUP([.B291];[$actions.$A$2:.$D$504];2;0)" office:value-type="string" office:string-value="" calcext:value-type="error">
            <text:p>#N/A</text:p>
          </table:table-cell>
          <table:table-cell table:formula="of:=VLOOKUP([.B291];[$actions.$A$2:.$D$504];3;0)" office:value-type="string" office:string-value="" calcext:value-type="error">
            <text:p>#N/A</text:p>
          </table:table-cell>
          <table:table-cell table:formula="of:=VLOOKUP([.B291];[$actions.$A$2:.$D$50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04];5;0)" office:value-type="string" office:string-value="" calcext:value-type="error">
            <text:p>#N/A</text:p>
          </table:table-cell>
          <table:table-cell table:formula="of:=VLOOKUP([.B292];[$actions.$A$2:.$D$504];2;0)" office:value-type="string" office:string-value="" calcext:value-type="error">
            <text:p>#N/A</text:p>
          </table:table-cell>
          <table:table-cell table:formula="of:=VLOOKUP([.B292];[$actions.$A$2:.$D$504];3;0)" office:value-type="string" office:string-value="" calcext:value-type="error">
            <text:p>#N/A</text:p>
          </table:table-cell>
          <table:table-cell table:formula="of:=VLOOKUP([.B292];[$actions.$A$2:.$D$50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04];5;0)" office:value-type="string" office:string-value="" calcext:value-type="error">
            <text:p>#N/A</text:p>
          </table:table-cell>
          <table:table-cell table:formula="of:=VLOOKUP([.B293];[$actions.$A$2:.$D$504];2;0)" office:value-type="string" office:string-value="" calcext:value-type="error">
            <text:p>#N/A</text:p>
          </table:table-cell>
          <table:table-cell table:formula="of:=VLOOKUP([.B293];[$actions.$A$2:.$D$504];3;0)" office:value-type="string" office:string-value="" calcext:value-type="error">
            <text:p>#N/A</text:p>
          </table:table-cell>
          <table:table-cell table:formula="of:=VLOOKUP([.B293];[$actions.$A$2:.$D$50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04];5;0)" office:value-type="string" office:string-value="" calcext:value-type="error">
            <text:p>#N/A</text:p>
          </table:table-cell>
          <table:table-cell table:formula="of:=VLOOKUP([.B294];[$actions.$A$2:.$D$504];2;0)" office:value-type="string" office:string-value="" calcext:value-type="error">
            <text:p>#N/A</text:p>
          </table:table-cell>
          <table:table-cell table:formula="of:=VLOOKUP([.B294];[$actions.$A$2:.$D$504];3;0)" office:value-type="string" office:string-value="" calcext:value-type="error">
            <text:p>#N/A</text:p>
          </table:table-cell>
          <table:table-cell table:formula="of:=VLOOKUP([.B294];[$actions.$A$2:.$D$50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04];5;0)" office:value-type="string" office:string-value="" calcext:value-type="error">
            <text:p>#N/A</text:p>
          </table:table-cell>
          <table:table-cell table:formula="of:=VLOOKUP([.B295];[$actions.$A$2:.$D$504];2;0)" office:value-type="string" office:string-value="" calcext:value-type="error">
            <text:p>#N/A</text:p>
          </table:table-cell>
          <table:table-cell table:formula="of:=VLOOKUP([.B295];[$actions.$A$2:.$D$504];3;0)" office:value-type="string" office:string-value="" calcext:value-type="error">
            <text:p>#N/A</text:p>
          </table:table-cell>
          <table:table-cell table:formula="of:=VLOOKUP([.B295];[$actions.$A$2:.$D$50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04];5;0)" office:value-type="string" office:string-value="" calcext:value-type="error">
            <text:p>#N/A</text:p>
          </table:table-cell>
          <table:table-cell table:formula="of:=VLOOKUP([.B296];[$actions.$A$2:.$D$504];2;0)" office:value-type="string" office:string-value="" calcext:value-type="error">
            <text:p>#N/A</text:p>
          </table:table-cell>
          <table:table-cell table:formula="of:=VLOOKUP([.B296];[$actions.$A$2:.$D$504];3;0)" office:value-type="string" office:string-value="" calcext:value-type="error">
            <text:p>#N/A</text:p>
          </table:table-cell>
          <table:table-cell table:formula="of:=VLOOKUP([.B296];[$actions.$A$2:.$D$50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04];5;0)" office:value-type="string" office:string-value="" calcext:value-type="error">
            <text:p>#N/A</text:p>
          </table:table-cell>
          <table:table-cell table:formula="of:=VLOOKUP([.B297];[$actions.$A$2:.$D$504];2;0)" office:value-type="string" office:string-value="" calcext:value-type="error">
            <text:p>#N/A</text:p>
          </table:table-cell>
          <table:table-cell table:formula="of:=VLOOKUP([.B297];[$actions.$A$2:.$D$504];3;0)" office:value-type="string" office:string-value="" calcext:value-type="error">
            <text:p>#N/A</text:p>
          </table:table-cell>
          <table:table-cell table:formula="of:=VLOOKUP([.B297];[$actions.$A$2:.$D$50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04];5;0)" office:value-type="string" office:string-value="" calcext:value-type="error">
            <text:p>#N/A</text:p>
          </table:table-cell>
          <table:table-cell table:formula="of:=VLOOKUP([.B298];[$actions.$A$2:.$D$504];2;0)" office:value-type="string" office:string-value="" calcext:value-type="error">
            <text:p>#N/A</text:p>
          </table:table-cell>
          <table:table-cell table:formula="of:=VLOOKUP([.B298];[$actions.$A$2:.$D$504];3;0)" office:value-type="string" office:string-value="" calcext:value-type="error">
            <text:p>#N/A</text:p>
          </table:table-cell>
          <table:table-cell table:formula="of:=VLOOKUP([.B298];[$actions.$A$2:.$D$50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04];5;0)" office:value-type="string" office:string-value="" calcext:value-type="error">
            <text:p>#N/A</text:p>
          </table:table-cell>
          <table:table-cell table:formula="of:=VLOOKUP([.B299];[$actions.$A$2:.$D$504];2;0)" office:value-type="string" office:string-value="" calcext:value-type="error">
            <text:p>#N/A</text:p>
          </table:table-cell>
          <table:table-cell table:formula="of:=VLOOKUP([.B299];[$actions.$A$2:.$D$504];3;0)" office:value-type="string" office:string-value="" calcext:value-type="error">
            <text:p>#N/A</text:p>
          </table:table-cell>
          <table:table-cell table:formula="of:=VLOOKUP([.B299];[$actions.$A$2:.$D$50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04];5;0)" office:value-type="string" office:string-value="" calcext:value-type="error">
            <text:p>#N/A</text:p>
          </table:table-cell>
          <table:table-cell table:formula="of:=VLOOKUP([.B300];[$actions.$A$2:.$D$504];2;0)" office:value-type="string" office:string-value="" calcext:value-type="error">
            <text:p>#N/A</text:p>
          </table:table-cell>
          <table:table-cell table:formula="of:=VLOOKUP([.B300];[$actions.$A$2:.$D$504];3;0)" office:value-type="string" office:string-value="" calcext:value-type="error">
            <text:p>#N/A</text:p>
          </table:table-cell>
          <table:table-cell table:formula="of:=VLOOKUP([.B300];[$actions.$A$2:.$D$50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41"/>
        <table:table-column table:style-name="co20" table:default-cell-style-name="ce45"/>
        <table:table-column table:style-name="co2" table:default-cell-style-name="ce48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def1</text:p>
          </table:table-cell>
          <table:table-cell table:style-name="ce16" office:value-type="string" calcext:value-type="string">
            <text:p>def2</text:p>
          </table:table-cell>
          <table:table-cell table:style-name="ce43" office:value-type="string" calcext:value-type="string">
            <text:p>def3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2">
          <table:table-cell table:style-name="ce11" office:value-type="string" calcext:value-type="string">
            <text:p>const uint16_t PROGMEM a_r_1_combo[] = {KC_A, KC_R, COMBO_END};</text:p>
          </table:table-cell>
          <table:table-cell table:style-name="ce40" office:value-type="string" calcext:value-type="string">
            <text:p><text:s text:c="2"/>COMBO_a_r_1,</text:p>
          </table:table-cell>
          <table:table-cell table:style-name="ce44" office:value-type="string" calcext:value-type="string">
            <text:p><text:s text:c="2"/>[COMBO_a_r_1] = COMBO_ACTION(a_r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_ACTION(a_r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a_s_1_combo[] = {KC_A, KC_S, COMBO_END};</text:p>
          </table:table-cell>
          <table:table-cell office:value-type="string" calcext:value-type="string">
            <text:p><text:s text:c="2"/>COMBO_a_s_1,</text:p>
          </table:table-cell>
          <table:table-cell office:value-type="string" calcext:value-type="string">
            <text:p><text:s text:c="2"/>[COMBO_a_s_1] = COMBO(a_s_1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a_s_2_combo[] = {KC_LCBR, KC_LPRN, COMBO_END};</text:p>
          </table:table-cell>
          <table:table-cell office:value-type="string" calcext:value-type="string">
            <text:p><text:s text:c="2"/>COMBO_a_s_2,</text:p>
          </table:table-cell>
          <table:table-cell office:value-type="string" calcext:value-type="string">
            <text:p><text:s text:c="2"/>[COMBO_a_s_2] = COMBO(a_s_2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a_t_1_combo[] = {KC_A, KC_T, COMBO_END};</text:p>
          </table:table-cell>
          <table:table-cell office:value-type="string" calcext:value-type="string">
            <text:p><text:s text:c="2"/>COMBO_a_t_1,</text:p>
          </table:table-cell>
          <table:table-cell office:value-type="string" calcext:value-type="string">
            <text:p><text:s text:c="2"/>[COMBO_a_t_1] = COMBO(a_t_1_combo, KC_AT),</text:p>
          </table:table-cell>
          <table:table-cell/>
        </table:table-row>
        <table:table-row table:style-name="ro2">
          <table:table-cell office:value-type="string" calcext:value-type="string">
            <text:p>const uint16_t PROGMEM a_t_2_combo[] = {KC_LCBR, KC_RPRN, COMBO_END};</text:p>
          </table:table-cell>
          <table:table-cell office:value-type="string" calcext:value-type="string">
            <text:p><text:s text:c="2"/>COMBO_a_t_2,</text:p>
          </table:table-cell>
          <table:table-cell office:value-type="string" calcext:value-type="string">
            <text:p><text:s text:c="2"/>[COMBO_a_t_2] = COMBO(a_t_2_combo, KC_AT),</text:p>
          </table:table-cell>
          <table:table-cell/>
        </table:table-row>
        <table:table-row table:style-name="ro2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coma_dot_1_combo[] = {CC_COSC, CC_PDCL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_ACTION(coma_d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coma_dot_2_combo[] = {KC_SLSH, CC_PDCL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_ACTION(coma_d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d_d_1_combo[] = {KC_D, KC_D, COMBO_END};</text:p>
          </table:table-cell>
          <table:table-cell office:value-type="string" calcext:value-type="string">
            <text:p><text:s text:c="2"/>COMBO_d_d_1,</text:p>
          </table:table-cell>
          <table:table-cell office:value-type="string" calcext:value-type="string">
            <text:p><text:s text:c="2"/>[COMBO_d_d_1] = COMBO(d_d_1_combo, KC_MPLY),</text:p>
          </table:table-cell>
          <table:table-cell/>
        </table:table-row>
        <table:table-row table:style-name="ro2">
          <table:table-cell office:value-type="string" calcext:value-type="string">
            <text:p>const uint16_t PROGMEM d_d_2_combo[] = {KC_DLR, KC_DLR, COMBO_END};</text:p>
          </table:table-cell>
          <table:table-cell office:value-type="string" calcext:value-type="string">
            <text:p><text:s text:c="2"/>COMBO_d_d_2,</text:p>
          </table:table-cell>
          <table:table-cell office:value-type="string" calcext:value-type="string">
            <text:p><text:s text:c="2"/>[COMBO_d_d_2] = COMBO(d_d_2_combo, KC_MPLY),</text:p>
          </table:table-cell>
          <table:table-cell/>
        </table:table-row>
        <table:table-row table:style-name="ro2">
          <table:table-cell office:value-type="string" calcext:value-type="string">
            <text:p>const uint16_t PROGMEM dot_quot_1_combo[] = {CC_PDCL, KC_QUOT, COMBO_END};</text:p>
          </table:table-cell>
          <table:table-cell office:value-type="string" calcext:value-type="string">
            <text:p><text:s text:c="2"/>COMBO_dot_quot_1,</text:p>
          </table:table-cell>
          <table:table-cell office:value-type="string" calcext:value-type="string">
            <text:p><text:s text:c="2"/>[COMBO_dot_quot_1] = COMBO(dot_quot_1_combo, KC_BRID),</text:p>
          </table:table-cell>
          <table:table-cell/>
        </table:table-row>
        <table:table-row table:style-name="ro2">
          <table:table-cell office:value-type="string" calcext:value-type="string">
            <text:p>const uint16_t PROGMEM dot_quot_2_combo[] = {CC_PDCL, KC_GRV, COMBO_END};</text:p>
          </table:table-cell>
          <table:table-cell office:value-type="string" calcext:value-type="string">
            <text:p><text:s text:c="2"/>COMBO_dot_quot_2,</text:p>
          </table:table-cell>
          <table:table-cell office:value-type="string" calcext:value-type="string">
            <text:p><text:s text:c="2"/>[COMBO_dot_quot_2] = COMBO(dot_quot_2_combo, KC_BRID),</text:p>
          </table:table-cell>
          <table:table-cell/>
        </table:table-row>
        <table:table-row table:style-name="ro2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DOWN),</text:p>
          </table:table-cell>
          <table:table-cell/>
        </table:table-row>
        <table:table-row table:style-name="ro2">
          <table:table-cell office:value-type="string" calcext:value-type="string">
            <text:p>const uint16_t PROGMEM e_m_2_combo[] = {KC_EQL, KC_BSLS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DOWN),</text:p>
          </table:table-cell>
          <table:table-cell/>
        </table:table-row>
        <table:table-row table:style-name="ro2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excl_o_1_combo[] = {CC_EMQM, KC_O, COMBO_END};</text:p>
          </table:table-cell>
          <table:table-cell office:value-type="string" calcext:value-type="string">
            <text:p><text:s text:c="2"/>COMBO_excl_o_1,</text:p>
          </table:table-cell>
          <table:table-cell office:value-type="string" calcext:value-type="string">
            <text:p><text:s text:c="2"/>[COMBO_excl_o_1] = COMBO(excl_o_1_combo, KC_F9),</text:p>
          </table:table-cell>
          <table:table-cell/>
        </table:table-row>
        <table:table-row table:style-name="ro2">
          <table:table-cell office:value-type="string" calcext:value-type="string">
            <text:p>const uint16_t PROGMEM excl_o_2_combo[] = {KC_9, KC_PLUS, COMBO_END};</text:p>
          </table:table-cell>
          <table:table-cell office:value-type="string" calcext:value-type="string">
            <text:p><text:s text:c="2"/>COMBO_excl_o_2,</text:p>
          </table:table-cell>
          <table:table-cell office:value-type="string" calcext:value-type="string">
            <text:p><text:s text:c="2"/>[COMBO_excl_o_2] = COMBO(excl_o_2_combo, KC_F9),</text:p>
          </table:table-cell>
          <table:table-cell/>
        </table:table-row>
        <table:table-row table:style-name="ro2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INS),</text:p>
          </table:table-cell>
          <table:table-cell/>
        </table:table-row>
        <table:table-row table:style-name="ro2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INS),</text:p>
          </table:table-cell>
          <table:table-cell/>
        </table:table-row>
        <table:table-row table:style-name="ro2">
          <table:table-cell office:value-type="string" calcext:value-type="string">
            <text:p>const uint16_t PROGMEM f_r_1_combo[] = {KC_F, KC_R, COMBO_END};</text:p>
          </table:table-cell>
          <table:table-cell office:value-type="string" calcext:value-type="string">
            <text:p><text:s text:c="2"/>COMBO_f_r_1,</text:p>
          </table:table-cell>
          <table:table-cell office:value-type="string" calcext:value-type="string">
            <text:p><text:s text:c="2"/>[COMBO_f_r_1] = COMBO(f_r_1_combo, KC_F2),</text:p>
          </table:table-cell>
          <table:table-cell/>
        </table:table-row>
        <table:table-row table:style-name="ro2">
          <table:table-cell office:value-type="string" calcext:value-type="string">
            <text:p>const uint16_t PROGMEM f_r_2_combo[] = {KC_2, KC_RCBR, COMBO_END};</text:p>
          </table:table-cell>
          <table:table-cell office:value-type="string" calcext:value-type="string">
            <text:p><text:s text:c="2"/>COMBO_f_r_2,</text:p>
          </table:table-cell>
          <table:table-cell office:value-type="string" calcext:value-type="string">
            <text:p><text:s text:c="2"/>[COMBO_f_r_2] = COMBO(f_r_2_combo, KC_F2),</text:p>
          </table:table-cell>
          <table:table-cell/>
        </table:table-row>
        <table:table-row table:style-name="ro2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(f_t_1_combo, KC_F12),</text:p>
          </table:table-cell>
          <table:table-cell/>
        </table:table-row>
        <table:table-row table:style-name="ro2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(f_t_2_combo, KC_F12),</text:p>
          </table:table-cell>
          <table:table-cell/>
        </table:table-row>
        <table:table-row table:style-name="ro2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PIPE),</text:p>
          </table:table-cell>
          <table:table-cell/>
        </table:table-row>
        <table:table-row table:style-name="ro2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PIPE),</text:p>
          </table:table-cell>
          <table:table-cell/>
        </table:table-row>
        <table:table-row table:style-name="ro2">
          <table:table-cell office:value-type="string" calcext:value-type="string">
            <text:p>const uint16_t PROGMEM g_t_1_combo[] = {KC_G, KC_T, COMBO_END};</text:p>
          </table:table-cell>
          <table:table-cell office:value-type="string" calcext:value-type="string">
            <text:p><text:s text:c="2"/>COMBO_g_t_1,</text:p>
          </table:table-cell>
          <table:table-cell office:value-type="string" calcext:value-type="string">
            <text:p><text:s text:c="2"/>[COMBO_g_t_1] = COMBO(g_t_1_combo, KC_F4),</text:p>
          </table:table-cell>
          <table:table-cell/>
        </table:table-row>
        <table:table-row table:style-name="ro2">
          <table:table-cell office:value-type="string" calcext:value-type="string">
            <text:p>const uint16_t PROGMEM g_t_2_combo[] = {KC_4, KC_RPRN, COMBO_END};</text:p>
          </table:table-cell>
          <table:table-cell office:value-type="string" calcext:value-type="string">
            <text:p><text:s text:c="2"/>COMBO_g_t_2,</text:p>
          </table:table-cell>
          <table:table-cell office:value-type="string" calcext:value-type="string">
            <text:p><text:s text:c="2"/>[COMBO_g_t_2] = COMBO(g_t_2_combo, KC_F4),</text:p>
          </table:table-cell>
          <table:table-cell/>
        </table:table-row>
        <table:table-row table:style-name="ro2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_ACTION(h_k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k_2_combo[] = {KC_HASH, KC_CIRC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_ACTION(h_k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o_1_combo[] = {KC_H, KC_O, COMBO_END};</text:p>
          </table:table-cell>
          <table:table-cell office:value-type="string" calcext:value-type="string">
            <text:p><text:s text:c="2"/>COMBO_h_o_1,</text:p>
          </table:table-cell>
          <table:table-cell office:value-type="string" calcext:value-type="string">
            <text:p><text:s text:c="2"/>[COMBO_h_o_1] = COMBO_ACTION(h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o_2_combo[] = {KC_HASH, KC_PLUS, COMBO_END};</text:p>
          </table:table-cell>
          <table:table-cell office:value-type="string" calcext:value-type="string">
            <text:p><text:s text:c="2"/>COMBO_h_o_2,</text:p>
          </table:table-cell>
          <table:table-cell office:value-type="string" calcext:value-type="string">
            <text:p><text:s text:c="2"/>[COMBO_h_o_2] = COMBO_ACTION(h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_ACTION(j_h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_ACTION(j_h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(j_l_1_combo, KC_F5),</text:p>
          </table:table-cell>
          <table:table-cell/>
        </table:table-row>
        <table:table-row table:style-name="ro2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(j_l_2_combo, KC_F5),</text:p>
          </table:table-cell>
          <table:table-cell/>
        </table:table-row>
        <table:table-row table:style-name="ro2">
          <table:table-cell office:value-type="string" calcext:value-type="string">
            <text:p>const uint16_t PROGMEM j_l_u_1_combo[] = {KC_J, KC_L, KC_U, COMBO_END};</text:p>
          </table:table-cell>
          <table:table-cell office:value-type="string" calcext:value-type="string">
            <text:p><text:s text:c="2"/>COMBO_j_l_u_1,</text:p>
          </table:table-cell>
          <table:table-cell office:value-type="string" calcext:value-type="string">
            <text:p><text:s text:c="2"/>[COMBO_j_l_u_1] = COMBO_ACTION(j_l_u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l_u_2_combo[] = {KC_5, KC_6, KC_7, COMBO_END};</text:p>
          </table:table-cell>
          <table:table-cell office:value-type="string" calcext:value-type="string">
            <text:p><text:s text:c="2"/>COMBO_j_l_u_2,</text:p>
          </table:table-cell>
          <table:table-cell office:value-type="string" calcext:value-type="string">
            <text:p><text:s text:c="2"/>[COMBO_j_l_u_2] = COMBO_ACTION(j_l_u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(k_m_1_combo, KC_APP),</text:p>
          </table:table-cell>
          <table:table-cell/>
        </table:table-row>
        <table:table-row table:style-name="ro2">
          <table:table-cell office:value-type="string" calcext:value-type="string">
            <text:p>const uint16_t PROGMEM k_m_2_combo[] = {KC_CIRC, KC_BSLS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(k_m_2_combo, KC_APP),</text:p>
          </table:table-cell>
          <table:table-cell/>
        </table:table-row>
        <table:table-row table:style-name="ro2">
          <table:table-cell office:value-type="string" calcext:value-type="string">
            <text:p>const uint16_t PROGMEM k_m_coma_1_combo[] = {KC_K, KC_M, CC_COSC, COMBO_END};</text:p>
          </table:table-cell>
          <table:table-cell office:value-type="string" calcext:value-type="string">
            <text:p><text:s text:c="2"/>COMBO_k_m_coma_1,</text:p>
          </table:table-cell>
          <table:table-cell office:value-type="string" calcext:value-type="string">
            <text:p><text:s text:c="2"/>[COMBO_k_m_coma_1] = COMBO_ACTION(k_m_coma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k_m_coma_2_combo[] = {KC_CIRC, KC_BSLS, KC_SLSH, COMBO_END};</text:p>
          </table:table-cell>
          <table:table-cell office:value-type="string" calcext:value-type="string">
            <text:p><text:s text:c="2"/>COMBO_k_m_coma_2,</text:p>
          </table:table-cell>
          <table:table-cell office:value-type="string" calcext:value-type="string">
            <text:p><text:s text:c="2"/>[COMBO_k_m_coma_2] = COMBO_ACTION(k_m_coma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e_1_combo[] = {KC_L, KC_E, COMBO_END};</text:p>
          </table:table-cell>
          <table:table-cell office:value-type="string" calcext:value-type="string">
            <text:p><text:s text:c="2"/>COMBO_l_e_1,</text:p>
          </table:table-cell>
          <table:table-cell office:value-type="string" calcext:value-type="string">
            <text:p><text:s text:c="2"/>[COMBO_l_e_1] = COMBO(l_e_1_combo, KC_F6),</text:p>
          </table:table-cell>
          <table:table-cell/>
        </table:table-row>
        <table:table-row table:style-name="ro2">
          <table:table-cell office:value-type="string" calcext:value-type="string">
            <text:p>const uint16_t PROGMEM l_e_2_combo[] = {KC_6, KC_EQL, COMBO_END};</text:p>
          </table:table-cell>
          <table:table-cell office:value-type="string" calcext:value-type="string">
            <text:p><text:s text:c="2"/>COMBO_l_e_2,</text:p>
          </table:table-cell>
          <table:table-cell office:value-type="string" calcext:value-type="string">
            <text:p><text:s text:c="2"/>[COMBO_l_e_2] = COMBO(l_e_2_combo, KC_F6),</text:p>
          </table:table-cell>
          <table:table-cell/>
        </table:table-row>
        <table:table-row table:style-name="ro2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_ACTION(l_u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_ACTION(l_u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1_combo[] = {KC_L, KC_U, KC_Y, COMBO_END};</text:p>
          </table:table-cell>
          <table:table-cell office:value-type="string" calcext:value-type="string">
            <text:p><text:s text:c="2"/>COMBO_l_u_y_1,</text:p>
          </table:table-cell>
          <table:table-cell office:value-type="string" calcext:value-type="string">
            <text:p><text:s text:c="2"/>[COMBO_l_u_y_1] = COMBO(l_u_y_1_combo, KC_PGUP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2_combo[] = {KC_6, KC_7, KC_8, COMBO_END};</text:p>
          </table:table-cell>
          <table:table-cell office:value-type="string" calcext:value-type="string">
            <text:p><text:s text:c="2"/>COMBO_l_u_y_2,</text:p>
          </table:table-cell>
          <table:table-cell office:value-type="string" calcext:value-type="string">
            <text:p><text:s text:c="2"/>[COMBO_l_u_y_2] = COMBO(l_u_y_2_combo, KC_PGUP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excl_1_combo[] = {KC_L, KC_U, KC_Y, CC_EMQM, COMBO_END};</text:p>
          </table:table-cell>
          <table:table-cell office:value-type="string" calcext:value-type="string">
            <text:p><text:s text:c="2"/>COMBO_l_u_y_excl_1,</text:p>
          </table:table-cell>
          <table:table-cell office:value-type="string" calcext:value-type="string">
            <text:p><text:s text:c="2"/>[COMBO_l_u_y_excl_1] = COMBO_ACTION(l_u_y_excl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excl_2_combo[] = {KC_6, KC_7, KC_8, KC_9, COMBO_END};</text:p>
          </table:table-cell>
          <table:table-cell office:value-type="string" calcext:value-type="string">
            <text:p><text:s text:c="2"/>COMBO_l_u_y_excl_2,</text:p>
          </table:table-cell>
          <table:table-cell office:value-type="string" calcext:value-type="string">
            <text:p><text:s text:c="2"/>[COMBO_l_u_y_excl_2] = COMBO_ACTION(l_u_y_excl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1_combo[] = {KC_M, CC_COSC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_ACTION(m_coma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2_combo[] = {KC_BSLS, KC_SLSH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_ACTION(m_coma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dot_quot_1_combo[] = {KC_M, CC_COSC, CC_PDCL, KC_QUOT, COMBO_END};</text:p>
          </table:table-cell>
          <table:table-cell office:value-type="string" calcext:value-type="string">
            <text:p><text:s text:c="2"/>COMBO_m_coma_dot_quot_1,</text:p>
          </table:table-cell>
          <table:table-cell office:value-type="string" calcext:value-type="string">
            <text:p><text:s text:c="2"/>[COMBO_m_coma_dot_quot_1] = COMBO_ACTION(m_coma_dot_qu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dot_quot_2_combo[] = {KC_BSLS, KC_SLSH, CC_PDCL, KC_GRV, COMBO_END};</text:p>
          </table:table-cell>
          <table:table-cell office:value-type="string" calcext:value-type="string">
            <text:p><text:s text:c="2"/>COMBO_m_coma_dot_quot_2,</text:p>
          </table:table-cell>
          <table:table-cell office:value-type="string" calcext:value-type="string">
            <text:p><text:s text:c="2"/>[COMBO_m_coma_dot_quot_2] = COMBO_ACTION(m_coma_dot_qu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dot_1_combo[] = {KC_M, CC_PDCL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dot_2_combo[] = {KC_BSLS, CC_PDCL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(n_e_I_1_combo, KC_PGDN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(n_e_I_2_combo, KC_PGDN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o_1_combo[] = {KC_N, KC_E, KC_I, KC_O, COMBO_END};</text:p>
          </table:table-cell>
          <table:table-cell office:value-type="string" calcext:value-type="string">
            <text:p><text:s text:c="2"/>COMBO_n_e_i_o_1,</text:p>
          </table:table-cell>
          <table:table-cell office:value-type="string" calcext:value-type="string">
            <text:p><text:s text:c="2"/>[COMBO_n_e_i_o_1] = COMBO_ACTION(n_e_i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o_2_combo[] = {KC_MINS, KC_EQL, KC_ASTR, KC_PLUS, COMBO_END};</text:p>
          </table:table-cell>
          <table:table-cell office:value-type="string" calcext:value-type="string">
            <text:p><text:s text:c="2"/>COMBO_n_e_i_o_2,</text:p>
          </table:table-cell>
          <table:table-cell office:value-type="string" calcext:value-type="string">
            <text:p><text:s text:c="2"/>[COMBO_n_e_i_o_2] = COMBO_ACTION(n_e_i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n_m_2_combo[] = {KC_MINS, KC_BSLS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n_o_1_combo[] = {KC_N, KC_O, COMBO_END};</text:p>
          </table:table-cell>
          <table:table-cell office:value-type="string" calcext:value-type="string">
            <text:p><text:s text:c="2"/>COMBO_n_o_1,</text:p>
          </table:table-cell>
          <table:table-cell office:value-type="string" calcext:value-type="string">
            <text:p><text:s text:c="2"/>[COMBO_n_o_1] = COMBO_ACTION(n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o_2_combo[] = {KC_MINS, KC_PLUS, COMBO_END};</text:p>
          </table:table-cell>
          <table:table-cell office:value-type="string" calcext:value-type="string">
            <text:p><text:s text:c="2"/>COMBO_n_o_2,</text:p>
          </table:table-cell>
          <table:table-cell office:value-type="string" calcext:value-type="string">
            <text:p><text:s text:c="2"/>[COMBO_n_o_2] = COMBO_ACTION(n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u_1_combo[] = {KC_N, KC_U, COMBO_END};</text:p>
          </table:table-cell>
          <table:table-cell office:value-type="string" calcext:value-type="string">
            <text:p><text:s text:c="2"/>COMBO_n_u_1,</text:p>
          </table:table-cell>
          <table:table-cell office:value-type="string" calcext:value-type="string">
            <text:p><text:s text:c="2"/>[COMBO_n_u_1] = COMBO(n_u_1_combo, KC_UP),</text:p>
          </table:table-cell>
          <table:table-cell/>
        </table:table-row>
        <table:table-row table:style-name="ro2">
          <table:table-cell office:value-type="string" calcext:value-type="string">
            <text:p>const uint16_t PROGMEM n_u_2_combo[] = {KC_MINS, KC_7, COMBO_END};</text:p>
          </table:table-cell>
          <table:table-cell office:value-type="string" calcext:value-type="string">
            <text:p><text:s text:c="2"/>COMBO_n_u_2,</text:p>
          </table:table-cell>
          <table:table-cell office:value-type="string" calcext:value-type="string">
            <text:p><text:s text:c="2"/>[COMBO_n_u_2] = COMBO(n_u_2_combo, KC_UP),</text:p>
          </table:table-cell>
          <table:table-cell/>
        </table:table-row>
        <table:table-row table:style-name="ro2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AMPR),</text:p>
          </table:table-cell>
          <table:table-cell/>
        </table:table-row>
        <table:table-row table:style-name="ro2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AMPR),</text:p>
          </table:table-cell>
          <table:table-cell/>
        </table:table-row>
        <table:table-row table:style-name="ro2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VOLU),</text:p>
          </table:table-cell>
          <table:table-cell/>
        </table:table-row>
        <table:table-row table:style-name="ro2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VOLU),</text:p>
          </table:table-cell>
          <table:table-cell/>
        </table:table-row>
        <table:table-row table:style-name="ro2">
          <table:table-cell office:value-type="string" calcext:value-type="string">
            <text:p>const uint16_t PROGMEM p_s_1_combo[] = {KC_P, KC_S, COMBO_END};</text:p>
          </table:table-cell>
          <table:table-cell office:value-type="string" calcext:value-type="string">
            <text:p><text:s text:c="2"/>COMBO_p_s_1,</text:p>
          </table:table-cell>
          <table:table-cell office:value-type="string" calcext:value-type="string">
            <text:p><text:s text:c="2"/>[COMBO_p_s_1] = COMBO(p_s_1_combo, KC_F3),</text:p>
          </table:table-cell>
          <table:table-cell/>
        </table:table-row>
        <table:table-row table:style-name="ro2">
          <table:table-cell office:value-type="string" calcext:value-type="string">
            <text:p>const uint16_t PROGMEM p_s_2_combo[] = {KC_3, KC_LPRN, COMBO_END};</text:p>
          </table:table-cell>
          <table:table-cell office:value-type="string" calcext:value-type="string">
            <text:p><text:s text:c="2"/>COMBO_p_s_2,</text:p>
          </table:table-cell>
          <table:table-cell office:value-type="string" calcext:value-type="string">
            <text:p><text:s text:c="2"/>[COMBO_p_s_2] = COMBO(p_s_2_combo, KC_F3),</text:p>
          </table:table-cell>
          <table:table-cell/>
        </table:table-row>
        <table:table-row table:style-name="ro2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q_r_1_combo[] = {KC_Q, KC_R, COMBO_END};</text:p>
          </table:table-cell>
          <table:table-cell office:value-type="string" calcext:value-type="string">
            <text:p><text:s text:c="2"/>COMBO_q_r_1,</text:p>
          </table:table-cell>
          <table:table-cell office:value-type="string" calcext:value-type="string">
            <text:p><text:s text:c="2"/>[COMBO_q_r_1] = COMBO(q_r_1_combo, KC_F10),</text:p>
          </table:table-cell>
          <table:table-cell/>
        </table:table-row>
        <table:table-row table:style-name="ro2">
          <table:table-cell office:value-type="string" calcext:value-type="string">
            <text:p>const uint16_t PROGMEM q_r_2_combo[] = {KC_0, KC_RCBR, COMBO_END};</text:p>
          </table:table-cell>
          <table:table-cell office:value-type="string" calcext:value-type="string">
            <text:p><text:s text:c="2"/>COMBO_q_r_2,</text:p>
          </table:table-cell>
          <table:table-cell office:value-type="string" calcext:value-type="string">
            <text:p><text:s text:c="2"/>[COMBO_q_r_2] = COMBO(q_r_2_combo, KC_F10),</text:p>
          </table:table-cell>
          <table:table-cell/>
        </table:table-row>
        <table:table-row table:style-name="ro2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(r_t_1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(r_t_2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(s_v_1_combo, KC_ENT),</text:p>
          </table:table-cell>
          <table:table-cell/>
        </table:table-row>
        <table:table-row table:style-name="ro2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(s_v_2_combo, KC_ENT),</text:p>
          </table:table-cell>
          <table:table-cell/>
        </table:table-row>
        <table:table-row table:style-name="ro2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SPC),</text:p>
          </table:table-cell>
          <table:table-cell/>
        </table:table-row>
        <table:table-row table:style-name="ro2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SPC),</text:p>
          </table:table-cell>
          <table:table-cell/>
        </table:table-row>
        <table:table-row table:style-name="ro2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_ACTION(t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_ACTION(t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F7),</text:p>
          </table:table-cell>
          <table:table-cell/>
        </table:table-row>
        <table:table-row table:style-name="ro2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F7),</text:p>
          </table:table-cell>
          <table:table-cell/>
        </table:table-row>
        <table:table-row table:style-name="ro2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_ACTION(u_y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_ACTION(u_y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VOLD),</text:p>
          </table:table-cell>
          <table:table-cell/>
        </table:table-row>
        <table:table-row table:style-name="ro2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VOLD),</text:p>
          </table:table-cell>
          <table:table-cell/>
        </table:table-row>
        <table:table-row table:style-name="ro2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),</text:p>
          </table:table-cell>
          <table:table-cell/>
        </table:table-row>
        <table:table-row table:style-name="ro2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),</text:p>
          </table:table-cell>
          <table:table-cell/>
        </table:table-row>
        <table:table-row table:style-name="ro2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ESC),</text:p>
          </table:table-cell>
          <table:table-cell/>
        </table:table-row>
        <table:table-row table:style-name="ro2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ESC),</text:p>
          </table:table-cell>
          <table:table-cell/>
        </table:table-row>
        <table:table-row table:style-name="ro2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_ACTION(w_r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_ACTION(w_r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w_s_1_combo[] = {KC_W, KC_S, COMBO_END};</text:p>
          </table:table-cell>
          <table:table-cell office:value-type="string" calcext:value-type="string">
            <text:p><text:s text:c="2"/>COMBO_w_s_1,</text:p>
          </table:table-cell>
          <table:table-cell office:value-type="string" calcext:value-type="string">
            <text:p><text:s text:c="2"/>[COMBO_w_s_1] = COMBO(w_s_1_combo, KC_F11),</text:p>
          </table:table-cell>
          <table:table-cell/>
        </table:table-row>
        <table:table-row table:style-name="ro2">
          <table:table-cell office:value-type="string" calcext:value-type="string">
            <text:p>const uint16_t PROGMEM w_s_2_combo[] = {KC_1, KC_LPRN, COMBO_END};</text:p>
          </table:table-cell>
          <table:table-cell office:value-type="string" calcext:value-type="string">
            <text:p><text:s text:c="2"/>COMBO_w_s_2,</text:p>
          </table:table-cell>
          <table:table-cell office:value-type="string" calcext:value-type="string">
            <text:p><text:s text:c="2"/>[COMBO_w_s_2] = COMBO(w_s_2_combo, KC_F11),</text:p>
          </table:table-cell>
          <table:table-cell/>
        </table:table-row>
        <table:table-row table:style-name="ro2">
          <table:table-cell office:value-type="string" calcext:value-type="string">
            <text:p>const uint16_t PROGMEM x_c_1_combo[] = {KC_X, KC_C, COMBO_END};</text:p>
          </table:table-cell>
          <table:table-cell office:value-type="string" calcext:value-type="string">
            <text:p><text:s text:c="2"/>COMBO_x_c_1,</text:p>
          </table:table-cell>
          <table:table-cell office:value-type="string" calcext:value-type="string">
            <text:p><text:s text:c="2"/>[COMBO_x_c_1] = COMBO_ACTION(x_c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2_combo[] = {KC_GT, KC_LBRC, COMBO_END};</text:p>
          </table:table-cell>
          <table:table-cell office:value-type="string" calcext:value-type="string">
            <text:p><text:s text:c="2"/>COMBO_x_c_2,</text:p>
          </table:table-cell>
          <table:table-cell office:value-type="string" calcext:value-type="string">
            <text:p><text:s text:c="2"/>[COMBO_x_c_2] = COMBO_ACTION(x_c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v_1_combo[] = {KC_X, KC_C, KC_V, COMBO_END};</text:p>
          </table:table-cell>
          <table:table-cell office:value-type="string" calcext:value-type="string">
            <text:p><text:s text:c="2"/>COMBO_x_c_v_1,</text:p>
          </table:table-cell>
          <table:table-cell office:value-type="string" calcext:value-type="string">
            <text:p><text:s text:c="2"/>[COMBO_x_c_v_1] = COMBO_ACTION(x_c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v_2_combo[] = {KC_GT, KC_LBRC, KC_RBRC, COMBO_END};</text:p>
          </table:table-cell>
          <table:table-cell office:value-type="string" calcext:value-type="string">
            <text:p><text:s text:c="2"/>COMBO_x_c_v_2,</text:p>
          </table:table-cell>
          <table:table-cell office:value-type="string" calcext:value-type="string">
            <text:p><text:s text:c="2"/>[COMBO_x_c_v_2] = COMBO_ACTION(x_c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v_1_combo[] = {KC_X, KC_V, COMBO_END};</text:p>
          </table:table-cell>
          <table:table-cell office:value-type="string" calcext:value-type="string">
            <text:p><text:s text:c="2"/>COMBO_x_v_1,</text:p>
          </table:table-cell>
          <table:table-cell office:value-type="string" calcext:value-type="string">
            <text:p><text:s text:c="2"/>[COMBO_x_v_1] = COMBO_ACTION(x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v_2_combo[] = {KC_GT, KC_RBRC, COMBO_END};</text:p>
          </table:table-cell>
          <table:table-cell office:value-type="string" calcext:value-type="string">
            <text:p><text:s text:c="2"/>COMBO_x_v_2,</text:p>
          </table:table-cell>
          <table:table-cell office:value-type="string" calcext:value-type="string">
            <text:p><text:s text:c="2"/>[COMBO_x_v_2] = COMBO_ACTION(x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y_excl_1_combo[] = {KC_Y, CC_EMQM, COMBO_END};</text:p>
          </table:table-cell>
          <table:table-cell office:value-type="string" calcext:value-type="string">
            <text:p><text:s text:c="2"/>COMBO_y_excl_1,</text:p>
          </table:table-cell>
          <table:table-cell office:value-type="string" calcext:value-type="string">
            <text:p><text:s text:c="2"/>[COMBO_y_excl_1] = COMBO(y_excl_1_combo, KC_BRIU),</text:p>
          </table:table-cell>
          <table:table-cell/>
        </table:table-row>
        <table:table-row table:style-name="ro2">
          <table:table-cell office:value-type="string" calcext:value-type="string">
            <text:p>const uint16_t PROGMEM y_excl_2_combo[] = {KC_8, KC_9, COMBO_END};</text:p>
          </table:table-cell>
          <table:table-cell office:value-type="string" calcext:value-type="string">
            <text:p><text:s text:c="2"/>COMBO_y_excl_2,</text:p>
          </table:table-cell>
          <table:table-cell office:value-type="string" calcext:value-type="string">
            <text:p><text:s text:c="2"/>[COMBO_y_excl_2] = COMBO(y_excl_2_combo, KC_BRIU),</text:p>
          </table:table-cell>
          <table:table-cell/>
        </table:table-row>
        <table:table-row table:style-name="ro2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_ACTION(y_i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_ACTION(y_i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y_o_1_combo[] = {KC_Y, KC_O, COMBO_END};</text:p>
          </table:table-cell>
          <table:table-cell office:value-type="string" calcext:value-type="string">
            <text:p><text:s text:c="2"/>COMBO_y_o_1,</text:p>
          </table:table-cell>
          <table:table-cell office:value-type="string" calcext:value-type="string">
            <text:p><text:s text:c="2"/>[COMBO_y_o_1] = COMBO(y_o_1_combo, KC_F8),</text:p>
          </table:table-cell>
          <table:table-cell/>
        </table:table-row>
        <table:table-row table:style-name="ro2">
          <table:table-cell table:style-name="ce14" office:value-type="string" calcext:value-type="string">
            <text:p>const uint16_t PROGMEM y_o_2_combo[] = {KC_8, KC_PLUS, COMBO_END};</text:p>
          </table:table-cell>
          <table:table-cell table:style-name="ce42" office:value-type="string" calcext:value-type="string">
            <text:p><text:s text:c="2"/>COMBO_y_o_2,</text:p>
          </table:table-cell>
          <table:table-cell table:style-name="ce46" office:value-type="string" calcext:value-type="string">
            <text:p><text:s text:c="2"/>[COMBO_y_o_2] = COMBO(y_o_2_combo, KC_F8),</text:p>
          </table:table-cell>
          <table:table-cell table:style-name="ce49"/>
        </table:table-row>
      </table:table>
      <table:table table:name="def4" table:style-name="ta1">
        <office:forms form:automatic-focus="false" form:apply-design-mode="false"/>
        <table:table-column table:style-name="co21" table:default-cell-style-name="ce52"/>
        <table:table-column table:style-name="co2" table:default-cell-style-name="ce55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50" office:value-type="string" calcext:value-type="string">
            <text:p>def4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2">
          <table:table-cell table:style-name="ce51" office:value-type="string" calcext:value-type="string">
            <text:p><text:s text:c="4"/>case COMBO_a_r_1: if (p) {SEND_STRING(SS_DOWN(X_LCTL)SS_DOWN(X_LEFT));} else {SEND_STRING(SS_UP(X_LEFT)SS_UP(X_LCTL));} break;</text:p>
          </table:table-cell>
          <table:table-cell table:style-name="ce54"/>
        </table:table-row>
        <table:table-row table:style-name="ro2">
          <table:table-cell office:value-type="string" calcext:value-type="string">
            <text:p><text:s text:c="4"/>case COMBO_a_r_2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_v_1: if (p) {SEND_STRING(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_v_2: if (p) {SEND_STRING(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oma_dot_1: if (p) {SEND_STRING(SS_TAP(X_END)SS_TAP(X_EN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oma_dot_2: if (p) {SEND_STRING(SS_TAP(X_END)SS_TAP(X_EN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k_1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k_2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o_1: if (p) {SEND_STRING(SS_LCTL("a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o_2: if (p) {SEND_STRING(SS_LCTL("a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j_h_1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j_h_2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j_l_u_1: if (p) {SEND_STRING(SS_TAP(X_HOME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j_l_u_2: if (p) {SEND_STRING(SS_TAP(X_HOME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k_m_coma_1: if (p) {SEND_STRING(SS_TAP(X_END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k_m_coma_2: if (p) {SEND_STRING(SS_TAP(X_END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1: if (p) {SEND_STRING(SS_TAP(X_END)SS_DOWN(X_LSFT)SS_TAP(X_HOME)SS_UP(X_LSFT)SS_TAP(X_BSPC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2: if (p) {SEND_STRING(SS_TAP(X_END)SS_DOWN(X_LSFT)SS_TAP(X_HOME)SS_UP(X_LSFT)SS_TAP(X_BSPC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y_excl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y_excl_2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y_1: if (p) {SEND_STRING(SS_DOWN(X_LCTL)SS_TAP(X_HOME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y_2: if (p) {SEND_STRING(SS_DOWN(X_LCTL)SS_TAP(X_HOME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1: if (p) {SEND_STRING(SS_TAP(X_END)SS_DOWN(X_LSFT)SS_TAP(X_HOME)SS_UP(X_LSFT)SS_TAP(X_DEL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2: if (p) {SEND_STRING(SS_TAP(X_END)SS_DOWN(X_LSFT)SS_TAP(X_HOME)SS_UP(X_LSFT)SS_TAP(X_DEL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dot_qu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dot_qu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dot_1: if (p) {SEND_STRING(SS_DOWN(X_LCTL)SS_TAP(X_END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dot_2: if (p) {SEND_STRING(SS_DOWN(X_LCTL)SS_TAP(X_END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e_i_o_1: if (p) {SEND_STRING(SS_TAP(X_END) SS_DOWN(X_LSFT)SS_TAP(X_HOME)SS_UP(X_LSFT) 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e_i_o_2: if (p) {SEND_STRING(SS_TAP(X_END) SS_DOWN(X_LSFT)SS_TAP(X_HOME)SS_UP(X_LSFT) 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o_1: if (p) {SEND_STRING(SS_TAP(X_END)SS_DOWN(X_LSFT)SS_TAP(X_HOME)SS_UP(X_LSF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o_2: if (p) {SEND_STRING(SS_TAP(X_END)SS_DOWN(X_LSFT)SS_TAP(X_HOME)SS_UP(X_LSF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d_1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d_2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v_1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v_2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u_y_1: if (p) {SEND_STRING(SS_TAP(X_HOME)SS_TAP(X_ENT)SS_TAP(X_RGH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u_y_2: if (p) {SEND_STRING(SS_TAP(X_HOME)SS_TAP(X_ENT)SS_TAP(X_RGH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w_r_1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w_r_2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1: if (p) {SEND_STRING(SS_LCTL("c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2: if (p) {SEND_STRING(SS_LCTL("c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v_1: if (p) {SEND_STRING(SS_LCTL("x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v_2: if (p) {SEND_STRING(SS_LCTL("x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v_1: if (p) {SEND_STRING(SS_LCTL("z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v_2: if (p) {SEND_STRING(SS_LCTL("z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y_i_1: if (p) {SEND_STRING(SS_DOWN(X_LCTL)SS_DOWN(X_DEL));} else {SEND_STRING(SS_UP(X_DEL)SS_UP(X_LCTL));} break;</text:p>
          </table:table-cell>
          <table:table-cell/>
        </table:table-row>
        <table:table-row table:style-name="ro2">
          <table:table-cell table:style-name="ce53" office:value-type="string" calcext:value-type="string">
            <text:p><text:s text:c="4"/>case COMBO_y_i_2: if (p) {SEND_STRING(SS_DOWN(X_LCTL)SS_DOWN(X_DEL));} else {SEND_STRING(SS_UP(X_DEL)SS_UP(X_LCTL));} break;</text:p>
          </table:table-cell>
          <table:table-cell table:style-name="ce56"/>
        </table:table-row>
      </table:table>
      <table:named-expressions/>
      <table:database-ranges>
        <table:database-range table:name="__Anonymous_Sheet_DB__0" table:target-range-address="actions.A1:actions.E63">
          <table:sort>
            <table:sort-by table:field-number="2" table:data-type="automatic"/>
          </table:sort>
        </table:database-range>
        <table:database-range table:name="__Anonymous_Sheet_DB__2" table:target-range-address="actions_combos.A1:actions_combos.G75">
          <table:sort>
            <table:sort-by table:field-number="4" table:data-type="automatic"/>
          </table:sort>
        </table:database-range>
      </table:database-ranges>
      <table:data-pilot-tables>
        <table:data-pilot-table table:name="DataPilot1" table:application-data="" table:target-range-address="def4.A1:def4.B55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41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condition table:field-number="16" table:value="TRUE" table:operator="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a_s_1_combo[] = {KC_A, KC_S, COMBO_END};" table:display="true" table:show-details="true"/>
                <table:data-pilot-member table:name="const uint16_t PROGMEM a_s_2_combo[] = {KC_LCBR, KC_LPRN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coma_dot_1_combo[] = {CC_COSC, CC_PDCL, COMBO_END};" table:display="true" table:show-details="true"/>
                <table:data-pilot-member table:name="const uint16_t PROGMEM coma_dot_2_combo[] = {KC_SLSH, CC_PDCL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d_b_2_combo[] = {KC_DLR, KC_PERC, COMBO_END};" table:display="true" table:show-details="true"/>
                <table:data-pilot-member table:name="const uint16_t PROGMEM dot_quot_1_combo[] = {CC_PDCL, KC_QUOT, COMBO_END};" table:display="true" table:show-details="true"/>
                <table:data-pilot-member table:name="const uint16_t PROGMEM dot_quot_2_combo[] = {CC_PDCL, KC_GRV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m_2_combo[] = {KC_EQL, KC_BSLS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r_1_combo[] = {KC_F, KC_R, COMBO_END};" table:display="true" table:show-details="true"/>
                <table:data-pilot-member table:name="const uint16_t PROGMEM f_r_2_combo[] = {KC_2, KC_RCBR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g_t_1_combo[] = {KC_G, KC_T, COMBO_END};" table:display="true" table:show-details="true"/>
                <table:data-pilot-member table:name="const uint16_t PROGMEM g_t_2_combo[] = {KC_4, KC_RPRN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k_2_combo[] = {KC_HASH, KC_CIRC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h_o_1_combo[] = {KC_H, KC_O, COMBO_END};" table:display="true" table:show-details="true"/>
                <table:data-pilot-member table:name="const uint16_t PROGMEM h_o_2_combo[] = {KC_HASH, KC_PLU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k_m_1_combo[] = {KC_K, KC_M, COMBO_END};" table:display="true" table:show-details="true"/>
                <table:data-pilot-member table:name="const uint16_t PROGMEM k_m_2_combo[] = {KC_CIRC, KC_BSLS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u_y_1_combo[] = {KC_L, KC_U, KC_Y, COMBO_END};" table:display="true" table:show-details="true"/>
                <table:data-pilot-member table:name="const uint16_t PROGMEM l_u_y_2_combo[] = {KC_6, KC_7, KC_8, COMBO_END};" table:display="true" table:show-details="true"/>
                <table:data-pilot-member table:name="const uint16_t PROGMEM l_u_y_excl_1_combo[] = {KC_L, KC_U, KC_Y, CC_EMQM, COMBO_END};" table:display="true" table:show-details="true"/>
                <table:data-pilot-member table:name="const uint16_t PROGMEM l_u_y_excl_2_combo[] = {KC_6, KC_7, KC_8, KC_9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m_coma_1_combo[] = {KC_M, CC_COSC, COMBO_END};" table:display="true" table:show-details="true"/>
                <table:data-pilot-member table:name="const uint16_t PROGMEM m_coma_2_combo[] = {KC_BSLS, KC_SLSH, COMBO_END};" table:display="true" table:show-details="true"/>
                <table:data-pilot-member table:name="const uint16_t PROGMEM m_coma_dot_quot_1_combo[] = {KC_M, CC_COSC, CC_PDCL, KC_QUOT, COMBO_END};" table:display="true" table:show-details="true"/>
                <table:data-pilot-member table:name="const uint16_t PROGMEM m_coma_dot_quot_2_combo[] = {KC_BSLS, KC_SLSH, CC_PDCL, KC_GRV, COMBO_END};" table:display="true" table:show-details="true"/>
                <table:data-pilot-member table:name="const uint16_t PROGMEM m_dot_1_combo[] = {KC_M, CC_PDCL, COMBO_END};" table:display="true" table:show-details="true"/>
                <table:data-pilot-member table:name="const uint16_t PROGMEM m_dot_2_combo[] = {KC_BSLS, CC_PDCL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e_i_o_1_combo[] = {KC_N, KC_E, KC_I, KC_O, COMBO_END};" table:display="true" table:show-details="true"/>
                <table:data-pilot-member table:name="const uint16_t PROGMEM n_e_i_o_2_combo[] = {KC_MINS, KC_EQL, KC_ASTR, KC_PLUS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n_m_2_combo[] = {KC_MINS, KC_BSLS, COMBO_END};" table:display="true" table:show-details="true"/>
                <table:data-pilot-member table:name="const uint16_t PROGMEM n_o_1_combo[] = {KC_N, KC_O, COMBO_END};" table:display="true" table:show-details="true"/>
                <table:data-pilot-member table:name="const uint16_t PROGMEM n_o_2_combo[] = {KC_MINS, KC_PLUS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s_1_combo[] = {KC_P, KC_S, COMBO_END};" table:display="true" table:show-details="true"/>
                <table:data-pilot-member table:name="const uint16_t PROGMEM p_s_2_combo[] = {KC_3, KC_LPRN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q_r_1_combo[] = {KC_Q, KC_R, COMBO_END};" table:display="true" table:show-details="true"/>
                <table:data-pilot-member table:name="const uint16_t PROGMEM q_r_2_combo[] = {KC_0, KC_RCBR, COMBO_END};" table:display="true" table:show-details="true"/>
                <table:data-pilot-member table:name="const uint16_t PROGMEM r_s_1_combo[] = {KC_R, KC_S, COMBO_END};" table:display="true" table:show-details="true"/>
                <table:data-pilot-member table:name="const uint16_t PROGMEM r_s_2_combo[] = {KC_RCBR, KC_L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v_b_1_combo[] = {KC_V, KC_B, COMBO_END};" table:display="true" table:show-details="true"/>
                <table:data-pilot-member table:name="const uint16_t PROGMEM v_b_2_combo[] = {KC_RBRC, KC_PERC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w_s_1_combo[] = {KC_W, KC_S, COMBO_END};" table:display="true" table:show-details="true"/>
                <table:data-pilot-member table:name="const uint16_t PROGMEM w_s_2_combo[] = {KC_1, KC_LPRN, COMBO_END};" table:display="true" table:show-details="true"/>
                <table:data-pilot-member table:name="const uint16_t PROGMEM x_c_1_combo[] = {KC_X, KC_C, COMBO_END};" table:display="true" table:show-details="true"/>
                <table:data-pilot-member table:name="const uint16_t PROGMEM x_c_2_combo[] = {KC_GT, KC_LBRC, COMBO_END};" table:display="true" table:show-details="true"/>
                <table:data-pilot-member table:name="const uint16_t PROGMEM x_c_v_1_combo[] = {KC_X, KC_C, KC_V, COMBO_END};" table:display="true" table:show-details="true"/>
                <table:data-pilot-member table:name="const uint16_t PROGMEM x_c_v_2_combo[] = {KC_GT, KC_LBRC, KC_RBRC, COMBO_END};" table:display="true" table:show-details="true"/>
                <table:data-pilot-member table:name="const uint16_t PROGMEM x_v_1_combo[] = {KC_X, KC_V, COMBO_END};" table:display="true" table:show-details="true"/>
                <table:data-pilot-member table:name="const uint16_t PROGMEM x_v_2_combo[] = {KC_GT, KC_RBRC, COMBO_END};" table:display="true" table:show-details="true"/>
                <table:data-pilot-member table:name="const uint16_t PROGMEM y_excl_1_combo[] = {KC_Y, CC_EMQM, COMBO_END};" table:display="true" table:show-details="true"/>
                <table:data-pilot-member table:name="const uint16_t PROGMEM y_excl_2_combo[] = {KC_8, KC_9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a_s_1," table:display="true" table:show-details="true"/>
                <table:data-pilot-member table:name="  COMBO_a_s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coma_dot_1," table:display="true" table:show-details="true"/>
                <table:data-pilot-member table:name="  COMBO_coma_dot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dot_quot_1," table:display="true" table:show-details="true"/>
                <table:data-pilot-member table:name="  COMBO_dot_quot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r_1," table:display="true" table:show-details="true"/>
                <table:data-pilot-member table:name="  COMBO_f_r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g_t_1," table:display="true" table:show-details="true"/>
                <table:data-pilot-member table:name="  COMBO_g_t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h_o_1," table:display="true" table:show-details="true"/>
                <table:data-pilot-member table:name="  COMBO_h_o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k_m_1," table:display="true" table:show-details="true"/>
                <table:data-pilot-member table:name="  COMBO_k_m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u_y_1," table:display="true" table:show-details="true"/>
                <table:data-pilot-member table:name="  COMBO_l_u_y_2," table:display="true" table:show-details="true"/>
                <table:data-pilot-member table:name="  COMBO_l_u_y_excl_1," table:display="true" table:show-details="true"/>
                <table:data-pilot-member table:name="  COMBO_l_u_y_excl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coma_1," table:display="true" table:show-details="true"/>
                <table:data-pilot-member table:name="  COMBO_m_coma_2," table:display="true" table:show-details="true"/>
                <table:data-pilot-member table:name="  COMBO_m_coma_dot_quot_1," table:display="true" table:show-details="true"/>
                <table:data-pilot-member table:name="  COMBO_m_coma_dot_quot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e_i_o_1," table:display="true" table:show-details="true"/>
                <table:data-pilot-member table:name="  COMBO_n_e_i_o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n_o_1," table:display="true" table:show-details="true"/>
                <table:data-pilot-member table:name="  COMBO_n_o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s_1," table:display="true" table:show-details="true"/>
                <table:data-pilot-member table:name="  COMBO_p_s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q_r_1," table:display="true" table:show-details="true"/>
                <table:data-pilot-member table:name="  COMBO_q_r_2," table:display="true" table:show-details="true"/>
                <table:data-pilot-member table:name="  COMBO_r_s_1," table:display="true" table:show-details="true"/>
                <table:data-pilot-member table:name="  COMBO_r_s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v_b_1," table:display="true" table:show-details="true"/>
                <table:data-pilot-member table:name="  COMBO_v_b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w_s_1," table:display="true" table:show-details="true"/>
                <table:data-pilot-member table:name="  COMBO_w_s_2," table:display="true" table:show-details="true"/>
                <table:data-pilot-member table:name="  COMBO_x_c_1," table:display="true" table:show-details="true"/>
                <table:data-pilot-member table:name="  COMBO_x_c_2," table:display="true" table:show-details="true"/>
                <table:data-pilot-member table:name="  COMBO_x_c_v_1," table:display="true" table:show-details="true"/>
                <table:data-pilot-member table:name="  COMBO_x_c_v_2," table:display="true" table:show-details="true"/>
                <table:data-pilot-member table:name="  COMBO_x_v_1," table:display="true" table:show-details="true"/>
                <table:data-pilot-member table:name="  COMBO_x_v_2," table:display="true" table:show-details="true"/>
                <table:data-pilot-member table:name="  COMBO_y_excl_1," table:display="true" table:show-details="true"/>
                <table:data-pilot-member table:name="  COMBO_y_excl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a_r_1] = COMBO_ACTION(a_r_1_combo)," table:display="true" table:show-details="true"/>
                <table:data-pilot-member table:name="  [COMBO_a_r_2] = COMBO_ACTION(a_r_2_combo)," table:display="true" table:show-details="true"/>
                <table:data-pilot-member table:name="  [COMBO_a_s_1] = COMBO(a_s_1_combo, KC_HOME)," table:display="true" table:show-details="true"/>
                <table:data-pilot-member table:name="  [COMBO_a_s_2] = COMBO(a_s_2_combo, KC_HOME)," table:display="true" table:show-details="true"/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coma_dot_1] = COMBO_ACTION(coma_dot_1_combo)," table:display="true" table:show-details="true"/>
                <table:data-pilot-member table:name="  [COMBO_coma_dot_2] = COMBO_ACTION(coma_dot_2_combo)," table:display="true" table:show-details="true"/>
                <table:data-pilot-member table:name="  [COMBO_d_b_1] = COMBO(d_b_1_combo, KC_TAB)," table:display="true" table:show-details="true"/>
                <table:data-pilot-member table:name="  [COMBO_d_b_2] = COMBO(d_b_2_combo, KC_TAB)," table:display="true" table:show-details="true"/>
                <table:data-pilot-member table:name="  [COMBO_dot_quot_1] = COMBO(dot_quot_1_combo, KC_BRID)," table:display="true" table:show-details="true"/>
                <table:data-pilot-member table:name="  [COMBO_dot_quot_2] = COMBO(dot_quot_2_combo, KC_BRID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f_p_1] = COMBO(f_p_1_combo, KC_INS)," table:display="true" table:show-details="true"/>
                <table:data-pilot-member table:name="  [COMBO_f_p_2] = COMBO(f_p_2_combo, KC_INS)," table:display="true" table:show-details="true"/>
                <table:data-pilot-member table:name="  [COMBO_f_r_1] = COMBO(f_r_1_combo, KC_F2)," table:display="true" table:show-details="true"/>
                <table:data-pilot-member table:name="  [COMBO_f_r_2] = COMBO(f_r_2_combo, KC_F2)," table:display="true" table:show-details="true"/>
                <table:data-pilot-member table:name="  [COMBO_f_s_1] = COMBO(f_s_1_combo, KC_BSPC)," table:display="true" table:show-details="true"/>
                <table:data-pilot-member table:name="  [COMBO_f_s_2] = COMBO(f_s_2_combo, KC_BSPC)," table:display="true" table:show-details="true"/>
                <table:data-pilot-member table:name="  [COMBO_f_t_1] = COMBO(f_t_1_combo, KC_F12)," table:display="true" table:show-details="true"/>
                <table:data-pilot-member table:name="  [COMBO_f_t_2] = COMBO(f_t_2_combo, KC_F12)," table:display="true" table:show-details="true"/>
                <table:data-pilot-member table:name="  [COMBO_g_t_1] = COMBO(g_t_1_combo, KC_F4)," table:display="true" table:show-details="true"/>
                <table:data-pilot-member table:name="  [COMBO_g_t_2] = COMBO(g_t_2_combo, KC_F4)," table:display="true" table:show-details="true"/>
                <table:data-pilot-member table:name="  [COMBO_h_k_1] = COMBO_ACTION(h_k_1_combo)," table:display="true" table:show-details="true"/>
                <table:data-pilot-member table:name="  [COMBO_h_k_2] = COMBO_ACTION(h_k_2_combo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h_o_1] = COMBO_ACTION(h_o_1_combo)," table:display="true" table:show-details="true"/>
                <table:data-pilot-member table:name="  [COMBO_h_o_2] = COMBO_ACTION(h_o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j_h_1] = COMBO_ACTION(j_h_1_combo)," table:display="true" table:show-details="true"/>
                <table:data-pilot-member table:name="  [COMBO_j_h_2] = COMBO_ACTION(j_h_2_combo)," table:display="true" table:show-details="true"/>
                <table:data-pilot-member table:name="  [COMBO_j_l_1] = COMBO(j_l_1_combo, KC_F5)," table:display="true" table:show-details="true"/>
                <table:data-pilot-member table:name="  [COMBO_j_l_2] = COMBO(j_l_2_combo, KC_F5)," table:display="true" table:show-details="true"/>
                <table:data-pilot-member table:name="  [COMBO_k_m_1] = COMBO(k_m_1_combo, KC_APP)," table:display="true" table:show-details="true"/>
                <table:data-pilot-member table:name="  [COMBO_k_m_2] = COMBO(k_m_2_combo, KC_APP)," table:display="true" table:show-details="true"/>
                <table:data-pilot-member table:name="  [COMBO_l_n_1] = COMBO(l_n_1_combo, KC_BSPC)," table:display="true" table:show-details="true"/>
                <table:data-pilot-member table:name="  [COMBO_l_n_2] = COMBO(l_n_2_combo, KC_BSPC)," table:display="true" table:show-details="true"/>
                <table:data-pilot-member table:name="  [COMBO_l_u_1] = COMBO_ACTION(l_u_1_combo)," table:display="true" table:show-details="true"/>
                <table:data-pilot-member table:name="  [COMBO_l_u_2] = COMBO_ACTION(l_u_2_combo)," table:display="true" table:show-details="true"/>
                <table:data-pilot-member table:name="  [COMBO_l_u_y_1] = COMBO(l_u_y_1_combo, KC_PGUP)," table:display="true" table:show-details="true"/>
                <table:data-pilot-member table:name="  [COMBO_l_u_y_2] = COMBO(l_u_y_2_combo, KC_PGUP)," table:display="true" table:show-details="true"/>
                <table:data-pilot-member table:name="  [COMBO_l_u_y_excl_1] = COMBO_ACTION(l_u_y_excl_1_combo)," table:display="true" table:show-details="true"/>
                <table:data-pilot-member table:name="  [COMBO_l_u_y_excl_2] = COMBO_ACTION(l_u_y_excl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coma_1] = COMBO_ACTION(m_coma_1_combo)," table:display="true" table:show-details="true"/>
                <table:data-pilot-member table:name="  [COMBO_m_coma_2] = COMBO_ACTION(m_coma_2_combo)," table:display="true" table:show-details="true"/>
                <table:data-pilot-member table:name="  [COMBO_m_coma_dot_quot_1] = COMBO_ACTION(m_coma_dot_quot_1_combo)," table:display="true" table:show-details="true"/>
                <table:data-pilot-member table:name="  [COMBO_m_coma_dot_quot_2] = COMBO_ACTION(m_coma_dot_quot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e_i_o_1] = COMBO_ACTION(n_e_i_o_1_combo)," table:display="true" table:show-details="true"/>
                <table:data-pilot-member table:name="  [COMBO_n_e_i_o_2] = COMBO_ACTION(n_e_i_o_2_combo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  <table:data-pilot-member table:name="  [COMBO_n_m_1] = COMBO(n_m_1_combo, KC_TAB)," table:display="true" table:show-details="true"/>
                <table:data-pilot-member table:name="  [COMBO_n_m_2] = COMBO(n_m_2_combo, KC_TAB)," table:display="true" table:show-details="true"/>
                <table:data-pilot-member table:name="  [COMBO_n_o_1] = COMBO_ACTION(n_o_1_combo)," table:display="true" table:show-details="true"/>
                <table:data-pilot-member table:name="  [COMBO_n_o_2] = COMBO_ACTION(n_o_2_combo)," table:display="true" table:show-details="true"/>
                <table:data-pilot-member table:name="  [COMBO_p_g_1] = COMBO(p_g_1_combo, KC_VOLU)," table:display="true" table:show-details="true"/>
                <table:data-pilot-member table:name="  [COMBO_p_g_2] = COMBO(p_g_2_combo, KC_VOLU)," table:display="true" table:show-details="true"/>
                <table:data-pilot-member table:name="  [COMBO_p_s_1] = COMBO(p_s_1_combo, KC_F3)," table:display="true" table:show-details="true"/>
                <table:data-pilot-member table:name="  [COMBO_p_s_2] = COMBO(p_s_2_combo, KC_F3)," table:display="true" table:show-details="true"/>
                <table:data-pilot-member table:name="  [COMBO_p_t_1] = COMBO(p_t_1_combo, KC_DEL)," table:display="true" table:show-details="true"/>
                <table:data-pilot-member table:name="  [COMBO_p_t_2] = COMBO(p_t_2_combo, KC_DEL)," table:display="true" table:show-details="true"/>
                <table:data-pilot-member table:name="  [COMBO_q_r_1] = COMBO(q_r_1_combo, KC_F10)," table:display="true" table:show-details="true"/>
                <table:data-pilot-member table:name="  [COMBO_q_r_2] = COMBO(q_r_2_combo, KC_F10)," table:display="true" table:show-details="true"/>
                <table:data-pilot-member table:name="  [COMBO_r_s_1] = COMBO(r_s_1_combo, KC_LEFT)," table:display="true" table:show-details="true"/>
                <table:data-pilot-member table:name="  [COMBO_r_s_2] = COMBO(r_s_2_combo, KC_LEFT)," table:display="true" table:show-details="true"/>
                <table:data-pilot-member table:name="  [COMBO_r_t_1] = COMBO(r_t_1_combo, KC_END)," table:display="true" table:show-details="true"/>
                <table:data-pilot-member table:name="  [COMBO_r_t_2] = COMBO(r_t_2_combo, KC_END)," table:display="true" table:show-details="true"/>
                <table:data-pilot-member table:name="  [COMBO_s_t_1] = COMBO(s_t_1_combo, KC_RGHT)," table:display="true" table:show-details="true"/>
                <table:data-pilot-member table:name="  [COMBO_s_t_2] = COMBO(s_t_2_combo, KC_RGHT)," table:display="true" table:show-details="true"/>
                <table:data-pilot-member table:name="  [COMBO_s_v_1] = COMBO(s_v_1_combo, KC_ENT)," table:display="true" table:show-details="true"/>
                <table:data-pilot-member table:name="  [COMBO_s_v_2] = COMBO(s_v_2_combo, KC_ENT)," table:display="true" table:show-details="true"/>
                <table:data-pilot-member table:name="  [COMBO_t_d_1] = COMBO_ACTION(t_d_1_combo)," table:display="true" table:show-details="true"/>
                <table:data-pilot-member table:name="  [COMBO_t_d_2] = COMBO_ACTION(t_d_2_combo)," table:display="true" table:show-details="true"/>
                <table:data-pilot-member table:name="  [COMBO_t_v_1] = COMBO_ACTION(t_v_1_combo)," table:display="true" table:show-details="true"/>
                <table:data-pilot-member table:name="  [COMBO_t_v_2] = COMBO_ACTION(t_v_2_combo)," table:display="true" table:show-details="true"/>
                <table:data-pilot-member table:name="  [COMBO_u_e_1] = COMBO(u_e_1_combo, KC_DEL)," table:display="true" table:show-details="true"/>
                <table:data-pilot-member table:name="  [COMBO_u_e_2] = COMBO(u_e_2_combo, KC_DEL)," table:display="true" table:show-details="true"/>
                <table:data-pilot-member table:name="  [COMBO_u_y_1] = COMBO_ACTION(u_y_1_combo)," table:display="true" table:show-details="true"/>
                <table:data-pilot-member table:name="  [COMBO_u_y_2] = COMBO_ACTION(u_y_2_combo)," table:display="true" table:show-details="true"/>
                <table:data-pilot-member table:name="  [COMBO_v_b_1] = COMBO(v_b_1_combo, KC_VOLD)," table:display="true" table:show-details="true"/>
                <table:data-pilot-member table:name="  [COMBO_v_b_2] = COMBO(v_b_2_combo, KC_VOLD)," table:display="true" table:show-details="true"/>
                <table:data-pilot-member table:name="  [COMBO_w_a_1] = COMBO(w_a_1_combo, KC_F1)," table:display="true" table:show-details="true"/>
                <table:data-pilot-member table:name="  [COMBO_w_a_2] = COMBO(w_a_2_combo, KC_F1)," table:display="true" table:show-details="true"/>
                <table:data-pilot-member table:name="  [COMBO_w_f_1] = COMBO(w_f_1_combo, KC_ESC)," table:display="true" table:show-details="true"/>
                <table:data-pilot-member table:name="  [COMBO_w_f_2] = COMBO(w_f_2_combo, KC_ESC)," table:display="true" table:show-details="true"/>
                <table:data-pilot-member table:name="  [COMBO_w_r_1] = COMBO_ACTION(w_r_1_combo)," table:display="true" table:show-details="true"/>
                <table:data-pilot-member table:name="  [COMBO_w_r_2] = COMBO_ACTION(w_r_2_combo)," table:display="true" table:show-details="true"/>
                <table:data-pilot-member table:name="  [COMBO_w_s_1] = COMBO(w_s_1_combo, KC_F11)," table:display="true" table:show-details="true"/>
                <table:data-pilot-member table:name="  [COMBO_w_s_2] = COMBO(w_s_2_combo, KC_F11)," table:display="true" table:show-details="true"/>
                <table:data-pilot-member table:name="  [COMBO_x_c_1] = COMBO_ACTION(x_c_1_combo)," table:display="true" table:show-details="true"/>
                <table:data-pilot-member table:name="  [COMBO_x_c_2] = COMBO_ACTION(x_c_2_combo)," table:display="true" table:show-details="true"/>
                <table:data-pilot-member table:name="  [COMBO_x_v_1] = COMBO_ACTION(x_v_1_combo)," table:display="true" table:show-details="true"/>
                <table:data-pilot-member table:name="  [COMBO_x_v_2] = COMBO_ACTION(x_v_2_combo)," table:display="true" table:show-details="true"/>
                <table:data-pilot-member table:name="  [COMBO_y_excl_1] = COMBO(y_excl_1_combo, KC_BRIU)," table:display="true" table:show-details="true"/>
                <table:data-pilot-member table:name="  [COMBO_y_excl_2] = COMBO(y_excl_2_combo, KC_BRIU)," table:display="true" table:show-details="true"/>
                <table:data-pilot-member table:name="  [COMBO_y_i_1] = COMBO_ACTION(y_i_1_combo)," table:display="true" table:show-details="true"/>
                <table:data-pilot-member table:name="  [COMBO_y_i_2] = COMBO_ACTION(y_i_2_combo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1:19:33.163947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2H48M45S</meta:editing-duration>
    <meta:editing-cycles>127</meta:editing-cycles>
    <meta:generator>LibreOffice/6.0.7.3$Linux_X86_64 LibreOffice_project/00m0$Build-3</meta:generator>
    <meta:initial-creator>Sean Madsen</meta:initial-creator>
    <dc:date>2020-07-31T15:19:58.514071270</dc:date>
    <dc:creator>Sean Madsen</dc:creator>
    <meta:document-statistic meta:table-count="6" meta:cell-count="7286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